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ObjectReplacements/Object 2" manifest:media-type=""/>
  <manifest:file-entry manifest:full-path="ObjectReplacements/Object 1" manifest:media-type="application/x-openoffice-gdimetafile;windows_formatname=&quot;GDIMetaFile&quot;"/>
  <manifest:file-entry manifest:full-path="settings.xml" manifest:media-type="text/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2" manifest:media-type="application/vnd.oasis.opendocument.formula"/>
  <manifest:file-entry manifest:full-path="layout-cache" manifest:media-type="application/binary"/>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officeooo:paragraph-rsid="001b683d"/>
    </style:style>
    <style:style style:name="P2"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officeooo:paragraph-rsid="001b683d" style:font-name-asian="Times New Roman" style:font-name-complex="Times New Roman"/>
    </style:style>
    <style:style style:name="P3" style:family="paragraph" style:parent-style-name="JLD_5f_subheading">
      <style:paragraph-properties fo:margin-left="0in" fo:margin-right="0in" fo:margin-top="0in" fo:margin-bottom="0in" loext:contextual-spacing="true" fo:line-height="200%" fo:text-indent="0in" style:auto-text-indent="false" style:writing-mode="page"/>
      <style:text-properties style:font-name="Times New Roman" officeooo:rsid="00335855" officeooo:paragraph-rsid="00335855"/>
    </style:style>
    <style:style style:name="P4"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officeooo:paragraph-rsid="001b683d"/>
    </style:style>
    <style:style style:name="P5"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officeooo:paragraph-rsid="001e2ef5"/>
    </style:style>
    <style:style style:name="P6"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officeooo:rsid="00317cce" officeooo:paragraph-rsid="00317cce"/>
    </style:style>
    <style:style style:name="P7" style:family="paragraph" style:parent-style-name="JLD_5f_heading">
      <style:paragraph-properties fo:margin-left="0in" fo:margin-right="0in" fo:margin-top="0in" fo:margin-bottom="0in" loext:contextual-spacing="true" fo:line-height="200%" fo:text-indent="0in" style:auto-text-indent="false" style:writing-mode="page"/>
      <style:text-properties style:font-name="Times New Roman" officeooo:rsid="004a4998" officeooo:paragraph-rsid="001b683d"/>
    </style:style>
    <style:style style:name="P8" style:family="paragraph" style:parent-style-name="Standard">
      <style:paragraph-properties fo:margin-left="0in" fo:margin-right="0in" fo:margin-top="0in" fo:margin-bottom="0in" loext:contextual-spacing="true" fo:line-height="200%" fo:text-indent="0in" style:auto-text-indent="false" style:writing-mode="page"/>
      <style:text-properties officeooo:paragraph-rsid="001b683d"/>
    </style:style>
    <style:style style:name="P9" style:family="paragraph" style:parent-style-name="Standard">
      <style:paragraph-properties fo:margin-left="0in" fo:margin-right="0in" fo:margin-top="0in" fo:margin-bottom="0in" loext:contextual-spacing="true" fo:line-height="100%" fo:text-indent="0in" style:auto-text-indent="false" style:writing-mode="page"/>
      <style:text-properties style:font-name="Times New Roman" officeooo:rsid="00477081" officeooo:paragraph-rsid="00477081" style:font-name-complex="Times New Roman1"/>
    </style:style>
    <style:style style:name="P10" style:family="paragraph" style:parent-style-name="Standard">
      <style:paragraph-properties fo:margin-left="0in" fo:margin-right="0in" fo:margin-top="0in" fo:margin-bottom="0in" loext:contextual-spacing="true" fo:line-height="100%" fo:text-indent="0in" style:auto-text-indent="false" style:writing-mode="page"/>
      <style:text-properties style:font-name="Times New Roman" fo:font-weight="bold" officeooo:rsid="005c03e1" officeooo:paragraph-rsid="005c03e1" style:font-weight-asian="bold" style:font-name-complex="Times New Roman1" style:font-weight-complex="bold"/>
    </style:style>
    <style:style style:name="P11"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paragraph-rsid="001b683d"/>
    </style:style>
    <style:style style:name="P12" style:family="paragraph" style:parent-style-name="JLD_5f_body">
      <style:paragraph-properties fo:margin-left="0in" fo:margin-right="0in" fo:margin-top="0in" fo:margin-bottom="0in" loext:contextual-spacing="true" fo:line-height="200%" fo:text-align="start" style:justify-single-word="false" fo:text-indent="0in" style:auto-text-indent="false" style:writing-mode="page"/>
      <style:text-properties style:font-name="Times New Roman" officeooo:paragraph-rsid="001b683d"/>
    </style:style>
    <style:style style:name="P13"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paragraph-rsid="001bb7ce"/>
    </style:style>
    <style:style style:name="P14"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paragraph-rsid="001dd01d"/>
    </style:style>
    <style:style style:name="P15"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paragraph-rsid="001e2ef5"/>
    </style:style>
    <style:style style:name="P16"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paragraph-rsid="002e1b37"/>
    </style:style>
    <style:style style:name="P17"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paragraph-rsid="002e28c3"/>
    </style:style>
    <style:style style:name="P18"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paragraph-rsid="001b683d" style:font-name-asian="Times New Roman" style:font-name-complex="Times New Roman"/>
    </style:style>
    <style:style style:name="P19"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rsid="00335855" officeooo:paragraph-rsid="00354e56"/>
    </style:style>
    <style:style style:name="P20"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rsid="00335855" officeooo:paragraph-rsid="0036b468"/>
    </style:style>
    <style:style style:name="P21"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officeooo:rsid="00477081" officeooo:paragraph-rsid="00477081"/>
    </style:style>
    <style:style style:name="P22"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fo:font-weight="bold" officeooo:rsid="00477081" officeooo:paragraph-rsid="00477081" style:font-size-asian="12pt" style:font-weight-asian="bold" style:font-size-complex="12pt" style:font-weight-complex="bold"/>
    </style:style>
    <style:style style:name="P23"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size="12pt" fo:font-weight="bold" officeooo:rsid="0067491f" officeooo:paragraph-rsid="0067491f" style:font-size-asian="12pt" style:font-weight-asian="bold" style:font-size-complex="12pt" style:font-weight-complex="bold"/>
    </style:style>
    <style:style style:name="P24"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officeooo:paragraph-rsid="001b683d"/>
    </style:style>
    <style:style style:name="P25"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officeooo:paragraph-rsid="00477081"/>
    </style:style>
    <style:style style:name="P26"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weight="bold" officeooo:paragraph-rsid="00477081" style:font-weight-asian="bold" style:font-weight-complex="bold"/>
    </style:style>
    <style:style style:name="P27"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fo:font-weight="bold" officeooo:rsid="00477081" officeooo:paragraph-rsid="00477081" style:font-weight-asian="bold" style:font-weight-complex="bold"/>
    </style:style>
    <style:style style:name="P28" style:family="paragraph" style:parent-style-name="JLD_5f_body">
      <style:paragraph-properties fo:margin-left="0in" fo:margin-right="0in" fo:margin-top="0in" fo:margin-bottom="0in" loext:contextual-spacing="true" fo:line-height="100%" fo:text-indent="0in" style:auto-text-indent="false" style:writing-mode="page"/>
      <style:text-properties style:font-name="Times New Roman" officeooo:rsid="005c03e1" officeooo:paragraph-rsid="005d8530" style:font-name-complex="Times New Roman1"/>
    </style:style>
    <style:style style:name="P29" style:family="paragraph" style:parent-style-name="JLD_5f_body">
      <style:paragraph-properties fo:margin-left="0in" fo:margin-right="0in" fo:margin-top="0in" fo:margin-bottom="0in" loext:contextual-spacing="true" fo:line-height="200%" fo:text-indent="0in" style:auto-text-indent="false" style:writing-mode="page"/>
      <style:text-properties style:font-name="Times New Roman" officeooo:rsid="005d8530" officeooo:paragraph-rsid="005d8530"/>
    </style:style>
    <style:style style:name="P30"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1b683d"/>
    </style:style>
    <style:style style:name="P31"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21e9d9"/>
    </style:style>
    <style:style style:name="P32"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25716a"/>
    </style:style>
    <style:style style:name="P33"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36b468"/>
    </style:style>
    <style:style style:name="P34" style:family="paragraph" style:parent-style-name="JLD_5f_body">
      <style:paragraph-properties fo:margin-left="0in" fo:margin-right="0in" fo:margin-top="0in" fo:margin-bottom="0in" loext:contextual-spacing="true" fo:line-height="200%" fo:text-indent="0in" style:auto-text-indent="false" style:writing-mode="page"/>
      <style:text-properties officeooo:paragraph-rsid="001dd01d"/>
    </style:style>
    <style:style style:name="P35" style:family="paragraph" style:parent-style-name="JLD_5f_body">
      <style:paragraph-properties fo:margin-left="0in" fo:margin-right="0in" fo:margin-top="0in" fo:margin-bottom="0in" loext:contextual-spacing="true" fo:line-height="100%" fo:text-indent="0in" style:auto-text-indent="false" style:writing-mode="page"/>
      <style:text-properties officeooo:paragraph-rsid="00477081"/>
    </style:style>
    <style:style style:name="P36" style:family="paragraph" style:parent-style-name="Heading">
      <style:paragraph-properties fo:margin-left="0in" fo:margin-right="0in" fo:margin-top="0in" fo:margin-bottom="0in" loext:contextual-spacing="true" fo:line-height="100%" fo:text-indent="0in" style:auto-text-indent="false" style:writing-mode="page"/>
      <style:text-properties style:font-name="Times New Roman" fo:font-size="12pt" officeooo:paragraph-rsid="001b683d" style:font-size-asian="12pt" style:font-size-complex="12pt"/>
    </style:style>
    <style:style style:name="P37" style:family="paragraph" style:parent-style-name="Text_20_body">
      <style:paragraph-properties fo:margin-left="0in" fo:margin-right="0in" fo:margin-top="0in" fo:margin-bottom="0in" loext:contextual-spacing="true" fo:line-height="100%" fo:text-indent="0in" style:auto-text-indent="false" style:writing-mode="page"/>
      <style:text-properties style:font-name="Times New Roman" fo:font-size="12pt" officeooo:paragraph-rsid="001b683d" style:font-size-asian="12pt" style:font-size-complex="12pt"/>
    </style:style>
    <style:style style:name="P38" style:family="paragraph" style:parent-style-name="JLD_5f_heading">
      <style:paragraph-properties fo:break-before="page"/>
    </style:style>
    <style:style style:name="P39" style:family="paragraph" style:parent-style-name="Standard">
      <style:text-properties style:font-name="Times New Roman" officeooo:paragraph-rsid="00477081" style:font-name-complex="Times New Roman1"/>
    </style:style>
    <style:style style:name="P40" style:family="paragraph" style:parent-style-name="Standard">
      <style:text-properties style:font-name="Times New Roman" fo:font-weight="bold" officeooo:paragraph-rsid="00477081" style:font-weight-asian="bold" style:font-name-complex="Times New Roman1"/>
    </style:style>
    <style:style style:name="P41" style:family="paragraph" style:parent-style-name="Standard">
      <style:paragraph-properties fo:margin-left="0.2in" fo:margin-right="0.2in" fo:margin-top="0in" fo:margin-bottom="0.0972in" loext:contextual-spacing="false" fo:line-height="120%" fo:text-indent="-0.2in" style:auto-text-indent="false" style:writing-mode="lr-tb">
        <style:tab-stops/>
      </style:paragraph-properties>
      <style:text-properties style:font-name="Times New Roman" fo:font-size="12pt"/>
    </style:style>
    <style:style style:name="P42" style:family="paragraph" style:parent-style-name="Standard">
      <style:paragraph-properties fo:margin-left="0.2in" fo:margin-right="0.2in" fo:margin-top="0in" fo:margin-bottom="0.0972in" loext:contextual-spacing="false" fo:line-height="120%" fo:text-indent="-0.2in" style:auto-text-indent="false" style:writing-mode="lr-tb">
        <style:tab-stops/>
      </style:paragraph-properties>
      <style:text-properties style:font-name="Times New Roman" fo:font-size="12pt" officeooo:paragraph-rsid="00655100"/>
    </style:style>
    <style:style style:name="P43" style:family="paragraph" style:parent-style-name="Standard">
      <style:paragraph-properties fo:margin-left="0.2in" fo:margin-right="0.2in" fo:text-indent="-0.2in" style:auto-text-indent="false" style:writing-mode="lr-tb">
        <style:tab-stops/>
      </style:paragraph-properties>
      <style:text-properties style:font-name="Times New Roman" fo:font-size="12pt"/>
    </style:style>
    <style:style style:name="P44" style:family="paragraph" style:parent-style-name="Heading" style:master-page-name="MP0">
      <style:paragraph-properties fo:margin-left="0in" fo:margin-right="0in" fo:margin-top="0in" fo:margin-bottom="0in" loext:contextual-spacing="true" fo:line-height="100%" fo:text-indent="0in" style:auto-text-indent="false" style:page-number="auto" fo:break-before="page" style:writing-mode="page"/>
      <style:text-properties style:font-name="Times New Roman" fo:font-size="12pt" fo:font-weight="bold" officeooo:rsid="00477081" officeooo:paragraph-rsid="00477081" style:font-size-asian="12pt" style:font-weight-asian="bold" style:font-size-complex="12pt" style:font-weight-complex="bold"/>
    </style:style>
    <style:style style:name="P45" style:family="paragraph" style:parent-style-name="JLD_5f_body">
      <style:text-properties officeooo:paragraph-rsid="0079e5d6"/>
    </style:style>
    <style:style style:name="P46"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officeooo:paragraph-rsid="001b683d"/>
    </style:style>
    <style:style style:name="P47" style:family="paragraph" style:parent-style-name="JLD_5f_body" style:list-style-name="L1">
      <style:paragraph-properties fo:margin-left="0in" fo:margin-right="0in" fo:margin-top="0in" fo:margin-bottom="0in" loext:contextual-spacing="true" fo:line-height="100%" fo:text-indent="0in" style:auto-text-indent="false" style:writing-mode="page"/>
      <style:text-properties style:font-name="Times New Roman" officeooo:rsid="0045af7d" officeooo:paragraph-rsid="0045af7d"/>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54e56" style:font-style-asian="italic" style:font-style-complex="italic"/>
    </style:style>
    <style:style style:name="T4" style:family="text">
      <style:text-properties fo:font-style="italic" officeooo:rsid="0036b468" style:font-style-asian="italic" style:font-style-complex="italic"/>
    </style:style>
    <style:style style:name="T5" style:family="text">
      <style:text-properties fo:font-style="italic" officeooo:rsid="003c1491" style:font-style-asian="italic" style:font-style-complex="italic"/>
    </style:style>
    <style:style style:name="T6" style:family="text">
      <style:text-properties officeooo:rsid="07e8c2e3"/>
    </style:style>
    <style:style style:name="T7" style:family="text">
      <style:text-properties style:text-position="super 67%" style:font-name="Times New Roman" officeooo:rsid="00477081"/>
    </style:style>
    <style:style style:name="T8" style:family="text">
      <style:text-properties style:text-position="super 67%" style:font-name="Times New Roman" officeooo:rsid="0047c2c8"/>
    </style:style>
    <style:style style:name="T9" style:family="text">
      <style:text-properties officeooo:rsid="001180ea"/>
    </style:style>
    <style:style style:name="T10" style:family="text">
      <style:text-properties officeooo:rsid="00190961"/>
    </style:style>
    <style:style style:name="T11" style:family="text">
      <style:text-properties style:text-position="0% 100%"/>
    </style:style>
    <style:style style:name="T12" style:family="text">
      <style:text-properties style:text-position="0% 100%" officeooo:rsid="001b683d"/>
    </style:style>
    <style:style style:name="T13" style:family="text">
      <style:text-properties style:text-position="0% 100%" officeooo:rsid="001cdc4a"/>
    </style:style>
    <style:style style:name="T14" style:family="text">
      <style:text-properties style:text-position="0% 100%" style:font-name="Times New Roman"/>
    </style:style>
    <style:style style:name="T15" style:family="text">
      <style:text-properties style:text-position="0% 100%" style:font-name="Times New Roman" fo:font-style="italic"/>
    </style:style>
    <style:style style:name="T16" style:family="text">
      <style:text-properties style:text-position="0% 100%" style:font-name="Times New Roman" fo:font-style="italic" style:font-style-asian="italic" style:font-style-complex="italic"/>
    </style:style>
    <style:style style:name="T17" style:family="text">
      <style:text-properties style:text-position="0% 100%" style:font-name="Times New Roman" fo:font-style="italic" officeooo:rsid="00511fa1"/>
    </style:style>
    <style:style style:name="T18" style:family="text">
      <style:text-properties style:text-position="0% 100%" style:font-name="Times New Roman" fo:font-style="italic" officeooo:rsid="0021e9d9" style:font-style-asian="normal" style:font-style-complex="normal"/>
    </style:style>
    <style:style style:name="T19" style:family="text">
      <style:text-properties style:text-position="0% 100%" style:font-name="Times New Roman" fo:font-style="italic" officeooo:rsid="00236011" style:font-style-asian="normal" style:font-style-complex="normal"/>
    </style:style>
    <style:style style:name="T20" style:family="text">
      <style:text-properties style:text-position="0% 100%" style:font-name="Times New Roman" fo:font-style="italic" officeooo:rsid="001b683d"/>
    </style:style>
    <style:style style:name="T21" style:family="text">
      <style:text-properties style:text-position="0% 100%" style:font-name="Times New Roman" officeooo:rsid="001b683d"/>
    </style:style>
    <style:style style:name="T22" style:family="text">
      <style:text-properties style:text-position="0% 100%" style:font-name="Times New Roman" fo:font-style="normal" officeooo:rsid="0021e9d9" style:font-style-asian="normal" style:font-style-complex="normal"/>
    </style:style>
    <style:style style:name="T23" style:family="text">
      <style:text-properties style:text-position="0% 100%" style:font-name="Times New Roman" fo:font-style="normal" officeooo:rsid="00236011" style:font-style-asian="normal" style:font-style-complex="normal"/>
    </style:style>
    <style:style style:name="T24" style:family="text">
      <style:text-properties style:text-position="0% 100%" style:font-name="Times New Roman" fo:font-style="normal" officeooo:rsid="0025716a" style:font-style-asian="normal" style:font-style-complex="normal"/>
    </style:style>
    <style:style style:name="T25" style:family="text">
      <style:text-properties style:text-position="0% 100%" style:font-name="Times New Roman" fo:font-style="normal" officeooo:rsid="002690e1" style:font-style-asian="normal" style:font-style-complex="normal"/>
    </style:style>
    <style:style style:name="T26" style:family="text">
      <style:text-properties style:text-position="0% 100%" style:font-name="Times New Roman" officeooo:rsid="00511fa1"/>
    </style:style>
    <style:style style:name="T27" style:family="text">
      <style:text-properties style:text-position="0% 100%" fo:font-style="italic"/>
    </style:style>
    <style:style style:name="T28" style:family="text">
      <style:text-properties style:text-position="0% 100%" fo:font-style="italic" officeooo:rsid="001cdc4a"/>
    </style:style>
    <style:style style:name="T29" style:family="text">
      <style:text-properties style:text-position="sub 67%" style:font-name="Times New Roman" fo:font-style="italic" style:font-style-asian="italic" style:font-style-complex="italic"/>
    </style:style>
    <style:style style:name="T30" style:family="text">
      <style:text-properties officeooo:rsid="001e26b6"/>
    </style:style>
    <style:style style:name="T31" style:family="text">
      <style:text-properties officeooo:rsid="001bd208"/>
    </style:style>
    <style:style style:name="T32" style:family="text">
      <style:text-properties officeooo:rsid="001b683d"/>
    </style:style>
    <style:style style:name="T33" style:family="text">
      <style:text-properties officeooo:rsid="001cdc4a"/>
    </style:style>
    <style:style style:name="T34" style:family="text">
      <style:text-properties style:font-name="Times New Roman"/>
    </style:style>
    <style:style style:name="T35" style:family="text">
      <style:text-properties style:font-name="Times New Roman" officeooo:rsid="001180ea"/>
    </style:style>
    <style:style style:name="T36" style:family="text">
      <style:text-properties style:font-name="Times New Roman" fo:font-style="italic" style:font-style-asian="italic" style:font-style-complex="italic"/>
    </style:style>
    <style:style style:name="T37" style:family="text">
      <style:text-properties style:font-name="Times New Roman" fo:font-style="italic" officeooo:rsid="001b683d" style:font-style-asian="italic" style:font-style-complex="italic"/>
    </style:style>
    <style:style style:name="T38" style:family="text">
      <style:text-properties style:font-name="Times New Roman" fo:font-style="italic" officeooo:rsid="0021e9d9" style:font-style-asian="italic" style:font-style-complex="italic"/>
    </style:style>
    <style:style style:name="T39" style:family="text">
      <style:text-properties style:font-name="Times New Roman" fo:font-style="italic" officeooo:rsid="002690e1" style:font-style-asian="italic" style:font-style-complex="italic"/>
    </style:style>
    <style:style style:name="T40" style:family="text">
      <style:text-properties style:font-name="Times New Roman" fo:font-style="italic" officeooo:rsid="0039a05c" style:font-style-asian="italic" style:font-style-complex="italic"/>
    </style:style>
    <style:style style:name="T41" style:family="text">
      <style:text-properties style:font-name="Times New Roman" officeooo:rsid="001a1329"/>
    </style:style>
    <style:style style:name="T42" style:family="text">
      <style:text-properties style:font-name="Times New Roman" officeooo:rsid="001b683d"/>
    </style:style>
    <style:style style:name="T43" style:family="text">
      <style:text-properties style:font-name="Times New Roman" officeooo:rsid="0020b402"/>
    </style:style>
    <style:style style:name="T44" style:family="text">
      <style:text-properties style:font-name="Times New Roman" officeooo:rsid="0021e9d9"/>
    </style:style>
    <style:style style:name="T45" style:family="text">
      <style:text-properties style:font-name="Times New Roman" fo:font-style="normal" style:font-style-asian="normal" style:font-style-complex="normal"/>
    </style:style>
    <style:style style:name="T46" style:family="text">
      <style:text-properties style:font-name="Times New Roman" fo:font-style="normal" officeooo:rsid="0021e9d9" style:font-style-asian="normal" style:font-style-complex="normal"/>
    </style:style>
    <style:style style:name="T47" style:family="text">
      <style:text-properties style:font-name="Times New Roman" fo:font-style="normal" officeooo:rsid="00236011" style:font-style-asian="normal" style:font-style-complex="normal"/>
    </style:style>
    <style:style style:name="T48" style:family="text">
      <style:text-properties style:font-name="Times New Roman" fo:font-style="normal" officeooo:rsid="0025716a" style:font-style-asian="normal" style:font-style-complex="normal"/>
    </style:style>
    <style:style style:name="T49" style:family="text">
      <style:text-properties style:font-name="Times New Roman" fo:font-style="normal" officeooo:rsid="002690e1" style:font-style-asian="normal" style:font-style-complex="normal"/>
    </style:style>
    <style:style style:name="T50" style:family="text">
      <style:text-properties style:font-name="Times New Roman" fo:font-style="normal" officeooo:rsid="002cc0bd" style:font-style-asian="normal" style:font-style-complex="normal"/>
    </style:style>
    <style:style style:name="T51" style:family="text">
      <style:text-properties style:font-name="Times New Roman" fo:font-style="normal" officeooo:rsid="0036b468" style:font-style-asian="normal" style:font-style-complex="normal"/>
    </style:style>
    <style:style style:name="T52" style:family="text">
      <style:text-properties style:font-name="Times New Roman" fo:font-style="normal" officeooo:rsid="0039a05c" style:font-style-asian="normal" style:font-style-complex="normal"/>
    </style:style>
    <style:style style:name="T53" style:family="text">
      <style:text-properties style:font-name="Times New Roman" officeooo:rsid="002690e1"/>
    </style:style>
    <style:style style:name="T54" style:family="text">
      <style:text-properties style:font-name="Times New Roman" officeooo:rsid="002cc0bd"/>
    </style:style>
    <style:style style:name="T55" style:family="text">
      <style:text-properties style:font-name="Times New Roman" officeooo:rsid="002e1b37"/>
    </style:style>
    <style:style style:name="T56" style:family="text">
      <style:text-properties style:font-name="Times New Roman" officeooo:rsid="00335855"/>
    </style:style>
    <style:style style:name="T57" style:family="text">
      <style:text-properties style:font-name="Times New Roman" officeooo:rsid="0036b468"/>
    </style:style>
    <style:style style:name="T58" style:family="text">
      <style:text-properties style:font-name="Times New Roman" officeooo:rsid="0039a05c"/>
    </style:style>
    <style:style style:name="T59" style:family="text">
      <style:text-properties style:font-name="Times New Roman" officeooo:rsid="003b06c2"/>
    </style:style>
    <style:style style:name="T60" style:family="text">
      <style:text-properties style:font-name="Times New Roman" officeooo:rsid="00511fa1"/>
    </style:style>
    <style:style style:name="T61" style:family="text">
      <style:text-properties style:font-name="Times New Roman" officeooo:rsid="0056c517"/>
    </style:style>
    <style:style style:name="T62" style:family="text">
      <style:text-properties style:font-name="Times New Roman" officeooo:rsid="005e7bcb"/>
    </style:style>
    <style:style style:name="T63" style:family="text">
      <style:text-properties style:font-name="Times New Roman" officeooo:rsid="006a01c1"/>
    </style:style>
    <style:style style:name="T64" style:family="text">
      <style:text-properties style:font-name="Times New Roman" officeooo:rsid="006ec062"/>
    </style:style>
    <style:style style:name="T65" style:family="text">
      <style:text-properties style:font-name="Times New Roman" officeooo:rsid="00712b6a"/>
    </style:style>
    <style:style style:name="T66" style:family="text">
      <style:text-properties officeooo:rsid="00206e01"/>
    </style:style>
    <style:style style:name="T67" style:family="text">
      <style:text-properties officeooo:rsid="002e1b37"/>
    </style:style>
    <style:style style:name="T68" style:family="text">
      <style:text-properties fo:font-style="normal" style:font-style-asian="normal" style:font-style-complex="normal"/>
    </style:style>
    <style:style style:name="T69" style:family="text">
      <style:text-properties fo:font-style="normal" officeooo:rsid="00354e56" style:font-style-asian="normal" style:font-style-complex="normal"/>
    </style:style>
    <style:style style:name="T70" style:family="text">
      <style:text-properties fo:font-style="normal" officeooo:rsid="0036b468" style:font-style-asian="normal" style:font-style-complex="normal"/>
    </style:style>
    <style:style style:name="T71" style:family="text">
      <style:text-properties fo:font-style="normal" officeooo:rsid="003c1491" style:font-style-asian="normal" style:font-style-complex="normal"/>
    </style:style>
    <style:style style:name="T72" style:family="text">
      <style:text-properties officeooo:rsid="00354e56"/>
    </style:style>
    <style:style style:name="T73" style:family="text">
      <style:text-properties officeooo:rsid="003b06c2"/>
    </style:style>
    <style:style style:name="T74" style:family="text">
      <style:text-properties officeooo:rsid="003c1491"/>
    </style:style>
    <style:style style:name="T75" style:family="text">
      <style:text-properties style:text-position="super 58%" officeooo:rsid="00477081"/>
    </style:style>
    <style:style style:name="T76" style:family="text">
      <style:text-properties style:text-position="super 58%" style:font-name="Times New Roman" officeooo:rsid="0047c2c8"/>
    </style:style>
    <style:style style:name="T77" style:family="text">
      <style:text-properties officeooo:rsid="005ab21d"/>
    </style:style>
    <style:style style:name="T78" style:family="text">
      <style:text-properties fo:font-weight="bold" style:font-weight-asian="bold"/>
    </style:style>
    <style:style style:name="T79" style:family="text">
      <style:text-properties officeooo:rsid="006da3bc"/>
    </style:style>
    <style:style style:name="T80" style:family="text">
      <style:text-properties officeooo:rsid="00713c51"/>
    </style:style>
    <style:style style:name="T81" style:family="text">
      <style:text-properties officeooo:rsid="0074147b"/>
    </style:style>
    <style:style style:name="T82" style:family="text">
      <style:text-properties officeooo:rsid="007575ea"/>
    </style:style>
    <style:style style:name="T83" style:family="text">
      <style:text-properties officeooo:rsid="007742d9"/>
    </style:style>
    <style:style style:name="T84" style:family="text">
      <style:text-properties officeooo:rsid="0079e5d6"/>
    </style:style>
    <style:style style:name="T85" style:family="text">
      <style:text-properties officeooo:rsid="007a6490"/>
    </style:style>
    <style:style style:name="fr1" style:family="graphic" style:parent-style-name="OLE">
      <style:graphic-properties style:run-through="foreground" style:wrap="none" style:horizontal-pos="left" style:horizontal-rel="paragraph" draw:ole-draw-aspect="1"/>
    </style:style>
    <style:style style:name="fr2" style:family="graphic" style:parent-style-name="OLE">
      <style:graphic-properties style:vertical-pos="middle" style:vertical-rel="baseline" draw:ole-draw-aspect="1"/>
    </style:style>
    <style:style style:name="Sect1" style:family="section">
      <style:section-properties style:editable="false">
        <style:columns fo:column-count="1" fo:column-gap="0in"/>
      </style:section-properties>
    </style:style>
    <text:list-style style:name="L1">
      <text:list-level-style-number text:level="1" style:num-suffix="." style:num-format="a" style:num-letter-sync="true">
        <style:list-level-properties text:list-level-position-and-space-mode="label-alignment">
          <style:list-level-label-alignment text:label-followed-by="listtab" fo:text-indent="-0.2in" fo:margin-left="0.2in"/>
        </style:list-level-properties>
      </text:list-level-style-number>
      <text:list-level-style-bullet text:level="2" text:style-name="WW_5f_CharLFO2LVL2" text:bullet-char="◦">
        <style:list-level-properties text:list-level-position-and-space-mode="label-alignment">
          <style:list-level-label-alignment text:label-followed-by="listtab" fo:text-indent="-0.25in" fo:margin-left="0.75in"/>
        </style:list-level-properties>
        <style:text-properties style:font-name="OpenSymbol"/>
      </text:list-level-style-bullet>
      <text:list-level-style-bullet text:level="3" text:style-name="WW_5f_CharLFO2LVL3" text:bullet-char="▪">
        <style:list-level-properties text:list-level-position-and-space-mode="label-alignment">
          <style:list-level-label-alignment text:label-followed-by="listtab" fo:text-indent="-0.25in" fo:margin-left="1in"/>
        </style:list-level-properties>
        <style:text-properties style:font-name="OpenSymbol"/>
      </text:list-level-style-bullet>
      <text:list-level-style-bullet text:level="4" text:style-name="WW_5f_CharLFO2LVL4" text:bullet-char="•">
        <style:list-level-properties text:list-level-position-and-space-mode="label-alignment">
          <style:list-level-label-alignment text:label-followed-by="listtab" fo:text-indent="-0.25in" fo:margin-left="1.25in"/>
        </style:list-level-properties>
        <style:text-properties style:font-name="OpenSymbol"/>
      </text:list-level-style-bullet>
      <text:list-level-style-bullet text:level="5" text:style-name="WW_5f_CharLFO2LVL5"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6" text:style-name="WW_5f_CharLFO2LVL6" text:bullet-char="▪">
        <style:list-level-properties text:list-level-position-and-space-mode="label-alignment">
          <style:list-level-label-alignment text:label-followed-by="listtab" fo:text-indent="-0.25in" fo:margin-left="1.75in"/>
        </style:list-level-properties>
        <style:text-properties style:font-name="OpenSymbol"/>
      </text:list-level-style-bullet>
      <text:list-level-style-bullet text:level="7" text:style-name="WW_5f_CharLFO2LVL7" text:bullet-char="•">
        <style:list-level-properties text:list-level-position-and-space-mode="label-alignment">
          <style:list-level-label-alignment text:label-followed-by="listtab" fo:text-indent="-0.25in" fo:margin-left="2in"/>
        </style:list-level-properties>
        <style:text-properties style:font-name="OpenSymbol"/>
      </text:list-level-style-bullet>
      <text:list-level-style-bullet text:level="8" text:style-name="WW_5f_CharLFO2LVL8" text:bullet-char="◦">
        <style:list-level-properties text:list-level-position-and-space-mode="label-alignment">
          <style:list-level-label-alignment text:label-followed-by="listtab" fo:text-indent="-0.25in" fo:margin-left="2.25in"/>
        </style:list-level-properties>
        <style:text-properties style:font-name="OpenSymbol"/>
      </text:list-level-style-bullet>
      <text:list-level-style-bullet text:level="9" text:style-name="WW_5f_CharLFO2LVL9" text:bullet-char="▪">
        <style:list-level-properties text:list-level-position-and-space-mode="label-alignment">
          <style:list-level-label-alignment text:label-followed-by="listtab" fo:text-indent="-0.25in" fo:margin-left="2.5in"/>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itle:</text:p>
      <text:p text:style-name="P36">A phylogenetic model for the arrival of species into microbial communities<text:span text:style-name="T6"> </text:span></text:p>
      <text:p text:style-name="P37"/>
      <text:p text:style-name="P26">Running Title:</text:p>
      <text:p text:style-name="P25">Phylogenetic <text:span text:style-name="T79">c</text:span>ommunity <text:span text:style-name="T79">a</text:span>ssembly of <text:span text:style-name="T79">m</text:span>icrobes</text:p>
      <text:p text:style-name="P23"/>
      <text:p text:style-name="P22">Authors:</text:p>
      <text:p text:style-name="P35"><text:span text:style-name="T34">John L. Darcy</text:span><text:span text:style-name="Default_20_Paragraph_20_Font"><text:span text:style-name="T7">1</text:span></text:span><text:span text:style-name="T34">, Alex D. Washburne</text:span><text:span text:style-name="Default_20_Paragraph_20_Font"><text:span text:style-name="T7">2</text:span></text:span><text:span text:style-name="T34">, Michael S. Robeson</text:span><text:span text:style-name="Default_20_Paragraph_20_Font"><text:span text:style-name="T7">3</text:span></text:span><text:span text:style-name="T34">, Tiffany Prest</text:span><text:span text:style-name="Default_20_Paragraph_20_Font"><text:span text:style-name="T76">1</text:span></text:span><text:span text:style-name="T34">, Steven K. Schmidt</text:span><text:span text:style-name="Default_20_Paragraph_20_Font"><text:span text:style-name="T8">1</text:span></text:span></text:p>
      <text:p text:style-name="P24"/>
      <text:p text:style-name="P27">Affiliations:</text:p>
      <text:list xml:id="list690953020" text:style-name="L1">
        <text:list-header>
          <text:p text:style-name="P46"><text:span text:style-name="T75">1</text:span>Department of Ecology and Evolutionary Biology, University of Colorado. Boulder, Colorado, 80309, USA.</text:p>
          <text:p text:style-name="P46"><text:span text:style-name="T75">2</text:span>Department of Microbiology &amp; Immunology, Montana State University. Bozeman, Montana, 59717, USA.</text:p>
          <text:p text:style-name="P47"><text:span text:style-name="T75">3</text:span>Department of Biomedical Informatics, University of Arkansas <text:span text:style-name="T77">for Medical Sciences</text:span>. Little Rock, Arkansas, <text:span text:style-name="T77">72205, </text:span>USA</text:p>
        </text:list-header>
      </text:list>
      <text:p text:style-name="P24"/>
      <text:p text:style-name="P27">Corresponding author:</text:p>
      <text:p text:style-name="P21">J. L. Darcy</text:p>
      <text:p text:style-name="P21"><text:a xlink:type="simple" xlink:href="mailto:Darcyj@Colorado.EDU" text:style-name="Internet_20_link" text:visited-style-name="Visited_20_Internet_20_Link">Darcyj@Colorado.EDU</text:a></text:p>
      <text:p text:style-name="P39">Department of Ecology and Evolutionary Biology</text:p>
      <text:p text:style-name="P39">Campus Box 334</text:p>
      <text:p text:style-name="P9">Boulder, CO, 80309, USA.</text:p>
      <text:p text:style-name="P24"/>
      <text:p text:style-name="P40">Conflict of interest statement:</text:p>
      <text:p text:style-name="P9">The authors declare that no conflict of interest exists.</text:p>
      <text:p text:style-name="P9"/>
      <text:p text:style-name="P10">Support:</text:p>
      <text:p text:style-name="P28">Funding was provided by an NSF grant for studying microbial community assembly following disturbance (DEB-1258160). The funding body had no role in study design, analysis, interpretation, or in the preparation of this manuscript.</text:p>
      <text:p text:style-name="P28"/>
      <text:p text:style-name="P28"/>
      <text:p text:style-name="P38">Abstract</text:p>
      <text:p text:style-name="P45"><text:span text:style-name="T66"><text:tab/>T</text:span>he rules and mechanisms underlying <text:span text:style-name="T66">community </text:span>assembly <text:span text:style-name="T66">within the human microbiome are not known, and understanding when and why species are able to join communities is a formidable problem. To address this, w</text:span>e developed a mathematical model that <text:span text:style-name="T80">describes</text:span> <text:span text:style-name="T81">the probabilities of different species joining a community over time, within a phylogenetic framework. We use our model to test three hypothetical assembly modes: underdispersion (species are more likely to join a community if a close relative is present), overdispersion (likelihood of joining is higher if a close relative is not present), and the neutral model (likelihood of joining is not related to phylogenetic relationships among species). </text:span>We applied our model to time-series, high-throughput sequencing data <text:span text:style-name="T84">from the human microbiome, and found that communities of the palms and feces had more strongly underdispersed patterns of community assembly than tongue communities. </text:span>We also found that community assembly in an infant gut microbiome became less underdispersed (but still different than <text:span text:style-name="T85">the</text:span> neutral model) after the subject began consuming baby formula. <text:span text:style-name="T85">Surprisingly, all</text:span> data sets analyzed showed phylogenetic underdispersion, and the magnitude of this underdispersion varied by sampling location on the human body.</text:p>
      <text:p text:style-name="P4"/>
      <text:p text:style-name="P4">Introduction</text:p>
      <text:p text:style-name="P30"><text:span text:style-name="T34"><text:tab/>Every non-sterile surface in the world is in some stage of community assembly, from a forest of tropical trees to </text:span><text:span text:style-name="T35">the </text:span><text:span text:style-name="T34">microbes in a mammalian gut. The communities of organisms inhabiting these environments are dynamic through time, and studying patterns of assembly may shine light on general rules that govern their change. Understanding these community assembly rules may aid habitat restoration </text:span><text:reference-mark-start text:name="ADDIN CSL_CITATION {&quot;schema&quot;: &quot;https://github.com/citation-style-language/schema/raw/master/csl-citation.json&quot;, &quot;mendeley&quot;: {&quot;plainTextFormattedCitation&quot;: &quot;(Palmer et al., 1997; Temperton, 2004)&quot;, &quot;formattedCitation&quot;: &quot;(Palmer &lt;i&gt;et al.&lt;/i&gt;, 1997; Temperton, 2004)&quot;, &quot;previouslyFormattedCitation&quot;: &quot;(Palmer &lt;i&gt;et al.&lt;/i&gt;, 1997; Temperton, 2004)&quot;}, &quot;citationItems&quot;: [{&quot;itemData&quot;: {&quot;volume&quot;: &quot;5&quot;, &quot;title&quot;: &quot;Ecological Theory and Community Restoration Ecology&quot;, &quot;DOI&quot;: &quot;10.1046/j.1526-100X.1997.00543.x&quot;, &quot;issued&quot;: {&quot;date-parts&quot;: [[&quot;1997&quot;, &quot;12&quot;]]}, &quot;type&quot;: &quot;article-journal&quot;, &quot;container-title&quot;: &quot;Restoration Ecology&quot;, &quot;ISSN&quot;: &quot;1061-2971&quot;, &quot;issue&quot;: &quot;4&quot;, &quot;page&quot;: &quot;291-300&quot;, &quot;id&quot;: &quot;ITEM-1&quot;, &quot;author&quot;: [{&quot;parse-names&quot;: false, &quot;suffix&quot;: &quot;&quot;, &quot;given&quot;: &quot;Margaret A.&quot;, &quot;dropping-particle&quot;: &quot;&quot;, &quot;non-dropping-particle&quot;: &quot;&quot;, &quot;family&quot;: &quot;Palmer&quot;}, {&quot;parse-names&quot;: false, &quot;suffix&quot;: &quot;&quot;, &quot;given&quot;: &quot;Richard F.&quot;, &quot;dropping-particle&quot;: &quot;&quot;, &quot;non-dropping-particle&quot;: &quot;&quot;, &quot;family&quot;: &quot;Ambrose&quot;}, {&quot;parse-names&quot;: false, &quot;suffix&quot;: &quot;&quot;, &quot;given&quot;: &quot;N. LeRoy&quot;, &quot;dropping-particle&quot;: &quot;&quot;, &quot;non-dropping-particle&quot;: &quot;&quot;, &quot;family&quot;: &quot;Poff&quot;}]}, &quot;uris&quot;: [&quot;http://www.mendeley.com/documents/?uuid=14f09582-a62e-4843-9f28-8d58e2de7511&quot;], &quot;id&quot;: &quot;ITEM-1&quot;}, {&quot;itemData&quot;: {&quot;title&quot;: &quot;Assembly Rules and Restoration Ecology: Bridging the Gap Between Theory and Practice&quot;, &quot;number-of-pages&quot;: &quot;439&quot;, &quot;issued&quot;: {&quot;date-parts&quot;: [[&quot;2004&quot;]]}, &quot;type&quot;: &quot;book&quot;, &quot;id&quot;: &quot;ITEM-2&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ISBN&quot;: &quot;1559633751&quot;, &quot;author&quot;: [{&quot;parse-names&quot;: false, &quot;suffix&quot;: &quot;&quot;, &quot;given&quot;: &quot;Vicky M.&quot;, &quot;dropping-particle&quot;: &quot;&quot;, &quot;non-dropping-particle&quot;: &quot;&quot;, &quot;family&quot;: &quot;Temperton&quot;}], &quot;publisher&quot;: &quot;Island Press&quot;}, &quot;uris&quot;: [&quot;http://www.mendeley.com/documents/?uuid=59ef61d7-272f-4a80-8c4c-64baa8191c46&quot;], &quot;id&quot;: &quot;ITEM-2&quot;}], &quot;properties&quot;: {&quot;noteIndex&quot;: 0}} RNDB9PiQFZa6n"/><text:span text:style-name="T14">(Palmer </text:span><text:span text:style-name="T15">et al.</text:span><text:span text:style-name="T14">, 1997; Temperton, 2004)</text:span><text:reference-mark-end text:name="ADDIN CSL_CITATION {&quot;schema&quot;: &quot;https://github.com/citation-style-language/schema/raw/master/csl-citation.json&quot;, &quot;mendeley&quot;: {&quot;plainTextFormattedCitation&quot;: &quot;(Palmer et al., 1997; Temperton, 2004)&quot;, &quot;formattedCitation&quot;: &quot;(Palmer &lt;i&gt;et al.&lt;/i&gt;, 1997; Temperton, 2004)&quot;, &quot;previouslyFormattedCitation&quot;: &quot;(Palmer &lt;i&gt;et al.&lt;/i&gt;, 1997; Temperton, 2004)&quot;}, &quot;citationItems&quot;: [{&quot;itemData&quot;: {&quot;volume&quot;: &quot;5&quot;, &quot;title&quot;: &quot;Ecological Theory and Community Restoration Ecology&quot;, &quot;DOI&quot;: &quot;10.1046/j.1526-100X.1997.00543.x&quot;, &quot;issued&quot;: {&quot;date-parts&quot;: [[&quot;1997&quot;, &quot;12&quot;]]}, &quot;type&quot;: &quot;article-journal&quot;, &quot;container-title&quot;: &quot;Restoration Ecology&quot;, &quot;ISSN&quot;: &quot;1061-2971&quot;, &quot;issue&quot;: &quot;4&quot;, &quot;page&quot;: &quot;291-300&quot;, &quot;id&quot;: &quot;ITEM-1&quot;, &quot;author&quot;: [{&quot;parse-names&quot;: false, &quot;suffix&quot;: &quot;&quot;, &quot;given&quot;: &quot;Margaret A.&quot;, &quot;dropping-particle&quot;: &quot;&quot;, &quot;non-dropping-particle&quot;: &quot;&quot;, &quot;family&quot;: &quot;Palmer&quot;}, {&quot;parse-names&quot;: false, &quot;suffix&quot;: &quot;&quot;, &quot;given&quot;: &quot;Richard F.&quot;, &quot;dropping-particle&quot;: &quot;&quot;, &quot;non-dropping-particle&quot;: &quot;&quot;, &quot;family&quot;: &quot;Ambrose&quot;}, {&quot;parse-names&quot;: false, &quot;suffix&quot;: &quot;&quot;, &quot;given&quot;: &quot;N. LeRoy&quot;, &quot;dropping-particle&quot;: &quot;&quot;, &quot;non-dropping-particle&quot;: &quot;&quot;, &quot;family&quot;: &quot;Poff&quot;}]}, &quot;uris&quot;: [&quot;http://www.mendeley.com/documents/?uuid=14f09582-a62e-4843-9f28-8d58e2de7511&quot;], &quot;id&quot;: &quot;ITEM-1&quot;}, {&quot;itemData&quot;: {&quot;title&quot;: &quot;Assembly Rules and Restoration Ecology: Bridging the Gap Between Theory and Practice&quot;, &quot;number-of-pages&quot;: &quot;439&quot;, &quot;issued&quot;: {&quot;date-parts&quot;: [[&quot;2004&quot;]]}, &quot;type&quot;: &quot;book&quot;, &quot;id&quot;: &quot;ITEM-2&quot;, &quot;abstract&quot;: &quot;Understanding how ecosystems are assembled -- how the species that make up a particular biological community arrive in an area, survive, and interact with other species -- is key to successfully restoring degraded ecosystems. Yet little attention has been paid to the idea of assembly rules in ecological restoration, in both the scientific literature and in on-the-ground restoration efforts. Assembly Rules and Restoration Ecology, edited by Vicky M. Temperton, Richard J. Hobbs, Tim Nuttle, and Stefan Halle, addresses that shortcoming, offering an introduction, overview, and synthesis of the potential role of assembly rules theory in restoration ecology. It brings together information and ideas relating to ecosystem assembly in a restoration context, and includes material from a wide geographic range and a variety of perspectives. Assembly Rules and Restoration Ecology contributes new knowledge and ideas to the subjects of assembly rules and restoration ecology and represents an important summary of the current status of an emerging field. It combines theoretical and practical aspects of restoration, making it a vital compendium of information and ideas for restoration ecologists, professionals, and practitioners.&quot;, &quot;ISBN&quot;: &quot;1559633751&quot;, &quot;author&quot;: [{&quot;parse-names&quot;: false, &quot;suffix&quot;: &quot;&quot;, &quot;given&quot;: &quot;Vicky M.&quot;, &quot;dropping-particle&quot;: &quot;&quot;, &quot;non-dropping-particle&quot;: &quot;&quot;, &quot;family&quot;: &quot;Temperton&quot;}], &quot;publisher&quot;: &quot;Island Press&quot;}, &quot;uris&quot;: [&quot;http://www.mendeley.com/documents/?uuid=59ef61d7-272f-4a80-8c4c-64baa8191c46&quot;], &quot;id&quot;: &quot;ITEM-2&quot;}], &quot;properties&quot;: {&quot;noteIndex&quot;: 0}} RNDB9PiQFZa6n"/><text:span text:style-name="T34">⁠, the management of nature reserves with disturbances </text:span><text:reference-mark-start text:name="ADDIN CSL_CITATION {&quot;schema&quot;: &quot;https://github.com/citation-style-language/schema/raw/master/csl-citation.json&quot;, &quot;mendeley&quot;: {&quot;plainTextFormattedCitation&quot;: &quot;(Richards et al., 1999; Bengtsson et al., 2000)&quot;, &quot;formattedCitation&quot;: &quot;(Richards &lt;i&gt;et al.&lt;/i&gt;, 1999; Bengtsson &lt;i&gt;et al.&lt;/i&gt;, 2000)&quot;, &quot;previouslyFormattedCitation&quot;: &quot;(Richards &lt;i&gt;et al.&lt;/i&gt;, 1999; Bengtsson &lt;i&gt;et al.&lt;/i&gt;, 2000)&quot;}, &quot;citationItems&quot;: [{&quot;itemData&quot;: {&quot;volume&quot;: &quot;9&quot;, &quot;language&quot;: &quot;en&quot;, &quot;issued&quot;: {&quot;date-parts&quot;: [[&quot;1999&quot;, &quot;8&quot;, &quot;1&quot;]]}, &quot;type&quot;: &quot;article-journal&quot;, &quot;container-title&quot;: &quot;Ecological Applications&quot;, &quot;DOI&quot;: &quot;10.1890/1051-0761(1999)009[0880:OFMFMC]2.0.CO;2&quot;, &quot;page&quot;: &quot;880-892&quot;, &quot;title&quot;: &quot;Optimal fire management for maintaining community diversity&quot;, &quot;id&quot;: &quot;ITEM-1&quot;, &quot;ISSN&quot;: &quot;1051-0761&quot;, &quot;issue&quot;: &quot;3&quot;, &quot;author&quot;: [{&quot;parse-names&quot;: false, &quot;suffix&quot;: &quot;&quot;, &quot;given&quot;: &quot;Shane A.&quot;, &quot;dropping-particle&quot;: &quot;&quot;, &quot;non-dropping-particle&quot;: &quot;&quot;, &quot;family&quot;: &quot;Richards&quot;}, {&quot;parse-names&quot;: false, &quot;suffix&quot;: &quot;&quot;, &quot;given&quot;: &quot;Hugh P.&quot;, &quot;dropping-particle&quot;: &quot;&quot;, &quot;non-dropping-particle&quot;: &quot;&quot;, &quot;family&quot;: &quot;Possingham&quot;}, {&quot;parse-names&quot;: false, &quot;suffix&quot;: &quot;&quot;, &quot;given&quot;: &quot;James&quot;, &quot;dropping-particle&quot;: &quot;&quot;, &quot;non-dropping-particle&quot;: &quot;&quot;, &quot;family&quot;: &quot;Tizard&quot;}], &quot;publisher&quot;: &quot;Ecological Society of America&quot;}, &quot;uris&quot;: [&quot;http://www.mendeley.com/documents/?uuid=3064fb37-99cb-484c-b021-bb9fdc992c71&quot;], &quot;id&quot;: &quot;ITEM-1&quot;}, {&quot;itemData&quot;: {&quot;volume&quot;: &quot;132&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container-title&quot;: &quot;Forest Ecology and Management&quot;, &quot;type&quot;: &quot;article-journal&quot;, &quot;DOI&quot;: &quot;10.1016/S0378-1127(00)00378-9&quot;, &quot;page&quot;: &quot;39-50&quot;, &quot;id&quot;: &quot;ITEM-2&quot;, &quot;title&quot;: &quot;Biodiversity, disturbances, ecosystem function and management of European forests&quot;, &quot;ISSN&quot;: &quot;03781127&quot;, &quot;issue&quot;: &quot;1&quot;, &quot;issued&quot;: {&quot;date-parts&quot;: [[&quot;2000&quot;, &quot;6&quot;]]}, &quot;author&quot;: [{&quot;parse-names&quot;: false, &quot;suffix&quot;: &quot;&quot;, &quot;given&quot;: &quot;Jan&quot;, &quot;dropping-particle&quot;: &quot;&quot;, &quot;non-dropping-particle&quot;: &quot;&quot;, &quot;family&quot;: &quot;Bengtsson&quot;}, {&quot;parse-names&quot;: false, &quot;suffix&quot;: &quot;&quot;, &quot;given&quot;: &quot;Sven G&quot;, &quot;dropping-particle&quot;: &quot;&quot;, &quot;non-dropping-particle&quot;: &quot;&quot;, &quot;family&quot;: &quot;Nilsson&quot;}, {&quot;parse-names&quot;: false, &quot;suffix&quot;: &quot;&quot;, &quot;given&quot;: &quot;Alain&quot;, &quot;dropping-particle&quot;: &quot;&quot;, &quot;non-dropping-particle&quot;: &quot;&quot;, &quot;family&quot;: &quot;Franc&quot;}, {&quot;parse-names&quot;: false, &quot;suffix&quot;: &quot;&quot;, &quot;given&quot;: &quot;Paolo&quot;, &quot;dropping-particle&quot;: &quot;&quot;, &quot;non-dropping-particle&quot;: &quot;&quot;, &quot;family&quot;: &quot;Menozzi&quot;}]}, &quot;uris&quot;: [&quot;http://www.mendeley.com/documents/?uuid=c49424f0-f661-488d-bbf5-f0c51bb353a1&quot;], &quot;id&quot;: &quot;ITEM-2&quot;}], &quot;properties&quot;: {&quot;noteIndex&quot;: 0}} RND26DytDXPQb"/><text:span text:style-name="T14">(Richards </text:span><text:span text:style-name="T15">et al.</text:span><text:span text:style-name="T14">, 1999; Bengtsson </text:span><text:span text:style-name="T15">et al.</text:span><text:span text:style-name="T14">, 2000)</text:span><text:reference-mark-end text:name="ADDIN CSL_CITATION {&quot;schema&quot;: &quot;https://github.com/citation-style-language/schema/raw/master/csl-citation.json&quot;, &quot;mendeley&quot;: {&quot;plainTextFormattedCitation&quot;: &quot;(Richards et al., 1999; Bengtsson et al., 2000)&quot;, &quot;formattedCitation&quot;: &quot;(Richards &lt;i&gt;et al.&lt;/i&gt;, 1999; Bengtsson &lt;i&gt;et al.&lt;/i&gt;, 2000)&quot;, &quot;previouslyFormattedCitation&quot;: &quot;(Richards &lt;i&gt;et al.&lt;/i&gt;, 1999; Bengtsson &lt;i&gt;et al.&lt;/i&gt;, 2000)&quot;}, &quot;citationItems&quot;: [{&quot;itemData&quot;: {&quot;volume&quot;: &quot;9&quot;, &quot;language&quot;: &quot;en&quot;, &quot;issued&quot;: {&quot;date-parts&quot;: [[&quot;1999&quot;, &quot;8&quot;, &quot;1&quot;]]}, &quot;type&quot;: &quot;article-journal&quot;, &quot;container-title&quot;: &quot;Ecological Applications&quot;, &quot;DOI&quot;: &quot;10.1890/1051-0761(1999)009[0880:OFMFMC]2.0.CO;2&quot;, &quot;page&quot;: &quot;880-892&quot;, &quot;title&quot;: &quot;Optimal fire management for maintaining community diversity&quot;, &quot;id&quot;: &quot;ITEM-1&quot;, &quot;ISSN&quot;: &quot;1051-0761&quot;, &quot;issue&quot;: &quot;3&quot;, &quot;author&quot;: [{&quot;parse-names&quot;: false, &quot;suffix&quot;: &quot;&quot;, &quot;given&quot;: &quot;Shane A.&quot;, &quot;dropping-particle&quot;: &quot;&quot;, &quot;non-dropping-particle&quot;: &quot;&quot;, &quot;family&quot;: &quot;Richards&quot;}, {&quot;parse-names&quot;: false, &quot;suffix&quot;: &quot;&quot;, &quot;given&quot;: &quot;Hugh P.&quot;, &quot;dropping-particle&quot;: &quot;&quot;, &quot;non-dropping-particle&quot;: &quot;&quot;, &quot;family&quot;: &quot;Possingham&quot;}, {&quot;parse-names&quot;: false, &quot;suffix&quot;: &quot;&quot;, &quot;given&quot;: &quot;James&quot;, &quot;dropping-particle&quot;: &quot;&quot;, &quot;non-dropping-particle&quot;: &quot;&quot;, &quot;family&quot;: &quot;Tizard&quot;}], &quot;publisher&quot;: &quot;Ecological Society of America&quot;}, &quot;uris&quot;: [&quot;http://www.mendeley.com/documents/?uuid=3064fb37-99cb-484c-b021-bb9fdc992c71&quot;], &quot;id&quot;: &quot;ITEM-1&quot;}, {&quot;itemData&quot;: {&quot;volume&quot;: &quot;132&quot;, &quot;abstract&quot;: &quot;We review the effects of human impact on biodiversity of European forests in the light of recent views on disturbances and succession in ecosystems, and discuss recent ideas on how biodiversity affects ecosystem functions such as productivity and ecosystem stability. With this as a background we discuss how to better manage European forests for both production and biodiversity. We argue that the next generation of forestry practices need to understand and mimic natural disturbance dynamics much better than the present ones. Of particular importance is the fact that most species in European forests have evolved in forests that were to a large extent influenced by large grazers, first by megaherbivores and later, in historic times, by domestic animals. We highlight several areas where new knowledge and management tools are urgently needed: (i) How do species survive and adapt to the natural disturbance regimes in different regions and forest types? (ii) How can new and imaginative forest management practices be devised that take natural disturbance regimes into account? (iii) How does forest biodiversity affect ecosystem function and stability in a changing world, in particular in the light of predicted climate changes? (iv) How are ecological processes at different levels and scales related to diversity, and how do different management practices affect biodiversity? (v) How can efficient agroforestry methods be developed to preserve biodiversity? (vi) What is the role of humans and human behaviour for sustainable management of ecosystems?&quot;, &quot;container-title&quot;: &quot;Forest Ecology and Management&quot;, &quot;type&quot;: &quot;article-journal&quot;, &quot;DOI&quot;: &quot;10.1016/S0378-1127(00)00378-9&quot;, &quot;page&quot;: &quot;39-50&quot;, &quot;id&quot;: &quot;ITEM-2&quot;, &quot;title&quot;: &quot;Biodiversity, disturbances, ecosystem function and management of European forests&quot;, &quot;ISSN&quot;: &quot;03781127&quot;, &quot;issue&quot;: &quot;1&quot;, &quot;issued&quot;: {&quot;date-parts&quot;: [[&quot;2000&quot;, &quot;6&quot;]]}, &quot;author&quot;: [{&quot;parse-names&quot;: false, &quot;suffix&quot;: &quot;&quot;, &quot;given&quot;: &quot;Jan&quot;, &quot;dropping-particle&quot;: &quot;&quot;, &quot;non-dropping-particle&quot;: &quot;&quot;, &quot;family&quot;: &quot;Bengtsson&quot;}, {&quot;parse-names&quot;: false, &quot;suffix&quot;: &quot;&quot;, &quot;given&quot;: &quot;Sven G&quot;, &quot;dropping-particle&quot;: &quot;&quot;, &quot;non-dropping-particle&quot;: &quot;&quot;, &quot;family&quot;: &quot;Nilsson&quot;}, {&quot;parse-names&quot;: false, &quot;suffix&quot;: &quot;&quot;, &quot;given&quot;: &quot;Alain&quot;, &quot;dropping-particle&quot;: &quot;&quot;, &quot;non-dropping-particle&quot;: &quot;&quot;, &quot;family&quot;: &quot;Franc&quot;}, {&quot;parse-names&quot;: false, &quot;suffix&quot;: &quot;&quot;, &quot;given&quot;: &quot;Paolo&quot;, &quot;dropping-particle&quot;: &quot;&quot;, &quot;non-dropping-particle&quot;: &quot;&quot;, &quot;family&quot;: &quot;Menozzi&quot;}]}, &quot;uris&quot;: [&quot;http://www.mendeley.com/documents/?uuid=c49424f0-f661-488d-bbf5-f0c51bb353a1&quot;], &quot;id&quot;: &quot;ITEM-2&quot;}], &quot;properties&quot;: {&quot;noteIndex&quot;: 0}} RND26DytDXPQb"/><text:span text:style-name="T34">⁠</text:span><text:bookmark text:name="__Fieldmark__144_1186360433"/><text:span text:style-name="T34">, and ecological theory of phylogenetic signatures in community assembly </text:span><text:reference-mark-start text:name="ADDIN CSL_CITATION {&quot;schema&quot;: &quot;https://github.com/citation-style-language/schema/raw/master/csl-citation.json&quot;, &quot;mendeley&quot;: {&quot;plainTextFormattedCitation&quot;: &quot;(O\u2019Dwyer et al., 2012; Goberna et al., 2014)&quot;, &quot;formattedCitation&quot;: &quot;(O\u2019Dwyer &lt;i&gt;et al.&lt;/i&gt;, 2012; Goberna &lt;i&gt;et al.&lt;/i&gt;, 2014)&quot;, &quot;previouslyFormattedCitation&quot;: &quot;(O\u2019Dwyer &lt;i&gt;et al.&lt;/i&gt;, 2012; Goberna &lt;i&gt;et al.&lt;/i&gt;, 2014)&quot;}, &quot;citationItems&quot;: [{&quot;itemData&quot;: {&quot;volume&quot;: &quot;8&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type&quot;: &quot;article-journal&quot;, &quot;container-title&quot;: &quot;PLoS computational biology&quot;, &quot;DOI&quot;: &quot;10.1371/journal.pcbi.1002832&quot;, &quot;page&quot;: &quot;e1002832&quot;, &quot;id&quot;: &quot;ITEM-1&quot;, &quot;PMID&quot;: &quot;23284280&quot;, &quot;title&quot;: &quot;Phylogenetic diversity theory sheds light on the structure of microbial communities.&quot;, &quot;ISSN&quot;: &quot;1553-7358&quot;, &quot;issue&quot;: &quot;12&quot;, &quot;issued&quot;: {&quot;date-parts&quot;: [[&quot;2012&quot;, &quot;1&quot;, &quot;20&quot;]]}, &quot;author&quot;: [{&quot;parse-names&quot;: false, &quot;suffix&quot;: &quot;&quot;, &quot;given&quot;: &quot;James P&quot;, &quot;dropping-particle&quot;: &quot;&quot;, &quot;non-dropping-particle&quot;: &quot;&quot;, &quot;family&quot;: &quot;O'Dwyer&quot;}, {&quot;parse-names&quot;: false, &quot;suffix&quot;: &quot;&quot;, &quot;given&quot;: &quot;Steven W&quot;, &quot;dropping-particle&quot;: &quot;&quot;, &quot;non-dropping-particle&quot;: &quot;&quot;, &quot;family&quot;: &quot;Kembel&quot;}, {&quot;parse-names&quot;: false, &quot;suffix&quot;: &quot;&quot;, &quot;given&quot;: &quot;Jessica L&quot;, &quot;dropping-particle&quot;: &quot;&quot;, &quot;non-dropping-particle&quot;: &quot;&quot;, &quot;family&quot;: &quot;Green&quot;}], &quot;publisher&quot;: &quot;Public Library of Science&quot;}, &quot;uris&quot;: [&quot;http://www.mendeley.com/documents/?uuid=291219ed-6467-4337-b62d-8eaa77320dff&quot;], &quot;id&quot;: &quot;ITEM-1&quot;}, {&quot;itemData&quot;: {&quot;volume&quot;: &quot;17&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type&quot;: &quot;article-journal&quot;, &quot;container-title&quot;: &quot;Ecology letters&quot;, &quot;DOI&quot;: &quot;10.1111/ele.12341&quot;, &quot;page&quot;: &quot;1191-201&quot;, &quot;id&quot;: &quot;ITEM-2&quot;, &quot;PMID&quot;: &quot;25130277&quot;, &quot;title&quot;: &quot;Abiotic stress tolerance and competition-related traits underlie phylogenetic clustering in soil bacterial communities.&quot;, &quot;ISSN&quot;: &quot;1461-0248&quot;, &quot;issue&quot;: &quot;10&quot;, &quot;issued&quot;: {&quot;date-parts&quot;: [[&quot;2014&quot;, &quot;10&quot;]]}, &quot;author&quot;: [{&quot;parse-names&quot;: false, &quot;suffix&quot;: &quot;&quot;, &quot;given&quot;: &quot;Marta&quot;, &quot;dropping-particle&quot;: &quot;&quot;, &quot;non-dropping-particle&quot;: &quot;&quot;, &quot;family&quot;: &quot;Goberna&quot;}, {&quot;parse-names&quot;: false, &quot;suffix&quot;: &quot;&quot;, &quot;given&quot;: &quot;Jose A&quot;, &quot;dropping-particle&quot;: &quot;&quot;, &quot;non-dropping-particle&quot;: &quot;&quot;, &quot;family&quot;: &quot;Navarro-Cano&quot;}, {&quot;parse-names&quot;: false, &quot;suffix&quot;: &quot;&quot;, &quot;given&quot;: &quot;Alfonso&quot;, &quot;dropping-particle&quot;: &quot;&quot;, &quot;non-dropping-particle&quot;: &quot;&quot;, &quot;family&quot;: &quot;Valiente-Banuet&quot;}, {&quot;parse-names&quot;: false, &quot;suffix&quot;: &quot;&quot;, &quot;given&quot;: &quot;Carlos&quot;, &quot;dropping-particle&quot;: &quot;&quot;, &quot;non-dropping-particle&quot;: &quot;&quot;, &quot;family&quot;: &quot;Garc\u00eda&quot;}, {&quot;parse-names&quot;: false, &quot;suffix&quot;: &quot;&quot;, &quot;given&quot;: &quot;Miguel&quot;, &quot;dropping-particle&quot;: &quot;&quot;, &quot;non-dropping-particle&quot;: &quot;&quot;, &quot;family&quot;: &quot;Verd\u00fa&quot;}]}, &quot;uris&quot;: [&quot;http://www.mendeley.com/documents/?uuid=a34c719c-789b-4c2f-bc95-c80902267e8c&quot;], &quot;id&quot;: &quot;ITEM-2&quot;}], &quot;properties&quot;: {&quot;noteIndex&quot;: 0}} RNDTlMFhpfAyo"/><text:span text:style-name="T14">(O’Dwyer </text:span><text:span text:style-name="T15">et al.</text:span><text:span text:style-name="T14">, 2012; Goberna </text:span><text:span text:style-name="T15">et al.</text:span><text:span text:style-name="T14">, 2014)</text:span><text:reference-mark-end text:name="ADDIN CSL_CITATION {&quot;schema&quot;: &quot;https://github.com/citation-style-language/schema/raw/master/csl-citation.json&quot;, &quot;mendeley&quot;: {&quot;plainTextFormattedCitation&quot;: &quot;(O\u2019Dwyer et al., 2012; Goberna et al., 2014)&quot;, &quot;formattedCitation&quot;: &quot;(O\u2019Dwyer &lt;i&gt;et al.&lt;/i&gt;, 2012; Goberna &lt;i&gt;et al.&lt;/i&gt;, 2014)&quot;, &quot;previouslyFormattedCitation&quot;: &quot;(O\u2019Dwyer &lt;i&gt;et al.&lt;/i&gt;, 2012; Goberna &lt;i&gt;et al.&lt;/i&gt;, 2014)&quot;}, &quot;citationItems&quot;: [{&quot;itemData&quot;: {&quot;volume&quot;: &quot;8&quot;, &quot;abstract&quot;: &quot;Microbial communities are typically large, diverse, and complex, and identifying and understanding the processes driving their structure has implications ranging from ecosystem stability to human health and well-being. Phylogenetic data gives us a new insight into these processes, providing a more informative perspective on functional and trait diversity than taxonomic richness alone. But the sheer scale of high resolution phylogenetic data also presents a new challenge to ecological theory. We bring a sampling theory perspective to microbial communities, considering a local community of co-occuring organisms as a sample from a larger regional pool, and apply our framework to make analytical predictions for local phylogenetic diversity arising from a given metacommunity and community assembly process. We characterize community assembly in terms of quantitative descriptions of clustered, random and overdispersed sampling, which have been associated with hypotheses of environmental filtering and competition. Using our approach, we analyze large microbial communities from the human microbiome, uncovering significant variation in diversity across habitats relative to the null hypothesis of random sampling.&quot;, &quot;type&quot;: &quot;article-journal&quot;, &quot;container-title&quot;: &quot;PLoS computational biology&quot;, &quot;DOI&quot;: &quot;10.1371/journal.pcbi.1002832&quot;, &quot;page&quot;: &quot;e1002832&quot;, &quot;id&quot;: &quot;ITEM-1&quot;, &quot;PMID&quot;: &quot;23284280&quot;, &quot;title&quot;: &quot;Phylogenetic diversity theory sheds light on the structure of microbial communities.&quot;, &quot;ISSN&quot;: &quot;1553-7358&quot;, &quot;issue&quot;: &quot;12&quot;, &quot;issued&quot;: {&quot;date-parts&quot;: [[&quot;2012&quot;, &quot;1&quot;, &quot;20&quot;]]}, &quot;author&quot;: [{&quot;parse-names&quot;: false, &quot;suffix&quot;: &quot;&quot;, &quot;given&quot;: &quot;James P&quot;, &quot;dropping-particle&quot;: &quot;&quot;, &quot;non-dropping-particle&quot;: &quot;&quot;, &quot;family&quot;: &quot;O'Dwyer&quot;}, {&quot;parse-names&quot;: false, &quot;suffix&quot;: &quot;&quot;, &quot;given&quot;: &quot;Steven W&quot;, &quot;dropping-particle&quot;: &quot;&quot;, &quot;non-dropping-particle&quot;: &quot;&quot;, &quot;family&quot;: &quot;Kembel&quot;}, {&quot;parse-names&quot;: false, &quot;suffix&quot;: &quot;&quot;, &quot;given&quot;: &quot;Jessica L&quot;, &quot;dropping-particle&quot;: &quot;&quot;, &quot;non-dropping-particle&quot;: &quot;&quot;, &quot;family&quot;: &quot;Green&quot;}], &quot;publisher&quot;: &quot;Public Library of Science&quot;}, &quot;uris&quot;: [&quot;http://www.mendeley.com/documents/?uuid=291219ed-6467-4337-b62d-8eaa77320dff&quot;], &quot;id&quot;: &quot;ITEM-1&quot;}, {&quot;itemData&quot;: {&quot;volume&quot;: &quot;17&quot;, &quot;abstract&quot;: &quot;Soil bacteria typically coexist with close relatives generating widespread phylogenetic clustering. This has been ascribed to the abiotic filtering of organisms with shared ecological tolerances. Recent theoretical developments suggest that competition can also explain the phylogenetic similarity of coexisting organisms by excluding large low-competitive clades. We propose that combining the environmental patterns of traits associated with abiotic stress tolerances or competitive abilities with phylogeny and abundance data, can help discern between abiotic and biotic mechanisms underlying the coexistence of phylogenetically related bacteria. We applied this framework in a model system composed of interspersed habitats of highly contrasted productivity and comparatively dominated by biotic and abiotic processes, i.e. the plant patch-gap mosaic typical of drylands. We examined the distribution of 15 traits and 3290 bacterial taxa in 28 plots. Communities showed a marked functional response to the environment. Conserved traits related to environmental stress tolerance (e.g. desiccation, formation of resistant structures) were differentially selected in either habitat, while competition related traits (e.g. organic C consumption, formation of nutrient-scavenging structures) prevailed under high resource availability. Phylogenetic clustering was stronger in habitats dominated by biotic filtering, suggesting that competitive exclusion of large clades might underlie the ecological similarity of co-occurring soil bacteria.&quot;, &quot;type&quot;: &quot;article-journal&quot;, &quot;container-title&quot;: &quot;Ecology letters&quot;, &quot;DOI&quot;: &quot;10.1111/ele.12341&quot;, &quot;page&quot;: &quot;1191-201&quot;, &quot;id&quot;: &quot;ITEM-2&quot;, &quot;PMID&quot;: &quot;25130277&quot;, &quot;title&quot;: &quot;Abiotic stress tolerance and competition-related traits underlie phylogenetic clustering in soil bacterial communities.&quot;, &quot;ISSN&quot;: &quot;1461-0248&quot;, &quot;issue&quot;: &quot;10&quot;, &quot;issued&quot;: {&quot;date-parts&quot;: [[&quot;2014&quot;, &quot;10&quot;]]}, &quot;author&quot;: [{&quot;parse-names&quot;: false, &quot;suffix&quot;: &quot;&quot;, &quot;given&quot;: &quot;Marta&quot;, &quot;dropping-particle&quot;: &quot;&quot;, &quot;non-dropping-particle&quot;: &quot;&quot;, &quot;family&quot;: &quot;Goberna&quot;}, {&quot;parse-names&quot;: false, &quot;suffix&quot;: &quot;&quot;, &quot;given&quot;: &quot;Jose A&quot;, &quot;dropping-particle&quot;: &quot;&quot;, &quot;non-dropping-particle&quot;: &quot;&quot;, &quot;family&quot;: &quot;Navarro-Cano&quot;}, {&quot;parse-names&quot;: false, &quot;suffix&quot;: &quot;&quot;, &quot;given&quot;: &quot;Alfonso&quot;, &quot;dropping-particle&quot;: &quot;&quot;, &quot;non-dropping-particle&quot;: &quot;&quot;, &quot;family&quot;: &quot;Valiente-Banuet&quot;}, {&quot;parse-names&quot;: false, &quot;suffix&quot;: &quot;&quot;, &quot;given&quot;: &quot;Carlos&quot;, &quot;dropping-particle&quot;: &quot;&quot;, &quot;non-dropping-particle&quot;: &quot;&quot;, &quot;family&quot;: &quot;Garc\u00eda&quot;}, {&quot;parse-names&quot;: false, &quot;suffix&quot;: &quot;&quot;, &quot;given&quot;: &quot;Miguel&quot;, &quot;dropping-particle&quot;: &quot;&quot;, &quot;non-dropping-particle&quot;: &quot;&quot;, &quot;family&quot;: &quot;Verd\u00fa&quot;}]}, &quot;uris&quot;: [&quot;http://www.mendeley.com/documents/?uuid=a34c719c-789b-4c2f-bc95-c80902267e8c&quot;], &quot;id&quot;: &quot;ITEM-2&quot;}], &quot;properties&quot;: {&quot;noteIndex&quot;: 0}} RNDTlMFhpfAyo"/><text:span text:style-name="T34">⁠</text:span><text:bookmark-start text:name="__Fieldmark__151_1186360433"/><text:span text:style-name="T34">.</text:span><text:bookmark-end text:name="__Fieldmark__151_1186360433"/><text:span text:style-name="T34"> Patterns and rules of community assembly are particularly important in human systems, including the primary succession of </text:span><text:soft-page-break/><text:span text:style-name="T34">microbes on a human host following birth </text:span><text:reference-mark-start text:name="ADDIN CSL_CITATION {&quot;schema&quot;: &quot;https://github.com/citation-style-language/schema/raw/master/csl-citation.json&quot;, &quot;mendeley&quot;: {&quot;plainTextFormattedCitation&quot;: &quot;(Koenig et al., 2011)&quot;, &quot;formattedCitation&quot;: &quot;(Koenig &lt;i&gt;et al.&lt;/i&gt;, 2011)&quot;, &quot;previouslyFormattedCitation&quot;: &quot;(Koenig &lt;i&gt;et al.&lt;/i&gt;, 2011)&quot;}, &quot;citationItems&quot;: [{&quot;itemData&quot;: {&quot;volume&quot;: &quot;108 Suppl&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type&quot;: &quot;article-journal&quot;, &quot;container-title&quot;: &quot;Proceedings of the National Academy of Sciences of the United States of America&quot;, &quot;DOI&quot;: &quot;10.1073/pnas.1000081107&quot;, &quot;page&quot;: &quot;4578-85&quot;, &quot;id&quot;: &quot;ITEM-1&quot;, &quot;PMID&quot;: &quot;20668239&quot;, &quot;title&quot;: &quot;Succession of microbial consortia in the developing infant gut microbiome.&quot;, &quot;ISSN&quot;: &quot;1091-6490&quot;, &quot;issue&quot;: &quot;Supplement_1&quot;, &quot;issued&quot;: {&quot;date-parts&quot;: [[&quot;2011&quot;, &quot;3&quot;, &quot;15&quot;]]}, &quot;author&quot;: [{&quot;parse-names&quot;: false, &quot;suffix&quot;: &quot;&quot;, &quot;given&quot;: &quot;Jeremy E&quot;, &quot;dropping-particle&quot;: &quot;&quot;, &quot;non-dropping-particle&quot;: &quot;&quot;, &quot;family&quot;: &quot;Koenig&quot;}, {&quot;parse-names&quot;: false, &quot;suffix&quot;: &quot;&quot;, &quot;given&quot;: &quot;Aym\u00e9&quot;, &quot;dropping-particle&quot;: &quot;&quot;, &quot;non-dropping-particle&quot;: &quot;&quot;, &quot;family&quot;: &quot;Spor&quot;}, {&quot;parse-names&quot;: false, &quot;suffix&quot;: &quot;&quot;, &quot;given&quot;: &quot;Nicholas&quot;, &quot;dropping-particle&quot;: &quot;&quot;, &quot;non-dropping-particle&quot;: &quot;&quot;, &quot;family&quot;: &quot;Scalfone&quot;}, {&quot;parse-names&quot;: false, &quot;suffix&quot;: &quot;&quot;, &quot;given&quot;: &quot;Ashwana D&quot;, &quot;dropping-particle&quot;: &quot;&quot;, &quot;non-dropping-particle&quot;: &quot;&quot;, &quot;family&quot;: &quot;Fricker&quot;}, {&quot;parse-names&quot;: false, &quot;suffix&quot;: &quot;&quot;, &quot;given&quot;: &quot;Jesse&quot;, &quot;dropping-particle&quot;: &quot;&quot;, &quot;non-dropping-particle&quot;: &quot;&quot;, &quot;family&quot;: &quot;Stombaugh&quot;}, {&quot;parse-names&quot;: false, &quot;suffix&quot;: &quot;&quot;, &quot;given&quot;: &quot;Rob&quot;, &quot;dropping-particle&quot;: &quot;&quot;, &quot;non-dropping-particle&quot;: &quot;&quot;, &quot;family&quot;: &quot;Knight&quot;}, {&quot;parse-names&quot;: false, &quot;suffix&quot;: &quot;&quot;, &quot;given&quot;: &quot;Largus T&quot;, &quot;dropping-particle&quot;: &quot;&quot;, &quot;non-dropping-particle&quot;: &quot;&quot;, &quot;family&quot;: &quot;Angenent&quot;}, {&quot;parse-names&quot;: false, &quot;suffix&quot;: &quot;&quot;, &quot;given&quot;: &quot;Ruth E&quot;, &quot;dropping-particle&quot;: &quot;&quot;, &quot;non-dropping-particle&quot;: &quot;&quot;, &quot;family&quot;: &quot;Ley&quot;}]}, &quot;uris&quot;: [&quot;http://www.mendeley.com/documents/?uuid=53eb5512-7664-49e8-9091-aa39872934cb&quot;], &quot;id&quot;: &quot;ITEM-1&quot;}], &quot;properties&quot;: {&quot;noteIndex&quot;: 0}} RNDu9TQ2Zy9Jz"/><text:span text:style-name="T14">(Koenig </text:span><text:span text:style-name="T15">et al.</text:span><text:span text:style-name="T14">, 2011)</text:span><text:reference-mark-end text:name="ADDIN CSL_CITATION {&quot;schema&quot;: &quot;https://github.com/citation-style-language/schema/raw/master/csl-citation.json&quot;, &quot;mendeley&quot;: {&quot;plainTextFormattedCitation&quot;: &quot;(Koenig et al., 2011)&quot;, &quot;formattedCitation&quot;: &quot;(Koenig &lt;i&gt;et al.&lt;/i&gt;, 2011)&quot;, &quot;previouslyFormattedCitation&quot;: &quot;(Koenig &lt;i&gt;et al.&lt;/i&gt;, 2011)&quot;}, &quot;citationItems&quot;: [{&quot;itemData&quot;: {&quot;volume&quot;: &quot;108 Suppl&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type&quot;: &quot;article-journal&quot;, &quot;container-title&quot;: &quot;Proceedings of the National Academy of Sciences of the United States of America&quot;, &quot;DOI&quot;: &quot;10.1073/pnas.1000081107&quot;, &quot;page&quot;: &quot;4578-85&quot;, &quot;id&quot;: &quot;ITEM-1&quot;, &quot;PMID&quot;: &quot;20668239&quot;, &quot;title&quot;: &quot;Succession of microbial consortia in the developing infant gut microbiome.&quot;, &quot;ISSN&quot;: &quot;1091-6490&quot;, &quot;issue&quot;: &quot;Supplement_1&quot;, &quot;issued&quot;: {&quot;date-parts&quot;: [[&quot;2011&quot;, &quot;3&quot;, &quot;15&quot;]]}, &quot;author&quot;: [{&quot;parse-names&quot;: false, &quot;suffix&quot;: &quot;&quot;, &quot;given&quot;: &quot;Jeremy E&quot;, &quot;dropping-particle&quot;: &quot;&quot;, &quot;non-dropping-particle&quot;: &quot;&quot;, &quot;family&quot;: &quot;Koenig&quot;}, {&quot;parse-names&quot;: false, &quot;suffix&quot;: &quot;&quot;, &quot;given&quot;: &quot;Aym\u00e9&quot;, &quot;dropping-particle&quot;: &quot;&quot;, &quot;non-dropping-particle&quot;: &quot;&quot;, &quot;family&quot;: &quot;Spor&quot;}, {&quot;parse-names&quot;: false, &quot;suffix&quot;: &quot;&quot;, &quot;given&quot;: &quot;Nicholas&quot;, &quot;dropping-particle&quot;: &quot;&quot;, &quot;non-dropping-particle&quot;: &quot;&quot;, &quot;family&quot;: &quot;Scalfone&quot;}, {&quot;parse-names&quot;: false, &quot;suffix&quot;: &quot;&quot;, &quot;given&quot;: &quot;Ashwana D&quot;, &quot;dropping-particle&quot;: &quot;&quot;, &quot;non-dropping-particle&quot;: &quot;&quot;, &quot;family&quot;: &quot;Fricker&quot;}, {&quot;parse-names&quot;: false, &quot;suffix&quot;: &quot;&quot;, &quot;given&quot;: &quot;Jesse&quot;, &quot;dropping-particle&quot;: &quot;&quot;, &quot;non-dropping-particle&quot;: &quot;&quot;, &quot;family&quot;: &quot;Stombaugh&quot;}, {&quot;parse-names&quot;: false, &quot;suffix&quot;: &quot;&quot;, &quot;given&quot;: &quot;Rob&quot;, &quot;dropping-particle&quot;: &quot;&quot;, &quot;non-dropping-particle&quot;: &quot;&quot;, &quot;family&quot;: &quot;Knight&quot;}, {&quot;parse-names&quot;: false, &quot;suffix&quot;: &quot;&quot;, &quot;given&quot;: &quot;Largus T&quot;, &quot;dropping-particle&quot;: &quot;&quot;, &quot;non-dropping-particle&quot;: &quot;&quot;, &quot;family&quot;: &quot;Angenent&quot;}, {&quot;parse-names&quot;: false, &quot;suffix&quot;: &quot;&quot;, &quot;given&quot;: &quot;Ruth E&quot;, &quot;dropping-particle&quot;: &quot;&quot;, &quot;non-dropping-particle&quot;: &quot;&quot;, &quot;family&quot;: &quot;Ley&quot;}]}, &quot;uris&quot;: [&quot;http://www.mendeley.com/documents/?uuid=53eb5512-7664-49e8-9091-aa39872934cb&quot;], &quot;id&quot;: &quot;ITEM-1&quot;}], &quot;properties&quot;: {&quot;noteIndex&quot;: 0}} RNDu9TQ2Zy9Jz"/><text:span text:style-name="T34">⁠</text:span><text:bookmark text:name="__Fieldmark__159_1186360433"/><text:span text:style-name="T34">, secondary successions following disease, disturbances caused by host lifestyle or antibiotic use </text:span><text:reference-mark-start text:name="ADDIN CSL_CITATION {&quot;schema&quot;: &quot;https://github.com/citation-style-language/schema/raw/master/csl-citation.json&quot;, &quot;mendeley&quot;: {&quot;plainTextFormattedCitation&quot;: &quot;(Peterfreund et al., 2012; David et al., 2014; Kennedy et al., 2016)&quot;, &quot;formattedCitation&quot;: &quot;(Peterfreund &lt;i&gt;et al.&lt;/i&gt;, 2012; David &lt;i&gt;et al.&lt;/i&gt;, 2014; Kennedy &lt;i&gt;et al.&lt;/i&gt;, 2016)&quot;, &quot;previouslyFormattedCitation&quot;: &quot;(Peterfreund &lt;i&gt;et al.&lt;/i&gt;, 2012; David &lt;i&gt;et al.&lt;/i&gt;, 2014; Kennedy &lt;i&gt;et al.&lt;/i&gt;, 2016)&quot;}, &quot;citationItems&quot;: [{&quot;itemData&quot;: {&quot;volume&quot;: &quot;7&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type&quot;: &quot;article-journal&quot;, &quot;container-title&quot;: &quot;PloS one&quot;, &quot;DOI&quot;: &quot;10.1371/journal.pone.0046966&quot;, &quot;page&quot;: &quot;e46966&quot;, &quot;id&quot;: &quot;ITEM-1&quot;, &quot;PMID&quot;: &quot;23071679&quot;, &quot;title&quot;: &quot;Succession in the gut microbiome following antibiotic and antibody therapies for Clostridium difficile.&quot;, &quot;ISSN&quot;: &quot;1932-6203&quot;, &quot;issue&quot;: &quot;10&quot;, &quot;issued&quot;: {&quot;date-parts&quot;: [[&quot;2012&quot;, &quot;1&quot;, &quot;10&quot;]]}, &quot;author&quot;: [{&quot;parse-names&quot;: false, &quot;suffix&quot;: &quot;&quot;, &quot;given&quot;: &quot;Gregory L&quot;, &quot;dropping-particle&quot;: &quot;&quot;, &quot;non-dropping-particle&quot;: &quot;&quot;, &quot;family&quot;: &quot;Peterfreund&quot;}, {&quot;parse-names&quot;: false, &quot;suffix&quot;: &quot;&quot;, &quot;given&quot;: &quot;Lee E&quot;, &quot;dropping-particle&quot;: &quot;&quot;, &quot;non-dropping-particle&quot;: &quot;&quot;, &quot;family&quot;: &quot;Vandivier&quot;}, {&quot;parse-names&quot;: false, &quot;suffix&quot;: &quot;&quot;, &quot;given&quot;: &quot;Rohini&quot;, &quot;dropping-particle&quot;: &quot;&quot;, &quot;non-dropping-particle&quot;: &quot;&quot;, &quot;family&quot;: &quot;Sinha&quot;}, {&quot;parse-names&quot;: false, &quot;suffix&quot;: &quot;&quot;, &quot;given&quot;: &quot;Andre J&quot;, &quot;dropping-particle&quot;: &quot;&quot;, &quot;non-dropping-particle&quot;: &quot;&quot;, &quot;family&quot;: &quot;Marozsan&quot;}, {&quot;parse-names&quot;: false, &quot;suffix&quot;: &quot;&quot;, &quot;given&quot;: &quot;William C&quot;, &quot;dropping-particle&quot;: &quot;&quot;, &quot;non-dropping-particle&quot;: &quot;&quot;, &quot;family&quot;: &quot;Olson&quot;}, {&quot;parse-names&quot;: false, &quot;suffix&quot;: &quot;&quot;, &quot;given&quot;: &quot;Jun&quot;, &quot;dropping-particle&quot;: &quot;&quot;, &quot;non-dropping-particle&quot;: &quot;&quot;, &quot;family&quot;: &quot;Zhu&quot;}, {&quot;parse-names&quot;: false, &quot;suffix&quot;: &quot;&quot;, &quot;given&quot;: &quot;Frederic D&quot;, &quot;dropping-particle&quot;: &quot;&quot;, &quot;non-dropping-particle&quot;: &quot;&quot;, &quot;family&quot;: &quot;Bushman&quot;}], &quot;publisher&quot;: &quot;Public Library of Science&quot;}, &quot;uris&quot;: [&quot;http://www.mendeley.com/documents/?uuid=c35b8bbb-a9bf-48fc-82c7-c4787dfa0c8a&quot;], &quot;id&quot;: &quot;ITEM-1&quot;}, {&quot;itemData&quot;: {&quot;volume&quot;: &quot;15&quot;, &quot;language&quot;: &quot;En&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type&quot;: &quot;article-journal&quot;, &quot;container-title&quot;: &quot;Genome biology&quot;, &quot;DOI&quot;: &quot;10.1186/gb-2014-15-7-r89&quot;, &quot;page&quot;: &quot;R89&quot;, &quot;id&quot;: &quot;ITEM-2&quot;, &quot;PMID&quot;: &quot;25146375&quot;, &quot;title&quot;: &quot;Host lifestyle affects human microbiota on daily timescales.&quot;, &quot;ISSN&quot;: &quot;1465-6914&quot;, &quot;issue&quot;: &quot;7&quot;, &quot;issued&quot;: {&quot;date-parts&quot;: [[&quot;2014&quot;, &quot;1&quot;, &quot;25&quot;]]}, &quot;author&quot;: [{&quot;parse-names&quot;: false, &quot;suffix&quot;: &quot;&quot;, &quot;given&quot;: &quot;Lawrence A&quot;, &quot;dropping-particle&quot;: &quot;&quot;, &quot;non-dropping-particle&quot;: &quot;&quot;, &quot;family&quot;: &quot;David&quot;}, {&quot;parse-names&quot;: false, &quot;suffix&quot;: &quot;&quot;, &quot;given&quot;: &quot;Arne C&quot;, &quot;dropping-particle&quot;: &quot;&quot;, &quot;non-dropping-particle&quot;: &quot;&quot;, &quot;family&quot;: &quot;Materna&quot;}, {&quot;parse-names&quot;: false, &quot;suffix&quot;: &quot;&quot;, &quot;given&quot;: &quot;Jonathan&quot;, &quot;dropping-particle&quot;: &quot;&quot;, &quot;non-dropping-particle&quot;: &quot;&quot;, &quot;family&quot;: &quot;Friedman&quot;}, {&quot;parse-names&quot;: false, &quot;suffix&quot;: &quot;&quot;, &quot;given&quot;: &quot;Maria I&quot;, &quot;dropping-particle&quot;: &quot;&quot;, &quot;non-dropping-particle&quot;: &quot;&quot;, &quot;family&quot;: &quot;Campos-Baptista&quot;}, {&quot;parse-names&quot;: false, &quot;suffix&quot;: &quot;&quot;, &quot;given&quot;: &quot;Matthew C&quot;, &quot;dropping-particle&quot;: &quot;&quot;, &quot;non-dropping-particle&quot;: &quot;&quot;, &quot;family&quot;: &quot;Blackburn&quot;}, {&quot;parse-names&quot;: false, &quot;suffix&quot;: &quot;&quot;, &quot;given&quot;: &quot;Allison&quot;, &quot;dropping-particle&quot;: &quot;&quot;, &quot;non-dropping-particle&quot;: &quot;&quot;, &quot;family&quot;: &quot;Perrotta&quot;}, {&quot;parse-names&quot;: false, &quot;suffix&quot;: &quot;&quot;, &quot;given&quot;: &quot;Susan E&quot;, &quot;dropping-particle&quot;: &quot;&quot;, &quot;non-dropping-particle&quot;: &quot;&quot;, &quot;family&quot;: &quot;Erdman&quot;}, {&quot;parse-names&quot;: false, &quot;suffix&quot;: &quot;&quot;, &quot;given&quot;: &quot;Eric J&quot;, &quot;dropping-particle&quot;: &quot;&quot;, &quot;non-dropping-particle&quot;: &quot;&quot;, &quot;family&quot;: &quot;Alm&quot;}], &quot;publisher&quot;: &quot;BioMed Central&quot;}, &quot;uris&quot;: [&quot;http://www.mendeley.com/documents/?uuid=dfecea61-9ed9-4500-a29f-5f0a06b261f4&quot;], &quot;id&quot;: &quot;ITEM-2&quot;}, {&quot;itemData&quot;: {&quot;volume&quot;: &quot;6&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type&quot;: &quot;article-journal&quot;, &quot;container-title&quot;: &quot;Scientific reports&quot;, &quot;DOI&quot;: &quot;10.1038/srep33430&quot;, &quot;page&quot;: &quot;33430&quot;, &quot;id&quot;: &quot;ITEM-3&quot;, &quot;PMID&quot;: &quot;27646684&quot;, &quot;title&quot;: &quot;Temporal Development of Gut Microbiota in Triclocarban Exposed Pregnant and Neonatal Rats.&quot;, &quot;ISSN&quot;: &quot;2045-2322&quot;, &quot;issued&quot;: {&quot;date-parts&quot;: [[&quot;2016&quot;]]}, &quot;author&quot;: [{&quot;parse-names&quot;: false, &quot;suffix&quot;: &quot;&quot;, &quot;given&quot;: &quot;Rebekah C&quot;, &quot;dropping-particle&quot;: &quot;&quot;, &quot;non-dropping-particle&quot;: &quot;&quot;, &quot;family&quot;: &quot;Kennedy&quot;}, {&quot;parse-names&quot;: false, &quot;suffix&quot;: &quot;&quot;, &quot;given&quot;: &quot;Russell R&quot;, &quot;dropping-particle&quot;: &quot;&quot;, &quot;non-dropping-particle&quot;: &quot;&quot;, &quot;family&quot;: &quot;Fling&quot;}, {&quot;parse-names&quot;: false, &quot;suffix&quot;: &quot;&quot;, &quot;given&quot;: &quot;Michael S&quot;, &quot;dropping-particle&quot;: &quot;&quot;, &quot;non-dropping-particle&quot;: &quot;&quot;, &quot;family&quot;: &quot;Robeson&quot;}, {&quot;parse-names&quot;: false, &quot;suffix&quot;: &quot;&quot;, &quot;given&quot;: &quot;Arnold M&quot;, &quot;dropping-particle&quot;: &quot;&quot;, &quot;non-dropping-particle&quot;: &quot;&quot;, &quot;family&quot;: &quot;Saxton&quot;}, {&quot;parse-names&quot;: false, &quot;suffix&quot;: &quot;&quot;, &quot;given&quot;: &quot;Robert L&quot;, &quot;dropping-particle&quot;: &quot;&quot;, &quot;non-dropping-particle&quot;: &quot;&quot;, &quot;family&quot;: &quot;Donnell&quot;}, {&quot;parse-names&quot;: false, &quot;suffix&quot;: &quot;&quot;, &quot;given&quot;: &quot;John L&quot;, &quot;dropping-particle&quot;: &quot;&quot;, &quot;non-dropping-particle&quot;: &quot;&quot;, &quot;family&quot;: &quot;Darcy&quot;}, {&quot;parse-names&quot;: false, &quot;suffix&quot;: &quot;&quot;, &quot;given&quot;: &quot;David A&quot;, &quot;dropping-particle&quot;: &quot;&quot;, &quot;non-dropping-particle&quot;: &quot;&quot;, &quot;family&quot;: &quot;Bemis&quot;}, {&quot;parse-names&quot;: false, &quot;suffix&quot;: &quot;&quot;, &quot;given&quot;: &quot;Jiang&quot;, &quot;dropping-particle&quot;: &quot;&quot;, &quot;non-dropping-particle&quot;: &quot;&quot;, &quot;family&quot;: &quot;Liu&quot;}, {&quot;parse-names&quot;: false, &quot;suffix&quot;: &quot;&quot;, &quot;given&quot;: &quot;Ling&quot;, &quot;dropping-particle&quot;: &quot;&quot;, &quot;non-dropping-particle&quot;: &quot;&quot;, &quot;family&quot;: &quot;Zhao&quot;}, {&quot;parse-names&quot;: false, &quot;suffix&quot;: &quot;&quot;, &quot;given&quot;: &quot;Jiangang&quot;, &quot;dropping-particle&quot;: &quot;&quot;, &quot;non-dropping-particle&quot;: &quot;&quot;, &quot;family&quot;: &quot;Chen&quot;}], &quot;publisher&quot;: &quot;Nature Publishing Group&quot;}, &quot;uris&quot;: [&quot;http://www.mendeley.com/documents/?uuid=457e9bc5-711b-3c5c-9655-0178cd75eaac&quot;], &quot;id&quot;: &quot;ITEM-3&quot;}], &quot;properties&quot;: {&quot;noteIndex&quot;: 0}} RNDtt9zlmzCCZ"/><text:span text:style-name="T14">(Peterfreund </text:span><text:span text:style-name="T15">et al.</text:span><text:span text:style-name="T14">, 2012; David </text:span><text:span text:style-name="T15">et al.</text:span><text:span text:style-name="T14">, 2014; Kennedy </text:span><text:span text:style-name="T15">et al.</text:span><text:span text:style-name="T14">, 2016)</text:span><text:reference-mark-end text:name="ADDIN CSL_CITATION {&quot;schema&quot;: &quot;https://github.com/citation-style-language/schema/raw/master/csl-citation.json&quot;, &quot;mendeley&quot;: {&quot;plainTextFormattedCitation&quot;: &quot;(Peterfreund et al., 2012; David et al., 2014; Kennedy et al., 2016)&quot;, &quot;formattedCitation&quot;: &quot;(Peterfreund &lt;i&gt;et al.&lt;/i&gt;, 2012; David &lt;i&gt;et al.&lt;/i&gt;, 2014; Kennedy &lt;i&gt;et al.&lt;/i&gt;, 2016)&quot;, &quot;previouslyFormattedCitation&quot;: &quot;(Peterfreund &lt;i&gt;et al.&lt;/i&gt;, 2012; David &lt;i&gt;et al.&lt;/i&gt;, 2014; Kennedy &lt;i&gt;et al.&lt;/i&gt;, 2016)&quot;}, &quot;citationItems&quot;: [{&quot;itemData&quot;: {&quot;volume&quot;: &quot;7&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type&quot;: &quot;article-journal&quot;, &quot;container-title&quot;: &quot;PloS one&quot;, &quot;DOI&quot;: &quot;10.1371/journal.pone.0046966&quot;, &quot;page&quot;: &quot;e46966&quot;, &quot;id&quot;: &quot;ITEM-1&quot;, &quot;PMID&quot;: &quot;23071679&quot;, &quot;title&quot;: &quot;Succession in the gut microbiome following antibiotic and antibody therapies for Clostridium difficile.&quot;, &quot;ISSN&quot;: &quot;1932-6203&quot;, &quot;issue&quot;: &quot;10&quot;, &quot;issued&quot;: {&quot;date-parts&quot;: [[&quot;2012&quot;, &quot;1&quot;, &quot;10&quot;]]}, &quot;author&quot;: [{&quot;parse-names&quot;: false, &quot;suffix&quot;: &quot;&quot;, &quot;given&quot;: &quot;Gregory L&quot;, &quot;dropping-particle&quot;: &quot;&quot;, &quot;non-dropping-particle&quot;: &quot;&quot;, &quot;family&quot;: &quot;Peterfreund&quot;}, {&quot;parse-names&quot;: false, &quot;suffix&quot;: &quot;&quot;, &quot;given&quot;: &quot;Lee E&quot;, &quot;dropping-particle&quot;: &quot;&quot;, &quot;non-dropping-particle&quot;: &quot;&quot;, &quot;family&quot;: &quot;Vandivier&quot;}, {&quot;parse-names&quot;: false, &quot;suffix&quot;: &quot;&quot;, &quot;given&quot;: &quot;Rohini&quot;, &quot;dropping-particle&quot;: &quot;&quot;, &quot;non-dropping-particle&quot;: &quot;&quot;, &quot;family&quot;: &quot;Sinha&quot;}, {&quot;parse-names&quot;: false, &quot;suffix&quot;: &quot;&quot;, &quot;given&quot;: &quot;Andre J&quot;, &quot;dropping-particle&quot;: &quot;&quot;, &quot;non-dropping-particle&quot;: &quot;&quot;, &quot;family&quot;: &quot;Marozsan&quot;}, {&quot;parse-names&quot;: false, &quot;suffix&quot;: &quot;&quot;, &quot;given&quot;: &quot;William C&quot;, &quot;dropping-particle&quot;: &quot;&quot;, &quot;non-dropping-particle&quot;: &quot;&quot;, &quot;family&quot;: &quot;Olson&quot;}, {&quot;parse-names&quot;: false, &quot;suffix&quot;: &quot;&quot;, &quot;given&quot;: &quot;Jun&quot;, &quot;dropping-particle&quot;: &quot;&quot;, &quot;non-dropping-particle&quot;: &quot;&quot;, &quot;family&quot;: &quot;Zhu&quot;}, {&quot;parse-names&quot;: false, &quot;suffix&quot;: &quot;&quot;, &quot;given&quot;: &quot;Frederic D&quot;, &quot;dropping-particle&quot;: &quot;&quot;, &quot;non-dropping-particle&quot;: &quot;&quot;, &quot;family&quot;: &quot;Bushman&quot;}], &quot;publisher&quot;: &quot;Public Library of Science&quot;}, &quot;uris&quot;: [&quot;http://www.mendeley.com/documents/?uuid=c35b8bbb-a9bf-48fc-82c7-c4787dfa0c8a&quot;], &quot;id&quot;: &quot;ITEM-1&quot;}, {&quot;itemData&quot;: {&quot;volume&quot;: &quot;15&quot;, &quot;language&quot;: &quot;En&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type&quot;: &quot;article-journal&quot;, &quot;container-title&quot;: &quot;Genome biology&quot;, &quot;DOI&quot;: &quot;10.1186/gb-2014-15-7-r89&quot;, &quot;page&quot;: &quot;R89&quot;, &quot;id&quot;: &quot;ITEM-2&quot;, &quot;PMID&quot;: &quot;25146375&quot;, &quot;title&quot;: &quot;Host lifestyle affects human microbiota on daily timescales.&quot;, &quot;ISSN&quot;: &quot;1465-6914&quot;, &quot;issue&quot;: &quot;7&quot;, &quot;issued&quot;: {&quot;date-parts&quot;: [[&quot;2014&quot;, &quot;1&quot;, &quot;25&quot;]]}, &quot;author&quot;: [{&quot;parse-names&quot;: false, &quot;suffix&quot;: &quot;&quot;, &quot;given&quot;: &quot;Lawrence A&quot;, &quot;dropping-particle&quot;: &quot;&quot;, &quot;non-dropping-particle&quot;: &quot;&quot;, &quot;family&quot;: &quot;David&quot;}, {&quot;parse-names&quot;: false, &quot;suffix&quot;: &quot;&quot;, &quot;given&quot;: &quot;Arne C&quot;, &quot;dropping-particle&quot;: &quot;&quot;, &quot;non-dropping-particle&quot;: &quot;&quot;, &quot;family&quot;: &quot;Materna&quot;}, {&quot;parse-names&quot;: false, &quot;suffix&quot;: &quot;&quot;, &quot;given&quot;: &quot;Jonathan&quot;, &quot;dropping-particle&quot;: &quot;&quot;, &quot;non-dropping-particle&quot;: &quot;&quot;, &quot;family&quot;: &quot;Friedman&quot;}, {&quot;parse-names&quot;: false, &quot;suffix&quot;: &quot;&quot;, &quot;given&quot;: &quot;Maria I&quot;, &quot;dropping-particle&quot;: &quot;&quot;, &quot;non-dropping-particle&quot;: &quot;&quot;, &quot;family&quot;: &quot;Campos-Baptista&quot;}, {&quot;parse-names&quot;: false, &quot;suffix&quot;: &quot;&quot;, &quot;given&quot;: &quot;Matthew C&quot;, &quot;dropping-particle&quot;: &quot;&quot;, &quot;non-dropping-particle&quot;: &quot;&quot;, &quot;family&quot;: &quot;Blackburn&quot;}, {&quot;parse-names&quot;: false, &quot;suffix&quot;: &quot;&quot;, &quot;given&quot;: &quot;Allison&quot;, &quot;dropping-particle&quot;: &quot;&quot;, &quot;non-dropping-particle&quot;: &quot;&quot;, &quot;family&quot;: &quot;Perrotta&quot;}, {&quot;parse-names&quot;: false, &quot;suffix&quot;: &quot;&quot;, &quot;given&quot;: &quot;Susan E&quot;, &quot;dropping-particle&quot;: &quot;&quot;, &quot;non-dropping-particle&quot;: &quot;&quot;, &quot;family&quot;: &quot;Erdman&quot;}, {&quot;parse-names&quot;: false, &quot;suffix&quot;: &quot;&quot;, &quot;given&quot;: &quot;Eric J&quot;, &quot;dropping-particle&quot;: &quot;&quot;, &quot;non-dropping-particle&quot;: &quot;&quot;, &quot;family&quot;: &quot;Alm&quot;}], &quot;publisher&quot;: &quot;BioMed Central&quot;}, &quot;uris&quot;: [&quot;http://www.mendeley.com/documents/?uuid=dfecea61-9ed9-4500-a29f-5f0a06b261f4&quot;], &quot;id&quot;: &quot;ITEM-2&quot;}, {&quot;itemData&quot;: {&quot;volume&quot;: &quot;6&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type&quot;: &quot;article-journal&quot;, &quot;container-title&quot;: &quot;Scientific reports&quot;, &quot;DOI&quot;: &quot;10.1038/srep33430&quot;, &quot;page&quot;: &quot;33430&quot;, &quot;id&quot;: &quot;ITEM-3&quot;, &quot;PMID&quot;: &quot;27646684&quot;, &quot;title&quot;: &quot;Temporal Development of Gut Microbiota in Triclocarban Exposed Pregnant and Neonatal Rats.&quot;, &quot;ISSN&quot;: &quot;2045-2322&quot;, &quot;issued&quot;: {&quot;date-parts&quot;: [[&quot;2016&quot;]]}, &quot;author&quot;: [{&quot;parse-names&quot;: false, &quot;suffix&quot;: &quot;&quot;, &quot;given&quot;: &quot;Rebekah C&quot;, &quot;dropping-particle&quot;: &quot;&quot;, &quot;non-dropping-particle&quot;: &quot;&quot;, &quot;family&quot;: &quot;Kennedy&quot;}, {&quot;parse-names&quot;: false, &quot;suffix&quot;: &quot;&quot;, &quot;given&quot;: &quot;Russell R&quot;, &quot;dropping-particle&quot;: &quot;&quot;, &quot;non-dropping-particle&quot;: &quot;&quot;, &quot;family&quot;: &quot;Fling&quot;}, {&quot;parse-names&quot;: false, &quot;suffix&quot;: &quot;&quot;, &quot;given&quot;: &quot;Michael S&quot;, &quot;dropping-particle&quot;: &quot;&quot;, &quot;non-dropping-particle&quot;: &quot;&quot;, &quot;family&quot;: &quot;Robeson&quot;}, {&quot;parse-names&quot;: false, &quot;suffix&quot;: &quot;&quot;, &quot;given&quot;: &quot;Arnold M&quot;, &quot;dropping-particle&quot;: &quot;&quot;, &quot;non-dropping-particle&quot;: &quot;&quot;, &quot;family&quot;: &quot;Saxton&quot;}, {&quot;parse-names&quot;: false, &quot;suffix&quot;: &quot;&quot;, &quot;given&quot;: &quot;Robert L&quot;, &quot;dropping-particle&quot;: &quot;&quot;, &quot;non-dropping-particle&quot;: &quot;&quot;, &quot;family&quot;: &quot;Donnell&quot;}, {&quot;parse-names&quot;: false, &quot;suffix&quot;: &quot;&quot;, &quot;given&quot;: &quot;John L&quot;, &quot;dropping-particle&quot;: &quot;&quot;, &quot;non-dropping-particle&quot;: &quot;&quot;, &quot;family&quot;: &quot;Darcy&quot;}, {&quot;parse-names&quot;: false, &quot;suffix&quot;: &quot;&quot;, &quot;given&quot;: &quot;David A&quot;, &quot;dropping-particle&quot;: &quot;&quot;, &quot;non-dropping-particle&quot;: &quot;&quot;, &quot;family&quot;: &quot;Bemis&quot;}, {&quot;parse-names&quot;: false, &quot;suffix&quot;: &quot;&quot;, &quot;given&quot;: &quot;Jiang&quot;, &quot;dropping-particle&quot;: &quot;&quot;, &quot;non-dropping-particle&quot;: &quot;&quot;, &quot;family&quot;: &quot;Liu&quot;}, {&quot;parse-names&quot;: false, &quot;suffix&quot;: &quot;&quot;, &quot;given&quot;: &quot;Ling&quot;, &quot;dropping-particle&quot;: &quot;&quot;, &quot;non-dropping-particle&quot;: &quot;&quot;, &quot;family&quot;: &quot;Zhao&quot;}, {&quot;parse-names&quot;: false, &quot;suffix&quot;: &quot;&quot;, &quot;given&quot;: &quot;Jiangang&quot;, &quot;dropping-particle&quot;: &quot;&quot;, &quot;non-dropping-particle&quot;: &quot;&quot;, &quot;family&quot;: &quot;Chen&quot;}], &quot;publisher&quot;: &quot;Nature Publishing Group&quot;}, &quot;uris&quot;: [&quot;http://www.mendeley.com/documents/?uuid=457e9bc5-711b-3c5c-9655-0178cd75eaac&quot;], &quot;id&quot;: &quot;ITEM-3&quot;}], &quot;properties&quot;: {&quot;noteIndex&quot;: 0}} RNDtt9zlmzCCZ"/><text:span text:style-name="T34">⁠, and the natural turnover of microbial communities over time </text:span><text:reference-mark-start text:name="ADDIN CSL_CITATION {&quot;schema&quot;: &quot;https://github.com/citation-style-language/schema/raw/master/csl-citation.json&quot;, &quot;mendeley&quot;: {&quot;plainTextFormattedCitation&quot;: &quot;(Caporaso et al., 2011)&quot;, &quot;formattedCitation&quot;: &quot;(Caporaso &lt;i&gt;et al.&lt;/i&gt;, 2011)&quot;, &quot;previouslyFormattedCitation&quot;: &quot;(Caporaso &lt;i&gt;et al.&lt;/i&gt;, 2011)&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properties&quot;: {&quot;noteIndex&quot;: 0}} RND4XHOuRvPS1"/><text:span text:style-name="T14">(Caporaso </text:span><text:span text:style-name="T15">et al.</text:span><text:span text:style-name="T14">, 2011)</text:span><text:reference-mark-end text:name="ADDIN CSL_CITATION {&quot;schema&quot;: &quot;https://github.com/citation-style-language/schema/raw/master/csl-citation.json&quot;, &quot;mendeley&quot;: {&quot;plainTextFormattedCitation&quot;: &quot;(Caporaso et al., 2011)&quot;, &quot;formattedCitation&quot;: &quot;(Caporaso &lt;i&gt;et al.&lt;/i&gt;, 2011)&quot;, &quot;previouslyFormattedCitation&quot;: &quot;(Caporaso &lt;i&gt;et al.&lt;/i&gt;, 2011)&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properties&quot;: {&quot;noteIndex&quot;: 0}} RND4XHOuRvPS1"/><text:span text:style-name="T34">⁠.</text:span></text:p>
      <text:p text:style-name="P30"><text:span text:style-name="T34"><text:tab/>Insights into these difficult-to-observe community assembly processes can be gained via the comparison of microbial communities using high-throughput DNA sequencing </text:span><text:reference-mark-start text:name="ADDIN CSL_CITATION {&quot;schema&quot;: &quot;https://github.com/citation-style-language/schema/raw/master/csl-citation.json&quot;, &quot;mendeley&quot;: {&quot;plainTextFormattedCitation&quot;: &quot;(Nemergut et al., 2016; Caporaso et al., 2011; Nemergut et al., 2013)&quot;, &quot;formattedCitation&quot;: &quot;(Nemergut &lt;i&gt;et al.&lt;/i&gt;, 2016; Caporaso &lt;i&gt;et al.&lt;/i&gt;, 2011; Nemergut &lt;i&gt;et al.&lt;/i&gt;, 2013)&quot;, &quot;previouslyFormattedCitation&quot;: &quot;(Nemergut &lt;i&gt;et al.&lt;/i&gt;, 2016; Caporaso &lt;i&gt;et al.&lt;/i&gt;, 2011; Nemergut &lt;i&gt;et al.&lt;/i&gt;, 2013)&quot;}, &quot;citationItems&quot;: [{&quot;itemData&quot;: {&quot;volume&quot;: &quot;10&quot;, &quot;issued&quot;: {&quot;date-parts&quot;: [[&quot;2016&quot;, &quot;5&quot;, &quot;13&quot;]]}, &quot;type&quot;: &quot;article-journal&quot;, &quot;container-title&quot;: &quot;The ISME Journal&quot;, &quot;DOI&quot;: &quot;10.1038/ismej.2015.191&quot;, &quot;page&quot;: &quot;1147-1156&quot;, &quot;title&quot;: &quot;Decreases in average bacterial community rRNA operon copy number during succession&quot;, &quot;id&quot;: &quot;ITEM-1&quot;, &quot;note&quot;: &quot;NULL&quot;, &quot;ISSN&quot;: &quot;1751-7362&quot;, &quot;issue&quot;: &quot;5&quot;, &quot;author&quot;: [{&quot;parse-names&quot;: false, &quot;suffix&quot;: &quot;&quot;, &quot;given&quot;: &quot;Diana R&quot;, &quot;dropping-particle&quot;: &quot;&quot;, &quot;non-dropping-particle&quot;: &quot;&quot;, &quot;family&quot;: &quot;Nemergut&quot;}, {&quot;parse-names&quot;: false, &quot;suffix&quot;: &quot;&quot;, &quot;given&quot;: &quot;Joseph E&quot;, &quot;dropping-particle&quot;: &quot;&quot;, &quot;non-dropping-particle&quot;: &quot;&quot;, &quot;family&quot;: &quot;Knelman&quot;}, {&quot;parse-names&quot;: false, &quot;suffix&quot;: &quot;&quot;, &quot;given&quot;: &quot;Scott&quot;, &quot;dropping-particle&quot;: &quot;&quot;, &quot;non-dropping-particle&quot;: &quot;&quot;, &quot;family&quot;: &quot;Ferrenberg&quot;}, {&quot;parse-names&quot;: false, &quot;suffix&quot;: &quot;&quot;, &quot;given&quot;: &quot;Teresa&quot;, &quot;dropping-particle&quot;: &quot;&quot;, &quot;non-dropping-particle&quot;: &quot;&quot;, &quot;family&quot;: &quot;Bilinski&quot;}, {&quot;parse-names&quot;: false, &quot;suffix&quot;: &quot;&quot;, &quot;given&quot;: &quot;Brett&quot;, &quot;dropping-particle&quot;: &quot;&quot;, &quot;non-dropping-particle&quot;: &quot;&quot;, &quot;family&quot;: &quot;Melbourne&quot;}, {&quot;parse-names&quot;: false, &quot;suffix&quot;: &quot;&quot;, &quot;given&quot;: &quot;Lin&quot;, &quot;dropping-particle&quot;: &quot;&quot;, &quot;non-dropping-particle&quot;: &quot;&quot;, &quot;family&quot;: &quot;Jiang&quot;}, {&quot;parse-names&quot;: false, &quot;suffix&quot;: &quot;&quot;, &quot;given&quot;: &quot;Cyrille&quot;, &quot;dropping-particle&quot;: &quot;&quot;, &quot;non-dropping-particle&quot;: &quot;&quot;, &quot;family&quot;: &quot;Violle&quot;}, {&quot;parse-names&quot;: false, &quot;suffix&quot;: &quot;&quot;, &quot;given&quot;: &quot;John L&quot;, &quot;dropping-particle&quot;: &quot;&quot;, &quot;non-dropping-particle&quot;: &quot;&quot;, &quot;family&quot;: &quot;Darcy&quot;}, {&quot;parse-names&quot;: false, &quot;suffix&quot;: &quot;&quot;, &quot;given&quot;: &quot;Tiffany&quot;, &quot;dropping-particle&quot;: &quot;&quot;, &quot;non-dropping-particle&quot;: &quot;&quot;, &quot;family&quot;: &quot;Prest&quot;}, {&quot;parse-names&quot;: false, &quot;suffix&quot;: &quot;&quot;, &quot;given&quot;: &quot;Steven K&quot;, &quot;dropping-particle&quot;: &quot;&quot;, &quot;non-dropping-particle&quot;: &quot;&quot;, &quot;family&quot;: &quot;Schmidt&quot;}, {&quot;parse-names&quot;: false, &quot;suffix&quot;: &quot;&quot;, &quot;given&quot;: &quot;Alan R&quot;, &quot;dropping-particle&quot;: &quot;&quot;, &quot;non-dropping-particle&quot;: &quot;&quot;, &quot;family&quot;: &quot;Townsend&quot;}], &quot;publisher&quot;: &quot;Nature Publishing Group&quot;}, &quot;uris&quot;: [&quot;http://www.mendeley.com/documents/?uuid=9b725a04-70dc-3877-9d7b-05228327121c&quot;], &quot;id&quot;: &quot;ITEM-1&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2&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2&quot;}, {&quot;itemData&quot;: {&quot;volume&quot;: &quot;77&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type&quot;: &quot;article-journal&quot;, &quot;container-title&quot;: &quot;Microbiology and molecular biology reviews : MMBR&quot;, &quot;DOI&quot;: &quot;10.1128/MMBR.00051-12&quot;, &quot;page&quot;: &quot;342-56&quot;, &quot;id&quot;: &quot;ITEM-3&quot;, &quot;PMID&quot;: &quot;24006468&quot;, &quot;title&quot;: &quot;Patterns and processes of microbial community assembly.&quot;, &quot;ISSN&quot;: &quot;1098-5557&quot;, &quot;issue&quot;: &quot;3&quot;, &quot;issued&quot;: {&quot;date-parts&quot;: [[&quot;2013&quot;, &quot;9&quot;, &quot;1&quot;]]}, &quot;author&quot;: [{&quot;parse-names&quot;: false, &quot;suffix&quot;: &quot;&quot;, &quot;given&quot;: &quot;Diana R&quot;, &quot;dropping-particle&quot;: &quot;&quot;, &quot;non-dropping-particle&quot;: &quot;&quot;, &quot;family&quot;: &quot;Nemergut&quot;}, {&quot;parse-names&quot;: false, &quot;suffix&quot;: &quot;&quot;, &quot;given&quot;: &quot;Steven K&quot;, &quot;dropping-particle&quot;: &quot;&quot;, &quot;non-dropping-particle&quot;: &quot;&quot;, &quot;family&quot;: &quot;Schmidt&quot;}, {&quot;parse-names&quot;: false, &quot;suffix&quot;: &quot;&quot;, &quot;given&quot;: &quot;Tadashi&quot;, &quot;dropping-particle&quot;: &quot;&quot;, &quot;non-dropping-particle&quot;: &quot;&quot;, &quot;family&quot;: &quot;Fukami&quot;}, {&quot;parse-names&quot;: false, &quot;suffix&quot;: &quot;&quot;, &quot;given&quot;: &quot;Sean P&quot;, &quot;dropping-particle&quot;: &quot;&quot;, &quot;non-dropping-particle&quot;: &quot;&quot;, &quot;family&quot;: &quot;O'Neill&quot;}, {&quot;parse-names&quot;: false, &quot;suffix&quot;: &quot;&quot;, &quot;given&quot;: &quot;Teresa M&quot;, &quot;dropping-particle&quot;: &quot;&quot;, &quot;non-dropping-particle&quot;: &quot;&quot;, &quot;family&quot;: &quot;Bilinski&quot;}, {&quot;parse-names&quot;: false, &quot;suffix&quot;: &quot;&quot;, &quot;given&quot;: &quot;Lee F&quot;, &quot;dropping-particle&quot;: &quot;&quot;, &quot;non-dropping-particle&quot;: &quot;&quot;, &quot;family&quot;: &quot;Stanish&quot;}, {&quot;parse-names&quot;: false, &quot;suffix&quot;: &quot;&quot;, &quot;given&quot;: &quot;Joseph E&quot;, &quot;dropping-particle&quot;: &quot;&quot;, &quot;non-dropping-particle&quot;: &quot;&quot;, &quot;family&quot;: &quot;Knelman&quot;}, {&quot;parse-names&quot;: false, &quot;suffix&quot;: &quot;&quot;, &quot;given&quot;: &quot;John L&quot;, &quot;dropping-particle&quot;: &quot;&quot;, &quot;non-dropping-particle&quot;: &quot;&quot;, &quot;family&quot;: &quot;Darcy&quot;}, {&quot;parse-names&quot;: false, &quot;suffix&quot;: &quot;&quot;, &quot;given&quot;: &quot;Ryan C&quot;, &quot;dropping-particle&quot;: &quot;&quot;, &quot;non-dropping-particle&quot;: &quot;&quot;, &quot;family&quot;: &quot;Lynch&quot;}, {&quot;parse-names&quot;: false, &quot;suffix&quot;: &quot;&quot;, &quot;given&quot;: &quot;Phillip&quot;, &quot;dropping-particle&quot;: &quot;&quot;, &quot;non-dropping-particle&quot;: &quot;&quot;, &quot;family&quot;: &quot;Wickey&quot;}, {&quot;parse-names&quot;: false, &quot;suffix&quot;: &quot;&quot;, &quot;given&quot;: &quot;Scott&quot;, &quot;dropping-particle&quot;: &quot;&quot;, &quot;non-dropping-particle&quot;: &quot;&quot;, &quot;family&quot;: &quot;Ferrenberg&quot;}]}, &quot;uris&quot;: [&quot;http://www.mendeley.com/documents/?uuid=09f64fbe-1329-4692-a462-2bf635a5f681&quot;], &quot;id&quot;: &quot;ITEM-3&quot;}], &quot;properties&quot;: {&quot;noteIndex&quot;: 0}} RNDoInvuXQsdq"/><text:span text:style-name="T14">(Nemergut </text:span><text:span text:style-name="T15">et al.</text:span><text:span text:style-name="T14">, 2016; Caporaso </text:span><text:span text:style-name="T15">et al.</text:span><text:span text:style-name="T14">, 2011; Nemergut </text:span><text:span text:style-name="T15">et al.</text:span><text:span text:style-name="T14">, 2013)</text:span><text:reference-mark-end text:name="ADDIN CSL_CITATION {&quot;schema&quot;: &quot;https://github.com/citation-style-language/schema/raw/master/csl-citation.json&quot;, &quot;mendeley&quot;: {&quot;plainTextFormattedCitation&quot;: &quot;(Nemergut et al., 2016; Caporaso et al., 2011; Nemergut et al., 2013)&quot;, &quot;formattedCitation&quot;: &quot;(Nemergut &lt;i&gt;et al.&lt;/i&gt;, 2016; Caporaso &lt;i&gt;et al.&lt;/i&gt;, 2011; Nemergut &lt;i&gt;et al.&lt;/i&gt;, 2013)&quot;, &quot;previouslyFormattedCitation&quot;: &quot;(Nemergut &lt;i&gt;et al.&lt;/i&gt;, 2016; Caporaso &lt;i&gt;et al.&lt;/i&gt;, 2011; Nemergut &lt;i&gt;et al.&lt;/i&gt;, 2013)&quot;}, &quot;citationItems&quot;: [{&quot;itemData&quot;: {&quot;volume&quot;: &quot;10&quot;, &quot;issued&quot;: {&quot;date-parts&quot;: [[&quot;2016&quot;, &quot;5&quot;, &quot;13&quot;]]}, &quot;type&quot;: &quot;article-journal&quot;, &quot;container-title&quot;: &quot;The ISME Journal&quot;, &quot;DOI&quot;: &quot;10.1038/ismej.2015.191&quot;, &quot;page&quot;: &quot;1147-1156&quot;, &quot;title&quot;: &quot;Decreases in average bacterial community rRNA operon copy number during succession&quot;, &quot;id&quot;: &quot;ITEM-1&quot;, &quot;note&quot;: &quot;NULL&quot;, &quot;ISSN&quot;: &quot;1751-7362&quot;, &quot;issue&quot;: &quot;5&quot;, &quot;author&quot;: [{&quot;parse-names&quot;: false, &quot;suffix&quot;: &quot;&quot;, &quot;given&quot;: &quot;Diana R&quot;, &quot;dropping-particle&quot;: &quot;&quot;, &quot;non-dropping-particle&quot;: &quot;&quot;, &quot;family&quot;: &quot;Nemergut&quot;}, {&quot;parse-names&quot;: false, &quot;suffix&quot;: &quot;&quot;, &quot;given&quot;: &quot;Joseph E&quot;, &quot;dropping-particle&quot;: &quot;&quot;, &quot;non-dropping-particle&quot;: &quot;&quot;, &quot;family&quot;: &quot;Knelman&quot;}, {&quot;parse-names&quot;: false, &quot;suffix&quot;: &quot;&quot;, &quot;given&quot;: &quot;Scott&quot;, &quot;dropping-particle&quot;: &quot;&quot;, &quot;non-dropping-particle&quot;: &quot;&quot;, &quot;family&quot;: &quot;Ferrenberg&quot;}, {&quot;parse-names&quot;: false, &quot;suffix&quot;: &quot;&quot;, &quot;given&quot;: &quot;Teresa&quot;, &quot;dropping-particle&quot;: &quot;&quot;, &quot;non-dropping-particle&quot;: &quot;&quot;, &quot;family&quot;: &quot;Bilinski&quot;}, {&quot;parse-names&quot;: false, &quot;suffix&quot;: &quot;&quot;, &quot;given&quot;: &quot;Brett&quot;, &quot;dropping-particle&quot;: &quot;&quot;, &quot;non-dropping-particle&quot;: &quot;&quot;, &quot;family&quot;: &quot;Melbourne&quot;}, {&quot;parse-names&quot;: false, &quot;suffix&quot;: &quot;&quot;, &quot;given&quot;: &quot;Lin&quot;, &quot;dropping-particle&quot;: &quot;&quot;, &quot;non-dropping-particle&quot;: &quot;&quot;, &quot;family&quot;: &quot;Jiang&quot;}, {&quot;parse-names&quot;: false, &quot;suffix&quot;: &quot;&quot;, &quot;given&quot;: &quot;Cyrille&quot;, &quot;dropping-particle&quot;: &quot;&quot;, &quot;non-dropping-particle&quot;: &quot;&quot;, &quot;family&quot;: &quot;Violle&quot;}, {&quot;parse-names&quot;: false, &quot;suffix&quot;: &quot;&quot;, &quot;given&quot;: &quot;John L&quot;, &quot;dropping-particle&quot;: &quot;&quot;, &quot;non-dropping-particle&quot;: &quot;&quot;, &quot;family&quot;: &quot;Darcy&quot;}, {&quot;parse-names&quot;: false, &quot;suffix&quot;: &quot;&quot;, &quot;given&quot;: &quot;Tiffany&quot;, &quot;dropping-particle&quot;: &quot;&quot;, &quot;non-dropping-particle&quot;: &quot;&quot;, &quot;family&quot;: &quot;Prest&quot;}, {&quot;parse-names&quot;: false, &quot;suffix&quot;: &quot;&quot;, &quot;given&quot;: &quot;Steven K&quot;, &quot;dropping-particle&quot;: &quot;&quot;, &quot;non-dropping-particle&quot;: &quot;&quot;, &quot;family&quot;: &quot;Schmidt&quot;}, {&quot;parse-names&quot;: false, &quot;suffix&quot;: &quot;&quot;, &quot;given&quot;: &quot;Alan R&quot;, &quot;dropping-particle&quot;: &quot;&quot;, &quot;non-dropping-particle&quot;: &quot;&quot;, &quot;family&quot;: &quot;Townsend&quot;}], &quot;publisher&quot;: &quot;Nature Publishing Group&quot;}, &quot;uris&quot;: [&quot;http://www.mendeley.com/documents/?uuid=9b725a04-70dc-3877-9d7b-05228327121c&quot;], &quot;id&quot;: &quot;ITEM-1&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2&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2&quot;}, {&quot;itemData&quot;: {&quot;volume&quot;: &quot;77&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type&quot;: &quot;article-journal&quot;, &quot;container-title&quot;: &quot;Microbiology and molecular biology reviews : MMBR&quot;, &quot;DOI&quot;: &quot;10.1128/MMBR.00051-12&quot;, &quot;page&quot;: &quot;342-56&quot;, &quot;id&quot;: &quot;ITEM-3&quot;, &quot;PMID&quot;: &quot;24006468&quot;, &quot;title&quot;: &quot;Patterns and processes of microbial community assembly.&quot;, &quot;ISSN&quot;: &quot;1098-5557&quot;, &quot;issue&quot;: &quot;3&quot;, &quot;issued&quot;: {&quot;date-parts&quot;: [[&quot;2013&quot;, &quot;9&quot;, &quot;1&quot;]]}, &quot;author&quot;: [{&quot;parse-names&quot;: false, &quot;suffix&quot;: &quot;&quot;, &quot;given&quot;: &quot;Diana R&quot;, &quot;dropping-particle&quot;: &quot;&quot;, &quot;non-dropping-particle&quot;: &quot;&quot;, &quot;family&quot;: &quot;Nemergut&quot;}, {&quot;parse-names&quot;: false, &quot;suffix&quot;: &quot;&quot;, &quot;given&quot;: &quot;Steven K&quot;, &quot;dropping-particle&quot;: &quot;&quot;, &quot;non-dropping-particle&quot;: &quot;&quot;, &quot;family&quot;: &quot;Schmidt&quot;}, {&quot;parse-names&quot;: false, &quot;suffix&quot;: &quot;&quot;, &quot;given&quot;: &quot;Tadashi&quot;, &quot;dropping-particle&quot;: &quot;&quot;, &quot;non-dropping-particle&quot;: &quot;&quot;, &quot;family&quot;: &quot;Fukami&quot;}, {&quot;parse-names&quot;: false, &quot;suffix&quot;: &quot;&quot;, &quot;given&quot;: &quot;Sean P&quot;, &quot;dropping-particle&quot;: &quot;&quot;, &quot;non-dropping-particle&quot;: &quot;&quot;, &quot;family&quot;: &quot;O'Neill&quot;}, {&quot;parse-names&quot;: false, &quot;suffix&quot;: &quot;&quot;, &quot;given&quot;: &quot;Teresa M&quot;, &quot;dropping-particle&quot;: &quot;&quot;, &quot;non-dropping-particle&quot;: &quot;&quot;, &quot;family&quot;: &quot;Bilinski&quot;}, {&quot;parse-names&quot;: false, &quot;suffix&quot;: &quot;&quot;, &quot;given&quot;: &quot;Lee F&quot;, &quot;dropping-particle&quot;: &quot;&quot;, &quot;non-dropping-particle&quot;: &quot;&quot;, &quot;family&quot;: &quot;Stanish&quot;}, {&quot;parse-names&quot;: false, &quot;suffix&quot;: &quot;&quot;, &quot;given&quot;: &quot;Joseph E&quot;, &quot;dropping-particle&quot;: &quot;&quot;, &quot;non-dropping-particle&quot;: &quot;&quot;, &quot;family&quot;: &quot;Knelman&quot;}, {&quot;parse-names&quot;: false, &quot;suffix&quot;: &quot;&quot;, &quot;given&quot;: &quot;John L&quot;, &quot;dropping-particle&quot;: &quot;&quot;, &quot;non-dropping-particle&quot;: &quot;&quot;, &quot;family&quot;: &quot;Darcy&quot;}, {&quot;parse-names&quot;: false, &quot;suffix&quot;: &quot;&quot;, &quot;given&quot;: &quot;Ryan C&quot;, &quot;dropping-particle&quot;: &quot;&quot;, &quot;non-dropping-particle&quot;: &quot;&quot;, &quot;family&quot;: &quot;Lynch&quot;}, {&quot;parse-names&quot;: false, &quot;suffix&quot;: &quot;&quot;, &quot;given&quot;: &quot;Phillip&quot;, &quot;dropping-particle&quot;: &quot;&quot;, &quot;non-dropping-particle&quot;: &quot;&quot;, &quot;family&quot;: &quot;Wickey&quot;}, {&quot;parse-names&quot;: false, &quot;suffix&quot;: &quot;&quot;, &quot;given&quot;: &quot;Scott&quot;, &quot;dropping-particle&quot;: &quot;&quot;, &quot;non-dropping-particle&quot;: &quot;&quot;, &quot;family&quot;: &quot;Ferrenberg&quot;}]}, &quot;uris&quot;: [&quot;http://www.mendeley.com/documents/?uuid=09f64fbe-1329-4692-a462-2bf635a5f681&quot;], &quot;id&quot;: &quot;ITEM-3&quot;}], &quot;properties&quot;: {&quot;noteIndex&quot;: 0}} RNDoInvuXQsdq"/><text:span text:style-name="T34">⁠, especially in time-series studies </text:span><text:reference-mark-start text:name="ADDIN CSL_CITATION {&quot;schema&quot;: &quot;https://github.com/citation-style-language/schema/raw/master/csl-citation.json&quot;, &quot;mendeley&quot;: {&quot;plainTextFormattedCitation&quot;: &quot;(Caporaso et al., 2011; Koenig et al., 2011; Kennedy et al., 2016; Nemergut et al., 2016; Darcy et al., 2017)&quot;, &quot;formattedCitation&quot;: &quot;(Caporaso &lt;i&gt;et al.&lt;/i&gt;, 2011; Koenig &lt;i&gt;et al.&lt;/i&gt;, 2011; Kennedy &lt;i&gt;et al.&lt;/i&gt;, 2016; Nemergut &lt;i&gt;et al.&lt;/i&gt;, 2016; Darcy &lt;i&gt;et al.&lt;/i&gt;, 2017)&quot;, &quot;previouslyFormattedCitation&quot;: &quot;(Caporaso &lt;i&gt;et al.&lt;/i&gt;, 2011; Koenig &lt;i&gt;et al.&lt;/i&gt;, 2011; Kennedy &lt;i&gt;et al.&lt;/i&gt;, 2016; Nemergut &lt;i&gt;et al.&lt;/i&gt;, 2016; Darcy &lt;i&gt;et al.&lt;/i&gt;, 2017)&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itemData&quot;: {&quot;volume&quot;: &quot;108 Suppl&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type&quot;: &quot;article-journal&quot;, &quot;container-title&quot;: &quot;Proceedings of the National Academy of Sciences of the United States of America&quot;, &quot;DOI&quot;: &quot;10.1073/pnas.1000081107&quot;, &quot;page&quot;: &quot;4578-85&quot;, &quot;id&quot;: &quot;ITEM-2&quot;, &quot;PMID&quot;: &quot;20668239&quot;, &quot;title&quot;: &quot;Succession of microbial consortia in the developing infant gut microbiome.&quot;, &quot;ISSN&quot;: &quot;1091-6490&quot;, &quot;issue&quot;: &quot;Supplement_1&quot;, &quot;issued&quot;: {&quot;date-parts&quot;: [[&quot;2011&quot;, &quot;3&quot;, &quot;15&quot;]]}, &quot;author&quot;: [{&quot;parse-names&quot;: false, &quot;suffix&quot;: &quot;&quot;, &quot;given&quot;: &quot;Jeremy E&quot;, &quot;dropping-particle&quot;: &quot;&quot;, &quot;non-dropping-particle&quot;: &quot;&quot;, &quot;family&quot;: &quot;Koenig&quot;}, {&quot;parse-names&quot;: false, &quot;suffix&quot;: &quot;&quot;, &quot;given&quot;: &quot;Aym\u00e9&quot;, &quot;dropping-particle&quot;: &quot;&quot;, &quot;non-dropping-particle&quot;: &quot;&quot;, &quot;family&quot;: &quot;Spor&quot;}, {&quot;parse-names&quot;: false, &quot;suffix&quot;: &quot;&quot;, &quot;given&quot;: &quot;Nicholas&quot;, &quot;dropping-particle&quot;: &quot;&quot;, &quot;non-dropping-particle&quot;: &quot;&quot;, &quot;family&quot;: &quot;Scalfone&quot;}, {&quot;parse-names&quot;: false, &quot;suffix&quot;: &quot;&quot;, &quot;given&quot;: &quot;Ashwana D&quot;, &quot;dropping-particle&quot;: &quot;&quot;, &quot;non-dropping-particle&quot;: &quot;&quot;, &quot;family&quot;: &quot;Fricker&quot;}, {&quot;parse-names&quot;: false, &quot;suffix&quot;: &quot;&quot;, &quot;given&quot;: &quot;Jesse&quot;, &quot;dropping-particle&quot;: &quot;&quot;, &quot;non-dropping-particle&quot;: &quot;&quot;, &quot;family&quot;: &quot;Stombaugh&quot;}, {&quot;parse-names&quot;: false, &quot;suffix&quot;: &quot;&quot;, &quot;given&quot;: &quot;Rob&quot;, &quot;dropping-particle&quot;: &quot;&quot;, &quot;non-dropping-particle&quot;: &quot;&quot;, &quot;family&quot;: &quot;Knight&quot;}, {&quot;parse-names&quot;: false, &quot;suffix&quot;: &quot;&quot;, &quot;given&quot;: &quot;Largus T&quot;, &quot;dropping-particle&quot;: &quot;&quot;, &quot;non-dropping-particle&quot;: &quot;&quot;, &quot;family&quot;: &quot;Angenent&quot;}, {&quot;parse-names&quot;: false, &quot;suffix&quot;: &quot;&quot;, &quot;given&quot;: &quot;Ruth E&quot;, &quot;dropping-particle&quot;: &quot;&quot;, &quot;non-dropping-particle&quot;: &quot;&quot;, &quot;family&quot;: &quot;Ley&quot;}]}, &quot;uris&quot;: [&quot;http://www.mendeley.com/documents/?uuid=53eb5512-7664-49e8-9091-aa39872934cb&quot;], &quot;id&quot;: &quot;ITEM-2&quot;}, {&quot;itemData&quot;: {&quot;volume&quot;: &quot;6&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type&quot;: &quot;article-journal&quot;, &quot;container-title&quot;: &quot;Scientific reports&quot;, &quot;DOI&quot;: &quot;10.1038/srep33430&quot;, &quot;page&quot;: &quot;33430&quot;, &quot;id&quot;: &quot;ITEM-3&quot;, &quot;PMID&quot;: &quot;27646684&quot;, &quot;title&quot;: &quot;Temporal Development of Gut Microbiota in Triclocarban Exposed Pregnant and Neonatal Rats.&quot;, &quot;ISSN&quot;: &quot;2045-2322&quot;, &quot;issued&quot;: {&quot;date-parts&quot;: [[&quot;2016&quot;]]}, &quot;author&quot;: [{&quot;parse-names&quot;: false, &quot;suffix&quot;: &quot;&quot;, &quot;given&quot;: &quot;Rebekah C&quot;, &quot;dropping-particle&quot;: &quot;&quot;, &quot;non-dropping-particle&quot;: &quot;&quot;, &quot;family&quot;: &quot;Kennedy&quot;}, {&quot;parse-names&quot;: false, &quot;suffix&quot;: &quot;&quot;, &quot;given&quot;: &quot;Russell R&quot;, &quot;dropping-particle&quot;: &quot;&quot;, &quot;non-dropping-particle&quot;: &quot;&quot;, &quot;family&quot;: &quot;Fling&quot;}, {&quot;parse-names&quot;: false, &quot;suffix&quot;: &quot;&quot;, &quot;given&quot;: &quot;Michael S&quot;, &quot;dropping-particle&quot;: &quot;&quot;, &quot;non-dropping-particle&quot;: &quot;&quot;, &quot;family&quot;: &quot;Robeson&quot;}, {&quot;parse-names&quot;: false, &quot;suffix&quot;: &quot;&quot;, &quot;given&quot;: &quot;Arnold M&quot;, &quot;dropping-particle&quot;: &quot;&quot;, &quot;non-dropping-particle&quot;: &quot;&quot;, &quot;family&quot;: &quot;Saxton&quot;}, {&quot;parse-names&quot;: false, &quot;suffix&quot;: &quot;&quot;, &quot;given&quot;: &quot;Robert L&quot;, &quot;dropping-particle&quot;: &quot;&quot;, &quot;non-dropping-particle&quot;: &quot;&quot;, &quot;family&quot;: &quot;Donnell&quot;}, {&quot;parse-names&quot;: false, &quot;suffix&quot;: &quot;&quot;, &quot;given&quot;: &quot;John L&quot;, &quot;dropping-particle&quot;: &quot;&quot;, &quot;non-dropping-particle&quot;: &quot;&quot;, &quot;family&quot;: &quot;Darcy&quot;}, {&quot;parse-names&quot;: false, &quot;suffix&quot;: &quot;&quot;, &quot;given&quot;: &quot;David A&quot;, &quot;dropping-particle&quot;: &quot;&quot;, &quot;non-dropping-particle&quot;: &quot;&quot;, &quot;family&quot;: &quot;Bemis&quot;}, {&quot;parse-names&quot;: false, &quot;suffix&quot;: &quot;&quot;, &quot;given&quot;: &quot;Jiang&quot;, &quot;dropping-particle&quot;: &quot;&quot;, &quot;non-dropping-particle&quot;: &quot;&quot;, &quot;family&quot;: &quot;Liu&quot;}, {&quot;parse-names&quot;: false, &quot;suffix&quot;: &quot;&quot;, &quot;given&quot;: &quot;Ling&quot;, &quot;dropping-particle&quot;: &quot;&quot;, &quot;non-dropping-particle&quot;: &quot;&quot;, &quot;family&quot;: &quot;Zhao&quot;}, {&quot;parse-names&quot;: false, &quot;suffix&quot;: &quot;&quot;, &quot;given&quot;: &quot;Jiangang&quot;, &quot;dropping-particle&quot;: &quot;&quot;, &quot;non-dropping-particle&quot;: &quot;&quot;, &quot;family&quot;: &quot;Chen&quot;}], &quot;publisher&quot;: &quot;Nature Publishing Group&quot;}, &quot;uris&quot;: [&quot;http://www.mendeley.com/documents/?uuid=457e9bc5-711b-3c5c-9655-0178cd75eaac&quot;], &quot;id&quot;: &quot;ITEM-3&quot;}, {&quot;itemData&quot;: {&quot;volume&quot;: &quot;10&quot;, &quot;issued&quot;: {&quot;date-parts&quot;: [[&quot;2016&quot;, &quot;5&quot;, &quot;13&quot;]]}, &quot;type&quot;: &quot;article-journal&quot;, &quot;container-title&quot;: &quot;The ISME Journal&quot;, &quot;DOI&quot;: &quot;10.1038/ismej.2015.191&quot;, &quot;page&quot;: &quot;1147-1156&quot;, &quot;title&quot;: &quot;Decreases in average bacterial community rRNA operon copy number during succession&quot;, &quot;id&quot;: &quot;ITEM-4&quot;, &quot;note&quot;: &quot;NULL&quot;, &quot;ISSN&quot;: &quot;1751-7362&quot;, &quot;issue&quot;: &quot;5&quot;, &quot;author&quot;: [{&quot;parse-names&quot;: false, &quot;suffix&quot;: &quot;&quot;, &quot;given&quot;: &quot;Diana R&quot;, &quot;dropping-particle&quot;: &quot;&quot;, &quot;non-dropping-particle&quot;: &quot;&quot;, &quot;family&quot;: &quot;Nemergut&quot;}, {&quot;parse-names&quot;: false, &quot;suffix&quot;: &quot;&quot;, &quot;given&quot;: &quot;Joseph E&quot;, &quot;dropping-particle&quot;: &quot;&quot;, &quot;non-dropping-particle&quot;: &quot;&quot;, &quot;family&quot;: &quot;Knelman&quot;}, {&quot;parse-names&quot;: false, &quot;suffix&quot;: &quot;&quot;, &quot;given&quot;: &quot;Scott&quot;, &quot;dropping-particle&quot;: &quot;&quot;, &quot;non-dropping-particle&quot;: &quot;&quot;, &quot;family&quot;: &quot;Ferrenberg&quot;}, {&quot;parse-names&quot;: false, &quot;suffix&quot;: &quot;&quot;, &quot;given&quot;: &quot;Teresa&quot;, &quot;dropping-particle&quot;: &quot;&quot;, &quot;non-dropping-particle&quot;: &quot;&quot;, &quot;family&quot;: &quot;Bilinski&quot;}, {&quot;parse-names&quot;: false, &quot;suffix&quot;: &quot;&quot;, &quot;given&quot;: &quot;Brett&quot;, &quot;dropping-particle&quot;: &quot;&quot;, &quot;non-dropping-particle&quot;: &quot;&quot;, &quot;family&quot;: &quot;Melbourne&quot;}, {&quot;parse-names&quot;: false, &quot;suffix&quot;: &quot;&quot;, &quot;given&quot;: &quot;Lin&quot;, &quot;dropping-particle&quot;: &quot;&quot;, &quot;non-dropping-particle&quot;: &quot;&quot;, &quot;family&quot;: &quot;Jiang&quot;}, {&quot;parse-names&quot;: false, &quot;suffix&quot;: &quot;&quot;, &quot;given&quot;: &quot;Cyrille&quot;, &quot;dropping-particle&quot;: &quot;&quot;, &quot;non-dropping-particle&quot;: &quot;&quot;, &quot;family&quot;: &quot;Violle&quot;}, {&quot;parse-names&quot;: false, &quot;suffix&quot;: &quot;&quot;, &quot;given&quot;: &quot;John L&quot;, &quot;dropping-particle&quot;: &quot;&quot;, &quot;non-dropping-particle&quot;: &quot;&quot;, &quot;family&quot;: &quot;Darcy&quot;}, {&quot;parse-names&quot;: false, &quot;suffix&quot;: &quot;&quot;, &quot;given&quot;: &quot;Tiffany&quot;, &quot;dropping-particle&quot;: &quot;&quot;, &quot;non-dropping-particle&quot;: &quot;&quot;, &quot;family&quot;: &quot;Prest&quot;}, {&quot;parse-names&quot;: false, &quot;suffix&quot;: &quot;&quot;, &quot;given&quot;: &quot;Steven K&quot;, &quot;dropping-particle&quot;: &quot;&quot;, &quot;non-dropping-particle&quot;: &quot;&quot;, &quot;family&quot;: &quot;Schmidt&quot;}, {&quot;parse-names&quot;: false, &quot;suffix&quot;: &quot;&quot;, &quot;given&quot;: &quot;Alan R&quot;, &quot;dropping-particle&quot;: &quot;&quot;, &quot;non-dropping-particle&quot;: &quot;&quot;, &quot;family&quot;: &quot;Townsend&quot;}], &quot;publisher&quot;: &quot;Nature Publishing Group&quot;}, &quot;uris&quot;: [&quot;http://www.mendeley.com/documents/?uuid=9b725a04-70dc-3877-9d7b-05228327121c&quot;], &quot;id&quot;: &quot;ITEM-4&quot;}, {&quot;itemData&quot;: {&quot;volume&quot;: &quot;93&quot;, &quot;issued&quot;: {&quot;date-parts&quot;: [[&quot;2017&quot;, &quot;8&quot;]]}, &quot;container-title&quot;: &quot;FEMS Microbiology Ecology&quot;, &quot;type&quot;: &quot;article-journal&quot;, &quot;DOI&quot;: &quot;10.1093/femsec/fix095&quot;, &quot;page&quot;: &quot;7287-90&quot;, &quot;title&quot;: &quot;Spatial autocorrelation of microbial communities atop a debris-covered glacier is evidence of a supraglacial chronosequence&quot;, &quot;id&quot;: &quot;ITEM-5&quot;, &quot;ISSN&quot;: &quot;1574-6941&quot;, &quot;issue&quot;: &quot;8&quot;, &quot;author&quot;: [{&quot;parse-names&quot;: false, &quot;suffix&quot;: &quot;&quot;, &quot;given&quot;: &quot;John L.&quot;, &quot;dropping-particle&quot;: &quot;&quot;, &quot;non-dropping-particle&quot;: &quot;&quot;, &quot;family&quot;: &quot;Darcy&quot;}, {&quot;parse-names&quot;: false, &quot;suffix&quot;: &quot;&quot;, &quot;given&quot;: &quot;Andrew J.&quot;, &quot;dropping-particle&quot;: &quot;&quot;, &quot;non-dropping-particle&quot;: &quot;&quot;, &quot;family&quot;: &quot;King&quot;}, {&quot;parse-names&quot;: false, &quot;suffix&quot;: &quot;&quot;, &quot;given&quot;: &quot;Eli M.S.&quot;, &quot;dropping-particle&quot;: &quot;&quot;, &quot;non-dropping-particle&quot;: &quot;&quot;, &quot;family&quot;: &quot;Gendron&quot;}, {&quot;parse-names&quot;: false, &quot;suffix&quot;: &quot;&quot;, &quot;given&quot;: &quot;Steven K.&quot;, &quot;dropping-particle&quot;: &quot;&quot;, &quot;non-dropping-particle&quot;: &quot;&quot;, &quot;family&quot;: &quot;Schmidt&quot;}], &quot;publisher&quot;: &quot;Princeton University Press, Princeton&quot;}, &quot;uris&quot;: [&quot;http://www.mendeley.com/documents/?uuid=7941b5b1-95c6-4b4f-9cca-fb089df4b5c4&quot;], &quot;id&quot;: &quot;ITEM-5&quot;}], &quot;properties&quot;: {&quot;noteIndex&quot;: 0}} RNDH3I6XBT3kR"/><text:span text:style-name="T14">(Caporaso </text:span><text:span text:style-name="T15">et al.</text:span><text:span text:style-name="T14">, 2011; Koenig </text:span><text:span text:style-name="T15">et al.</text:span><text:span text:style-name="T14">, 2011; Kennedy </text:span><text:span text:style-name="T15">et al.</text:span><text:span text:style-name="T14">, 2016; Nemergut </text:span><text:span text:style-name="T15">et al.</text:span><text:span text:style-name="T14">, 2016; Darcy </text:span><text:span text:style-name="T15">et al.</text:span><text:span text:style-name="T14">, 2017)</text:span><text:reference-mark-end text:name="ADDIN CSL_CITATION {&quot;schema&quot;: &quot;https://github.com/citation-style-language/schema/raw/master/csl-citation.json&quot;, &quot;mendeley&quot;: {&quot;plainTextFormattedCitation&quot;: &quot;(Caporaso et al., 2011; Koenig et al., 2011; Kennedy et al., 2016; Nemergut et al., 2016; Darcy et al., 2017)&quot;, &quot;formattedCitation&quot;: &quot;(Caporaso &lt;i&gt;et al.&lt;/i&gt;, 2011; Koenig &lt;i&gt;et al.&lt;/i&gt;, 2011; Kennedy &lt;i&gt;et al.&lt;/i&gt;, 2016; Nemergut &lt;i&gt;et al.&lt;/i&gt;, 2016; Darcy &lt;i&gt;et al.&lt;/i&gt;, 2017)&quot;, &quot;previouslyFormattedCitation&quot;: &quot;(Caporaso &lt;i&gt;et al.&lt;/i&gt;, 2011; Koenig &lt;i&gt;et al.&lt;/i&gt;, 2011; Kennedy &lt;i&gt;et al.&lt;/i&gt;, 2016; Nemergut &lt;i&gt;et al.&lt;/i&gt;, 2016; Darcy &lt;i&gt;et al.&lt;/i&gt;, 2017)&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itemData&quot;: {&quot;volume&quot;: &quot;108 Suppl&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type&quot;: &quot;article-journal&quot;, &quot;container-title&quot;: &quot;Proceedings of the National Academy of Sciences of the United States of America&quot;, &quot;DOI&quot;: &quot;10.1073/pnas.1000081107&quot;, &quot;page&quot;: &quot;4578-85&quot;, &quot;id&quot;: &quot;ITEM-2&quot;, &quot;PMID&quot;: &quot;20668239&quot;, &quot;title&quot;: &quot;Succession of microbial consortia in the developing infant gut microbiome.&quot;, &quot;ISSN&quot;: &quot;1091-6490&quot;, &quot;issue&quot;: &quot;Supplement_1&quot;, &quot;issued&quot;: {&quot;date-parts&quot;: [[&quot;2011&quot;, &quot;3&quot;, &quot;15&quot;]]}, &quot;author&quot;: [{&quot;parse-names&quot;: false, &quot;suffix&quot;: &quot;&quot;, &quot;given&quot;: &quot;Jeremy E&quot;, &quot;dropping-particle&quot;: &quot;&quot;, &quot;non-dropping-particle&quot;: &quot;&quot;, &quot;family&quot;: &quot;Koenig&quot;}, {&quot;parse-names&quot;: false, &quot;suffix&quot;: &quot;&quot;, &quot;given&quot;: &quot;Aym\u00e9&quot;, &quot;dropping-particle&quot;: &quot;&quot;, &quot;non-dropping-particle&quot;: &quot;&quot;, &quot;family&quot;: &quot;Spor&quot;}, {&quot;parse-names&quot;: false, &quot;suffix&quot;: &quot;&quot;, &quot;given&quot;: &quot;Nicholas&quot;, &quot;dropping-particle&quot;: &quot;&quot;, &quot;non-dropping-particle&quot;: &quot;&quot;, &quot;family&quot;: &quot;Scalfone&quot;}, {&quot;parse-names&quot;: false, &quot;suffix&quot;: &quot;&quot;, &quot;given&quot;: &quot;Ashwana D&quot;, &quot;dropping-particle&quot;: &quot;&quot;, &quot;non-dropping-particle&quot;: &quot;&quot;, &quot;family&quot;: &quot;Fricker&quot;}, {&quot;parse-names&quot;: false, &quot;suffix&quot;: &quot;&quot;, &quot;given&quot;: &quot;Jesse&quot;, &quot;dropping-particle&quot;: &quot;&quot;, &quot;non-dropping-particle&quot;: &quot;&quot;, &quot;family&quot;: &quot;Stombaugh&quot;}, {&quot;parse-names&quot;: false, &quot;suffix&quot;: &quot;&quot;, &quot;given&quot;: &quot;Rob&quot;, &quot;dropping-particle&quot;: &quot;&quot;, &quot;non-dropping-particle&quot;: &quot;&quot;, &quot;family&quot;: &quot;Knight&quot;}, {&quot;parse-names&quot;: false, &quot;suffix&quot;: &quot;&quot;, &quot;given&quot;: &quot;Largus T&quot;, &quot;dropping-particle&quot;: &quot;&quot;, &quot;non-dropping-particle&quot;: &quot;&quot;, &quot;family&quot;: &quot;Angenent&quot;}, {&quot;parse-names&quot;: false, &quot;suffix&quot;: &quot;&quot;, &quot;given&quot;: &quot;Ruth E&quot;, &quot;dropping-particle&quot;: &quot;&quot;, &quot;non-dropping-particle&quot;: &quot;&quot;, &quot;family&quot;: &quot;Ley&quot;}]}, &quot;uris&quot;: [&quot;http://www.mendeley.com/documents/?uuid=53eb5512-7664-49e8-9091-aa39872934cb&quot;], &quot;id&quot;: &quot;ITEM-2&quot;}, {&quot;itemData&quot;: {&quot;volume&quot;: &quot;6&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type&quot;: &quot;article-journal&quot;, &quot;container-title&quot;: &quot;Scientific reports&quot;, &quot;DOI&quot;: &quot;10.1038/srep33430&quot;, &quot;page&quot;: &quot;33430&quot;, &quot;id&quot;: &quot;ITEM-3&quot;, &quot;PMID&quot;: &quot;27646684&quot;, &quot;title&quot;: &quot;Temporal Development of Gut Microbiota in Triclocarban Exposed Pregnant and Neonatal Rats.&quot;, &quot;ISSN&quot;: &quot;2045-2322&quot;, &quot;issued&quot;: {&quot;date-parts&quot;: [[&quot;2016&quot;]]}, &quot;author&quot;: [{&quot;parse-names&quot;: false, &quot;suffix&quot;: &quot;&quot;, &quot;given&quot;: &quot;Rebekah C&quot;, &quot;dropping-particle&quot;: &quot;&quot;, &quot;non-dropping-particle&quot;: &quot;&quot;, &quot;family&quot;: &quot;Kennedy&quot;}, {&quot;parse-names&quot;: false, &quot;suffix&quot;: &quot;&quot;, &quot;given&quot;: &quot;Russell R&quot;, &quot;dropping-particle&quot;: &quot;&quot;, &quot;non-dropping-particle&quot;: &quot;&quot;, &quot;family&quot;: &quot;Fling&quot;}, {&quot;parse-names&quot;: false, &quot;suffix&quot;: &quot;&quot;, &quot;given&quot;: &quot;Michael S&quot;, &quot;dropping-particle&quot;: &quot;&quot;, &quot;non-dropping-particle&quot;: &quot;&quot;, &quot;family&quot;: &quot;Robeson&quot;}, {&quot;parse-names&quot;: false, &quot;suffix&quot;: &quot;&quot;, &quot;given&quot;: &quot;Arnold M&quot;, &quot;dropping-particle&quot;: &quot;&quot;, &quot;non-dropping-particle&quot;: &quot;&quot;, &quot;family&quot;: &quot;Saxton&quot;}, {&quot;parse-names&quot;: false, &quot;suffix&quot;: &quot;&quot;, &quot;given&quot;: &quot;Robert L&quot;, &quot;dropping-particle&quot;: &quot;&quot;, &quot;non-dropping-particle&quot;: &quot;&quot;, &quot;family&quot;: &quot;Donnell&quot;}, {&quot;parse-names&quot;: false, &quot;suffix&quot;: &quot;&quot;, &quot;given&quot;: &quot;John L&quot;, &quot;dropping-particle&quot;: &quot;&quot;, &quot;non-dropping-particle&quot;: &quot;&quot;, &quot;family&quot;: &quot;Darcy&quot;}, {&quot;parse-names&quot;: false, &quot;suffix&quot;: &quot;&quot;, &quot;given&quot;: &quot;David A&quot;, &quot;dropping-particle&quot;: &quot;&quot;, &quot;non-dropping-particle&quot;: &quot;&quot;, &quot;family&quot;: &quot;Bemis&quot;}, {&quot;parse-names&quot;: false, &quot;suffix&quot;: &quot;&quot;, &quot;given&quot;: &quot;Jiang&quot;, &quot;dropping-particle&quot;: &quot;&quot;, &quot;non-dropping-particle&quot;: &quot;&quot;, &quot;family&quot;: &quot;Liu&quot;}, {&quot;parse-names&quot;: false, &quot;suffix&quot;: &quot;&quot;, &quot;given&quot;: &quot;Ling&quot;, &quot;dropping-particle&quot;: &quot;&quot;, &quot;non-dropping-particle&quot;: &quot;&quot;, &quot;family&quot;: &quot;Zhao&quot;}, {&quot;parse-names&quot;: false, &quot;suffix&quot;: &quot;&quot;, &quot;given&quot;: &quot;Jiangang&quot;, &quot;dropping-particle&quot;: &quot;&quot;, &quot;non-dropping-particle&quot;: &quot;&quot;, &quot;family&quot;: &quot;Chen&quot;}], &quot;publisher&quot;: &quot;Nature Publishing Group&quot;}, &quot;uris&quot;: [&quot;http://www.mendeley.com/documents/?uuid=457e9bc5-711b-3c5c-9655-0178cd75eaac&quot;], &quot;id&quot;: &quot;ITEM-3&quot;}, {&quot;itemData&quot;: {&quot;volume&quot;: &quot;10&quot;, &quot;issued&quot;: {&quot;date-parts&quot;: [[&quot;2016&quot;, &quot;5&quot;, &quot;13&quot;]]}, &quot;type&quot;: &quot;article-journal&quot;, &quot;container-title&quot;: &quot;The ISME Journal&quot;, &quot;DOI&quot;: &quot;10.1038/ismej.2015.191&quot;, &quot;page&quot;: &quot;1147-1156&quot;, &quot;title&quot;: &quot;Decreases in average bacterial community rRNA operon copy number during succession&quot;, &quot;id&quot;: &quot;ITEM-4&quot;, &quot;note&quot;: &quot;NULL&quot;, &quot;ISSN&quot;: &quot;1751-7362&quot;, &quot;issue&quot;: &quot;5&quot;, &quot;author&quot;: [{&quot;parse-names&quot;: false, &quot;suffix&quot;: &quot;&quot;, &quot;given&quot;: &quot;Diana R&quot;, &quot;dropping-particle&quot;: &quot;&quot;, &quot;non-dropping-particle&quot;: &quot;&quot;, &quot;family&quot;: &quot;Nemergut&quot;}, {&quot;parse-names&quot;: false, &quot;suffix&quot;: &quot;&quot;, &quot;given&quot;: &quot;Joseph E&quot;, &quot;dropping-particle&quot;: &quot;&quot;, &quot;non-dropping-particle&quot;: &quot;&quot;, &quot;family&quot;: &quot;Knelman&quot;}, {&quot;parse-names&quot;: false, &quot;suffix&quot;: &quot;&quot;, &quot;given&quot;: &quot;Scott&quot;, &quot;dropping-particle&quot;: &quot;&quot;, &quot;non-dropping-particle&quot;: &quot;&quot;, &quot;family&quot;: &quot;Ferrenberg&quot;}, {&quot;parse-names&quot;: false, &quot;suffix&quot;: &quot;&quot;, &quot;given&quot;: &quot;Teresa&quot;, &quot;dropping-particle&quot;: &quot;&quot;, &quot;non-dropping-particle&quot;: &quot;&quot;, &quot;family&quot;: &quot;Bilinski&quot;}, {&quot;parse-names&quot;: false, &quot;suffix&quot;: &quot;&quot;, &quot;given&quot;: &quot;Brett&quot;, &quot;dropping-particle&quot;: &quot;&quot;, &quot;non-dropping-particle&quot;: &quot;&quot;, &quot;family&quot;: &quot;Melbourne&quot;}, {&quot;parse-names&quot;: false, &quot;suffix&quot;: &quot;&quot;, &quot;given&quot;: &quot;Lin&quot;, &quot;dropping-particle&quot;: &quot;&quot;, &quot;non-dropping-particle&quot;: &quot;&quot;, &quot;family&quot;: &quot;Jiang&quot;}, {&quot;parse-names&quot;: false, &quot;suffix&quot;: &quot;&quot;, &quot;given&quot;: &quot;Cyrille&quot;, &quot;dropping-particle&quot;: &quot;&quot;, &quot;non-dropping-particle&quot;: &quot;&quot;, &quot;family&quot;: &quot;Violle&quot;}, {&quot;parse-names&quot;: false, &quot;suffix&quot;: &quot;&quot;, &quot;given&quot;: &quot;John L&quot;, &quot;dropping-particle&quot;: &quot;&quot;, &quot;non-dropping-particle&quot;: &quot;&quot;, &quot;family&quot;: &quot;Darcy&quot;}, {&quot;parse-names&quot;: false, &quot;suffix&quot;: &quot;&quot;, &quot;given&quot;: &quot;Tiffany&quot;, &quot;dropping-particle&quot;: &quot;&quot;, &quot;non-dropping-particle&quot;: &quot;&quot;, &quot;family&quot;: &quot;Prest&quot;}, {&quot;parse-names&quot;: false, &quot;suffix&quot;: &quot;&quot;, &quot;given&quot;: &quot;Steven K&quot;, &quot;dropping-particle&quot;: &quot;&quot;, &quot;non-dropping-particle&quot;: &quot;&quot;, &quot;family&quot;: &quot;Schmidt&quot;}, {&quot;parse-names&quot;: false, &quot;suffix&quot;: &quot;&quot;, &quot;given&quot;: &quot;Alan R&quot;, &quot;dropping-particle&quot;: &quot;&quot;, &quot;non-dropping-particle&quot;: &quot;&quot;, &quot;family&quot;: &quot;Townsend&quot;}], &quot;publisher&quot;: &quot;Nature Publishing Group&quot;}, &quot;uris&quot;: [&quot;http://www.mendeley.com/documents/?uuid=9b725a04-70dc-3877-9d7b-05228327121c&quot;], &quot;id&quot;: &quot;ITEM-4&quot;}, {&quot;itemData&quot;: {&quot;volume&quot;: &quot;93&quot;, &quot;issued&quot;: {&quot;date-parts&quot;: [[&quot;2017&quot;, &quot;8&quot;]]}, &quot;container-title&quot;: &quot;FEMS Microbiology Ecology&quot;, &quot;type&quot;: &quot;article-journal&quot;, &quot;DOI&quot;: &quot;10.1093/femsec/fix095&quot;, &quot;page&quot;: &quot;7287-90&quot;, &quot;title&quot;: &quot;Spatial autocorrelation of microbial communities atop a debris-covered glacier is evidence of a supraglacial chronosequence&quot;, &quot;id&quot;: &quot;ITEM-5&quot;, &quot;ISSN&quot;: &quot;1574-6941&quot;, &quot;issue&quot;: &quot;8&quot;, &quot;author&quot;: [{&quot;parse-names&quot;: false, &quot;suffix&quot;: &quot;&quot;, &quot;given&quot;: &quot;John L.&quot;, &quot;dropping-particle&quot;: &quot;&quot;, &quot;non-dropping-particle&quot;: &quot;&quot;, &quot;family&quot;: &quot;Darcy&quot;}, {&quot;parse-names&quot;: false, &quot;suffix&quot;: &quot;&quot;, &quot;given&quot;: &quot;Andrew J.&quot;, &quot;dropping-particle&quot;: &quot;&quot;, &quot;non-dropping-particle&quot;: &quot;&quot;, &quot;family&quot;: &quot;King&quot;}, {&quot;parse-names&quot;: false, &quot;suffix&quot;: &quot;&quot;, &quot;given&quot;: &quot;Eli M.S.&quot;, &quot;dropping-particle&quot;: &quot;&quot;, &quot;non-dropping-particle&quot;: &quot;&quot;, &quot;family&quot;: &quot;Gendron&quot;}, {&quot;parse-names&quot;: false, &quot;suffix&quot;: &quot;&quot;, &quot;given&quot;: &quot;Steven K.&quot;, &quot;dropping-particle&quot;: &quot;&quot;, &quot;non-dropping-particle&quot;: &quot;&quot;, &quot;family&quot;: &quot;Schmidt&quot;}], &quot;publisher&quot;: &quot;Princeton University Press, Princeton&quot;}, &quot;uris&quot;: [&quot;http://www.mendeley.com/documents/?uuid=7941b5b1-95c6-4b4f-9cca-fb089df4b5c4&quot;], &quot;id&quot;: &quot;ITEM-5&quot;}], &quot;properties&quot;: {&quot;noteIndex&quot;: 0}} RNDH3I6XBT3kR"/><text:span text:style-name="T34">⁠. But one major drawback of culture-independent sequencing studies is that it is difficult to link species with their traits </text:span><text:reference-mark-start text:name="ADDIN CSL_CITATION {&quot;schema&quot;: &quot;https://github.com/citation-style-language/schema/raw/master/csl-citation.json&quot;, &quot;mendeley&quot;: {&quot;plainTextFormattedCitation&quot;: &quot;(Martiny et al., 2015)&quot;, &quot;formattedCitation&quot;: &quot;(Martiny &lt;i&gt;et al.&lt;/i&gt;, 2015)&quot;, &quot;previouslyFormattedCitation&quot;: &quot;(Martiny &lt;i&gt;et al.&lt;/i&gt;, 2015)&quot;}, &quot;citationItems&quot;: [{&quot;itemData&quot;: {&quot;volume&quot;: &quot;350&quot;, &quot;language&quot;: &quot;en&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type&quot;: &quot;article-journal&quot;, &quot;container-title&quot;: &quot;Science&quot;, &quot;DOI&quot;: &quot;10.1126/science.aac9323&quot;, &quot;page&quot;: &quot;aac9323-aac9323&quot;, &quot;id&quot;: &quot;ITEM-1&quot;, &quot;PMID&quot;: &quot;26542581&quot;, &quot;title&quot;: &quot;Microbiomes in light of traits: A phylogenetic perspective&quot;, &quot;ISSN&quot;: &quot;0036-8075&quot;, &quot;issue&quot;: &quot;6261&quot;, &quot;issued&quot;: {&quot;date-parts&quot;: [[&quot;2015&quot;, &quot;11&quot;, &quot;5&quot;]]}, &quot;author&quot;: [{&quot;parse-names&quot;: false, &quot;suffix&quot;: &quot;&quot;, &quot;given&quot;: &quot;J. B. H.&quot;, &quot;dropping-particle&quot;: &quot;&quot;, &quot;non-dropping-particle&quot;: &quot;&quot;, &quot;family&quot;: &quot;Martiny&quot;}, {&quot;parse-names&quot;: false, &quot;suffix&quot;: &quot;&quot;, &quot;given&quot;: &quot;S. E.&quot;, &quot;dropping-particle&quot;: &quot;&quot;, &quot;non-dropping-particle&quot;: &quot;&quot;, &quot;family&quot;: &quot;Jones&quot;}, {&quot;parse-names&quot;: false, &quot;suffix&quot;: &quot;&quot;, &quot;given&quot;: &quot;J. T.&quot;, &quot;dropping-particle&quot;: &quot;&quot;, &quot;non-dropping-particle&quot;: &quot;&quot;, &quot;family&quot;: &quot;Lennon&quot;}, {&quot;parse-names&quot;: false, &quot;suffix&quot;: &quot;&quot;, &quot;given&quot;: &quot;A. C.&quot;, &quot;dropping-particle&quot;: &quot;&quot;, &quot;non-dropping-particle&quot;: &quot;&quot;, &quot;family&quot;: &quot;Martiny&quot;}], &quot;publisher&quot;: &quot;American Association for the Advancement of Science&quot;}, &quot;uris&quot;: [&quot;http://www.mendeley.com/documents/?uuid=44a7e668-d101-4d72-9a99-b4147091a0a6&quot;], &quot;id&quot;: &quot;ITEM-1&quot;}], &quot;properties&quot;: {&quot;noteIndex&quot;: 0}} RNDzqbHBDcX36"/><text:span text:style-name="T14">(Martiny </text:span><text:span text:style-name="T15">et al.</text:span><text:span text:style-name="T14">, 2015)</text:span><text:reference-mark-end text:name="ADDIN CSL_CITATION {&quot;schema&quot;: &quot;https://github.com/citation-style-language/schema/raw/master/csl-citation.json&quot;, &quot;mendeley&quot;: {&quot;plainTextFormattedCitation&quot;: &quot;(Martiny et al., 2015)&quot;, &quot;formattedCitation&quot;: &quot;(Martiny &lt;i&gt;et al.&lt;/i&gt;, 2015)&quot;, &quot;previouslyFormattedCitation&quot;: &quot;(Martiny &lt;i&gt;et al.&lt;/i&gt;, 2015)&quot;}, &quot;citationItems&quot;: [{&quot;itemData&quot;: {&quot;volume&quot;: &quot;350&quot;, &quot;language&quot;: &quot;en&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type&quot;: &quot;article-journal&quot;, &quot;container-title&quot;: &quot;Science&quot;, &quot;DOI&quot;: &quot;10.1126/science.aac9323&quot;, &quot;page&quot;: &quot;aac9323-aac9323&quot;, &quot;id&quot;: &quot;ITEM-1&quot;, &quot;PMID&quot;: &quot;26542581&quot;, &quot;title&quot;: &quot;Microbiomes in light of traits: A phylogenetic perspective&quot;, &quot;ISSN&quot;: &quot;0036-8075&quot;, &quot;issue&quot;: &quot;6261&quot;, &quot;issued&quot;: {&quot;date-parts&quot;: [[&quot;2015&quot;, &quot;11&quot;, &quot;5&quot;]]}, &quot;author&quot;: [{&quot;parse-names&quot;: false, &quot;suffix&quot;: &quot;&quot;, &quot;given&quot;: &quot;J. B. H.&quot;, &quot;dropping-particle&quot;: &quot;&quot;, &quot;non-dropping-particle&quot;: &quot;&quot;, &quot;family&quot;: &quot;Martiny&quot;}, {&quot;parse-names&quot;: false, &quot;suffix&quot;: &quot;&quot;, &quot;given&quot;: &quot;S. E.&quot;, &quot;dropping-particle&quot;: &quot;&quot;, &quot;non-dropping-particle&quot;: &quot;&quot;, &quot;family&quot;: &quot;Jones&quot;}, {&quot;parse-names&quot;: false, &quot;suffix&quot;: &quot;&quot;, &quot;given&quot;: &quot;J. T.&quot;, &quot;dropping-particle&quot;: &quot;&quot;, &quot;non-dropping-particle&quot;: &quot;&quot;, &quot;family&quot;: &quot;Lennon&quot;}, {&quot;parse-names&quot;: false, &quot;suffix&quot;: &quot;&quot;, &quot;given&quot;: &quot;A. C.&quot;, &quot;dropping-particle&quot;: &quot;&quot;, &quot;non-dropping-particle&quot;: &quot;&quot;, &quot;family&quot;: &quot;Martiny&quot;}], &quot;publisher&quot;: &quot;American Association for the Advancement of Science&quot;}, &quot;uris&quot;: [&quot;http://www.mendeley.com/documents/?uuid=44a7e668-d101-4d72-9a99-b4147091a0a6&quot;], &quot;id&quot;: &quot;ITEM-1&quot;}], &quot;properties&quot;: {&quot;noteIndex&quot;: 0}} RNDzqbHBDcX36"/><text:span text:style-name="T34">⁠. Phylogenetic approaches can compensate for this drawback somewhat, by using the shared evolutionary history of species as a proxy for their ecological (trait-based) similarity </text:span><text:reference-mark-start text:name="ADDIN CSL_CITATION {&quot;schema&quot;: &quot;https://github.com/citation-style-language/schema/raw/master/csl-citation.json&quot;, &quot;mendeley&quot;: {&quot;plainTextFormattedCitation&quot;: &quot;(Webb et al., 2002; Wiens et al., 2010)&quot;, &quot;formattedCitation&quot;: &quot;(Webb &lt;i&gt;et al.&lt;/i&gt;, 2002; Wiens &lt;i&gt;et al.&lt;/i&gt;, 2010)&quot;, &quot;previouslyFormattedCitation&quot;: &quot;(Webb &lt;i&gt;et al.&lt;/i&gt;, 2002; Wiens &lt;i&gt;et al.&lt;/i&gt;, 2010)&quot;}, &quot;citationItems&quot;: [{&quot;itemData&quot;: {&quot;volume&quot;: &quot;33&quot;, &quot;language&quot;: &quot;en&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ype&quot;: &quot;article-journal&quot;, &quot;container-title&quot;: &quot;Annual Review of Ecology and Systematics&quot;, &quot;DOI&quot;: &quot;10.1146/annurev.ecolsys.33.010802.150448&quot;, &quot;page&quot;: &quot;475-505&quot;, &quot;id&quot;: &quot;ITEM-1&quot;, &quot;title&quot;: &quot;Phylogenies and Community Ecology&quot;, &quot;ISSN&quot;: &quot;0066-4162&quot;, &quot;issue&quot;: &quot;1&quot;, &quot;issued&quot;: {&quot;date-parts&quot;: [[&quot;2002&quot;, &quot;11&quot;, &quot;28&quot;]]}, &quot;author&quot;: [{&quot;parse-names&quot;: false, &quot;suffix&quot;: &quot;&quot;, &quot;given&quot;: &quot;Campbell O.&quot;, &quot;dropping-particle&quot;: &quot;&quot;, &quot;non-dropping-particle&quot;: &quot;&quot;, &quot;family&quot;: &quot;Webb&quot;}, {&quot;parse-names&quot;: false, &quot;suffix&quot;: &quot;&quot;, &quot;given&quot;: &quot;David D.&quot;, &quot;dropping-particle&quot;: &quot;&quot;, &quot;non-dropping-particle&quot;: &quot;&quot;, &quot;family&quot;: &quot;Ackerly&quot;}, {&quot;parse-names&quot;: false, &quot;suffix&quot;: &quot;&quot;, &quot;given&quot;: &quot;Mark A.&quot;, &quot;dropping-particle&quot;: &quot;&quot;, &quot;non-dropping-particle&quot;: &quot;&quot;, &quot;family&quot;: &quot;McPeek&quot;}, {&quot;parse-names&quot;: false, &quot;suffix&quot;: &quot;&quot;, &quot;given&quot;: &quot;Michael J.&quot;, &quot;dropping-particle&quot;: &quot;&quot;, &quot;non-dropping-particle&quot;: &quot;&quot;, &quot;family&quot;: &quot;Donoghue&quot;}], &quot;publisher&quot;: &quot;Annual Reviews  4139 El Camino Way, P.O. Box 10139, Palo Alto, CA 94303-0139, USA&quot;}, &quot;uris&quot;: [&quot;http://www.mendeley.com/documents/?uuid=12375bae-1b0a-4389-89b9-37b77170fa2f&quot;], &quot;id&quot;: &quot;ITEM-1&quot;}, {&quot;itemData&quot;: {&quot;volume&quot;: &quot;13&quot;, &quot;issued&quot;: {&quot;date-parts&quot;: [[&quot;2010&quot;, &quot;10&quot;]]}, &quot;container-title&quot;: &quot;Ecology Letters&quot;, &quot;type&quot;: &quot;article-journal&quot;, &quot;DOI&quot;: &quot;10.1111/j.1461-0248.2010.01515.x&quot;, &quot;page&quot;: &quot;1310-1324&quot;, &quot;title&quot;: &quot;Niche conservatism as an emerging principle in ecology and conservation biology&quot;, &quot;id&quot;: &quot;ITEM-2&quot;, &quot;ISSN&quot;: &quot;1461023X&quot;, &quot;issue&quot;: &quot;10&quot;, &quot;author&quot;: [{&quot;parse-names&quot;: false, &quot;suffix&quot;: &quot;&quot;, &quot;given&quot;: &quot;John J.&quot;, &quot;dropping-particle&quot;: &quot;&quot;, &quot;non-dropping-particle&quot;: &quot;&quot;, &quot;family&quot;: &quot;Wiens&quot;}, {&quot;parse-names&quot;: false, &quot;suffix&quot;: &quot;&quot;, &quot;given&quot;: &quot;David D.&quot;, &quot;dropping-particle&quot;: &quot;&quot;, &quot;non-dropping-particle&quot;: &quot;&quot;, &quot;family&quot;: &quot;Ackerly&quot;}, {&quot;parse-names&quot;: false, &quot;suffix&quot;: &quot;&quot;, &quot;given&quot;: &quot;Andrew P.&quot;, &quot;dropping-particle&quot;: &quot;&quot;, &quot;non-dropping-particle&quot;: &quot;&quot;, &quot;family&quot;: &quot;Allen&quot;}, {&quot;parse-names&quot;: false, &quot;suffix&quot;: &quot;&quot;, &quot;given&quot;: &quot;Brian L.&quot;, &quot;dropping-particle&quot;: &quot;&quot;, &quot;non-dropping-particle&quot;: &quot;&quot;, &quot;family&quot;: &quot;Anacker&quot;}, {&quot;parse-names&quot;: false, &quot;suffix&quot;: &quot;&quot;, &quot;given&quot;: &quot;Lauren B.&quot;, &quot;dropping-particle&quot;: &quot;&quot;, &quot;non-dropping-particle&quot;: &quot;&quot;, &quot;family&quot;: &quot;Buckley&quot;}, {&quot;parse-names&quot;: false, &quot;suffix&quot;: &quot;&quot;, &quot;given&quot;: &quot;Howard&quot;, &quot;dropping-particle&quot;: &quot;V.&quot;, &quot;non-dropping-particle&quot;: &quot;&quot;, &quot;family&quot;: &quot;Cornell&quot;}, {&quot;parse-names&quot;: false, &quot;suffix&quot;: &quot;&quot;, &quot;given&quot;: &quot;Ellen I.&quot;, &quot;dropping-particle&quot;: &quot;&quot;, &quot;non-dropping-particle&quot;: &quot;&quot;, &quot;family&quot;: &quot;Damschen&quot;}, {&quot;parse-names&quot;: false, &quot;suffix&quot;: &quot;&quot;, &quot;given&quot;: &quot;T.&quot;, &quot;dropping-particle&quot;: &quot;&quot;, &quot;non-dropping-particle&quot;: &quot;&quot;, &quot;family&quot;: &quot;Jonathan Davies&quot;}, {&quot;parse-names&quot;: false, &quot;suffix&quot;: &quot;&quot;, &quot;given&quot;: &quot;John-Arvid&quot;, &quot;dropping-particle&quot;: &quot;&quot;, &quot;non-dropping-particle&quot;: &quot;&quot;, &quot;family&quot;: &quot;Grytnes&quot;}, {&quot;parse-names&quot;: false, &quot;suffix&quot;: &quot;&quot;, &quot;given&quot;: &quot;Susan P.&quot;, &quot;dropping-particle&quot;: &quot;&quot;, &quot;non-dropping-particle&quot;: &quot;&quot;, &quot;family&quot;: &quot;Harrison&quot;}, {&quot;parse-names&quot;: false, &quot;suffix&quot;: &quot;&quot;, &quot;given&quot;: &quot;Bradford A.&quot;, &quot;dropping-particle&quot;: &quot;&quot;, &quot;non-dropping-particle&quot;: &quot;&quot;, &quot;family&quot;: &quot;Hawkins&quot;}, {&quot;parse-names&quot;: false, &quot;suffix&quot;: &quot;&quot;, &quot;given&quot;: &quot;Robert D.&quot;, &quot;dropping-particle&quot;: &quot;&quot;, &quot;non-dropping-particle&quot;: &quot;&quot;, &quot;family&quot;: &quot;Holt&quot;}, {&quot;parse-names&quot;: false, &quot;suffix&quot;: &quot;&quot;, &quot;given&quot;: &quot;Christy M.&quot;, &quot;dropping-particle&quot;: &quot;&quot;, &quot;non-dropping-particle&quot;: &quot;&quot;, &quot;family&quot;: &quot;McCain&quot;}, {&quot;parse-names&quot;: false, &quot;suffix&quot;: &quot;&quot;, &quot;given&quot;: &quot;Patrick R.&quot;, &quot;dropping-particle&quot;: &quot;&quot;, &quot;non-dropping-particle&quot;: &quot;&quot;, &quot;family&quot;: &quot;Stephens&quot;}], &quot;publisher&quot;: &quot;Blackwell Publishing Ltd&quot;}, &quot;uris&quot;: [&quot;http://www.mendeley.com/documents/?uuid=3a253620-8041-4128-9ef6-3dfbb37dca30&quot;], &quot;id&quot;: &quot;ITEM-2&quot;}], &quot;properties&quot;: {&quot;noteIndex&quot;: 0}} RNDRSm7JXldcw"/><text:span text:style-name="T14">(Webb </text:span><text:span text:style-name="T15">et al.</text:span><text:span text:style-name="T14">, 2002; Wiens </text:span><text:span text:style-name="T15">et al.</text:span><text:span text:style-name="T14">, 2010)</text:span><text:reference-mark-end text:name="ADDIN CSL_CITATION {&quot;schema&quot;: &quot;https://github.com/citation-style-language/schema/raw/master/csl-citation.json&quot;, &quot;mendeley&quot;: {&quot;plainTextFormattedCitation&quot;: &quot;(Webb et al., 2002; Wiens et al., 2010)&quot;, &quot;formattedCitation&quot;: &quot;(Webb &lt;i&gt;et al.&lt;/i&gt;, 2002; Wiens &lt;i&gt;et al.&lt;/i&gt;, 2010)&quot;, &quot;previouslyFormattedCitation&quot;: &quot;(Webb &lt;i&gt;et al.&lt;/i&gt;, 2002; Wiens &lt;i&gt;et al.&lt;/i&gt;, 2010)&quot;}, &quot;citationItems&quot;: [{&quot;itemData&quot;: {&quot;volume&quot;: &quot;33&quot;, &quot;language&quot;: &quot;en&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ype&quot;: &quot;article-journal&quot;, &quot;container-title&quot;: &quot;Annual Review of Ecology and Systematics&quot;, &quot;DOI&quot;: &quot;10.1146/annurev.ecolsys.33.010802.150448&quot;, &quot;page&quot;: &quot;475-505&quot;, &quot;id&quot;: &quot;ITEM-1&quot;, &quot;title&quot;: &quot;Phylogenies and Community Ecology&quot;, &quot;ISSN&quot;: &quot;0066-4162&quot;, &quot;issue&quot;: &quot;1&quot;, &quot;issued&quot;: {&quot;date-parts&quot;: [[&quot;2002&quot;, &quot;11&quot;, &quot;28&quot;]]}, &quot;author&quot;: [{&quot;parse-names&quot;: false, &quot;suffix&quot;: &quot;&quot;, &quot;given&quot;: &quot;Campbell O.&quot;, &quot;dropping-particle&quot;: &quot;&quot;, &quot;non-dropping-particle&quot;: &quot;&quot;, &quot;family&quot;: &quot;Webb&quot;}, {&quot;parse-names&quot;: false, &quot;suffix&quot;: &quot;&quot;, &quot;given&quot;: &quot;David D.&quot;, &quot;dropping-particle&quot;: &quot;&quot;, &quot;non-dropping-particle&quot;: &quot;&quot;, &quot;family&quot;: &quot;Ackerly&quot;}, {&quot;parse-names&quot;: false, &quot;suffix&quot;: &quot;&quot;, &quot;given&quot;: &quot;Mark A.&quot;, &quot;dropping-particle&quot;: &quot;&quot;, &quot;non-dropping-particle&quot;: &quot;&quot;, &quot;family&quot;: &quot;McPeek&quot;}, {&quot;parse-names&quot;: false, &quot;suffix&quot;: &quot;&quot;, &quot;given&quot;: &quot;Michael J.&quot;, &quot;dropping-particle&quot;: &quot;&quot;, &quot;non-dropping-particle&quot;: &quot;&quot;, &quot;family&quot;: &quot;Donoghue&quot;}], &quot;publisher&quot;: &quot;Annual Reviews  4139 El Camino Way, P.O. Box 10139, Palo Alto, CA 94303-0139, USA&quot;}, &quot;uris&quot;: [&quot;http://www.mendeley.com/documents/?uuid=12375bae-1b0a-4389-89b9-37b77170fa2f&quot;], &quot;id&quot;: &quot;ITEM-1&quot;}, {&quot;itemData&quot;: {&quot;volume&quot;: &quot;13&quot;, &quot;issued&quot;: {&quot;date-parts&quot;: [[&quot;2010&quot;, &quot;10&quot;]]}, &quot;container-title&quot;: &quot;Ecology Letters&quot;, &quot;type&quot;: &quot;article-journal&quot;, &quot;DOI&quot;: &quot;10.1111/j.1461-0248.2010.01515.x&quot;, &quot;page&quot;: &quot;1310-1324&quot;, &quot;title&quot;: &quot;Niche conservatism as an emerging principle in ecology and conservation biology&quot;, &quot;id&quot;: &quot;ITEM-2&quot;, &quot;ISSN&quot;: &quot;1461023X&quot;, &quot;issue&quot;: &quot;10&quot;, &quot;author&quot;: [{&quot;parse-names&quot;: false, &quot;suffix&quot;: &quot;&quot;, &quot;given&quot;: &quot;John J.&quot;, &quot;dropping-particle&quot;: &quot;&quot;, &quot;non-dropping-particle&quot;: &quot;&quot;, &quot;family&quot;: &quot;Wiens&quot;}, {&quot;parse-names&quot;: false, &quot;suffix&quot;: &quot;&quot;, &quot;given&quot;: &quot;David D.&quot;, &quot;dropping-particle&quot;: &quot;&quot;, &quot;non-dropping-particle&quot;: &quot;&quot;, &quot;family&quot;: &quot;Ackerly&quot;}, {&quot;parse-names&quot;: false, &quot;suffix&quot;: &quot;&quot;, &quot;given&quot;: &quot;Andrew P.&quot;, &quot;dropping-particle&quot;: &quot;&quot;, &quot;non-dropping-particle&quot;: &quot;&quot;, &quot;family&quot;: &quot;Allen&quot;}, {&quot;parse-names&quot;: false, &quot;suffix&quot;: &quot;&quot;, &quot;given&quot;: &quot;Brian L.&quot;, &quot;dropping-particle&quot;: &quot;&quot;, &quot;non-dropping-particle&quot;: &quot;&quot;, &quot;family&quot;: &quot;Anacker&quot;}, {&quot;parse-names&quot;: false, &quot;suffix&quot;: &quot;&quot;, &quot;given&quot;: &quot;Lauren B.&quot;, &quot;dropping-particle&quot;: &quot;&quot;, &quot;non-dropping-particle&quot;: &quot;&quot;, &quot;family&quot;: &quot;Buckley&quot;}, {&quot;parse-names&quot;: false, &quot;suffix&quot;: &quot;&quot;, &quot;given&quot;: &quot;Howard&quot;, &quot;dropping-particle&quot;: &quot;V.&quot;, &quot;non-dropping-particle&quot;: &quot;&quot;, &quot;family&quot;: &quot;Cornell&quot;}, {&quot;parse-names&quot;: false, &quot;suffix&quot;: &quot;&quot;, &quot;given&quot;: &quot;Ellen I.&quot;, &quot;dropping-particle&quot;: &quot;&quot;, &quot;non-dropping-particle&quot;: &quot;&quot;, &quot;family&quot;: &quot;Damschen&quot;}, {&quot;parse-names&quot;: false, &quot;suffix&quot;: &quot;&quot;, &quot;given&quot;: &quot;T.&quot;, &quot;dropping-particle&quot;: &quot;&quot;, &quot;non-dropping-particle&quot;: &quot;&quot;, &quot;family&quot;: &quot;Jonathan Davies&quot;}, {&quot;parse-names&quot;: false, &quot;suffix&quot;: &quot;&quot;, &quot;given&quot;: &quot;John-Arvid&quot;, &quot;dropping-particle&quot;: &quot;&quot;, &quot;non-dropping-particle&quot;: &quot;&quot;, &quot;family&quot;: &quot;Grytnes&quot;}, {&quot;parse-names&quot;: false, &quot;suffix&quot;: &quot;&quot;, &quot;given&quot;: &quot;Susan P.&quot;, &quot;dropping-particle&quot;: &quot;&quot;, &quot;non-dropping-particle&quot;: &quot;&quot;, &quot;family&quot;: &quot;Harrison&quot;}, {&quot;parse-names&quot;: false, &quot;suffix&quot;: &quot;&quot;, &quot;given&quot;: &quot;Bradford A.&quot;, &quot;dropping-particle&quot;: &quot;&quot;, &quot;non-dropping-particle&quot;: &quot;&quot;, &quot;family&quot;: &quot;Hawkins&quot;}, {&quot;parse-names&quot;: false, &quot;suffix&quot;: &quot;&quot;, &quot;given&quot;: &quot;Robert D.&quot;, &quot;dropping-particle&quot;: &quot;&quot;, &quot;non-dropping-particle&quot;: &quot;&quot;, &quot;family&quot;: &quot;Holt&quot;}, {&quot;parse-names&quot;: false, &quot;suffix&quot;: &quot;&quot;, &quot;given&quot;: &quot;Christy M.&quot;, &quot;dropping-particle&quot;: &quot;&quot;, &quot;non-dropping-particle&quot;: &quot;&quot;, &quot;family&quot;: &quot;McCain&quot;}, {&quot;parse-names&quot;: false, &quot;suffix&quot;: &quot;&quot;, &quot;given&quot;: &quot;Patrick R.&quot;, &quot;dropping-particle&quot;: &quot;&quot;, &quot;non-dropping-particle&quot;: &quot;&quot;, &quot;family&quot;: &quot;Stephens&quot;}], &quot;publisher&quot;: &quot;Blackwell Publishing Ltd&quot;}, &quot;uris&quot;: [&quot;http://www.mendeley.com/documents/?uuid=3a253620-8041-4128-9ef6-3dfbb37dca30&quot;], &quot;id&quot;: &quot;ITEM-2&quot;}], &quot;properties&quot;: {&quot;noteIndex&quot;: 0}} RNDRSm7JXldcw"/><text:span text:style-name="T34">⁠. Indeed, phylogenies constructed using 16S rDNA recapitulate core-genome differences among bacteria </text:span><text:reference-mark-start text:name="ADDIN CSL_CITATION {&quot;schema&quot;: &quot;https://github.com/citation-style-language/schema/raw/master/csl-citation.json&quot;, &quot;mendeley&quot;: {&quot;plainTextFormattedCitation&quot;: &quot;(Langille et al., 2013; Zaneveld et al., 2010)&quot;, &quot;formattedCitation&quot;: &quot;(Langille &lt;i&gt;et al.&lt;/i&gt;, 2013; Zaneveld &lt;i&gt;et al.&lt;/i&gt;, 2010)&quot;, &quot;previouslyFormattedCitation&quot;: &quot;(Langille &lt;i&gt;et al.&lt;/i&gt;, 2013; Zaneveld &lt;i&gt;et al.&lt;/i&gt;, 2010)&quot;}, &quot;citationItems&quot;: [{&quot;itemData&quot;: {&quot;volume&quot;: &quot;31&quot;, &quot;issued&quot;: {&quot;date-parts&quot;: [[&quot;2013&quot;, &quot;8&quot;, &quot;25&quot;]]}, &quot;container-title&quot;: &quot;Nature Biotechnology&quot;, &quot;type&quot;: &quot;article-journal&quot;, &quot;DOI&quot;: &quot;10.1038/nbt.2676&quot;, &quot;page&quot;: &quot;814-821&quot;, &quot;title&quot;: &quot;Predictive functional profiling of microbial communities using 16S rRNA marker gene sequences&quot;, &quot;id&quot;: &quot;ITEM-1&quot;, &quot;ISSN&quot;: &quot;1087-0156&quot;, &quot;issue&quot;: &quot;9&quot;, &quot;author&quot;: [{&quot;parse-names&quot;: false, &quot;suffix&quot;: &quot;&quot;, &quot;given&quot;: &quot;Morgan G I&quot;, &quot;dropping-particle&quot;: &quot;&quot;, &quot;non-dropping-particle&quot;: &quot;&quot;, &quot;family&quot;: &quot;Langille&quot;}, {&quot;parse-names&quot;: false, &quot;suffix&quot;: &quot;&quot;, &quot;given&quot;: &quot;Jesse&quot;, &quot;dropping-particle&quot;: &quot;&quot;, &quot;non-dropping-particle&quot;: &quot;&quot;, &quot;family&quot;: &quot;Zaneveld&quot;}, {&quot;parse-names&quot;: false, &quot;suffix&quot;: &quot;&quot;, &quot;given&quot;: &quot;J Gregory&quot;, &quot;dropping-particle&quot;: &quot;&quot;, &quot;non-dropping-particle&quot;: &quot;&quot;, &quot;family&quot;: &quot;Caporaso&quot;}, {&quot;parse-names&quot;: false, &quot;suffix&quot;: &quot;&quot;, &quot;given&quot;: &quot;Daniel&quot;, &quot;dropping-particle&quot;: &quot;&quot;, &quot;non-dropping-particle&quot;: &quot;&quot;, &quot;family&quot;: &quot;McDonald&quot;}, {&quot;parse-names&quot;: false, &quot;suffix&quot;: &quot;&quot;, &quot;given&quot;: &quot;Dan&quot;, &quot;dropping-particle&quot;: &quot;&quot;, &quot;non-dropping-particle&quot;: &quot;&quot;, &quot;family&quot;: &quot;Knights&quot;}, {&quot;parse-names&quot;: false, &quot;suffix&quot;: &quot;&quot;, &quot;given&quot;: &quot;Joshua A&quot;, &quot;dropping-particle&quot;: &quot;&quot;, &quot;non-dropping-particle&quot;: &quot;&quot;, &quot;family&quot;: &quot;Reyes&quot;}, {&quot;parse-names&quot;: false, &quot;suffix&quot;: &quot;&quot;, &quot;given&quot;: &quot;Jose C&quot;, &quot;dropping-particle&quot;: &quot;&quot;, &quot;non-dropping-particle&quot;: &quot;&quot;, &quot;family&quot;: &quot;Clemente&quot;}, {&quot;parse-names&quot;: false, &quot;suffix&quot;: &quot;&quot;, &quot;given&quot;: &quot;Deron E&quot;, &quot;dropping-particle&quot;: &quot;&quot;, &quot;non-dropping-particle&quot;: &quot;&quot;, &quot;family&quot;: &quot;Burkepile&quot;}, {&quot;parse-names&quot;: false, &quot;suffix&quot;: &quot;&quot;, &quot;given&quot;: &quot;Rebecca L&quot;, &quot;dropping-particle&quot;: &quot;&quot;, &quot;non-dropping-particle&quot;: &quot;&quot;, &quot;family&quot;: &quot;Vega Thurber&quot;}, {&quot;parse-names&quot;: false, &quot;suffix&quot;: &quot;&quot;, &quot;given&quot;: &quot;Rob&quot;, &quot;dropping-particle&quot;: &quot;&quot;, &quot;non-dropping-particle&quot;: &quot;&quot;, &quot;family&quot;: &quot;Knight&quot;}, {&quot;parse-names&quot;: false, &quot;suffix&quot;: &quot;&quot;, &quot;given&quot;: &quot;Robert G&quot;, &quot;dropping-particle&quot;: &quot;&quot;, &quot;non-dropping-particle&quot;: &quot;&quot;, &quot;family&quot;: &quot;Beiko&quot;}, {&quot;parse-names&quot;: false, &quot;suffix&quot;: &quot;&quot;, &quot;given&quot;: &quot;Curtis&quot;, &quot;dropping-particle&quot;: &quot;&quot;, &quot;non-dropping-particle&quot;: &quot;&quot;, &quot;family&quot;: &quot;Huttenhower&quot;}], &quot;publisher&quot;: &quot;Nature Publishing Group&quot;}, &quot;uris&quot;: [&quot;http://www.mendeley.com/documents/?uuid=84fd1904-a930-3619-8dc3-316904134fd0&quot;], &quot;id&quot;: &quot;ITEM-1&quot;}, {&quot;itemData&quot;: {&quot;volume&quot;: &quot;38&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type&quot;: &quot;article-journal&quot;, &quot;container-title&quot;: &quot;Nucleic Acids Research&quot;, &quot;DOI&quot;: &quot;10.1093/nar/gkq066&quot;, &quot;ISBN&quot;: &quot;1362-4962 (Electronic)\\n0305-1048 (Linking)&quot;, &quot;id&quot;: &quot;ITEM-2&quot;, &quot;PMID&quot;: &quot;20197316&quot;, &quot;title&quot;: &quot;Ribosomal RNA diversity predicts genome diversity in gut bacteria and their relatives&quot;, &quot;ISSN&quot;: &quot;03051048&quot;, &quot;issue&quot;: &quot;12&quot;, &quot;issued&quot;: {&quot;date-parts&quot;: [[&quot;2010&quot;]]}, &quot;author&quot;: [{&quot;parse-names&quot;: false, &quot;suffix&quot;: &quot;&quot;, &quot;given&quot;: &quot;Jesse R.&quot;, &quot;dropping-particle&quot;: &quot;&quot;, &quot;non-dropping-particle&quot;: &quot;&quot;, &quot;family&quot;: &quot;Zaneveld&quot;}, {&quot;parse-names&quot;: false, &quot;suffix&quot;: &quot;&quot;, &quot;given&quot;: &quot;Catherine&quot;, &quot;dropping-particle&quot;: &quot;&quot;, &quot;non-dropping-particle&quot;: &quot;&quot;, &quot;family&quot;: &quot;Lozupone&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page&quot;: &quot;3869-3879&quot;}, &quot;uris&quot;: [&quot;http://www.mendeley.com/documents/?uuid=40ace32f-80e4-4588-b723-16295bb8b205&quot;], &quot;id&quot;: &quot;ITEM-2&quot;}], &quot;properties&quot;: {&quot;noteIndex&quot;: 0}} RNDMcf2613Ntk"/><text:span text:style-name="T14">(Langille </text:span><text:span text:style-name="T15">et al.</text:span><text:span text:style-name="T14">, 2013; Zaneveld </text:span><text:span text:style-name="T15">et al.</text:span><text:span text:style-name="T14">, 2010)</text:span><text:reference-mark-end text:name="ADDIN CSL_CITATION {&quot;schema&quot;: &quot;https://github.com/citation-style-language/schema/raw/master/csl-citation.json&quot;, &quot;mendeley&quot;: {&quot;plainTextFormattedCitation&quot;: &quot;(Langille et al., 2013; Zaneveld et al., 2010)&quot;, &quot;formattedCitation&quot;: &quot;(Langille &lt;i&gt;et al.&lt;/i&gt;, 2013; Zaneveld &lt;i&gt;et al.&lt;/i&gt;, 2010)&quot;, &quot;previouslyFormattedCitation&quot;: &quot;(Langille &lt;i&gt;et al.&lt;/i&gt;, 2013; Zaneveld &lt;i&gt;et al.&lt;/i&gt;, 2010)&quot;}, &quot;citationItems&quot;: [{&quot;itemData&quot;: {&quot;volume&quot;: &quot;31&quot;, &quot;issued&quot;: {&quot;date-parts&quot;: [[&quot;2013&quot;, &quot;8&quot;, &quot;25&quot;]]}, &quot;container-title&quot;: &quot;Nature Biotechnology&quot;, &quot;type&quot;: &quot;article-journal&quot;, &quot;DOI&quot;: &quot;10.1038/nbt.2676&quot;, &quot;page&quot;: &quot;814-821&quot;, &quot;title&quot;: &quot;Predictive functional profiling of microbial communities using 16S rRNA marker gene sequences&quot;, &quot;id&quot;: &quot;ITEM-1&quot;, &quot;ISSN&quot;: &quot;1087-0156&quot;, &quot;issue&quot;: &quot;9&quot;, &quot;author&quot;: [{&quot;parse-names&quot;: false, &quot;suffix&quot;: &quot;&quot;, &quot;given&quot;: &quot;Morgan G I&quot;, &quot;dropping-particle&quot;: &quot;&quot;, &quot;non-dropping-particle&quot;: &quot;&quot;, &quot;family&quot;: &quot;Langille&quot;}, {&quot;parse-names&quot;: false, &quot;suffix&quot;: &quot;&quot;, &quot;given&quot;: &quot;Jesse&quot;, &quot;dropping-particle&quot;: &quot;&quot;, &quot;non-dropping-particle&quot;: &quot;&quot;, &quot;family&quot;: &quot;Zaneveld&quot;}, {&quot;parse-names&quot;: false, &quot;suffix&quot;: &quot;&quot;, &quot;given&quot;: &quot;J Gregory&quot;, &quot;dropping-particle&quot;: &quot;&quot;, &quot;non-dropping-particle&quot;: &quot;&quot;, &quot;family&quot;: &quot;Caporaso&quot;}, {&quot;parse-names&quot;: false, &quot;suffix&quot;: &quot;&quot;, &quot;given&quot;: &quot;Daniel&quot;, &quot;dropping-particle&quot;: &quot;&quot;, &quot;non-dropping-particle&quot;: &quot;&quot;, &quot;family&quot;: &quot;McDonald&quot;}, {&quot;parse-names&quot;: false, &quot;suffix&quot;: &quot;&quot;, &quot;given&quot;: &quot;Dan&quot;, &quot;dropping-particle&quot;: &quot;&quot;, &quot;non-dropping-particle&quot;: &quot;&quot;, &quot;family&quot;: &quot;Knights&quot;}, {&quot;parse-names&quot;: false, &quot;suffix&quot;: &quot;&quot;, &quot;given&quot;: &quot;Joshua A&quot;, &quot;dropping-particle&quot;: &quot;&quot;, &quot;non-dropping-particle&quot;: &quot;&quot;, &quot;family&quot;: &quot;Reyes&quot;}, {&quot;parse-names&quot;: false, &quot;suffix&quot;: &quot;&quot;, &quot;given&quot;: &quot;Jose C&quot;, &quot;dropping-particle&quot;: &quot;&quot;, &quot;non-dropping-particle&quot;: &quot;&quot;, &quot;family&quot;: &quot;Clemente&quot;}, {&quot;parse-names&quot;: false, &quot;suffix&quot;: &quot;&quot;, &quot;given&quot;: &quot;Deron E&quot;, &quot;dropping-particle&quot;: &quot;&quot;, &quot;non-dropping-particle&quot;: &quot;&quot;, &quot;family&quot;: &quot;Burkepile&quot;}, {&quot;parse-names&quot;: false, &quot;suffix&quot;: &quot;&quot;, &quot;given&quot;: &quot;Rebecca L&quot;, &quot;dropping-particle&quot;: &quot;&quot;, &quot;non-dropping-particle&quot;: &quot;&quot;, &quot;family&quot;: &quot;Vega Thurber&quot;}, {&quot;parse-names&quot;: false, &quot;suffix&quot;: &quot;&quot;, &quot;given&quot;: &quot;Rob&quot;, &quot;dropping-particle&quot;: &quot;&quot;, &quot;non-dropping-particle&quot;: &quot;&quot;, &quot;family&quot;: &quot;Knight&quot;}, {&quot;parse-names&quot;: false, &quot;suffix&quot;: &quot;&quot;, &quot;given&quot;: &quot;Robert G&quot;, &quot;dropping-particle&quot;: &quot;&quot;, &quot;non-dropping-particle&quot;: &quot;&quot;, &quot;family&quot;: &quot;Beiko&quot;}, {&quot;parse-names&quot;: false, &quot;suffix&quot;: &quot;&quot;, &quot;given&quot;: &quot;Curtis&quot;, &quot;dropping-particle&quot;: &quot;&quot;, &quot;non-dropping-particle&quot;: &quot;&quot;, &quot;family&quot;: &quot;Huttenhower&quot;}], &quot;publisher&quot;: &quot;Nature Publishing Group&quot;}, &quot;uris&quot;: [&quot;http://www.mendeley.com/documents/?uuid=84fd1904-a930-3619-8dc3-316904134fd0&quot;], &quot;id&quot;: &quot;ITEM-1&quot;}, {&quot;itemData&quot;: {&quot;volume&quot;: &quot;38&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type&quot;: &quot;article-journal&quot;, &quot;container-title&quot;: &quot;Nucleic Acids Research&quot;, &quot;DOI&quot;: &quot;10.1093/nar/gkq066&quot;, &quot;ISBN&quot;: &quot;1362-4962 (Electronic)\\n0305-1048 (Linking)&quot;, &quot;id&quot;: &quot;ITEM-2&quot;, &quot;PMID&quot;: &quot;20197316&quot;, &quot;title&quot;: &quot;Ribosomal RNA diversity predicts genome diversity in gut bacteria and their relatives&quot;, &quot;ISSN&quot;: &quot;03051048&quot;, &quot;issue&quot;: &quot;12&quot;, &quot;issued&quot;: {&quot;date-parts&quot;: [[&quot;2010&quot;]]}, &quot;author&quot;: [{&quot;parse-names&quot;: false, &quot;suffix&quot;: &quot;&quot;, &quot;given&quot;: &quot;Jesse R.&quot;, &quot;dropping-particle&quot;: &quot;&quot;, &quot;non-dropping-particle&quot;: &quot;&quot;, &quot;family&quot;: &quot;Zaneveld&quot;}, {&quot;parse-names&quot;: false, &quot;suffix&quot;: &quot;&quot;, &quot;given&quot;: &quot;Catherine&quot;, &quot;dropping-particle&quot;: &quot;&quot;, &quot;non-dropping-particle&quot;: &quot;&quot;, &quot;family&quot;: &quot;Lozupone&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page&quot;: &quot;3869-3879&quot;}, &quot;uris&quot;: [&quot;http://www.mendeley.com/documents/?uuid=40ace32f-80e4-4588-b723-16295bb8b205&quot;], &quot;id&quot;: &quot;ITEM-2&quot;}], &quot;properties&quot;: {&quot;noteIndex&quot;: 0}} RNDMcf2613Ntk"/><text:span text:style-name="T34">⁠. Within this framework of phylogenetic niche conservatism </text:span><text:reference-mark-start text:name="ADDIN CSL_CITATION {&quot;schema&quot;: &quot;https://github.com/citation-style-language/schema/raw/master/csl-citation.json&quot;, &quot;mendeley&quot;: {&quot;plainTextFormattedCitation&quot;: &quot;(Wiens et al., 2010)&quot;, &quot;formattedCitation&quot;: &quot;(Wiens &lt;i&gt;et al.&lt;/i&gt;, 2010)&quot;, &quot;previouslyFormattedCitation&quot;: &quot;(Wiens &lt;i&gt;et al.&lt;/i&gt;, 2010)&quot;}, &quot;citationItems&quot;: [{&quot;itemData&quot;: {&quot;volume&quot;: &quot;13&quot;, &quot;issued&quot;: {&quot;date-parts&quot;: [[&quot;2010&quot;, &quot;10&quot;]]}, &quot;container-title&quot;: &quot;Ecology Letters&quot;, &quot;type&quot;: &quot;article-journal&quot;, &quot;DOI&quot;: &quot;10.1111/j.1461-0248.2010.01515.x&quot;, &quot;page&quot;: &quot;1310-1324&quot;, &quot;title&quot;: &quot;Niche conservatism as an emerging principle in ecology and conservation biology&quot;, &quot;id&quot;: &quot;ITEM-1&quot;, &quot;ISSN&quot;: &quot;1461023X&quot;, &quot;issue&quot;: &quot;10&quot;, &quot;author&quot;: [{&quot;parse-names&quot;: false, &quot;suffix&quot;: &quot;&quot;, &quot;given&quot;: &quot;John J.&quot;, &quot;dropping-particle&quot;: &quot;&quot;, &quot;non-dropping-particle&quot;: &quot;&quot;, &quot;family&quot;: &quot;Wiens&quot;}, {&quot;parse-names&quot;: false, &quot;suffix&quot;: &quot;&quot;, &quot;given&quot;: &quot;David D.&quot;, &quot;dropping-particle&quot;: &quot;&quot;, &quot;non-dropping-particle&quot;: &quot;&quot;, &quot;family&quot;: &quot;Ackerly&quot;}, {&quot;parse-names&quot;: false, &quot;suffix&quot;: &quot;&quot;, &quot;given&quot;: &quot;Andrew P.&quot;, &quot;dropping-particle&quot;: &quot;&quot;, &quot;non-dropping-particle&quot;: &quot;&quot;, &quot;family&quot;: &quot;Allen&quot;}, {&quot;parse-names&quot;: false, &quot;suffix&quot;: &quot;&quot;, &quot;given&quot;: &quot;Brian L.&quot;, &quot;dropping-particle&quot;: &quot;&quot;, &quot;non-dropping-particle&quot;: &quot;&quot;, &quot;family&quot;: &quot;Anacker&quot;}, {&quot;parse-names&quot;: false, &quot;suffix&quot;: &quot;&quot;, &quot;given&quot;: &quot;Lauren B.&quot;, &quot;dropping-particle&quot;: &quot;&quot;, &quot;non-dropping-particle&quot;: &quot;&quot;, &quot;family&quot;: &quot;Buckley&quot;}, {&quot;parse-names&quot;: false, &quot;suffix&quot;: &quot;&quot;, &quot;given&quot;: &quot;Howard&quot;, &quot;dropping-particle&quot;: &quot;V.&quot;, &quot;non-dropping-particle&quot;: &quot;&quot;, &quot;family&quot;: &quot;Cornell&quot;}, {&quot;parse-names&quot;: false, &quot;suffix&quot;: &quot;&quot;, &quot;given&quot;: &quot;Ellen I.&quot;, &quot;dropping-particle&quot;: &quot;&quot;, &quot;non-dropping-particle&quot;: &quot;&quot;, &quot;family&quot;: &quot;Damschen&quot;}, {&quot;parse-names&quot;: false, &quot;suffix&quot;: &quot;&quot;, &quot;given&quot;: &quot;T.&quot;, &quot;dropping-particle&quot;: &quot;&quot;, &quot;non-dropping-particle&quot;: &quot;&quot;, &quot;family&quot;: &quot;Jonathan Davies&quot;}, {&quot;parse-names&quot;: false, &quot;suffix&quot;: &quot;&quot;, &quot;given&quot;: &quot;John-Arvid&quot;, &quot;dropping-particle&quot;: &quot;&quot;, &quot;non-dropping-particle&quot;: &quot;&quot;, &quot;family&quot;: &quot;Grytnes&quot;}, {&quot;parse-names&quot;: false, &quot;suffix&quot;: &quot;&quot;, &quot;given&quot;: &quot;Susan P.&quot;, &quot;dropping-particle&quot;: &quot;&quot;, &quot;non-dropping-particle&quot;: &quot;&quot;, &quot;family&quot;: &quot;Harrison&quot;}, {&quot;parse-names&quot;: false, &quot;suffix&quot;: &quot;&quot;, &quot;given&quot;: &quot;Bradford A.&quot;, &quot;dropping-particle&quot;: &quot;&quot;, &quot;non-dropping-particle&quot;: &quot;&quot;, &quot;family&quot;: &quot;Hawkins&quot;}, {&quot;parse-names&quot;: false, &quot;suffix&quot;: &quot;&quot;, &quot;given&quot;: &quot;Robert D.&quot;, &quot;dropping-particle&quot;: &quot;&quot;, &quot;non-dropping-particle&quot;: &quot;&quot;, &quot;family&quot;: &quot;Holt&quot;}, {&quot;parse-names&quot;: false, &quot;suffix&quot;: &quot;&quot;, &quot;given&quot;: &quot;Christy M.&quot;, &quot;dropping-particle&quot;: &quot;&quot;, &quot;non-dropping-particle&quot;: &quot;&quot;, &quot;family&quot;: &quot;McCain&quot;}, {&quot;parse-names&quot;: false, &quot;suffix&quot;: &quot;&quot;, &quot;given&quot;: &quot;Patrick R.&quot;, &quot;dropping-particle&quot;: &quot;&quot;, &quot;non-dropping-particle&quot;: &quot;&quot;, &quot;family&quot;: &quot;Stephens&quot;}], &quot;publisher&quot;: &quot;Blackwell Publishing Ltd&quot;}, &quot;uris&quot;: [&quot;http://www.mendeley.com/documents/?uuid=3a253620-8041-4128-9ef6-3dfbb37dca30&quot;], &quot;id&quot;: &quot;ITEM-1&quot;}], &quot;properties&quot;: {&quot;noteIndex&quot;: 0}} RND7fBaGOynSi"/><text:span text:style-name="T14">(Wiens </text:span><text:span text:style-name="T15">et al.</text:span><text:span text:style-name="T14">, 2010)</text:span><text:reference-mark-end text:name="ADDIN CSL_CITATION {&quot;schema&quot;: &quot;https://github.com/citation-style-language/schema/raw/master/csl-citation.json&quot;, &quot;mendeley&quot;: {&quot;plainTextFormattedCitation&quot;: &quot;(Wiens et al., 2010)&quot;, &quot;formattedCitation&quot;: &quot;(Wiens &lt;i&gt;et al.&lt;/i&gt;, 2010)&quot;, &quot;previouslyFormattedCitation&quot;: &quot;(Wiens &lt;i&gt;et al.&lt;/i&gt;, 2010)&quot;}, &quot;citationItems&quot;: [{&quot;itemData&quot;: {&quot;volume&quot;: &quot;13&quot;, &quot;issued&quot;: {&quot;date-parts&quot;: [[&quot;2010&quot;, &quot;10&quot;]]}, &quot;container-title&quot;: &quot;Ecology Letters&quot;, &quot;type&quot;: &quot;article-journal&quot;, &quot;DOI&quot;: &quot;10.1111/j.1461-0248.2010.01515.x&quot;, &quot;page&quot;: &quot;1310-1324&quot;, &quot;title&quot;: &quot;Niche conservatism as an emerging principle in ecology and conservation biology&quot;, &quot;id&quot;: &quot;ITEM-1&quot;, &quot;ISSN&quot;: &quot;1461023X&quot;, &quot;issue&quot;: &quot;10&quot;, &quot;author&quot;: [{&quot;parse-names&quot;: false, &quot;suffix&quot;: &quot;&quot;, &quot;given&quot;: &quot;John J.&quot;, &quot;dropping-particle&quot;: &quot;&quot;, &quot;non-dropping-particle&quot;: &quot;&quot;, &quot;family&quot;: &quot;Wiens&quot;}, {&quot;parse-names&quot;: false, &quot;suffix&quot;: &quot;&quot;, &quot;given&quot;: &quot;David D.&quot;, &quot;dropping-particle&quot;: &quot;&quot;, &quot;non-dropping-particle&quot;: &quot;&quot;, &quot;family&quot;: &quot;Ackerly&quot;}, {&quot;parse-names&quot;: false, &quot;suffix&quot;: &quot;&quot;, &quot;given&quot;: &quot;Andrew P.&quot;, &quot;dropping-particle&quot;: &quot;&quot;, &quot;non-dropping-particle&quot;: &quot;&quot;, &quot;family&quot;: &quot;Allen&quot;}, {&quot;parse-names&quot;: false, &quot;suffix&quot;: &quot;&quot;, &quot;given&quot;: &quot;Brian L.&quot;, &quot;dropping-particle&quot;: &quot;&quot;, &quot;non-dropping-particle&quot;: &quot;&quot;, &quot;family&quot;: &quot;Anacker&quot;}, {&quot;parse-names&quot;: false, &quot;suffix&quot;: &quot;&quot;, &quot;given&quot;: &quot;Lauren B.&quot;, &quot;dropping-particle&quot;: &quot;&quot;, &quot;non-dropping-particle&quot;: &quot;&quot;, &quot;family&quot;: &quot;Buckley&quot;}, {&quot;parse-names&quot;: false, &quot;suffix&quot;: &quot;&quot;, &quot;given&quot;: &quot;Howard&quot;, &quot;dropping-particle&quot;: &quot;V.&quot;, &quot;non-dropping-particle&quot;: &quot;&quot;, &quot;family&quot;: &quot;Cornell&quot;}, {&quot;parse-names&quot;: false, &quot;suffix&quot;: &quot;&quot;, &quot;given&quot;: &quot;Ellen I.&quot;, &quot;dropping-particle&quot;: &quot;&quot;, &quot;non-dropping-particle&quot;: &quot;&quot;, &quot;family&quot;: &quot;Damschen&quot;}, {&quot;parse-names&quot;: false, &quot;suffix&quot;: &quot;&quot;, &quot;given&quot;: &quot;T.&quot;, &quot;dropping-particle&quot;: &quot;&quot;, &quot;non-dropping-particle&quot;: &quot;&quot;, &quot;family&quot;: &quot;Jonathan Davies&quot;}, {&quot;parse-names&quot;: false, &quot;suffix&quot;: &quot;&quot;, &quot;given&quot;: &quot;John-Arvid&quot;, &quot;dropping-particle&quot;: &quot;&quot;, &quot;non-dropping-particle&quot;: &quot;&quot;, &quot;family&quot;: &quot;Grytnes&quot;}, {&quot;parse-names&quot;: false, &quot;suffix&quot;: &quot;&quot;, &quot;given&quot;: &quot;Susan P.&quot;, &quot;dropping-particle&quot;: &quot;&quot;, &quot;non-dropping-particle&quot;: &quot;&quot;, &quot;family&quot;: &quot;Harrison&quot;}, {&quot;parse-names&quot;: false, &quot;suffix&quot;: &quot;&quot;, &quot;given&quot;: &quot;Bradford A.&quot;, &quot;dropping-particle&quot;: &quot;&quot;, &quot;non-dropping-particle&quot;: &quot;&quot;, &quot;family&quot;: &quot;Hawkins&quot;}, {&quot;parse-names&quot;: false, &quot;suffix&quot;: &quot;&quot;, &quot;given&quot;: &quot;Robert D.&quot;, &quot;dropping-particle&quot;: &quot;&quot;, &quot;non-dropping-particle&quot;: &quot;&quot;, &quot;family&quot;: &quot;Holt&quot;}, {&quot;parse-names&quot;: false, &quot;suffix&quot;: &quot;&quot;, &quot;given&quot;: &quot;Christy M.&quot;, &quot;dropping-particle&quot;: &quot;&quot;, &quot;non-dropping-particle&quot;: &quot;&quot;, &quot;family&quot;: &quot;McCain&quot;}, {&quot;parse-names&quot;: false, &quot;suffix&quot;: &quot;&quot;, &quot;given&quot;: &quot;Patrick R.&quot;, &quot;dropping-particle&quot;: &quot;&quot;, &quot;non-dropping-particle&quot;: &quot;&quot;, &quot;family&quot;: &quot;Stephens&quot;}], &quot;publisher&quot;: &quot;Blackwell Publishing Ltd&quot;}, &quot;uris&quot;: [&quot;http://www.mendeley.com/documents/?uuid=3a253620-8041-4128-9ef6-3dfbb37dca30&quot;], &quot;id&quot;: &quot;ITEM-1&quot;}], &quot;properties&quot;: {&quot;noteIndex&quot;: 0}} RND7fBaGOynSi"/><text:span text:style-name="T34">⁠, microbial communities can be phylogenetically over- or underdispersed; “overdispersed” and “underdispersed” communities respectively add more or less phylogenetic diversity during assembly relative to a neutral model of random community assemb</text:span><text:span text:style-name="T60">ly </text:span><text:reference-mark-start text:name="ADDIN CSL_CITATION {&quot;schema&quot;: &quot;https://github.com/citation-style-language/schema/raw/master/csl-citation.json&quot;, &quot;mendeley&quot;: {&quot;plainTextFormattedCitation&quot;: &quot;(Webb, 2000; Webb et al., 2002; Letcher and Chazdon, 2012; Gerhold et al., 2015)&quot;, &quot;formattedCitation&quot;: &quot;(Webb, 2000; Webb &lt;i&gt;et al.&lt;/i&gt;, 2002; Letcher and Chazdon, 2012; Gerhold &lt;i&gt;et al.&lt;/i&gt;, 2015)&quot;, &quot;previouslyFormattedCitation&quot;: &quot;(Webb, 2000; Webb &lt;i&gt;et al.&lt;/i&gt;, 2002; Letcher and Chazdon, 2012; Gerhold &lt;i&gt;et al.&lt;/i&gt;, 2015)&quot;}, &quot;citationItems&quot;: [{&quot;itemData&quot;: {&quot;volume&quot;: &quot;156&quot;, &quot;language&quot;: &quot;en&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type&quot;: &quot;article-journal&quot;, &quot;container-title&quot;: &quot;The American naturalist&quot;, &quot;DOI&quot;: &quot;10.1086/303378&quot;, &quot;page&quot;: &quot;145-155&quot;, &quot;id&quot;: &quot;ITEM-1&quot;, &quot;PMID&quot;: &quot;10856198&quot;, &quot;title&quot;: &quot;Exploring the Phylogenetic Structure of Ecological Communities: An Example for Rain Forest Trees.&quot;, &quot;ISSN&quot;: &quot;1537-5323&quot;, &quot;issue&quot;: &quot;2&quot;, &quot;issued&quot;: {&quot;date-parts&quot;: [[&quot;2000&quot;, &quot;8&quot;, &quot;17&quot;]]}, &quot;author&quot;: [{&quot;parse-names&quot;: false, &quot;suffix&quot;: &quot;&quot;, &quot;given&quot;: &quot;C. O.&quot;, &quot;dropping-particle&quot;: &quot;&quot;, &quot;non-dropping-particle&quot;: &quot;&quot;, &quot;family&quot;: &quot;Webb&quot;}], &quot;publisher&quot;: &quot;The University of Chicago Press&quot;}, &quot;uris&quot;: [&quot;http://www.mendeley.com/documents/?uuid=be8b2885-9a9a-495c-882a-0ab5091b2a3c&quot;], &quot;id&quot;: &quot;ITEM-1&quot;}, {&quot;itemData&quot;: {&quot;volume&quot;: &quot;33&quot;, &quot;language&quot;: &quot;en&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ype&quot;: &quot;article-journal&quot;, &quot;container-title&quot;: &quot;Annual Review of Ecology and Systematics&quot;, &quot;DOI&quot;: &quot;10.1146/annurev.ecolsys.33.010802.150448&quot;, &quot;page&quot;: &quot;475-505&quot;, &quot;id&quot;: &quot;ITEM-2&quot;, &quot;title&quot;: &quot;Phylogenies and Community Ecology&quot;, &quot;ISSN&quot;: &quot;0066-4162&quot;, &quot;issue&quot;: &quot;1&quot;, &quot;issued&quot;: {&quot;date-parts&quot;: [[&quot;2002&quot;, &quot;11&quot;, &quot;28&quot;]]}, &quot;author&quot;: [{&quot;parse-names&quot;: false, &quot;suffix&quot;: &quot;&quot;, &quot;given&quot;: &quot;Campbell O.&quot;, &quot;dropping-particle&quot;: &quot;&quot;, &quot;non-dropping-particle&quot;: &quot;&quot;, &quot;family&quot;: &quot;Webb&quot;}, {&quot;parse-names&quot;: false, &quot;suffix&quot;: &quot;&quot;, &quot;given&quot;: &quot;David D.&quot;, &quot;dropping-particle&quot;: &quot;&quot;, &quot;non-dropping-particle&quot;: &quot;&quot;, &quot;family&quot;: &quot;Ackerly&quot;}, {&quot;parse-names&quot;: false, &quot;suffix&quot;: &quot;&quot;, &quot;given&quot;: &quot;Mark A.&quot;, &quot;dropping-particle&quot;: &quot;&quot;, &quot;non-dropping-particle&quot;: &quot;&quot;, &quot;family&quot;: &quot;McPeek&quot;}, {&quot;parse-names&quot;: false, &quot;suffix&quot;: &quot;&quot;, &quot;given&quot;: &quot;Michael J.&quot;, &quot;dropping-particle&quot;: &quot;&quot;, &quot;non-dropping-particle&quot;: &quot;&quot;, &quot;family&quot;: &quot;Donoghue&quot;}], &quot;publisher&quot;: &quot;Annual Reviews  4139 El Camino Way, P.O. Box 10139, Palo Alto, CA 94303-0139, USA&quot;}, &quot;uris&quot;: [&quot;http://www.mendeley.com/documents/?uuid=12375bae-1b0a-4389-89b9-37b77170fa2f&quot;], &quot;id&quot;: &quot;ITEM-2&quot;}, {&quot;itemData&quot;: {&quot;volume&quot;: &quot;44&quot;, &quot;title&quot;: &quot;Life History Traits of Lianas During Tropical Forest Succession&quot;, &quot;DOI&quot;: &quot;10.1111/j.1744-7429.2012.00865.x&quot;, &quot;issued&quot;: {&quot;date-parts&quot;: [[&quot;2012&quot;, &quot;11&quot;, &quot;26&quot;]]}, &quot;type&quot;: &quot;article-journal&quot;, &quot;container-title&quot;: &quot;Biotropica&quot;, &quot;ISSN&quot;: &quot;00063606&quot;, &quot;issue&quot;: &quot;6&quot;, &quot;page&quot;: &quot;720-727&quot;, &quot;id&quot;: &quot;ITEM-3&quot;, &quot;author&quot;: [{&quot;parse-names&quot;: false, &quot;suffix&quot;: &quot;&quot;, &quot;given&quot;: &quot;Susan G.&quot;, &quot;dropping-particle&quot;: &quot;&quot;, &quot;non-dropping-particle&quot;: &quot;&quot;, &quot;family&quot;: &quot;Letcher&quot;}, {&quot;parse-names&quot;: false, &quot;suffix&quot;: &quot;&quot;, &quot;given&quot;: &quot;Robin L.&quot;, &quot;dropping-particle&quot;: &quot;&quot;, &quot;non-dropping-particle&quot;: &quot;&quot;, &quot;family&quot;: &quot;Chazdon&quot;}]}, &quot;uris&quot;: [&quot;http://www.mendeley.com/documents/?uuid=73df41c5-d8b3-4b4a-aa11-7675c51f07d0&quot;], &quot;id&quot;: &quot;ITEM-3&quot;}, {&quot;itemData&quot;: {&quot;volume&quot;: &quot;29&quot;, &quot;issued&quot;: {&quot;date-parts&quot;: [[&quot;2015&quot;, &quot;5&quot;]]}, &quot;container-title&quot;: &quot;Functional Ecology&quot;, &quot;type&quot;: &quot;article-journal&quot;, &quot;DOI&quot;: &quot;10.1111/1365-2435.12425&quot;, &quot;page&quot;: &quot;600-614&quot;, &quot;ISSN&quot;: &quot;02698463&quot;, &quot;editor&quot;: [{&quot;parse-names&quot;: false, &quot;suffix&quot;: &quot;&quot;, &quot;given&quot;: &quot;Patrick&quot;, &quot;dropping-particle&quot;: &quot;&quot;, &quot;non-dropping-particle&quot;: &quot;&quot;, &quot;family&quot;: &quot;Venail&quot;}], &quot;title&quot;: &quot;Phylogenetic patterns are not proxies of community assembly mechanisms (they are far better)&quot;, &quot;id&quot;: &quot;ITEM-4&quot;, &quot;issue&quot;: &quot;5&quot;, &quot;author&quot;: [{&quot;parse-names&quot;: false, &quot;suffix&quot;: &quot;&quot;, &quot;given&quot;: &quot;Pille&quot;, &quot;dropping-particle&quot;: &quot;&quot;, &quot;non-dropping-particle&quot;: &quot;&quot;, &quot;family&quot;: &quot;Gerhold&quot;}, {&quot;parse-names&quot;: false, &quot;suffix&quot;: &quot;&quot;, &quot;given&quot;: &quot;James F.&quot;, &quot;dropping-particle&quot;: &quot;&quot;, &quot;non-dropping-particle&quot;: &quot;&quot;, &quot;family&quot;: &quot;Cahill&quot;}, {&quot;parse-names&quot;: false, &quot;suffix&quot;: &quot;&quot;, &quot;given&quot;: &quot;Marten&quot;, &quot;dropping-particle&quot;: &quot;&quot;, &quot;non-dropping-particle&quot;: &quot;&quot;, &quot;family&quot;: &quot;Winter&quot;}, {&quot;parse-names&quot;: false, &quot;suffix&quot;: &quot;&quot;, &quot;given&quot;: &quot;Igor&quot;, &quot;dropping-particle&quot;: &quot;V.&quot;, &quot;non-dropping-particle&quot;: &quot;&quot;, &quot;family&quot;: &quot;Bartish&quot;}, {&quot;parse-names&quot;: false, &quot;suffix&quot;: &quot;&quot;, &quot;given&quot;: &quot;Andreas&quot;, &quot;dropping-particle&quot;: &quot;&quot;, &quot;non-dropping-particle&quot;: &quot;&quot;, &quot;family&quot;: &quot;Prinzing&quot;}]}, &quot;uris&quot;: [&quot;http://www.mendeley.com/documents/?uuid=119063bc-7805-3fbc-b11e-21ce47eaba4f&quot;], &quot;id&quot;: &quot;ITEM-4&quot;}], &quot;properties&quot;: {&quot;noteIndex&quot;: 0}} RNDdofN5Dxz1L"/><text:span text:style-name="T26">(Webb, 2000; Webb </text:span><text:span text:style-name="T17">et al.</text:span><text:span text:style-name="T26">, 2002; Letcher and Chazdon, 2012; Gerhold </text:span><text:span text:style-name="T17">et al.</text:span><text:span text:style-name="T26">, 2015)</text:span><text:reference-mark-end text:name="ADDIN CSL_CITATION {&quot;schema&quot;: &quot;https://github.com/citation-style-language/schema/raw/master/csl-citation.json&quot;, &quot;mendeley&quot;: {&quot;plainTextFormattedCitation&quot;: &quot;(Webb, 2000; Webb et al., 2002; Letcher and Chazdon, 2012; Gerhold et al., 2015)&quot;, &quot;formattedCitation&quot;: &quot;(Webb, 2000; Webb &lt;i&gt;et al.&lt;/i&gt;, 2002; Letcher and Chazdon, 2012; Gerhold &lt;i&gt;et al.&lt;/i&gt;, 2015)&quot;, &quot;previouslyFormattedCitation&quot;: &quot;(Webb, 2000; Webb &lt;i&gt;et al.&lt;/i&gt;, 2002; Letcher and Chazdon, 2012; Gerhold &lt;i&gt;et al.&lt;/i&gt;, 2015)&quot;}, &quot;citationItems&quot;: [{&quot;itemData&quot;: {&quot;volume&quot;: &quot;156&quot;, &quot;language&quot;: &quot;en&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type&quot;: &quot;article-journal&quot;, &quot;container-title&quot;: &quot;The American naturalist&quot;, &quot;DOI&quot;: &quot;10.1086/303378&quot;, &quot;page&quot;: &quot;145-155&quot;, &quot;id&quot;: &quot;ITEM-1&quot;, &quot;PMID&quot;: &quot;10856198&quot;, &quot;title&quot;: &quot;Exploring the Phylogenetic Structure of Ecological Communities: An Example for Rain Forest Trees.&quot;, &quot;ISSN&quot;: &quot;1537-5323&quot;, &quot;issue&quot;: &quot;2&quot;, &quot;issued&quot;: {&quot;date-parts&quot;: [[&quot;2000&quot;, &quot;8&quot;, &quot;17&quot;]]}, &quot;author&quot;: [{&quot;parse-names&quot;: false, &quot;suffix&quot;: &quot;&quot;, &quot;given&quot;: &quot;C. O.&quot;, &quot;dropping-particle&quot;: &quot;&quot;, &quot;non-dropping-particle&quot;: &quot;&quot;, &quot;family&quot;: &quot;Webb&quot;}], &quot;publisher&quot;: &quot;The University of Chicago Press&quot;}, &quot;uris&quot;: [&quot;http://www.mendeley.com/documents/?uuid=be8b2885-9a9a-495c-882a-0ab5091b2a3c&quot;], &quot;id&quot;: &quot;ITEM-1&quot;}, {&quot;itemData&quot;: {&quot;volume&quot;: &quot;33&quot;, &quot;language&quot;: &quot;en&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ype&quot;: &quot;article-journal&quot;, &quot;container-title&quot;: &quot;Annual Review of Ecology and Systematics&quot;, &quot;DOI&quot;: &quot;10.1146/annurev.ecolsys.33.010802.150448&quot;, &quot;page&quot;: &quot;475-505&quot;, &quot;id&quot;: &quot;ITEM-2&quot;, &quot;title&quot;: &quot;Phylogenies and Community Ecology&quot;, &quot;ISSN&quot;: &quot;0066-4162&quot;, &quot;issue&quot;: &quot;1&quot;, &quot;issued&quot;: {&quot;date-parts&quot;: [[&quot;2002&quot;, &quot;11&quot;, &quot;28&quot;]]}, &quot;author&quot;: [{&quot;parse-names&quot;: false, &quot;suffix&quot;: &quot;&quot;, &quot;given&quot;: &quot;Campbell O.&quot;, &quot;dropping-particle&quot;: &quot;&quot;, &quot;non-dropping-particle&quot;: &quot;&quot;, &quot;family&quot;: &quot;Webb&quot;}, {&quot;parse-names&quot;: false, &quot;suffix&quot;: &quot;&quot;, &quot;given&quot;: &quot;David D.&quot;, &quot;dropping-particle&quot;: &quot;&quot;, &quot;non-dropping-particle&quot;: &quot;&quot;, &quot;family&quot;: &quot;Ackerly&quot;}, {&quot;parse-names&quot;: false, &quot;suffix&quot;: &quot;&quot;, &quot;given&quot;: &quot;Mark A.&quot;, &quot;dropping-particle&quot;: &quot;&quot;, &quot;non-dropping-particle&quot;: &quot;&quot;, &quot;family&quot;: &quot;McPeek&quot;}, {&quot;parse-names&quot;: false, &quot;suffix&quot;: &quot;&quot;, &quot;given&quot;: &quot;Michael J.&quot;, &quot;dropping-particle&quot;: &quot;&quot;, &quot;non-dropping-particle&quot;: &quot;&quot;, &quot;family&quot;: &quot;Donoghue&quot;}], &quot;publisher&quot;: &quot;Annual Reviews  4139 El Camino Way, P.O. Box 10139, Palo Alto, CA 94303-0139, USA&quot;}, &quot;uris&quot;: [&quot;http://www.mendeley.com/documents/?uuid=12375bae-1b0a-4389-89b9-37b77170fa2f&quot;], &quot;id&quot;: &quot;ITEM-2&quot;}, {&quot;itemData&quot;: {&quot;volume&quot;: &quot;44&quot;, &quot;title&quot;: &quot;Life History Traits of Lianas During Tropical Forest Succession&quot;, &quot;DOI&quot;: &quot;10.1111/j.1744-7429.2012.00865.x&quot;, &quot;issued&quot;: {&quot;date-parts&quot;: [[&quot;2012&quot;, &quot;11&quot;, &quot;26&quot;]]}, &quot;type&quot;: &quot;article-journal&quot;, &quot;container-title&quot;: &quot;Biotropica&quot;, &quot;ISSN&quot;: &quot;00063606&quot;, &quot;issue&quot;: &quot;6&quot;, &quot;page&quot;: &quot;720-727&quot;, &quot;id&quot;: &quot;ITEM-3&quot;, &quot;author&quot;: [{&quot;parse-names&quot;: false, &quot;suffix&quot;: &quot;&quot;, &quot;given&quot;: &quot;Susan G.&quot;, &quot;dropping-particle&quot;: &quot;&quot;, &quot;non-dropping-particle&quot;: &quot;&quot;, &quot;family&quot;: &quot;Letcher&quot;}, {&quot;parse-names&quot;: false, &quot;suffix&quot;: &quot;&quot;, &quot;given&quot;: &quot;Robin L.&quot;, &quot;dropping-particle&quot;: &quot;&quot;, &quot;non-dropping-particle&quot;: &quot;&quot;, &quot;family&quot;: &quot;Chazdon&quot;}]}, &quot;uris&quot;: [&quot;http://www.mendeley.com/documents/?uuid=73df41c5-d8b3-4b4a-aa11-7675c51f07d0&quot;], &quot;id&quot;: &quot;ITEM-3&quot;}, {&quot;itemData&quot;: {&quot;volume&quot;: &quot;29&quot;, &quot;issued&quot;: {&quot;date-parts&quot;: [[&quot;2015&quot;, &quot;5&quot;]]}, &quot;container-title&quot;: &quot;Functional Ecology&quot;, &quot;type&quot;: &quot;article-journal&quot;, &quot;DOI&quot;: &quot;10.1111/1365-2435.12425&quot;, &quot;page&quot;: &quot;600-614&quot;, &quot;ISSN&quot;: &quot;02698463&quot;, &quot;editor&quot;: [{&quot;parse-names&quot;: false, &quot;suffix&quot;: &quot;&quot;, &quot;given&quot;: &quot;Patrick&quot;, &quot;dropping-particle&quot;: &quot;&quot;, &quot;non-dropping-particle&quot;: &quot;&quot;, &quot;family&quot;: &quot;Venail&quot;}], &quot;title&quot;: &quot;Phylogenetic patterns are not proxies of community assembly mechanisms (they are far better)&quot;, &quot;id&quot;: &quot;ITEM-4&quot;, &quot;issue&quot;: &quot;5&quot;, &quot;author&quot;: [{&quot;parse-names&quot;: false, &quot;suffix&quot;: &quot;&quot;, &quot;given&quot;: &quot;Pille&quot;, &quot;dropping-particle&quot;: &quot;&quot;, &quot;non-dropping-particle&quot;: &quot;&quot;, &quot;family&quot;: &quot;Gerhold&quot;}, {&quot;parse-names&quot;: false, &quot;suffix&quot;: &quot;&quot;, &quot;given&quot;: &quot;James F.&quot;, &quot;dropping-particle&quot;: &quot;&quot;, &quot;non-dropping-particle&quot;: &quot;&quot;, &quot;family&quot;: &quot;Cahill&quot;}, {&quot;parse-names&quot;: false, &quot;suffix&quot;: &quot;&quot;, &quot;given&quot;: &quot;Marten&quot;, &quot;dropping-particle&quot;: &quot;&quot;, &quot;non-dropping-particle&quot;: &quot;&quot;, &quot;family&quot;: &quot;Winter&quot;}, {&quot;parse-names&quot;: false, &quot;suffix&quot;: &quot;&quot;, &quot;given&quot;: &quot;Igor&quot;, &quot;dropping-particle&quot;: &quot;V.&quot;, &quot;non-dropping-particle&quot;: &quot;&quot;, &quot;family&quot;: &quot;Bartish&quot;}, {&quot;parse-names&quot;: false, &quot;suffix&quot;: &quot;&quot;, &quot;given&quot;: &quot;Andreas&quot;, &quot;dropping-particle&quot;: &quot;&quot;, &quot;non-dropping-particle&quot;: &quot;&quot;, &quot;family&quot;: &quot;Prinzing&quot;}]}, &quot;uris&quot;: [&quot;http://www.mendeley.com/documents/?uuid=119063bc-7805-3fbc-b11e-21ce47eaba4f&quot;], &quot;id&quot;: &quot;ITEM-4&quot;}], &quot;properties&quot;: {&quot;noteIndex&quot;: 0}} RNDdofN5Dxz1L"/><text:span text:style-name="T60">⁠.</text:span></text:p>
      <text:p text:style-name="P30"><text:span text:style-name="T34"><text:tab/>Here, we use the phylogenetic relationships among species within a time-series to understand the community’s change over time in a new way. Instead of analyzing broad patterns of community change via beta-diversity statistics (UniFrac </text:span><text:reference-mark-start text:name="ADDIN CSL_CITATION {&quot;schema&quot;: &quot;https://github.com/citation-style-language/schema/raw/master/csl-citation.json&quot;, &quot;mendeley&quot;: {&quot;plainTextFormattedCitation&quot;: &quot;(Lozupone and Knight, 2005)&quot;, &quot;formattedCitation&quot;: &quot;(Lozupone and Knight, 2005)&quot;, &quot;previouslyFormattedCitation&quot;: &quot;(Lozupone and Knight, 2005)&quot;}, &quot;citationItems&quot;: [{&quot;itemData&quot;: {&quot;volume&quot;: &quot;71&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type&quot;: &quot;article-journal&quot;, &quot;container-title&quot;: &quot;Applied and environmental microbiology&quot;, &quot;DOI&quot;: &quot;10.1128/AEM.71.12.8228&quot;, &quot;ISBN&quot;: &quot;0099-2240 (Print)\\n0099-2240 (Linking)&quot;, &quot;id&quot;: &quot;ITEM-1&quot;, &quot;PMID&quot;: &quot;16332807&quot;, &quot;title&quot;: &quot;UniFrac : a New Phylogenetic Method for Comparing Microbial Communities UniFrac : a New Phylogenetic Method for Comparing Microbial Communities&quot;, &quot;ISSN&quot;: &quot;0099-2240&quot;, &quot;issue&quot;: &quot;12&quot;, &quot;issued&quot;: {&quot;date-parts&quot;: [[&quot;2005&quot;]]}, &quot;author&quot;: [{&quot;parse-names&quot;: false, &quot;suffix&quot;: &quot;&quot;, &quot;given&quot;: &quot;Catherine&quot;, &quot;dropping-particle&quot;: &quot;&quot;, &quot;non-dropping-particle&quot;: &quot;&quot;, &quot;family&quot;: &quot;Lozupone&quot;}, {&quot;parse-names&quot;: false, &quot;suffix&quot;: &quot;&quot;, &quot;given&quot;: &quot;Rob&quot;, &quot;dropping-particle&quot;: &quot;&quot;, &quot;non-dropping-particle&quot;: &quot;&quot;, &quot;family&quot;: &quot;Knight&quot;}], &quot;page&quot;: &quot;8228-8235&quot;}, &quot;uris&quot;: [&quot;http://www.mendeley.com/documents/?uuid=bdb8c7ea-231f-45bc-8a04-23aceb76454e&quot;], &quot;id&quot;: &quot;ITEM-1&quot;}], &quot;properties&quot;: {&quot;noteIndex&quot;: 0}} RNDRFV3JE2aaK"/><text:span text:style-name="T14">(Lozupone and Knight, 2005)</text:span><text:reference-mark-end text:name="ADDIN CSL_CITATION {&quot;schema&quot;: &quot;https://github.com/citation-style-language/schema/raw/master/csl-citation.json&quot;, &quot;mendeley&quot;: {&quot;plainTextFormattedCitation&quot;: &quot;(Lozupone and Knight, 2005)&quot;, &quot;formattedCitation&quot;: &quot;(Lozupone and Knight, 2005)&quot;, &quot;previouslyFormattedCitation&quot;: &quot;(Lozupone and Knight, 2005)&quot;}, &quot;citationItems&quot;: [{&quot;itemData&quot;: {&quot;volume&quot;: &quot;71&quot;, &quot;abstract&quot;: &quot;We introduce here a new method for computing differences between microbial communities based on phylogenetic information. This method, UniFrac, measures the phylogenetic distance between sets of taxa in a phylogenetic tree as the fraction of the branch length of the tree that leads to descendants from either one environment or the other, but not both. UniFrac can be used to determine whether communities are signifi- cantly different, to compare many communities simultaneously using clustering and ordination techniques, and to measure the relative contributions of different factors, such as chemistry and geography, to similarities between samples. We demonstrate the utility of UniFrac by applying it to published 16S rRNA gene libraries from cultured isolates and environmental clones of bacteria in marine sediment, water, and ice. Our results reveal that (i) cultured isolates from ice, water, and sediment resemble each other and environmental clone sequences from sea ice, but not environmental clone sequences from sediment and water; (ii) the geographical location does not correlate strongly with bacterial community differences in ice and sediment from the Arctic and Antarctic; and (iii) bacterial communities differ between terrestrially impacted seawater (whether polar or temperate) and warm oligotrophic seawater, whereas those in individual seawater samples are not more similar to each other than to those in sediment or ice samples. These results illustrate that UniFrac provides a new way of characterizing microbial communities, using the wealth of environmental rRNA sequences, and allows quantitative insight into the factors that underlie the distribution of lineages among environments.&quot;, &quot;type&quot;: &quot;article-journal&quot;, &quot;container-title&quot;: &quot;Applied and environmental microbiology&quot;, &quot;DOI&quot;: &quot;10.1128/AEM.71.12.8228&quot;, &quot;ISBN&quot;: &quot;0099-2240 (Print)\\n0099-2240 (Linking)&quot;, &quot;id&quot;: &quot;ITEM-1&quot;, &quot;PMID&quot;: &quot;16332807&quot;, &quot;title&quot;: &quot;UniFrac : a New Phylogenetic Method for Comparing Microbial Communities UniFrac : a New Phylogenetic Method for Comparing Microbial Communities&quot;, &quot;ISSN&quot;: &quot;0099-2240&quot;, &quot;issue&quot;: &quot;12&quot;, &quot;issued&quot;: {&quot;date-parts&quot;: [[&quot;2005&quot;]]}, &quot;author&quot;: [{&quot;parse-names&quot;: false, &quot;suffix&quot;: &quot;&quot;, &quot;given&quot;: &quot;Catherine&quot;, &quot;dropping-particle&quot;: &quot;&quot;, &quot;non-dropping-particle&quot;: &quot;&quot;, &quot;family&quot;: &quot;Lozupone&quot;}, {&quot;parse-names&quot;: false, &quot;suffix&quot;: &quot;&quot;, &quot;given&quot;: &quot;Rob&quot;, &quot;dropping-particle&quot;: &quot;&quot;, &quot;non-dropping-particle&quot;: &quot;&quot;, &quot;family&quot;: &quot;Knight&quot;}], &quot;page&quot;: &quot;8228-8235&quot;}, &quot;uris&quot;: [&quot;http://www.mendeley.com/documents/?uuid=bdb8c7ea-231f-45bc-8a04-23aceb76454e&quot;], &quot;id&quot;: &quot;ITEM-1&quot;}], &quot;properties&quot;: {&quot;noteIndex&quot;: 0}} RNDRFV3JE2aaK"/><text:span text:style-name="T34">⁠) or analyzing patterns of select clades within the community (PhyloFactor </text:span><text:reference-mark-start text:name="ADDIN CSL_CITATION {&quot;schema&quot;: &quot;https://github.com/citation-style-language/schema/raw/master/csl-citation.json&quot;, &quot;mendeley&quot;: {&quot;plainTextFormattedCitation&quot;: &quot;(Washburne et al., 2017)&quot;, &quot;formattedCitation&quot;: &quot;(Washburne &lt;i&gt;et al.&lt;/i&gt;, 2017)&quot;, &quot;previouslyFormattedCitation&quot;: &quot;(Washburne &lt;i&gt;et al.&lt;/i&gt;, 2017)&quot;}, &quot;citationItems&quot;: [{&quot;itemData&quot;: {&quot;volume&quot;: &quot;5&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container-title&quot;: &quot;PeerJ&quot;, &quot;type&quot;: &quot;article-journal&quot;, &quot;DOI&quot;: &quot;10.7717/peerj.2969&quot;, &quot;page&quot;: &quot;e2969&quot;, &quot;id&quot;: &quot;ITEM-1&quot;, &quot;title&quot;: &quot;Phylogenetic factorization of compositional data yields lineage-level associations in microbiome datasets&quot;, &quot;ISSN&quot;: &quot;2167-8359&quot;, &quot;issued&quot;: {&quot;date-parts&quot;: [[&quot;2017&quot;, &quot;2&quot;, &quot;9&quot;]]}, &quot;author&quot;: [{&quot;parse-names&quot;: false, &quot;suffix&quot;: &quot;&quot;, &quot;given&quot;: &quot;Alex D.&quot;, &quot;dropping-particle&quot;: &quot;&quot;, &quot;non-dropping-particle&quot;: &quot;&quot;, &quot;family&quot;: &quot;Washburne&quot;}, {&quot;parse-names&quot;: false, &quot;suffix&quot;: &quot;&quot;, &quot;given&quot;: &quot;Justin D.&quot;, &quot;dropping-particle&quot;: &quot;&quot;, &quot;non-dropping-particle&quot;: &quot;&quot;, &quot;family&quot;: &quot;Silverman&quot;}, {&quot;parse-names&quot;: false, &quot;suffix&quot;: &quot;&quot;, &quot;given&quot;: &quot;Jonathan W.&quot;, &quot;dropping-particle&quot;: &quot;&quot;, &quot;non-dropping-particle&quot;: &quot;&quot;, &quot;family&quot;: &quot;Leff&quot;}, {&quot;parse-names&quot;: false, &quot;suffix&quot;: &quot;&quot;, &quot;given&quot;: &quot;Dominic J.&quot;, &quot;dropping-particle&quot;: &quot;&quot;, &quot;non-dropping-particle&quot;: &quot;&quot;, &quot;family&quot;: &quot;Bennett&quot;}, {&quot;parse-names&quot;: false, &quot;suffix&quot;: &quot;&quot;, &quot;given&quot;: &quot;John L.&quot;, &quot;dropping-particle&quot;: &quot;&quot;, &quot;non-dropping-particle&quot;: &quot;&quot;, &quot;family&quot;: &quot;Darcy&quot;}, {&quot;parse-names&quot;: false, &quot;suffix&quot;: &quot;&quot;, &quot;given&quot;: &quot;Sayan&quot;, &quot;dropping-particle&quot;: &quot;&quot;, &quot;non-dropping-particle&quot;: &quot;&quot;, &quot;family&quot;: &quot;Mukherjee&quot;}, {&quot;parse-names&quot;: false, &quot;suffix&quot;: &quot;&quot;, &quot;given&quot;: &quot;Noah&quot;, &quot;dropping-particle&quot;: &quot;&quot;, &quot;non-dropping-particle&quot;: &quot;&quot;, &quot;family&quot;: &quot;Fierer&quot;}, {&quot;parse-names&quot;: false, &quot;suffix&quot;: &quot;&quot;, &quot;given&quot;: &quot;Lawrence A.&quot;, &quot;dropping-particle&quot;: &quot;&quot;, &quot;non-dropping-particle&quot;: &quot;&quot;, &quot;family&quot;: &quot;David&quot;}], &quot;publisher&quot;: &quot;PeerJ Inc.&quot;}, &quot;uris&quot;: [&quot;http://www.mendeley.com/documents/?uuid=c90aea6d-9e56-3022-b7bd-bbdb69f64b23&quot;], &quot;id&quot;: &quot;ITEM-1&quot;}], &quot;properties&quot;: {&quot;noteIndex&quot;: 0}} RNDSFjOdViHG0"/><text:span text:style-name="T14">(Washburne </text:span><text:span text:style-name="T15">et al.</text:span><text:span text:style-name="T14">, 2017)</text:span><text:reference-mark-end text:name="ADDIN CSL_CITATION {&quot;schema&quot;: &quot;https://github.com/citation-style-language/schema/raw/master/csl-citation.json&quot;, &quot;mendeley&quot;: {&quot;plainTextFormattedCitation&quot;: &quot;(Washburne et al., 2017)&quot;, &quot;formattedCitation&quot;: &quot;(Washburne &lt;i&gt;et al.&lt;/i&gt;, 2017)&quot;, &quot;previouslyFormattedCitation&quot;: &quot;(Washburne &lt;i&gt;et al.&lt;/i&gt;, 2017)&quot;}, &quot;citationItems&quot;: [{&quot;itemData&quot;: {&quot;volume&quot;: &quot;5&quot;, &quot;abstract&quot;: &quot;&lt;p&gt;Marker gene sequencing of microbial communities has generated big datasets of microbial relative abundances varying across environmental conditions, sample sites and treatments. These data often come with putative phylogenies, providing unique opportunities to investigate how shared evolutionary history affects microbial abundance patterns. Here, we present a method to identify the phylogenetic factors driving patterns in microbial community composition. We use the method, \u201cphylofactorization,\u201d to re-analyze datasets from the human body and soil microbial communities, demonstrating how phylofactorization is a dimensionality-reducing tool, an ordination-visualization tool, and an inferential tool for identifying edges in the phylogeny along which putative functional ecological traits may have arisen.&lt;/p&gt;&quot;, &quot;container-title&quot;: &quot;PeerJ&quot;, &quot;type&quot;: &quot;article-journal&quot;, &quot;DOI&quot;: &quot;10.7717/peerj.2969&quot;, &quot;page&quot;: &quot;e2969&quot;, &quot;id&quot;: &quot;ITEM-1&quot;, &quot;title&quot;: &quot;Phylogenetic factorization of compositional data yields lineage-level associations in microbiome datasets&quot;, &quot;ISSN&quot;: &quot;2167-8359&quot;, &quot;issued&quot;: {&quot;date-parts&quot;: [[&quot;2017&quot;, &quot;2&quot;, &quot;9&quot;]]}, &quot;author&quot;: [{&quot;parse-names&quot;: false, &quot;suffix&quot;: &quot;&quot;, &quot;given&quot;: &quot;Alex D.&quot;, &quot;dropping-particle&quot;: &quot;&quot;, &quot;non-dropping-particle&quot;: &quot;&quot;, &quot;family&quot;: &quot;Washburne&quot;}, {&quot;parse-names&quot;: false, &quot;suffix&quot;: &quot;&quot;, &quot;given&quot;: &quot;Justin D.&quot;, &quot;dropping-particle&quot;: &quot;&quot;, &quot;non-dropping-particle&quot;: &quot;&quot;, &quot;family&quot;: &quot;Silverman&quot;}, {&quot;parse-names&quot;: false, &quot;suffix&quot;: &quot;&quot;, &quot;given&quot;: &quot;Jonathan W.&quot;, &quot;dropping-particle&quot;: &quot;&quot;, &quot;non-dropping-particle&quot;: &quot;&quot;, &quot;family&quot;: &quot;Leff&quot;}, {&quot;parse-names&quot;: false, &quot;suffix&quot;: &quot;&quot;, &quot;given&quot;: &quot;Dominic J.&quot;, &quot;dropping-particle&quot;: &quot;&quot;, &quot;non-dropping-particle&quot;: &quot;&quot;, &quot;family&quot;: &quot;Bennett&quot;}, {&quot;parse-names&quot;: false, &quot;suffix&quot;: &quot;&quot;, &quot;given&quot;: &quot;John L.&quot;, &quot;dropping-particle&quot;: &quot;&quot;, &quot;non-dropping-particle&quot;: &quot;&quot;, &quot;family&quot;: &quot;Darcy&quot;}, {&quot;parse-names&quot;: false, &quot;suffix&quot;: &quot;&quot;, &quot;given&quot;: &quot;Sayan&quot;, &quot;dropping-particle&quot;: &quot;&quot;, &quot;non-dropping-particle&quot;: &quot;&quot;, &quot;family&quot;: &quot;Mukherjee&quot;}, {&quot;parse-names&quot;: false, &quot;suffix&quot;: &quot;&quot;, &quot;given&quot;: &quot;Noah&quot;, &quot;dropping-particle&quot;: &quot;&quot;, &quot;non-dropping-particle&quot;: &quot;&quot;, &quot;family&quot;: &quot;Fierer&quot;}, {&quot;parse-names&quot;: false, &quot;suffix&quot;: &quot;&quot;, &quot;given&quot;: &quot;Lawrence A.&quot;, &quot;dropping-particle&quot;: &quot;&quot;, &quot;non-dropping-particle&quot;: &quot;&quot;, &quot;family&quot;: &quot;David&quot;}], &quot;publisher&quot;: &quot;PeerJ Inc.&quot;}, &quot;uris&quot;: [&quot;http://www.mendeley.com/documents/?uuid=c90aea6d-9e56-3022-b7bd-bbdb69f64b23&quot;], &quot;id&quot;: &quot;ITEM-1&quot;}], &quot;properties&quot;: {&quot;noteIndex&quot;: 0}} RNDSFjOdViHG0"/><text:span text:style-name="T34">⁠, Edge PCA </text:span><text:reference-mark-start text:name="ADDIN CSL_CITATION {&quot;schema&quot;: &quot;https://github.com/citation-style-language/schema/raw/master/csl-citation.json&quot;, &quot;mendeley&quot;: {&quot;plainTextFormattedCitation&quot;: &quot;(Matsen IV et al., 2013)&quot;, &quot;formattedCitation&quot;: &quot;(Matsen IV &lt;i&gt;et al.&lt;/i&gt;, 2013)&quot;, &quot;previouslyFormattedCitation&quot;: &quot;(Matsen IV &lt;i&gt;et al.&lt;/i&gt;, 2013)&quot;}, &quot;citationItems&quot;: [{&quot;itemData&quot;: {&quot;volume&quot;: &quot;8&quot;, &quot;issued&quot;: {&quot;date-parts&quot;: [[&quot;2013&quot;, &quot;3&quot;, &quot;11&quot;]]}, &quot;type&quot;: &quot;article-journal&quot;, &quot;container-title&quot;: &quot;PLoS ONE&quot;, &quot;DOI&quot;: &quot;10.1371/journal.pone.0056859&quot;, &quot;page&quot;: &quot;e56859&quot;, &quot;ISSN&quot;: &quot;1932-6203&quot;, &quot;editor&quot;: [{&quot;parse-names&quot;: false, &quot;suffix&quot;: &quot;&quot;, &quot;given&quot;: &quot;Ahmed&quot;, &quot;dropping-particle&quot;: &quot;&quot;, &quot;non-dropping-particle&quot;: &quot;&quot;, &quot;family&quot;: &quot;Moustafa&quot;}], &quot;title&quot;: &quot;Edge Principal Components and Squash Clustering: Using the Special Structure of Phylogenetic Placement Data for Sample Comparison&quot;, &quot;id&quot;: &quot;ITEM-1&quot;, &quot;issue&quot;: &quot;3&quot;, &quot;author&quot;: [{&quot;parse-names&quot;: false, &quot;suffix&quot;: &quot;&quot;, &quot;given&quot;: &quot;Frederick A.&quot;, &quot;dropping-particle&quot;: &quot;&quot;, &quot;non-dropping-particle&quot;: &quot;&quot;, &quot;family&quot;: &quot;Matsen IV&quot;}, {&quot;parse-names&quot;: false, &quot;suffix&quot;: &quot;&quot;, &quot;given&quot;: &quot;Steven N.&quot;, &quot;dropping-particle&quot;: &quot;&quot;, &quot;non-dropping-particle&quot;: &quot;&quot;, &quot;family&quot;: &quot;Evans&quot;}, {&quot;parse-names&quot;: false, &quot;suffix&quot;: &quot;&quot;, &quot;given&quot;: &quot;WR&quot;, &quot;dropping-particle&quot;: &quot;&quot;, &quot;non-dropping-particle&quot;: &quot;&quot;, &quot;family&quot;: &quot;Gilks&quot;}, {&quot;parse-names&quot;: false, &quot;suffix&quot;: &quot;&quot;, &quot;given&quot;: &quot;MR&quot;, &quot;dropping-particle&quot;: &quot;&quot;, &quot;non-dropping-particle&quot;: &quot;&quot;, &quot;family&quot;: &quot;Ghodsi&quot;}, {&quot;parse-names&quot;: false, &quot;suffix&quot;: &quot;&quot;, &quot;given&quot;: &quot;C&quot;, &quot;dropping-particle&quot;: &quot;&quot;, &quot;non-dropping-particle&quot;: &quot;&quot;, &quot;family&quot;: &quot;Kingsford&quot;}], &quot;publisher&quot;: &quot;Public Library of Science&quot;}, &quot;uris&quot;: [&quot;http://www.mendeley.com/documents/?uuid=fd97b993-8ba3-3609-b1ba-acff46e0b4d0&quot;], &quot;id&quot;: &quot;ITEM-1&quot;}], &quot;properties&quot;: {&quot;noteIndex&quot;: 0}} RNDKb7XdBJTQL"/><text:span text:style-name="T14">(Matsen IV </text:span><text:span text:style-name="T15">et al.</text:span><text:span text:style-name="T14">, 2013)</text:span><text:reference-mark-end text:name="ADDIN CSL_CITATION {&quot;schema&quot;: &quot;https://github.com/citation-style-language/schema/raw/master/csl-citation.json&quot;, &quot;mendeley&quot;: {&quot;plainTextFormattedCitation&quot;: &quot;(Matsen IV et al., 2013)&quot;, &quot;formattedCitation&quot;: &quot;(Matsen IV &lt;i&gt;et al.&lt;/i&gt;, 2013)&quot;, &quot;previouslyFormattedCitation&quot;: &quot;(Matsen IV &lt;i&gt;et al.&lt;/i&gt;, 2013)&quot;}, &quot;citationItems&quot;: [{&quot;itemData&quot;: {&quot;volume&quot;: &quot;8&quot;, &quot;issued&quot;: {&quot;date-parts&quot;: [[&quot;2013&quot;, &quot;3&quot;, &quot;11&quot;]]}, &quot;type&quot;: &quot;article-journal&quot;, &quot;container-title&quot;: &quot;PLoS ONE&quot;, &quot;DOI&quot;: &quot;10.1371/journal.pone.0056859&quot;, &quot;page&quot;: &quot;e56859&quot;, &quot;ISSN&quot;: &quot;1932-6203&quot;, &quot;editor&quot;: [{&quot;parse-names&quot;: false, &quot;suffix&quot;: &quot;&quot;, &quot;given&quot;: &quot;Ahmed&quot;, &quot;dropping-particle&quot;: &quot;&quot;, &quot;non-dropping-particle&quot;: &quot;&quot;, &quot;family&quot;: &quot;Moustafa&quot;}], &quot;title&quot;: &quot;Edge Principal Components and Squash Clustering: Using the Special Structure of Phylogenetic Placement Data for Sample Comparison&quot;, &quot;id&quot;: &quot;ITEM-1&quot;, &quot;issue&quot;: &quot;3&quot;, &quot;author&quot;: [{&quot;parse-names&quot;: false, &quot;suffix&quot;: &quot;&quot;, &quot;given&quot;: &quot;Frederick A.&quot;, &quot;dropping-particle&quot;: &quot;&quot;, &quot;non-dropping-particle&quot;: &quot;&quot;, &quot;family&quot;: &quot;Matsen IV&quot;}, {&quot;parse-names&quot;: false, &quot;suffix&quot;: &quot;&quot;, &quot;given&quot;: &quot;Steven N.&quot;, &quot;dropping-particle&quot;: &quot;&quot;, &quot;non-dropping-particle&quot;: &quot;&quot;, &quot;family&quot;: &quot;Evans&quot;}, {&quot;parse-names&quot;: false, &quot;suffix&quot;: &quot;&quot;, &quot;given&quot;: &quot;WR&quot;, &quot;dropping-particle&quot;: &quot;&quot;, &quot;non-dropping-particle&quot;: &quot;&quot;, &quot;family&quot;: &quot;Gilks&quot;}, {&quot;parse-names&quot;: false, &quot;suffix&quot;: &quot;&quot;, &quot;given&quot;: &quot;MR&quot;, &quot;dropping-particle&quot;: &quot;&quot;, &quot;non-dropping-particle&quot;: &quot;&quot;, &quot;family&quot;: &quot;Ghodsi&quot;}, {&quot;parse-names&quot;: false, &quot;suffix&quot;: &quot;&quot;, &quot;given&quot;: &quot;C&quot;, &quot;dropping-particle&quot;: &quot;&quot;, &quot;non-dropping-particle&quot;: &quot;&quot;, &quot;family&quot;: &quot;Kingsford&quot;}], &quot;publisher&quot;: &quot;Public Library of Science&quot;}, &quot;uris&quot;: [&quot;http://www.mendeley.com/documents/?uuid=fd97b993-8ba3-3609-b1ba-acff46e0b4d0&quot;], &quot;id&quot;: &quot;ITEM-1&quot;}], &quot;properties&quot;: {&quot;noteIndex&quot;: 0}} RNDKb7XdBJTQL"/><text:span text:style-name="T34">⁠), we model the probability of each new species’ immigration into the community as a monotonic function of its phylogenetic distance to members of the community that have already arrived. Our model allows us to perform two-tailed tests of the null model that phylogenetic distance to </text:span><text:soft-page-break/><text:span text:style-name="T35">species within </text:span><text:span text:style-name="T34">an existing community does not affect which species can colonize and the order of colonization; rejection of this null hypothesis, and whether the communities are overdispersed or underdispersed relative to the null model, carries information about assembly mechanisms at play. </text:span></text:p>
      <text:p text:style-name="P30"><text:span text:style-name="T34"><text:tab/>Since the arrival of species into a community </text:span><text:span text:style-name="T43">likely signifies</text:span><text:span text:style-name="T34"> the arrival of new traits, this paradigm provides a window into the assembly of ecosystem function. Arriving species that have not previously arrived (first-time arrivals) constitute new phylogenetic diversity being added to a community. Any organism of interest in a human microbiome data set, from the pathogenic to the probiotic, will at some point be a first-time arrival, and the order in which these organisms arrive in the community is determined by community assembly processes </text:span><text:reference-mark-start text:name="ADDIN CSL_CITATION {&quot;schema&quot;: &quot;https://github.com/citation-style-language/schema/raw/master/csl-citation.json&quot;, &quot;mendeley&quot;: {&quot;plainTextFormattedCitation&quot;: &quot;(Nemergut et al., 2013)&quot;, &quot;formattedCitation&quot;: &quot;(Nemergut &lt;i&gt;et al.&lt;/i&gt;, 2013)&quot;, &quot;previouslyFormattedCitation&quot;: &quot;(Nemergut &lt;i&gt;et al.&lt;/i&gt;, 2013)&quot;}, &quot;citationItems&quot;: [{&quot;itemData&quot;: {&quot;volume&quot;: &quot;77&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type&quot;: &quot;article-journal&quot;, &quot;container-title&quot;: &quot;Microbiology and molecular biology reviews : MMBR&quot;, &quot;DOI&quot;: &quot;10.1128/MMBR.00051-12&quot;, &quot;page&quot;: &quot;342-56&quot;, &quot;id&quot;: &quot;ITEM-1&quot;, &quot;PMID&quot;: &quot;24006468&quot;, &quot;title&quot;: &quot;Patterns and processes of microbial community assembly.&quot;, &quot;ISSN&quot;: &quot;1098-5557&quot;, &quot;issue&quot;: &quot;3&quot;, &quot;issued&quot;: {&quot;date-parts&quot;: [[&quot;2013&quot;, &quot;9&quot;, &quot;1&quot;]]}, &quot;author&quot;: [{&quot;parse-names&quot;: false, &quot;suffix&quot;: &quot;&quot;, &quot;given&quot;: &quot;Diana R&quot;, &quot;dropping-particle&quot;: &quot;&quot;, &quot;non-dropping-particle&quot;: &quot;&quot;, &quot;family&quot;: &quot;Nemergut&quot;}, {&quot;parse-names&quot;: false, &quot;suffix&quot;: &quot;&quot;, &quot;given&quot;: &quot;Steven K&quot;, &quot;dropping-particle&quot;: &quot;&quot;, &quot;non-dropping-particle&quot;: &quot;&quot;, &quot;family&quot;: &quot;Schmidt&quot;}, {&quot;parse-names&quot;: false, &quot;suffix&quot;: &quot;&quot;, &quot;given&quot;: &quot;Tadashi&quot;, &quot;dropping-particle&quot;: &quot;&quot;, &quot;non-dropping-particle&quot;: &quot;&quot;, &quot;family&quot;: &quot;Fukami&quot;}, {&quot;parse-names&quot;: false, &quot;suffix&quot;: &quot;&quot;, &quot;given&quot;: &quot;Sean P&quot;, &quot;dropping-particle&quot;: &quot;&quot;, &quot;non-dropping-particle&quot;: &quot;&quot;, &quot;family&quot;: &quot;O'Neill&quot;}, {&quot;parse-names&quot;: false, &quot;suffix&quot;: &quot;&quot;, &quot;given&quot;: &quot;Teresa M&quot;, &quot;dropping-particle&quot;: &quot;&quot;, &quot;non-dropping-particle&quot;: &quot;&quot;, &quot;family&quot;: &quot;Bilinski&quot;}, {&quot;parse-names&quot;: false, &quot;suffix&quot;: &quot;&quot;, &quot;given&quot;: &quot;Lee F&quot;, &quot;dropping-particle&quot;: &quot;&quot;, &quot;non-dropping-particle&quot;: &quot;&quot;, &quot;family&quot;: &quot;Stanish&quot;}, {&quot;parse-names&quot;: false, &quot;suffix&quot;: &quot;&quot;, &quot;given&quot;: &quot;Joseph E&quot;, &quot;dropping-particle&quot;: &quot;&quot;, &quot;non-dropping-particle&quot;: &quot;&quot;, &quot;family&quot;: &quot;Knelman&quot;}, {&quot;parse-names&quot;: false, &quot;suffix&quot;: &quot;&quot;, &quot;given&quot;: &quot;John L&quot;, &quot;dropping-particle&quot;: &quot;&quot;, &quot;non-dropping-particle&quot;: &quot;&quot;, &quot;family&quot;: &quot;Darcy&quot;}, {&quot;parse-names&quot;: false, &quot;suffix&quot;: &quot;&quot;, &quot;given&quot;: &quot;Ryan C&quot;, &quot;dropping-particle&quot;: &quot;&quot;, &quot;non-dropping-particle&quot;: &quot;&quot;, &quot;family&quot;: &quot;Lynch&quot;}, {&quot;parse-names&quot;: false, &quot;suffix&quot;: &quot;&quot;, &quot;given&quot;: &quot;Phillip&quot;, &quot;dropping-particle&quot;: &quot;&quot;, &quot;non-dropping-particle&quot;: &quot;&quot;, &quot;family&quot;: &quot;Wickey&quot;}, {&quot;parse-names&quot;: false, &quot;suffix&quot;: &quot;&quot;, &quot;given&quot;: &quot;Scott&quot;, &quot;dropping-particle&quot;: &quot;&quot;, &quot;non-dropping-particle&quot;: &quot;&quot;, &quot;family&quot;: &quot;Ferrenberg&quot;}]}, &quot;uris&quot;: [&quot;http://www.mendeley.com/documents/?uuid=09f64fbe-1329-4692-a462-2bf635a5f681&quot;], &quot;id&quot;: &quot;ITEM-1&quot;}], &quot;properties&quot;: {&quot;noteIndex&quot;: 0}} RNDDkE8I3nuE6"/><text:span text:style-name="T14">(Nemergut </text:span><text:span text:style-name="T15">et al.</text:span><text:span text:style-name="T14">, 2013)</text:span><text:reference-mark-end text:name="ADDIN CSL_CITATION {&quot;schema&quot;: &quot;https://github.com/citation-style-language/schema/raw/master/csl-citation.json&quot;, &quot;mendeley&quot;: {&quot;plainTextFormattedCitation&quot;: &quot;(Nemergut et al., 2013)&quot;, &quot;formattedCitation&quot;: &quot;(Nemergut &lt;i&gt;et al.&lt;/i&gt;, 2013)&quot;, &quot;previouslyFormattedCitation&quot;: &quot;(Nemergut &lt;i&gt;et al.&lt;/i&gt;, 2013)&quot;}, &quot;citationItems&quot;: [{&quot;itemData&quot;: {&quot;volume&quot;: &quot;77&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type&quot;: &quot;article-journal&quot;, &quot;container-title&quot;: &quot;Microbiology and molecular biology reviews : MMBR&quot;, &quot;DOI&quot;: &quot;10.1128/MMBR.00051-12&quot;, &quot;page&quot;: &quot;342-56&quot;, &quot;id&quot;: &quot;ITEM-1&quot;, &quot;PMID&quot;: &quot;24006468&quot;, &quot;title&quot;: &quot;Patterns and processes of microbial community assembly.&quot;, &quot;ISSN&quot;: &quot;1098-5557&quot;, &quot;issue&quot;: &quot;3&quot;, &quot;issued&quot;: {&quot;date-parts&quot;: [[&quot;2013&quot;, &quot;9&quot;, &quot;1&quot;]]}, &quot;author&quot;: [{&quot;parse-names&quot;: false, &quot;suffix&quot;: &quot;&quot;, &quot;given&quot;: &quot;Diana R&quot;, &quot;dropping-particle&quot;: &quot;&quot;, &quot;non-dropping-particle&quot;: &quot;&quot;, &quot;family&quot;: &quot;Nemergut&quot;}, {&quot;parse-names&quot;: false, &quot;suffix&quot;: &quot;&quot;, &quot;given&quot;: &quot;Steven K&quot;, &quot;dropping-particle&quot;: &quot;&quot;, &quot;non-dropping-particle&quot;: &quot;&quot;, &quot;family&quot;: &quot;Schmidt&quot;}, {&quot;parse-names&quot;: false, &quot;suffix&quot;: &quot;&quot;, &quot;given&quot;: &quot;Tadashi&quot;, &quot;dropping-particle&quot;: &quot;&quot;, &quot;non-dropping-particle&quot;: &quot;&quot;, &quot;family&quot;: &quot;Fukami&quot;}, {&quot;parse-names&quot;: false, &quot;suffix&quot;: &quot;&quot;, &quot;given&quot;: &quot;Sean P&quot;, &quot;dropping-particle&quot;: &quot;&quot;, &quot;non-dropping-particle&quot;: &quot;&quot;, &quot;family&quot;: &quot;O'Neill&quot;}, {&quot;parse-names&quot;: false, &quot;suffix&quot;: &quot;&quot;, &quot;given&quot;: &quot;Teresa M&quot;, &quot;dropping-particle&quot;: &quot;&quot;, &quot;non-dropping-particle&quot;: &quot;&quot;, &quot;family&quot;: &quot;Bilinski&quot;}, {&quot;parse-names&quot;: false, &quot;suffix&quot;: &quot;&quot;, &quot;given&quot;: &quot;Lee F&quot;, &quot;dropping-particle&quot;: &quot;&quot;, &quot;non-dropping-particle&quot;: &quot;&quot;, &quot;family&quot;: &quot;Stanish&quot;}, {&quot;parse-names&quot;: false, &quot;suffix&quot;: &quot;&quot;, &quot;given&quot;: &quot;Joseph E&quot;, &quot;dropping-particle&quot;: &quot;&quot;, &quot;non-dropping-particle&quot;: &quot;&quot;, &quot;family&quot;: &quot;Knelman&quot;}, {&quot;parse-names&quot;: false, &quot;suffix&quot;: &quot;&quot;, &quot;given&quot;: &quot;John L&quot;, &quot;dropping-particle&quot;: &quot;&quot;, &quot;non-dropping-particle&quot;: &quot;&quot;, &quot;family&quot;: &quot;Darcy&quot;}, {&quot;parse-names&quot;: false, &quot;suffix&quot;: &quot;&quot;, &quot;given&quot;: &quot;Ryan C&quot;, &quot;dropping-particle&quot;: &quot;&quot;, &quot;non-dropping-particle&quot;: &quot;&quot;, &quot;family&quot;: &quot;Lynch&quot;}, {&quot;parse-names&quot;: false, &quot;suffix&quot;: &quot;&quot;, &quot;given&quot;: &quot;Phillip&quot;, &quot;dropping-particle&quot;: &quot;&quot;, &quot;non-dropping-particle&quot;: &quot;&quot;, &quot;family&quot;: &quot;Wickey&quot;}, {&quot;parse-names&quot;: false, &quot;suffix&quot;: &quot;&quot;, &quot;given&quot;: &quot;Scott&quot;, &quot;dropping-particle&quot;: &quot;&quot;, &quot;non-dropping-particle&quot;: &quot;&quot;, &quot;family&quot;: &quot;Ferrenberg&quot;}]}, &quot;uris&quot;: [&quot;http://www.mendeley.com/documents/?uuid=09f64fbe-1329-4692-a462-2bf635a5f681&quot;], &quot;id&quot;: &quot;ITEM-1&quot;}], &quot;properties&quot;: {&quot;noteIndex&quot;: 0}} RNDDkE8I3nuE6"/><text:span text:style-name="T34">⁠. Predicting which lineages of organisms can arrive and establish in a given environment has far-reaching implications for ecosystem remediation and management, especially in microbial communities where the functional traits </text:span><text:reference-mark-start text:name="ADDIN CSL_CITATION {&quot;schema&quot;: &quot;https://github.com/citation-style-language/schema/raw/master/csl-citation.json&quot;, &quot;mendeley&quot;: {&quot;plainTextFormattedCitation&quot;: &quot;(Violle et al., 2007)&quot;, &quot;formattedCitation&quot;: &quot;(Violle &lt;i&gt;et al.&lt;/i&gt;, 2007)&quot;, &quot;previouslyFormattedCitation&quot;: &quot;(Violle &lt;i&gt;et al.&lt;/i&gt;, 2007)&quot;}, &quot;citationItems&quot;: [{&quot;itemData&quot;: {&quot;volume&quot;: &quot;116&quot;, &quot;abstract&quot;: &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u201ctrait\u201d itself, but also in the underlying concepts it refers to. We therefore give an unambiguous definition of plant trait, with a particular emphasis on functional trait. A hierarchical perspective is proposed, extending the \u201cperformance paradigm\u201d to plant ecology. \u201cFunctional traits\u201d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u201cintegration functions\u201d which can be grouped into functional response (community level) and effect (ecosystem level) algorithms.&quot;, &quot;type&quot;: &quot;article&quot;, &quot;container-title&quot;: &quot;Oikos&quot;, &quot;DOI&quot;: &quot;10.1111/j.2007.0030-1299.15559.x&quot;, &quot;ISBN&quot;: &quot;0030-1299&quot;, &quot;id&quot;: &quot;ITEM-1&quot;, &quot;PMID&quot;: &quot;245814500017&quot;, &quot;title&quot;: &quot;Let the concept of trait be functional!&quot;, &quot;ISSN&quot;: &quot;00301299&quot;, &quot;issue&quot;: &quot;5&quot;, &quot;issued&quot;: {&quot;date-parts&quot;: [[&quot;2007&quot;]]}, &quot;author&quot;: [{&quot;parse-names&quot;: false, &quot;suffix&quot;: &quot;&quot;, &quot;given&quot;: &quot;Cyrille&quot;, &quot;dropping-particle&quot;: &quot;&quot;, &quot;non-dropping-particle&quot;: &quot;&quot;, &quot;family&quot;: &quot;Violle&quot;}, {&quot;parse-names&quot;: false, &quot;suffix&quot;: &quot;&quot;, &quot;given&quot;: &quot;Marie Laure&quot;, &quot;dropping-particle&quot;: &quot;&quot;, &quot;non-dropping-particle&quot;: &quot;&quot;, &quot;family&quot;: &quot;Navas&quot;}, {&quot;parse-names&quot;: false, &quot;suffix&quot;: &quot;&quot;, &quot;given&quot;: &quot;Denis&quot;, &quot;dropping-particle&quot;: &quot;&quot;, &quot;non-dropping-particle&quot;: &quot;&quot;, &quot;family&quot;: &quot;Vile&quot;}, {&quot;parse-names&quot;: false, &quot;suffix&quot;: &quot;&quot;, &quot;given&quot;: &quot;Elena&quot;, &quot;dropping-particle&quot;: &quot;&quot;, &quot;non-dropping-particle&quot;: &quot;&quot;, &quot;family&quot;: &quot;Kazakou&quot;}, {&quot;parse-names&quot;: false, &quot;suffix&quot;: &quot;&quot;, &quot;given&quot;: &quot;Claire&quot;, &quot;dropping-particle&quot;: &quot;&quot;, &quot;non-dropping-particle&quot;: &quot;&quot;, &quot;family&quot;: &quot;Fortunel&quot;}, {&quot;parse-names&quot;: false, &quot;suffix&quot;: &quot;&quot;, &quot;given&quot;: &quot;Ir\u00e8ne&quot;, &quot;dropping-particle&quot;: &quot;&quot;, &quot;non-dropping-particle&quot;: &quot;&quot;, &quot;family&quot;: &quot;Hummel&quot;}, {&quot;parse-names&quot;: false, &quot;suffix&quot;: &quot;&quot;, &quot;given&quot;: &quot;Eric&quot;, &quot;dropping-particle&quot;: &quot;&quot;, &quot;non-dropping-particle&quot;: &quot;&quot;, &quot;family&quot;: &quot;Garnier&quot;}], &quot;page&quot;: &quot;882-892&quot;}, &quot;uris&quot;: [&quot;http://www.mendeley.com/documents/?uuid=19f9fc58-52c9-4e1b-9d7d-22b6bc83c339&quot;], &quot;id&quot;: &quot;ITEM-1&quot;}], &quot;properties&quot;: {&quot;noteIndex&quot;: 0}} RND8tE11FIW9F"/><text:span text:style-name="T14">(Violle </text:span><text:span text:style-name="T15">et al.</text:span><text:span text:style-name="T14">, 2007)</text:span><text:reference-mark-end text:name="ADDIN CSL_CITATION {&quot;schema&quot;: &quot;https://github.com/citation-style-language/schema/raw/master/csl-citation.json&quot;, &quot;mendeley&quot;: {&quot;plainTextFormattedCitation&quot;: &quot;(Violle et al., 2007)&quot;, &quot;formattedCitation&quot;: &quot;(Violle &lt;i&gt;et al.&lt;/i&gt;, 2007)&quot;, &quot;previouslyFormattedCitation&quot;: &quot;(Violle &lt;i&gt;et al.&lt;/i&gt;, 2007)&quot;}, &quot;citationItems&quot;: [{&quot;itemData&quot;: {&quot;volume&quot;: &quot;116&quot;, &quot;abstract&quot;: &quot;In its simplest definition, a trait is a surrogate of organismal performance, and this meaning of the term has been used by evolutionists for a long time. Over the last three decades, developments in community and ecosystem ecology have forced the concept of trait beyond these original boundaries, and trait-based approaches are now widely used in studies ranging from the level of organisms to that of ecosystems. Despite some attempts to fix the terminology, especially in plant ecology, there is currently a high degree of confusion in the use, not only of the term \u201ctrait\u201d itself, but also in the underlying concepts it refers to. We therefore give an unambiguous definition of plant trait, with a particular emphasis on functional trait. A hierarchical perspective is proposed, extending the \u201cperformance paradigm\u201d to plant ecology. \u201cFunctional traits\u201d are defined as morpho-physio-phenological traits which impact fitness indirectly via their effects on growth, reproduction and survival, the three components of individual performance. We finally present an integrative framework explaining how changes in trait values due to environmental variations are translated into organismal performance, and how these changes may influence processes at higher organizational levels. We argue that this can be achieved by developing \u201cintegration functions\u201d which can be grouped into functional response (community level) and effect (ecosystem level) algorithms.&quot;, &quot;type&quot;: &quot;article&quot;, &quot;container-title&quot;: &quot;Oikos&quot;, &quot;DOI&quot;: &quot;10.1111/j.2007.0030-1299.15559.x&quot;, &quot;ISBN&quot;: &quot;0030-1299&quot;, &quot;id&quot;: &quot;ITEM-1&quot;, &quot;PMID&quot;: &quot;245814500017&quot;, &quot;title&quot;: &quot;Let the concept of trait be functional!&quot;, &quot;ISSN&quot;: &quot;00301299&quot;, &quot;issue&quot;: &quot;5&quot;, &quot;issued&quot;: {&quot;date-parts&quot;: [[&quot;2007&quot;]]}, &quot;author&quot;: [{&quot;parse-names&quot;: false, &quot;suffix&quot;: &quot;&quot;, &quot;given&quot;: &quot;Cyrille&quot;, &quot;dropping-particle&quot;: &quot;&quot;, &quot;non-dropping-particle&quot;: &quot;&quot;, &quot;family&quot;: &quot;Violle&quot;}, {&quot;parse-names&quot;: false, &quot;suffix&quot;: &quot;&quot;, &quot;given&quot;: &quot;Marie Laure&quot;, &quot;dropping-particle&quot;: &quot;&quot;, &quot;non-dropping-particle&quot;: &quot;&quot;, &quot;family&quot;: &quot;Navas&quot;}, {&quot;parse-names&quot;: false, &quot;suffix&quot;: &quot;&quot;, &quot;given&quot;: &quot;Denis&quot;, &quot;dropping-particle&quot;: &quot;&quot;, &quot;non-dropping-particle&quot;: &quot;&quot;, &quot;family&quot;: &quot;Vile&quot;}, {&quot;parse-names&quot;: false, &quot;suffix&quot;: &quot;&quot;, &quot;given&quot;: &quot;Elena&quot;, &quot;dropping-particle&quot;: &quot;&quot;, &quot;non-dropping-particle&quot;: &quot;&quot;, &quot;family&quot;: &quot;Kazakou&quot;}, {&quot;parse-names&quot;: false, &quot;suffix&quot;: &quot;&quot;, &quot;given&quot;: &quot;Claire&quot;, &quot;dropping-particle&quot;: &quot;&quot;, &quot;non-dropping-particle&quot;: &quot;&quot;, &quot;family&quot;: &quot;Fortunel&quot;}, {&quot;parse-names&quot;: false, &quot;suffix&quot;: &quot;&quot;, &quot;given&quot;: &quot;Ir\u00e8ne&quot;, &quot;dropping-particle&quot;: &quot;&quot;, &quot;non-dropping-particle&quot;: &quot;&quot;, &quot;family&quot;: &quot;Hummel&quot;}, {&quot;parse-names&quot;: false, &quot;suffix&quot;: &quot;&quot;, &quot;given&quot;: &quot;Eric&quot;, &quot;dropping-particle&quot;: &quot;&quot;, &quot;non-dropping-particle&quot;: &quot;&quot;, &quot;family&quot;: &quot;Garnier&quot;}], &quot;page&quot;: &quot;882-892&quot;}, &quot;uris&quot;: [&quot;http://www.mendeley.com/documents/?uuid=19f9fc58-52c9-4e1b-9d7d-22b6bc83c339&quot;], &quot;id&quot;: &quot;ITEM-1&quot;}], &quot;properties&quot;: {&quot;noteIndex&quot;: 0}} RND8tE11FIW9F"/><text:span text:style-name="T34">⁠ of many microbes are still largely unknown </text:span><text:reference-mark-start text:name="ADDIN CSL_CITATION {&quot;schema&quot;: &quot;https://github.com/citation-style-language/schema/raw/master/csl-citation.json&quot;, &quot;mendeley&quot;: {&quot;plainTextFormattedCitation&quot;: &quot;(Martiny et al., 2015)&quot;, &quot;formattedCitation&quot;: &quot;(Martiny &lt;i&gt;et al.&lt;/i&gt;, 2015)&quot;, &quot;previouslyFormattedCitation&quot;: &quot;(Martiny &lt;i&gt;et al.&lt;/i&gt;, 2015)&quot;}, &quot;citationItems&quot;: [{&quot;itemData&quot;: {&quot;volume&quot;: &quot;350&quot;, &quot;language&quot;: &quot;en&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type&quot;: &quot;article-journal&quot;, &quot;container-title&quot;: &quot;Science&quot;, &quot;DOI&quot;: &quot;10.1126/science.aac9323&quot;, &quot;page&quot;: &quot;aac9323-aac9323&quot;, &quot;id&quot;: &quot;ITEM-1&quot;, &quot;PMID&quot;: &quot;26542581&quot;, &quot;title&quot;: &quot;Microbiomes in light of traits: A phylogenetic perspective&quot;, &quot;ISSN&quot;: &quot;0036-8075&quot;, &quot;issue&quot;: &quot;6261&quot;, &quot;issued&quot;: {&quot;date-parts&quot;: [[&quot;2015&quot;, &quot;11&quot;, &quot;5&quot;]]}, &quot;author&quot;: [{&quot;parse-names&quot;: false, &quot;suffix&quot;: &quot;&quot;, &quot;given&quot;: &quot;J. B. H.&quot;, &quot;dropping-particle&quot;: &quot;&quot;, &quot;non-dropping-particle&quot;: &quot;&quot;, &quot;family&quot;: &quot;Martiny&quot;}, {&quot;parse-names&quot;: false, &quot;suffix&quot;: &quot;&quot;, &quot;given&quot;: &quot;S. E.&quot;, &quot;dropping-particle&quot;: &quot;&quot;, &quot;non-dropping-particle&quot;: &quot;&quot;, &quot;family&quot;: &quot;Jones&quot;}, {&quot;parse-names&quot;: false, &quot;suffix&quot;: &quot;&quot;, &quot;given&quot;: &quot;J. T.&quot;, &quot;dropping-particle&quot;: &quot;&quot;, &quot;non-dropping-particle&quot;: &quot;&quot;, &quot;family&quot;: &quot;Lennon&quot;}, {&quot;parse-names&quot;: false, &quot;suffix&quot;: &quot;&quot;, &quot;given&quot;: &quot;A. C.&quot;, &quot;dropping-particle&quot;: &quot;&quot;, &quot;non-dropping-particle&quot;: &quot;&quot;, &quot;family&quot;: &quot;Martiny&quot;}], &quot;publisher&quot;: &quot;American Association for the Advancement of Science&quot;}, &quot;uris&quot;: [&quot;http://www.mendeley.com/documents/?uuid=44a7e668-d101-4d72-9a99-b4147091a0a6&quot;], &quot;id&quot;: &quot;ITEM-1&quot;}], &quot;properties&quot;: {&quot;noteIndex&quot;: 0}} RNDzXJMT5GcGh"/><text:span text:style-name="T14">(Martiny </text:span><text:span text:style-name="T15">et al.</text:span><text:span text:style-name="T14">, 2015)</text:span><text:reference-mark-end text:name="ADDIN CSL_CITATION {&quot;schema&quot;: &quot;https://github.com/citation-style-language/schema/raw/master/csl-citation.json&quot;, &quot;mendeley&quot;: {&quot;plainTextFormattedCitation&quot;: &quot;(Martiny et al., 2015)&quot;, &quot;formattedCitation&quot;: &quot;(Martiny &lt;i&gt;et al.&lt;/i&gt;, 2015)&quot;, &quot;previouslyFormattedCitation&quot;: &quot;(Martiny &lt;i&gt;et al.&lt;/i&gt;, 2015)&quot;}, &quot;citationItems&quot;: [{&quot;itemData&quot;: {&quot;volume&quot;: &quot;350&quot;, &quot;language&quot;: &quot;en&quot;, &quot;abstract&quot;: &quot;A focus on the phenotypic characteristics of microorganisms-their traits-offers a path for interpreting the growing amount of microbiome data. We review key aspects of microbial traits, as well as approaches used to assay their phylogenetic distribution. Recent studies reveal that microbial traits are differentially conserved across the tree of life and appear to be conserved in a hierarchical fashion, possibly linked to their biochemical complexity. These results suggest a predictive framework whereby the genetic (or taxonomic) resolution of microbiome variation among samples provides information about the traits under selection. The organizational parallels seen among human and free-living microbiomes seem to support this idea. Developments in this framework may offer predictions not only for how microbial composition responds to changing environmental conditions, but also for how these changes may alter the health or functioning in human, engineered, and environmental systems.&quot;, &quot;type&quot;: &quot;article-journal&quot;, &quot;container-title&quot;: &quot;Science&quot;, &quot;DOI&quot;: &quot;10.1126/science.aac9323&quot;, &quot;page&quot;: &quot;aac9323-aac9323&quot;, &quot;id&quot;: &quot;ITEM-1&quot;, &quot;PMID&quot;: &quot;26542581&quot;, &quot;title&quot;: &quot;Microbiomes in light of traits: A phylogenetic perspective&quot;, &quot;ISSN&quot;: &quot;0036-8075&quot;, &quot;issue&quot;: &quot;6261&quot;, &quot;issued&quot;: {&quot;date-parts&quot;: [[&quot;2015&quot;, &quot;11&quot;, &quot;5&quot;]]}, &quot;author&quot;: [{&quot;parse-names&quot;: false, &quot;suffix&quot;: &quot;&quot;, &quot;given&quot;: &quot;J. B. H.&quot;, &quot;dropping-particle&quot;: &quot;&quot;, &quot;non-dropping-particle&quot;: &quot;&quot;, &quot;family&quot;: &quot;Martiny&quot;}, {&quot;parse-names&quot;: false, &quot;suffix&quot;: &quot;&quot;, &quot;given&quot;: &quot;S. E.&quot;, &quot;dropping-particle&quot;: &quot;&quot;, &quot;non-dropping-particle&quot;: &quot;&quot;, &quot;family&quot;: &quot;Jones&quot;}, {&quot;parse-names&quot;: false, &quot;suffix&quot;: &quot;&quot;, &quot;given&quot;: &quot;J. T.&quot;, &quot;dropping-particle&quot;: &quot;&quot;, &quot;non-dropping-particle&quot;: &quot;&quot;, &quot;family&quot;: &quot;Lennon&quot;}, {&quot;parse-names&quot;: false, &quot;suffix&quot;: &quot;&quot;, &quot;given&quot;: &quot;A. C.&quot;, &quot;dropping-particle&quot;: &quot;&quot;, &quot;non-dropping-particle&quot;: &quot;&quot;, &quot;family&quot;: &quot;Martiny&quot;}], &quot;publisher&quot;: &quot;American Association for the Advancement of Science&quot;}, &quot;uris&quot;: [&quot;http://www.mendeley.com/documents/?uuid=44a7e668-d101-4d72-9a99-b4147091a0a6&quot;], &quot;id&quot;: &quot;ITEM-1&quot;}], &quot;properties&quot;: {&quot;noteIndex&quot;: 0}} RNDzXJMT5GcGh"/><text:span text:style-name="T34">⁠. Identifying conditions under which assembly mechanisms change, or under which non-neutral assembly is particular strong, may facilitate microbial community rehabilitation by understanding when and how microbial communities can be colonized by close/distant relatives. </text:span></text:p>
      <text:p text:style-name="P30"><text:span text:style-name="T34"><text:tab/>The model we present here can be used to estimate the extent to which first-time arrivals are phylogenetically over- or underdispersed during a time-series microbiome dataset. Said another way, we estimate the extent to which first-time arrivals are “nepotistic”, meaning they are more likely to arrive when a close relative is already present (phylogenetic underdispersion). We fit our model (described in our methods section, below) to several time-series human microbiome data sets </text:span><text:reference-mark-start text:name="ADDIN CSL_CITATION {&quot;schema&quot;: &quot;https://github.com/citation-style-language/schema/raw/master/csl-citation.json&quot;, &quot;mendeley&quot;: {&quot;plainTextFormattedCitation&quot;: &quot;(Caporaso et al., 2011; Koenig et al., 2011)&quot;, &quot;formattedCitation&quot;: &quot;(Caporaso &lt;i&gt;et al.&lt;/i&gt;, 2011; Koenig &lt;i&gt;et al.&lt;/i&gt;, 2011)&quot;, &quot;previouslyFormattedCitation&quot;: &quot;(Caporaso &lt;i&gt;et al.&lt;/i&gt;, 2011; Koenig &lt;i&gt;et al.&lt;/i&gt;, 2011)&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itemData&quot;: {&quot;volume&quot;: &quot;108 Suppl&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type&quot;: &quot;article-journal&quot;, &quot;container-title&quot;: &quot;Proceedings of the National Academy of Sciences of the United States of America&quot;, &quot;DOI&quot;: &quot;10.1073/pnas.1000081107&quot;, &quot;page&quot;: &quot;4578-85&quot;, &quot;id&quot;: &quot;ITEM-2&quot;, &quot;PMID&quot;: &quot;20668239&quot;, &quot;title&quot;: &quot;Succession of microbial consortia in the developing infant gut microbiome.&quot;, &quot;ISSN&quot;: &quot;1091-6490&quot;, &quot;issue&quot;: &quot;Supplement_1&quot;, &quot;issued&quot;: {&quot;date-parts&quot;: [[&quot;2011&quot;, &quot;3&quot;, &quot;15&quot;]]}, &quot;author&quot;: [{&quot;parse-names&quot;: false, &quot;suffix&quot;: &quot;&quot;, &quot;given&quot;: &quot;Jeremy E&quot;, &quot;dropping-particle&quot;: &quot;&quot;, &quot;non-dropping-particle&quot;: &quot;&quot;, &quot;family&quot;: &quot;Koenig&quot;}, {&quot;parse-names&quot;: false, &quot;suffix&quot;: &quot;&quot;, &quot;given&quot;: &quot;Aym\u00e9&quot;, &quot;dropping-particle&quot;: &quot;&quot;, &quot;non-dropping-particle&quot;: &quot;&quot;, &quot;family&quot;: &quot;Spor&quot;}, {&quot;parse-names&quot;: false, &quot;suffix&quot;: &quot;&quot;, &quot;given&quot;: &quot;Nicholas&quot;, &quot;dropping-particle&quot;: &quot;&quot;, &quot;non-dropping-particle&quot;: &quot;&quot;, &quot;family&quot;: &quot;Scalfone&quot;}, {&quot;parse-names&quot;: false, &quot;suffix&quot;: &quot;&quot;, &quot;given&quot;: &quot;Ashwana D&quot;, &quot;dropping-particle&quot;: &quot;&quot;, &quot;non-dropping-particle&quot;: &quot;&quot;, &quot;family&quot;: &quot;Fricker&quot;}, {&quot;parse-names&quot;: false, &quot;suffix&quot;: &quot;&quot;, &quot;given&quot;: &quot;Jesse&quot;, &quot;dropping-particle&quot;: &quot;&quot;, &quot;non-dropping-particle&quot;: &quot;&quot;, &quot;family&quot;: &quot;Stombaugh&quot;}, {&quot;parse-names&quot;: false, &quot;suffix&quot;: &quot;&quot;, &quot;given&quot;: &quot;Rob&quot;, &quot;dropping-particle&quot;: &quot;&quot;, &quot;non-dropping-particle&quot;: &quot;&quot;, &quot;family&quot;: &quot;Knight&quot;}, {&quot;parse-names&quot;: false, &quot;suffix&quot;: &quot;&quot;, &quot;given&quot;: &quot;Largus T&quot;, &quot;dropping-particle&quot;: &quot;&quot;, &quot;non-dropping-particle&quot;: &quot;&quot;, &quot;family&quot;: &quot;Angenent&quot;}, {&quot;parse-names&quot;: false, &quot;suffix&quot;: &quot;&quot;, &quot;given&quot;: &quot;Ruth E&quot;, &quot;dropping-particle&quot;: &quot;&quot;, &quot;non-dropping-particle&quot;: &quot;&quot;, &quot;family&quot;: &quot;Ley&quot;}]}, &quot;uris&quot;: [&quot;http://www.mendeley.com/documents/?uuid=53eb5512-7664-49e8-9091-aa39872934cb&quot;], &quot;id&quot;: &quot;ITEM-2&quot;}], &quot;properties&quot;: {&quot;noteIndex&quot;: 0}} RND4pL0Oo8JAx"/><text:span text:style-name="T14">(Caporaso </text:span><text:span text:style-name="T15">et al.</text:span><text:span text:style-name="T14">, 2011; Koenig </text:span><text:span text:style-name="T15">et al.</text:span><text:span text:style-name="T14">, 2011)</text:span><text:reference-mark-end text:name="ADDIN CSL_CITATION {&quot;schema&quot;: &quot;https://github.com/citation-style-language/schema/raw/master/csl-citation.json&quot;, &quot;mendeley&quot;: {&quot;plainTextFormattedCitation&quot;: &quot;(Caporaso et al., 2011; Koenig et al., 2011)&quot;, &quot;formattedCitation&quot;: &quot;(Caporaso &lt;i&gt;et al.&lt;/i&gt;, 2011; Koenig &lt;i&gt;et al.&lt;/i&gt;, 2011)&quot;, &quot;previouslyFormattedCitation&quot;: &quot;(Caporaso &lt;i&gt;et al.&lt;/i&gt;, 2011; Koenig &lt;i&gt;et al.&lt;/i&gt;, 2011)&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itemData&quot;: {&quot;volume&quot;: &quot;108 Suppl&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type&quot;: &quot;article-journal&quot;, &quot;container-title&quot;: &quot;Proceedings of the National Academy of Sciences of the United States of America&quot;, &quot;DOI&quot;: &quot;10.1073/pnas.1000081107&quot;, &quot;page&quot;: &quot;4578-85&quot;, &quot;id&quot;: &quot;ITEM-2&quot;, &quot;PMID&quot;: &quot;20668239&quot;, &quot;title&quot;: &quot;Succession of microbial consortia in the developing infant gut microbiome.&quot;, &quot;ISSN&quot;: &quot;1091-6490&quot;, &quot;issue&quot;: &quot;Supplement_1&quot;, &quot;issued&quot;: {&quot;date-parts&quot;: [[&quot;2011&quot;, &quot;3&quot;, &quot;15&quot;]]}, &quot;author&quot;: [{&quot;parse-names&quot;: false, &quot;suffix&quot;: &quot;&quot;, &quot;given&quot;: &quot;Jeremy E&quot;, &quot;dropping-particle&quot;: &quot;&quot;, &quot;non-dropping-particle&quot;: &quot;&quot;, &quot;family&quot;: &quot;Koenig&quot;}, {&quot;parse-names&quot;: false, &quot;suffix&quot;: &quot;&quot;, &quot;given&quot;: &quot;Aym\u00e9&quot;, &quot;dropping-particle&quot;: &quot;&quot;, &quot;non-dropping-particle&quot;: &quot;&quot;, &quot;family&quot;: &quot;Spor&quot;}, {&quot;parse-names&quot;: false, &quot;suffix&quot;: &quot;&quot;, &quot;given&quot;: &quot;Nicholas&quot;, &quot;dropping-particle&quot;: &quot;&quot;, &quot;non-dropping-particle&quot;: &quot;&quot;, &quot;family&quot;: &quot;Scalfone&quot;}, {&quot;parse-names&quot;: false, &quot;suffix&quot;: &quot;&quot;, &quot;given&quot;: &quot;Ashwana D&quot;, &quot;dropping-particle&quot;: &quot;&quot;, &quot;non-dropping-particle&quot;: &quot;&quot;, &quot;family&quot;: &quot;Fricker&quot;}, {&quot;parse-names&quot;: false, &quot;suffix&quot;: &quot;&quot;, &quot;given&quot;: &quot;Jesse&quot;, &quot;dropping-particle&quot;: &quot;&quot;, &quot;non-dropping-particle&quot;: &quot;&quot;, &quot;family&quot;: &quot;Stombaugh&quot;}, {&quot;parse-names&quot;: false, &quot;suffix&quot;: &quot;&quot;, &quot;given&quot;: &quot;Rob&quot;, &quot;dropping-particle&quot;: &quot;&quot;, &quot;non-dropping-particle&quot;: &quot;&quot;, &quot;family&quot;: &quot;Knight&quot;}, {&quot;parse-names&quot;: false, &quot;suffix&quot;: &quot;&quot;, &quot;given&quot;: &quot;Largus T&quot;, &quot;dropping-particle&quot;: &quot;&quot;, &quot;non-dropping-particle&quot;: &quot;&quot;, &quot;family&quot;: &quot;Angenent&quot;}, {&quot;parse-names&quot;: false, &quot;suffix&quot;: &quot;&quot;, &quot;given&quot;: &quot;Ruth E&quot;, &quot;dropping-particle&quot;: &quot;&quot;, &quot;non-dropping-particle&quot;: &quot;&quot;, &quot;family&quot;: &quot;Ley&quot;}]}, &quot;uris&quot;: [&quot;http://www.mendeley.com/documents/?uuid=53eb5512-7664-49e8-9091-aa39872934cb&quot;], &quot;id&quot;: &quot;ITEM-2&quot;}], &quot;properties&quot;: {&quot;noteIndex&quot;: 0}} RND4pL0Oo8JAx"/><text:span text:style-name="T34">⁠, to compare patterns of microbial community assembly between subjects, sample sites, or time periods. All microbial community assemblies analyzed here showed a nepotistic arrival pattern – microbes with low phylogenetic distance to the existing community had a higher probability of arriving than microbes with a high phylogenetic distance to the existing community. The universality of non-neutral assembly in the microbial communities analyzed </text:span><text:soft-page-break/><text:span text:style-name="T34">here suggests that the phylogeny carries relevant information for microbial community assembly, with implications for microbiome perturbation and rehabilitation. </text:span></text:p>
      <text:p text:style-name="P11"/>
      <text:p text:style-name="P7">Materials and Methods</text:p>
      <text:p text:style-name="P3">Overview</text:p>
      <text:p text:style-name="P20"><text:tab/>Here, we describe a statistical model of phylogenetic microbial community assembly, and how we apply that model to time-series microbiome data. Our goal is to estimate the degree to which species arriving into a community for the first time are phylogenetically over- or underdispersed. Said another way, we want to estimate the extent to which recruitment of species into the community is driven by the arriving species’ phylogenetic similarity to (or distance from) species <text:span text:style-name="T72">that already arrived</text:span>. Our <text:span text:style-name="T2">statistical model</text:span> describes the probabilities of those species arriving into a community over time. We use our model with empirical data via <text:span text:style-name="T72">S</text:span><text:span text:style-name="T2">imulations</text:span><text:span text:style-name="T68">, where we re-sample the empirically observed species using our model </text:span><text:span text:style-name="T69">with known parameter values, to produce surrogate data sets. Specifically, we fix and record the model’s dispersion parameter (</text:span><text:span text:style-name="T3">D</text:span><text:span text:style-name="T69">), which determines the extent to which species with a close relative are preferentially added to the surrogate community (or, conversely, if species without a close relative are preferred). Our </text:span><text:span text:style-name="T3">Parameter Estimation </text:span><text:span text:style-name="T69">compares the empirical pattern of species arrival to that of the surrogate data sets (which have known </text:span><text:span text:style-name="T3">D</text:span><text:span text:style-name="T69"> values), in order to determine which value of </text:span><text:span text:style-name="T3">D</text:span><text:span text:style-name="T69"> best describes the empirical data. </text:span><text:span text:style-name="T3">Hypothesis</text:span><text:span text:style-name="T69"> testing is done by comparing the 95% confidence intervals of the </text:span><text:span text:style-name="T3">D</text:span><text:span text:style-name="T69"> estimate to the neutral model, which is </text:span><text:span text:style-name="T3">D = </text:span><text:span text:style-name="T69">0. We </text:span><text:span text:style-name="T70">describe the bioinformatic and technical details of this process in our </text:span><text:span text:style-name="T4">Analysis</text:span><text:span text:style-name="T70"> section, and make our code available to others in the </text:span><text:span text:style-name="T4">Code and data accessibility</text:span><text:span text:style-name="T70"> section. </text:span></text:p>
      <text:p text:style-name="P19"/>
      <text:p text:style-name="P1">Statistical model</text:p>
      <text:p text:style-name="P11"><text:tab/>At any point in time, a community is composed of many species, and other species are not present but are available to be added. Species not yet added (“species pool”) represent organisms <text:soft-page-break/>present within the metacommunity but not the local community. Our model parameterizes the probability of species arriving in a local community for the first time, based on their phylogenetic distances from species that have already arrived.</text:p>
      <text:p text:style-name="P30"><text:span text:style-name="T34"><text:tab/>In a species-neutral model of community assembly, each species </text:span><text:span text:style-name="Default_20_Paragraph_20_Font"><text:span text:style-name="T36">i</text:span></text:span><text:span text:style-name="T34"> in the species pool has the same probability of arrival at time </text:span><text:span text:style-name="Default_20_Paragraph_20_Font"><text:span text:style-name="T36">t</text:span></text:span><text:span text:style-name="T34">, irrespective of how different it is from species that are already present at time </text:span><text:span text:style-name="Default_20_Paragraph_20_Font"><text:span text:style-name="T36">t</text:span></text:span><text:span text:style-name="T34">. Thus, the neutral model for first-time arrivals is a random draw without replacement of species from the species pool. We extend the species-neutral model by modeling the probability </text:span><text:bookmark-start text:name="__DdeLink__1568_1186360433"/><text:span text:style-name="Default_20_Paragraph_20_Font"><text:span text:style-name="T36">p</text:span></text:span><text:span text:style-name="Default_20_Paragraph_20_Font"><text:span text:style-name="T29">i,t</text:span></text:span><text:bookmark-end text:name="__DdeLink__1568_1186360433"/><text:span text:style-name="T34"> of species </text:span><text:span text:style-name="Default_20_Paragraph_20_Font"><text:span text:style-name="T36">i</text:span></text:span><text:span text:style-name="T34"> being observed for the first time at time </text:span><text:span text:style-name="Default_20_Paragraph_20_Font"><text:span text:style-name="T36">t</text:span></text:span><text:span text:style-name="T34"> as</text:span></text:p>
      <text:p text:style-name="P18"/>
      <text:p text:style-name="P1">Equation 1</text:p>
      <text:p text:style-name="P1"><draw:frame draw:style-name="fr1" draw:name="Object1" text:anchor-type="char" svg:width="0.9173in" svg:height="0.6083in" draw:z-index="1"><draw:object xlink:href="./Object 2" xlink:type="simple" xlink:show="embed" xlink:actuate="onLoad"/><draw:image xlink:href="./ObjectReplacements/Object 2" xlink:type="simple" xlink:show="embed" xlink:actuate="onLoad"/><svg:desc>formula</svg:desc></draw:frame></text:p>
      <text:p text:style-name="P30"><text:span text:style-name="T34">where </text:span><text:span text:style-name="Default_20_Paragraph_20_Font"><text:span text:style-name="T36">d</text:span></text:span><text:span text:style-name="Default_20_Paragraph_20_Font"><text:span text:style-name="T29">i,t</text:span></text:span><text:span text:style-name="Default_20_Paragraph_20_Font"><text:span text:style-name="T36"> </text:span></text:span><text:span text:style-name="T34">is the phylogenetic distance from species </text:span><text:span text:style-name="Default_20_Paragraph_20_Font"><text:span text:style-name="T36">i</text:span></text:span><text:span text:style-name="T34"> to its closest relative that has already been observed prior to time point </text:span><text:span text:style-name="Default_20_Paragraph_20_Font"><text:span text:style-name="T36">t</text:span></text:span><text:span text:style-name="T34">, and </text:span><text:span text:style-name="Default_20_Paragraph_20_Font"><text:span text:style-name="T36">D</text:span></text:span><text:span text:style-name="T34"> is a dispersion parameter.</text:span></text:p>
      <text:p text:style-name="P30"><text:span text:style-name="T34"><text:tab/>When </text:span><text:span text:style-name="Default_20_Paragraph_20_Font"><text:span text:style-name="T36">D</text:span></text:span><text:span text:style-name="T34"> = 0, our model functions as a neutral model; all species have the same probability of arriving in the community for the first time, since </text:span><text:span text:style-name="Default_20_Paragraph_20_Font"><text:span text:style-name="T16">p</text:span></text:span><text:span text:style-name="Default_20_Paragraph_20_Font"><text:span text:style-name="T29">i,t</text:span></text:span><text:span text:style-name="T34"> is the same for every species. When </text:span><text:span text:style-name="Default_20_Paragraph_20_Font"><text:span text:style-name="T36">D</text:span></text:span><text:span text:style-name="T34"> &lt; 0, </text:span><text:span text:style-name="Default_20_Paragraph_20_Font"><text:span text:style-name="T36">p</text:span></text:span><text:span text:style-name="Default_20_Paragraph_20_Font"><text:span text:style-name="T29">i,t</text:span></text:span><text:span text:style-name="T34"> decreases with </text:span><text:span text:style-name="Default_20_Paragraph_20_Font"><text:span text:style-name="T36">d</text:span></text:span><text:span text:style-name="Default_20_Paragraph_20_Font"><text:span text:style-name="T29">i,t</text:span></text:span><text:span text:style-name="Default_20_Paragraph_20_Font"><text:span text:style-name="T36"> </text:span></text:span><text:span text:style-name="T34">meaning that species from the species pool have higher probabilities of arriving when they are more closely related to species that have already been observed in the local community (underdispersion; phylogenetically constrained). When </text:span><text:span text:style-name="Default_20_Paragraph_20_Font"><text:span text:style-name="T36">D</text:span></text:span><text:span text:style-name="T34"> &gt; 0, the opposite is true (overdispersion; phylogenetically divergent). Our hypothesis testing and parameter estimation focus on the dispersion parameter, </text:span><text:span text:style-name="Default_20_Paragraph_20_Font"><text:span text:style-name="T36">D</text:span></text:span><text:span text:style-name="T34">.</text:span></text:p>
      <text:p text:style-name="P11"/>
      <text:p text:style-name="P1">Simulations</text:p>
      <text:p text:style-name="P30"><text:soft-page-break/><text:span text:style-name="T34"><text:tab/>Our analysis of a data set relies on re-constructing</text:span><text:span text:style-name="T55"> </text:span><text:span text:style-name="T34">that data set via simulation of our statistical model using known values of </text:span><text:span text:style-name="Default_20_Paragraph_20_Font"><text:span text:style-name="T36">D</text:span></text:span><text:span text:style-name="T34">, allowing for hypothesis testing and parameter estimation. Using the empirical data as a starting point, we simulate many surrogate data sets with </text:span><text:span text:style-name="Default_20_Paragraph_20_Font"><text:span text:style-name="T36">D</text:span></text:span><text:span text:style-name="T34"> values ranging from </text:span><text:span text:style-name="Default_20_Paragraph_20_Font"><text:span text:style-name="T36">D</text:span></text:span><text:span text:style-name="T34"> &lt; 0 (underdispersed) to </text:span><text:span text:style-name="Default_20_Paragraph_20_Font"><text:span text:style-name="T36">D</text:span></text:span><text:span text:style-name="T34"> = 0 (neutral) to </text:span><text:span text:style-name="Default_20_Paragraph_20_Font"><text:span text:style-name="T36">D</text:span></text:span><text:span text:style-name="T34"> &gt; 0 (overdispersed). This is done so that the empirical data can later be compared to the surrogate data sets, to estimate the empirical value of </text:span><text:span text:style-name="Default_20_Paragraph_20_Font"><text:span text:style-name="T36">D.</text:span></text:span></text:p>
      <text:p text:style-name="P30"><text:span text:style-name="T34"><text:tab/>We start each surrogate data set with the same species present in the first sample of its corresponding empirical data set. Then, surrogate data sets are constructed forward in time by randomly drawing </text:span><text:span text:style-name="Default_20_Paragraph_20_Font"><text:span text:style-name="T36">M</text:span></text:span><text:span text:style-name="Default_20_Paragraph_20_Font"><text:span text:style-name="T29">t</text:span></text:span><text:span text:style-name="T34"> new arrivals from the species pool </text:span><text:span text:style-name="T56">(all species observed in the empirical data set that have not yet been sampled by this process)</text:span><text:span text:style-name="T34">, where the probabilities of species arriving at any given time are given by Equation 1, and </text:span><text:span text:style-name="Default_20_Paragraph_20_Font"><text:span text:style-name="T36">M</text:span></text:span><text:span text:style-name="Default_20_Paragraph_20_Font"><text:span text:style-name="T29">t</text:span></text:span><text:span text:style-name="T34"> is the number of new arrivals in the empirical dataset from times </text:span><text:span text:style-name="Default_20_Paragraph_20_Font"><text:span text:style-name="T36">t</text:span></text:span><text:span text:style-name="T34">-1 to </text:span><text:span text:style-name="Default_20_Paragraph_20_Font"><text:span text:style-name="T36">t</text:span></text:span><text:span text:style-name="T34">. The number of arrivals from the empirical data set is used so that species richness is kept constant </text:span><text:span text:style-name="T56">between the empirical data set and all surrogate data sets</text:span><text:span text:style-name="T34">. The species pool is updated to exclude those species drawn at previous time points, and the newly sampled species are recorded. This process is repeated for all time points. <text:s/>Surrogate data sets are produced for many different </text:span><text:span text:style-name="Default_20_Paragraph_20_Font"><text:span text:style-name="T36">D</text:span></text:span><text:span text:style-name="T34"> values, ranging from underdispersed to overdispersed models. In the analyses we present here, we performed 500 simulations (as described above) for each data set analyzed.</text:span></text:p>
      <text:p text:style-name="P11"/>
      <text:p text:style-name="P1">Parameter Estimation</text:p>
      <text:p text:style-name="P33"><text:span text:style-name="T34"><text:tab/>Our main goal is to estimate the empirical dispersion parameter </text:span><text:span text:style-name="T36">D</text:span><text:span text:style-name="T34"> (Equation 1), which quantifies the degree to which first-time arrivals are phylogenetically underdispersed (</text:span><text:span text:style-name="T36">D </text:span><text:span text:style-name="T34">&gt; 0), neutral (</text:span><text:span text:style-name="T36">D</text:span><text:span text:style-name="T34"> = 0), or overdispersed (</text:span><text:span text:style-name="T36">D</text:span><text:span text:style-name="T34"> &gt; 0). To this end, we use Faith's phylodiversity </text:span><text:reference-mark-start text:name="ADDIN CSL_CITATION {&quot;schema&quot;: &quot;https://github.com/citation-style-language/schema/raw/master/csl-citation.json&quot;, &quot;mendeley&quot;: {&quot;plainTextFormattedCitation&quot;: &quot;(Faith, 1992)&quot;, &quot;formattedCitation&quot;: &quot;(Faith, 1992)&quot;, &quot;previouslyFormattedCitation&quot;: &quot;(Faith, 1992)&quot;}, &quot;citationItems&quot;: [{&quot;itemData&quot;: {&quot;volume&quot;: &quot;6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container-title&quot;: &quot;Biological Conservation&quot;, &quot;type&quot;: &quot;article-journal&quot;, &quot;DOI&quot;: &quot;10.1016/0006-3207(92)91201-3&quot;, &quot;page&quot;: &quot;1-10&quot;, &quot;id&quot;: &quot;ITEM-1&quot;, &quot;title&quot;: &quot;Conservation evaluation and phylogenetic diversity&quot;, &quot;ISSN&quot;: &quot;00063207&quot;, &quot;issue&quot;: &quot;1&quot;, &quot;issued&quot;: {&quot;date-parts&quot;: [[&quot;1992&quot;, &quot;1&quot;]]}, &quot;author&quot;: [{&quot;parse-names&quot;: false, &quot;suffix&quot;: &quot;&quot;, &quot;given&quot;: &quot;Daniel P.&quot;, &quot;dropping-particle&quot;: &quot;&quot;, &quot;non-dropping-particle&quot;: &quot;&quot;, &quot;family&quot;: &quot;Faith&quot;}]}, &quot;uris&quot;: [&quot;http://www.mendeley.com/documents/?uuid=de0c95c7-cca0-4992-8330-62900e1514e6&quot;], &quot;id&quot;: &quot;ITEM-1&quot;}], &quot;properties&quot;: {&quot;noteIndex&quot;: 0}} RNDeNZar08pOT"/><text:span text:style-name="T14">(Faith, 1992)</text:span><text:reference-mark-end text:name="ADDIN CSL_CITATION {&quot;schema&quot;: &quot;https://github.com/citation-style-language/schema/raw/master/csl-citation.json&quot;, &quot;mendeley&quot;: {&quot;plainTextFormattedCitation&quot;: &quot;(Faith, 1992)&quot;, &quot;formattedCitation&quot;: &quot;(Faith, 1992)&quot;, &quot;previouslyFormattedCitation&quot;: &quot;(Faith, 1992)&quot;}, &quot;citationItems&quot;: [{&quot;itemData&quot;: {&quot;volume&quot;: &quot;6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container-title&quot;: &quot;Biological Conservation&quot;, &quot;type&quot;: &quot;article-journal&quot;, &quot;DOI&quot;: &quot;10.1016/0006-3207(92)91201-3&quot;, &quot;page&quot;: &quot;1-10&quot;, &quot;id&quot;: &quot;ITEM-1&quot;, &quot;title&quot;: &quot;Conservation evaluation and phylogenetic diversity&quot;, &quot;ISSN&quot;: &quot;00063207&quot;, &quot;issue&quot;: &quot;1&quot;, &quot;issued&quot;: {&quot;date-parts&quot;: [[&quot;1992&quot;, &quot;1&quot;]]}, &quot;author&quot;: [{&quot;parse-names&quot;: false, &quot;suffix&quot;: &quot;&quot;, &quot;given&quot;: &quot;Daniel P.&quot;, &quot;dropping-particle&quot;: &quot;&quot;, &quot;non-dropping-particle&quot;: &quot;&quot;, &quot;family&quot;: &quot;Faith&quot;}]}, &quot;uris&quot;: [&quot;http://www.mendeley.com/documents/?uuid=de0c95c7-cca0-4992-8330-62900e1514e6&quot;], &quot;id&quot;: &quot;ITEM-1&quot;}], &quot;properties&quot;: {&quot;noteIndex&quot;: 0}} RNDeNZar08pOT"/><text:span text:style-name="T34">⁠ to compare each of the 500 surrogate data sets (described above) to the empirical data set. Phylodiversity is the sum of branch-lengths on a phylogenetic tree for a set of species, so phylodiversity of a set of highly related species is low (</text:span><text:span text:style-name="Default_20_Paragraph_20_Font"><text:span text:style-name="T36">i.e</text:span></text:span><text:span text:style-name="T34">. phylogenetically constrained) because there are no long branch lengths in the tree, but phylodiversity is higher (phylogenetically divergent) for a set of more distantly related species </text:span><text:soft-page-break/><text:reference-mark-start text:name="ADDIN CSL_CITATION {&quot;schema&quot;: &quot;https://github.com/citation-style-language/schema/raw/master/csl-citation.json&quot;, &quot;mendeley&quot;: {&quot;plainTextFormattedCitation&quot;: &quot;(Faith, 1992)&quot;, &quot;formattedCitation&quot;: &quot;(Faith, 1992)&quot;, &quot;previouslyFormattedCitation&quot;: &quot;(Faith, 1992)&quot;}, &quot;citationItems&quot;: [{&quot;itemData&quot;: {&quot;volume&quot;: &quot;6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container-title&quot;: &quot;Biological Conservation&quot;, &quot;type&quot;: &quot;article-journal&quot;, &quot;DOI&quot;: &quot;10.1016/0006-3207(92)91201-3&quot;, &quot;page&quot;: &quot;1-10&quot;, &quot;id&quot;: &quot;ITEM-1&quot;, &quot;title&quot;: &quot;Conservation evaluation and phylogenetic diversity&quot;, &quot;ISSN&quot;: &quot;00063207&quot;, &quot;issue&quot;: &quot;1&quot;, &quot;issued&quot;: {&quot;date-parts&quot;: [[&quot;1992&quot;, &quot;1&quot;]]}, &quot;author&quot;: [{&quot;parse-names&quot;: false, &quot;suffix&quot;: &quot;&quot;, &quot;given&quot;: &quot;Daniel P.&quot;, &quot;dropping-particle&quot;: &quot;&quot;, &quot;non-dropping-particle&quot;: &quot;&quot;, &quot;family&quot;: &quot;Faith&quot;}]}, &quot;uris&quot;: [&quot;http://www.mendeley.com/documents/?uuid=de0c95c7-cca0-4992-8330-62900e1514e6&quot;], &quot;id&quot;: &quot;ITEM-1&quot;}], &quot;properties&quot;: {&quot;noteIndex&quot;: 0}} RNDxQ6tb00Fss"/><text:span text:style-name="T14">(Faith, 1992)</text:span><text:reference-mark-end text:name="ADDIN CSL_CITATION {&quot;schema&quot;: &quot;https://github.com/citation-style-language/schema/raw/master/csl-citation.json&quot;, &quot;mendeley&quot;: {&quot;plainTextFormattedCitation&quot;: &quot;(Faith, 1992)&quot;, &quot;formattedCitation&quot;: &quot;(Faith, 1992)&quot;, &quot;previouslyFormattedCitation&quot;: &quot;(Faith, 1992)&quot;}, &quot;citationItems&quot;: [{&quot;itemData&quot;: {&quot;volume&quot;: &quot;61&quot;, &quot;abstract&quot;: &quot;Protecting biological diversity with limited resources may require placing conservation priorities on different taxa. A system of priorities that reflects the value of taxonomic diversity can be achieved by setting priorities such that the subset of taxa that is protected has maximum underlying feature diversity. Such feature diversity of taxon subsets is difficult to estimate directly, but can be predicted by the cladistic/phylogenetic relationships among the taxa. In this study, a simple measure of phylogenetic diversity is defined based on cladistic information. The measure of phylogenetic diversity, PD, is contrasted with a measure of taxic diversity recently developed by Vane-Wright et al. (Biol. Conserv., 55, 1991). In re-examining reserve-selection scenarios based on a phylogeny of bumble bees (Apidae), PD produces quite different priorities for species conservation, relative to taxic diversity. The potential application of PD at levels below that of the species is then illustrated using a mtDNA phylogeny for populations of crested newts Triturus cristatus. Calculation of PD for different population subsets shows that protection of populations at either of two extremes of the geographic range of the group can significantly increase the phylogenetic diversity that is protected.&quot;, &quot;container-title&quot;: &quot;Biological Conservation&quot;, &quot;type&quot;: &quot;article-journal&quot;, &quot;DOI&quot;: &quot;10.1016/0006-3207(92)91201-3&quot;, &quot;page&quot;: &quot;1-10&quot;, &quot;id&quot;: &quot;ITEM-1&quot;, &quot;title&quot;: &quot;Conservation evaluation and phylogenetic diversity&quot;, &quot;ISSN&quot;: &quot;00063207&quot;, &quot;issue&quot;: &quot;1&quot;, &quot;issued&quot;: {&quot;date-parts&quot;: [[&quot;1992&quot;, &quot;1&quot;]]}, &quot;author&quot;: [{&quot;parse-names&quot;: false, &quot;suffix&quot;: &quot;&quot;, &quot;given&quot;: &quot;Daniel P.&quot;, &quot;dropping-particle&quot;: &quot;&quot;, &quot;non-dropping-particle&quot;: &quot;&quot;, &quot;family&quot;: &quot;Faith&quot;}]}, &quot;uris&quot;: [&quot;http://www.mendeley.com/documents/?uuid=de0c95c7-cca0-4992-8330-62900e1514e6&quot;], &quot;id&quot;: &quot;ITEM-1&quot;}], &quot;properties&quot;: {&quot;noteIndex&quot;: 0}} RNDxQ6tb00Fss"/><text:span text:style-name="T34">⁠. If </text:span><text:span text:style-name="Default_20_Paragraph_20_Font"><text:span text:style-name="T36">D</text:span></text:span><text:span text:style-name="T34"> ≠ 0, then species are preferentially added if they have relatively low (</text:span><text:span text:style-name="Default_20_Paragraph_20_Font"><text:span text:style-name="T36">D</text:span></text:span><text:span text:style-name="T34"> &lt; 0) or relatively high (</text:span><text:span text:style-name="Default_20_Paragraph_20_Font"><text:span text:style-name="T36">D</text:span></text:span><text:span text:style-name="T34"> &gt; 0) phylogenetic distance to the resident community (</text:span><text:span text:style-name="Default_20_Paragraph_20_Font"><text:span text:style-name="T36">d</text:span></text:span><text:span text:style-name="Default_20_Paragraph_20_Font"><text:span text:style-name="T29">it</text:span></text:span><text:span text:style-name="T34">, Equation 1), yielding accumulations of total phylodiversity that are relatively slow (</text:span><text:span text:style-name="Default_20_Paragraph_20_Font"><text:span text:style-name="T36">D</text:span></text:span><text:span text:style-name="T34"> &lt; 0) or relatively fast (</text:span><text:span text:style-name="Default_20_Paragraph_20_Font"><text:span text:style-name="T36">D</text:span></text:span><text:span text:style-name="T34"> &gt; 0) compared to the neutral model (Figure 1). In other words, at any time point </text:span><text:span text:style-name="Default_20_Paragraph_20_Font"><text:span text:style-name="T36">t</text:span></text:span><text:span text:style-name="T34">, the phylogenetic diversity of species </text:span><text:span text:style-name="T41">that</text:span><text:span text:style-name="T34"> have already been observed is </text:span><text:span text:style-name="Default_20_Paragraph_20_Font"><text:span text:style-name="T36">PD</text:span></text:span><text:span text:style-name="Default_20_Paragraph_20_Font"><text:span text:style-name="T29">t</text:span></text:span><text:span text:style-name="T34">, and the extent to which </text:span><text:span text:style-name="Default_20_Paragraph_20_Font"><text:span text:style-name="T36">PD</text:span></text:span><text:span text:style-name="Default_20_Paragraph_20_Font"><text:span text:style-name="T29">t</text:span></text:span><text:span text:style-name="T34"> accelerates or decelerates over a sampling effort depends on </text:span><text:span text:style-name="Default_20_Paragraph_20_Font"><text:span text:style-name="T36">D</text:span></text:span><text:span text:style-name="T34">. Because of this, we can estimate </text:span><text:span text:style-name="Default_20_Paragraph_20_Font"><text:span text:style-name="T36">D</text:span></text:span><text:span text:style-name="T34"> by comparing the empirical phylodiversity curve to our surrogate phylodiversity curves, which have known </text:span><text:span text:style-name="Default_20_Paragraph_20_Font"><text:span text:style-name="T36">D</text:span></text:span><text:span text:style-name="T34"> values (Figure 1).</text:span></text:p>
      <text:p text:style-name="P30"><text:span text:style-name="T34"><text:tab/>For the comparison of an empirical phylodiversity accumulation curve to curves for corresponding surrogate data sets, we re-scale the absolute phylodiversity accumulation curves, </text:span><text:span text:style-name="Default_20_Paragraph_20_Font"><text:span text:style-name="T36">PD</text:span></text:span><text:span text:style-name="Default_20_Paragraph_20_Font"><text:span text:style-name="T29">t</text:span></text:span><text:span text:style-name="T34">, to measure the relative phylodiversity accumulation. In particular, we used relative phylodiversity accumulation curves,</text:span></text:p>
      <text:p text:style-name="P11"/>
      <text:p text:style-name="P1">Equation 2</text:p>
      <text:p text:style-name="P2"/>
      <text:p text:style-name="P12"><draw:frame draw:style-name="fr2" draw:name="1" text:anchor-type="as-char" svg:width="1.3083in" style:rel-width="scale" svg:height="0.4083in" style:rel-height="scale" draw:z-index="0"><draw:object xlink:href="./Object 1" xlink:type="simple" xlink:show="embed" xlink:actuate="onLoad"/><draw:image xlink:href="./ObjectReplacements/Object 1" xlink:type="simple" xlink:show="embed" xlink:actuate="onLoad"/><svg:desc>formula</svg:desc></draw:frame></text:p>
      <text:p text:style-name="P11"/>
      <text:p text:style-name="P32"><text:span text:style-name="T34">where </text:span><text:span text:style-name="Default_20_Paragraph_20_Font"><text:span text:style-name="T36">PD</text:span></text:span><text:span text:style-name="Default_20_Paragraph_20_Font"><text:span text:style-name="T29">t</text:span></text:span><text:span text:style-name="T34"> is the accumulated phylodiversity at time point t, </text:span><text:span text:style-name="Default_20_Paragraph_20_Font"><text:span text:style-name="T36">PD</text:span></text:span><text:span text:style-name="Default_20_Paragraph_20_Font"><text:span text:style-name="T29">0</text:span></text:span><text:span text:style-name="T34"> is the phylodiversity at the initial time point, and </text:span><text:span text:style-name="Default_20_Paragraph_20_Font"><text:span text:style-name="T36">PD</text:span></text:span><text:span text:style-name="Default_20_Paragraph_20_Font"><text:span text:style-name="T29">tmax</text:span></text:span><text:span text:style-name="T34"> is the phylodiversity at the final time point. </text:span><text:span text:style-name="T53">We then estimate the empirical value of </text:span><text:span text:style-name="T39">D</text:span><text:span text:style-name="T49"> </text:span><text:span text:style-name="T48">by minimizing KS distance </text:span><text:reference-mark-start text:name="ADDIN CSL_CITATION {&quot;schema&quot;: &quot;https://github.com/citation-style-language/schema/raw/master/csl-citation.json&quot;, &quot;mendeley&quot;: {&quot;plainTextFormattedCitation&quot;: &quot;(Massey, 1951)&quot;, &quot;formattedCitation&quot;: &quot;(Massey, 1951)&quot;, &quot;previouslyFormattedCitation&quot;: &quot;(Massey, 1951)&quot;}, &quot;citationItems&quot;: [{&quot;itemData&quot;: {&quot;volume&quot;: &quot;56&quot;, &quot;language&quot;: &quot;en&quot;, &quot;abstract&quot;: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type&quot;: &quot;article-journal&quot;, &quot;container-title&quot;: &quot;Joirnal of the American Statistical Association&quot;, &quot;DOI&quot;: &quot;10.1080/01621459.1951.10500769&quot;, &quot;ISBN&quot;: &quot;0162-1459&quot;, &quot;id&quot;: &quot;ITEM-1&quot;, &quot;title&quot;: &quot;The Kolmogorov-Smirnov test for goodness of fit&quot;, &quot;ISSN&quot;: &quot;0162-1459&quot;, &quot;issued&quot;: {&quot;date-parts&quot;: [[&quot;1951&quot;, &quot;4&quot;, &quot;11&quot;]]}, &quot;author&quot;: [{&quot;parse-names&quot;: false, &quot;suffix&quot;: &quot;&quot;, &quot;given&quot;: &quot;Frank J.&quot;, &quot;dropping-particle&quot;: &quot;&quot;, &quot;non-dropping-particle&quot;: &quot;&quot;, &quot;family&quot;: &quot;Massey&quot;}], &quot;publisher&quot;: &quot;Taylor &amp; Francis Group&quot;, &quot;page&quot;: &quot;68-78&quot;}, &quot;uris&quot;: [&quot;http://www.mendeley.com/documents/?uuid=c9e40b86-a483-4e79-91c5-32efbb62c9b1&quot;], &quot;id&quot;: &quot;ITEM-1&quot;}], &quot;properties&quot;: {&quot;noteIndex&quot;: 0}} RNDrDvw9wBPzh"/><text:span text:style-name="T24">(Massey, 1951)</text:span><text:reference-mark-end text:name="ADDIN CSL_CITATION {&quot;schema&quot;: &quot;https://github.com/citation-style-language/schema/raw/master/csl-citation.json&quot;, &quot;mendeley&quot;: {&quot;plainTextFormattedCitation&quot;: &quot;(Massey, 1951)&quot;, &quot;formattedCitation&quot;: &quot;(Massey, 1951)&quot;, &quot;previouslyFormattedCitation&quot;: &quot;(Massey, 1951)&quot;}, &quot;citationItems&quot;: [{&quot;itemData&quot;: {&quot;volume&quot;: &quot;56&quot;, &quot;language&quot;: &quot;en&quot;, &quot;abstract&quot;: &quot;Abstract The test is based on the maximum difference between an empirical and a hypothetical cumulative distribution. Percentage points are tabled, and a lower bound to the power function is charted. Confidence limits for a cumulative distribution are described. Examples are given. Indications that the test is superior to the chi-square test are cited.&quot;, &quot;type&quot;: &quot;article-journal&quot;, &quot;container-title&quot;: &quot;Joirnal of the American Statistical Association&quot;, &quot;DOI&quot;: &quot;10.1080/01621459.1951.10500769&quot;, &quot;ISBN&quot;: &quot;0162-1459&quot;, &quot;id&quot;: &quot;ITEM-1&quot;, &quot;title&quot;: &quot;The Kolmogorov-Smirnov test for goodness of fit&quot;, &quot;ISSN&quot;: &quot;0162-1459&quot;, &quot;issued&quot;: {&quot;date-parts&quot;: [[&quot;1951&quot;, &quot;4&quot;, &quot;11&quot;]]}, &quot;author&quot;: [{&quot;parse-names&quot;: false, &quot;suffix&quot;: &quot;&quot;, &quot;given&quot;: &quot;Frank J.&quot;, &quot;dropping-particle&quot;: &quot;&quot;, &quot;non-dropping-particle&quot;: &quot;&quot;, &quot;family&quot;: &quot;Massey&quot;}], &quot;publisher&quot;: &quot;Taylor &amp; Francis Group&quot;, &quot;page&quot;: &quot;68-78&quot;}, &quot;uris&quot;: [&quot;http://www.mendeley.com/documents/?uuid=c9e40b86-a483-4e79-91c5-32efbb62c9b1&quot;], &quot;id&quot;: &quot;ITEM-1&quot;}], &quot;properties&quot;: {&quot;noteIndex&quot;: 0}} RNDrDvw9wBPzh"/><text:span text:style-name="T48">⁠ between surrogate phylodiversity accumulations and the empirical phylodiversity accumulation. Specifically, we create </text:span><text:span text:style-name="T51">and minimize </text:span><text:span text:style-name="T48">an </text:span><text:span text:style-name="T49">error model for KS distances using segmented regression (“broken stick” model) with the R package SiZeR </text:span><text:reference-mark-start text:name="ADDIN CSL_CITATION {&quot;schema&quot;: &quot;https://github.com/citation-style-language/schema/raw/master/csl-citation.json&quot;, &quot;mendeley&quot;: {&quot;plainTextFormattedCitation&quot;: &quot;(Sonderegger, 2012)&quot;, &quot;formattedCitation&quot;: &quot;(Sonderegger, 2012)&quot;, &quot;previouslyFormattedCitation&quot;: &quot;(Sonderegger, 2012)&quot;}, &quot;citationItems&quot;: [{&quot;itemData&quot;: {&quot;title&quot;: &quot;SiZer: Significant Zero Crossings&quot;, &quot;number&quot;: &quot;R package version 0.1-4&quot;, &quot;issued&quot;: {&quot;date-parts&quot;: [[&quot;2012&quot;]]}, &quot;type&quot;: &quot;article&quot;, &quot;id&quot;: &quot;ITEM-1&quot;, &quot;author&quot;: [{&quot;parse-names&quot;: false, &quot;suffix&quot;: &quot;&quot;, &quot;given&quot;: &quot;Derek&quot;, &quot;dropping-particle&quot;: &quot;&quot;, &quot;non-dropping-particle&quot;: &quot;&quot;, &quot;family&quot;: &quot;Sonderegger&quot;}]}, &quot;uris&quot;: [&quot;http://www.mendeley.com/documents/?uuid=d2524a02-265d-423a-978b-da54903e1375&quot;], &quot;id&quot;: &quot;ITEM-1&quot;}], &quot;properties&quot;: {&quot;noteIndex&quot;: 0}} RNDF7RDbyDIrF"/><text:span text:style-name="T25">(Sonderegger, 2012)</text:span><text:reference-mark-end text:name="ADDIN CSL_CITATION {&quot;schema&quot;: &quot;https://github.com/citation-style-language/schema/raw/master/csl-citation.json&quot;, &quot;mendeley&quot;: {&quot;plainTextFormattedCitation&quot;: &quot;(Sonderegger, 2012)&quot;, &quot;formattedCitation&quot;: &quot;(Sonderegger, 2012)&quot;, &quot;previouslyFormattedCitation&quot;: &quot;(Sonderegger, 2012)&quot;}, &quot;citationItems&quot;: [{&quot;itemData&quot;: {&quot;title&quot;: &quot;SiZer: Significant Zero Crossings&quot;, &quot;number&quot;: &quot;R package version 0.1-4&quot;, &quot;issued&quot;: {&quot;date-parts&quot;: [[&quot;2012&quot;]]}, &quot;type&quot;: &quot;article&quot;, &quot;id&quot;: &quot;ITEM-1&quot;, &quot;author&quot;: [{&quot;parse-names&quot;: false, &quot;suffix&quot;: &quot;&quot;, &quot;given&quot;: &quot;Derek&quot;, &quot;dropping-particle&quot;: &quot;&quot;, &quot;non-dropping-particle&quot;: &quot;&quot;, &quot;family&quot;: &quot;Sonderegger&quot;}]}, &quot;uris&quot;: [&quot;http://www.mendeley.com/documents/?uuid=d2524a02-265d-423a-978b-da54903e1375&quot;], &quot;id&quot;: &quot;ITEM-1&quot;}], &quot;properties&quot;: {&quot;noteIndex&quot;: 0}} RNDF7RDbyDIrF"/><text:span text:style-name="T49">⁠. This procedure estimates the </text:span><text:span text:style-name="T34">empirical </text:span><text:span text:style-name="Default_20_Paragraph_20_Font"><text:span text:style-name="T36">D </text:span></text:span><text:span text:style-name="Default_20_Paragraph_20_Font"><text:span text:style-name="T49">value</text:span></text:span><text:span text:style-name="T34">, as well as 95% confidence intervals for that estimate. Segmented regression was used because plots of KS distances </text:span><text:span text:style-name="T57">are</text:span><text:span text:style-name="T34"> linear (Figure 2).</text:span></text:p>
      <text:p text:style-name="P11"><text:soft-page-break/></text:p>
      <text:p text:style-name="P1">Hypothesis Testing</text:p>
      <text:p text:style-name="P30"><text:span text:style-name="T34"><text:tab/></text:span><text:span text:style-name="T58">For this test, our null hypothesis is the neutral model, where </text:span><text:span text:style-name="T40">D</text:span><text:span text:style-name="T52"> = 0, since this model represents the absence of the effect we are testing (over- or underdispersion, a 2-tailed test). </text:span><text:span text:style-name="T45">We</text:span><text:span text:style-name="T34"> test against the null hypothesis </text:span><text:span text:style-name="T36">D</text:span><text:span text:style-name="T34"> = 0 by comparing the estimate for the empirical </text:span><text:span text:style-name="Default_20_Paragraph_20_Font"><text:span text:style-name="T36">D</text:span></text:span><text:span text:style-name="T34"> value and its 95% confidence interval to 0. If 0 is not within the 95% confidence interval, we reject the null hypothesis. Evidence of either overdispersion (</text:span><text:span text:style-name="Default_20_Paragraph_20_Font"><text:span text:style-name="T36">D</text:span></text:span><text:span text:style-name="T34"> &gt; 0) or underdispersion (</text:span><text:span text:style-name="Default_20_Paragraph_20_Font"><text:span text:style-name="T36">D</text:span></text:span><text:span text:style-name="T34"> &lt; 0) allows us to reject the null hypothesis. An example of an empirical </text:span><text:span text:style-name="Default_20_Paragraph_20_Font"><text:span text:style-name="T36">D</text:span></text:span><text:span text:style-name="T34"> estimate (black line), 95% confidence intervals for that estimate (dashed lines) and the null hypothesis (red line) can be seen in Figure 2.</text:span></text:p>
      <text:p text:style-name="P11"/>
      <text:p text:style-name="P1">Analysis</text:p>
      <text:p text:style-name="P31"><text:span text:style-name="T34"><text:tab/>16S rDNA sequencing data from Koenig et al. </text:span><text:reference-mark-start text:name="ADDIN CSL_CITATION {&quot;schema&quot;: &quot;https://github.com/citation-style-language/schema/raw/master/csl-citation.json&quot;, &quot;mendeley&quot;: {&quot;plainTextFormattedCitation&quot;: &quot;(Koenig et al., 2011)&quot;, &quot;formattedCitation&quot;: &quot;(Koenig &lt;i&gt;et al.&lt;/i&gt;, 2011)&quot;, &quot;previouslyFormattedCitation&quot;: &quot;(Koenig &lt;i&gt;et al.&lt;/i&gt;, 2011)&quot;}, &quot;citationItems&quot;: [{&quot;itemData&quot;: {&quot;volume&quot;: &quot;108 Suppl&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type&quot;: &quot;article-journal&quot;, &quot;container-title&quot;: &quot;Proceedings of the National Academy of Sciences of the United States of America&quot;, &quot;DOI&quot;: &quot;10.1073/pnas.1000081107&quot;, &quot;page&quot;: &quot;4578-85&quot;, &quot;id&quot;: &quot;ITEM-1&quot;, &quot;PMID&quot;: &quot;20668239&quot;, &quot;title&quot;: &quot;Succession of microbial consortia in the developing infant gut microbiome.&quot;, &quot;ISSN&quot;: &quot;1091-6490&quot;, &quot;issue&quot;: &quot;Supplement_1&quot;, &quot;issued&quot;: {&quot;date-parts&quot;: [[&quot;2011&quot;, &quot;3&quot;, &quot;15&quot;]]}, &quot;author&quot;: [{&quot;parse-names&quot;: false, &quot;suffix&quot;: &quot;&quot;, &quot;given&quot;: &quot;Jeremy E&quot;, &quot;dropping-particle&quot;: &quot;&quot;, &quot;non-dropping-particle&quot;: &quot;&quot;, &quot;family&quot;: &quot;Koenig&quot;}, {&quot;parse-names&quot;: false, &quot;suffix&quot;: &quot;&quot;, &quot;given&quot;: &quot;Aym\u00e9&quot;, &quot;dropping-particle&quot;: &quot;&quot;, &quot;non-dropping-particle&quot;: &quot;&quot;, &quot;family&quot;: &quot;Spor&quot;}, {&quot;parse-names&quot;: false, &quot;suffix&quot;: &quot;&quot;, &quot;given&quot;: &quot;Nicholas&quot;, &quot;dropping-particle&quot;: &quot;&quot;, &quot;non-dropping-particle&quot;: &quot;&quot;, &quot;family&quot;: &quot;Scalfone&quot;}, {&quot;parse-names&quot;: false, &quot;suffix&quot;: &quot;&quot;, &quot;given&quot;: &quot;Ashwana D&quot;, &quot;dropping-particle&quot;: &quot;&quot;, &quot;non-dropping-particle&quot;: &quot;&quot;, &quot;family&quot;: &quot;Fricker&quot;}, {&quot;parse-names&quot;: false, &quot;suffix&quot;: &quot;&quot;, &quot;given&quot;: &quot;Jesse&quot;, &quot;dropping-particle&quot;: &quot;&quot;, &quot;non-dropping-particle&quot;: &quot;&quot;, &quot;family&quot;: &quot;Stombaugh&quot;}, {&quot;parse-names&quot;: false, &quot;suffix&quot;: &quot;&quot;, &quot;given&quot;: &quot;Rob&quot;, &quot;dropping-particle&quot;: &quot;&quot;, &quot;non-dropping-particle&quot;: &quot;&quot;, &quot;family&quot;: &quot;Knight&quot;}, {&quot;parse-names&quot;: false, &quot;suffix&quot;: &quot;&quot;, &quot;given&quot;: &quot;Largus T&quot;, &quot;dropping-particle&quot;: &quot;&quot;, &quot;non-dropping-particle&quot;: &quot;&quot;, &quot;family&quot;: &quot;Angenent&quot;}, {&quot;parse-names&quot;: false, &quot;suffix&quot;: &quot;&quot;, &quot;given&quot;: &quot;Ruth E&quot;, &quot;dropping-particle&quot;: &quot;&quot;, &quot;non-dropping-particle&quot;: &quot;&quot;, &quot;family&quot;: &quot;Ley&quot;}]}, &quot;uris&quot;: [&quot;http://www.mendeley.com/documents/?uuid=53eb5512-7664-49e8-9091-aa39872934cb&quot;], &quot;id&quot;: &quot;ITEM-1&quot;}], &quot;properties&quot;: {&quot;noteIndex&quot;: 0}} RNDYnM5fDmqas"/><text:span text:style-name="T14">(Koenig </text:span><text:span text:style-name="T15">et al.</text:span><text:span text:style-name="T14">, 2011)</text:span><text:bookmark-start text:name="__Fieldmark__594_1186360433"/><text:reference-mark-end text:name="ADDIN CSL_CITATION {&quot;schema&quot;: &quot;https://github.com/citation-style-language/schema/raw/master/csl-citation.json&quot;, &quot;mendeley&quot;: {&quot;plainTextFormattedCitation&quot;: &quot;(Koenig et al., 2011)&quot;, &quot;formattedCitation&quot;: &quot;(Koenig &lt;i&gt;et al.&lt;/i&gt;, 2011)&quot;, &quot;previouslyFormattedCitation&quot;: &quot;(Koenig &lt;i&gt;et al.&lt;/i&gt;, 2011)&quot;}, &quot;citationItems&quot;: [{&quot;itemData&quot;: {&quot;volume&quot;: &quot;108 Suppl&quot;, &quot;abstract&quot;: &quot;The colonization process of the infant gut microbiome has been called chaotic, but this view could reflect insufficient documentation of the factors affecting the microbiome. We performed a 2.5-y case study of the assembly of the human infant gut microbiome, to relate life events to microbiome composition and function. Sixty fecal samples were collected from a healthy infant along with a diary of diet and health status. Analysis of &gt;300,000 16S rRNA genes indicated that the phylogenetic diversity of the microbiome increased gradually over time and that changes in community composition conformed to a smooth temporal gradient. In contrast, major taxonomic groups showed abrupt shifts in abundance corresponding to changes in diet or health. Community assembly was nonrandom: we observed discrete steps of bacterial succession punctuated by life events. Furthermore, analysis of \u2248 500,000 DNA metagenomic reads from 12 fecal samples revealed that the earliest microbiome was enriched in genes facilitating lactate utilization, and that functional genes involved in plant polysaccharide metabolism were present before the introduction of solid food, priming the infant gut for an adult diet. However, ingestion of table foods caused a sustained increase in the abundance of Bacteroidetes, elevated fecal short chain fatty acid levels, enrichment of genes associated with carbohydrate utilization, vitamin biosynthesis, and xenobiotic degradation, and a more stable community composition, all of which are characteristic of the adult microbiome. This study revealed that seemingly chaotic shifts in the microbiome are associated with life events; however, additional experiments ought to be conducted to assess how different infants respond to similar life events.&quot;, &quot;type&quot;: &quot;article-journal&quot;, &quot;container-title&quot;: &quot;Proceedings of the National Academy of Sciences of the United States of America&quot;, &quot;DOI&quot;: &quot;10.1073/pnas.1000081107&quot;, &quot;page&quot;: &quot;4578-85&quot;, &quot;id&quot;: &quot;ITEM-1&quot;, &quot;PMID&quot;: &quot;20668239&quot;, &quot;title&quot;: &quot;Succession of microbial consortia in the developing infant gut microbiome.&quot;, &quot;ISSN&quot;: &quot;1091-6490&quot;, &quot;issue&quot;: &quot;Supplement_1&quot;, &quot;issued&quot;: {&quot;date-parts&quot;: [[&quot;2011&quot;, &quot;3&quot;, &quot;15&quot;]]}, &quot;author&quot;: [{&quot;parse-names&quot;: false, &quot;suffix&quot;: &quot;&quot;, &quot;given&quot;: &quot;Jeremy E&quot;, &quot;dropping-particle&quot;: &quot;&quot;, &quot;non-dropping-particle&quot;: &quot;&quot;, &quot;family&quot;: &quot;Koenig&quot;}, {&quot;parse-names&quot;: false, &quot;suffix&quot;: &quot;&quot;, &quot;given&quot;: &quot;Aym\u00e9&quot;, &quot;dropping-particle&quot;: &quot;&quot;, &quot;non-dropping-particle&quot;: &quot;&quot;, &quot;family&quot;: &quot;Spor&quot;}, {&quot;parse-names&quot;: false, &quot;suffix&quot;: &quot;&quot;, &quot;given&quot;: &quot;Nicholas&quot;, &quot;dropping-particle&quot;: &quot;&quot;, &quot;non-dropping-particle&quot;: &quot;&quot;, &quot;family&quot;: &quot;Scalfone&quot;}, {&quot;parse-names&quot;: false, &quot;suffix&quot;: &quot;&quot;, &quot;given&quot;: &quot;Ashwana D&quot;, &quot;dropping-particle&quot;: &quot;&quot;, &quot;non-dropping-particle&quot;: &quot;&quot;, &quot;family&quot;: &quot;Fricker&quot;}, {&quot;parse-names&quot;: false, &quot;suffix&quot;: &quot;&quot;, &quot;given&quot;: &quot;Jesse&quot;, &quot;dropping-particle&quot;: &quot;&quot;, &quot;non-dropping-particle&quot;: &quot;&quot;, &quot;family&quot;: &quot;Stombaugh&quot;}, {&quot;parse-names&quot;: false, &quot;suffix&quot;: &quot;&quot;, &quot;given&quot;: &quot;Rob&quot;, &quot;dropping-particle&quot;: &quot;&quot;, &quot;non-dropping-particle&quot;: &quot;&quot;, &quot;family&quot;: &quot;Knight&quot;}, {&quot;parse-names&quot;: false, &quot;suffix&quot;: &quot;&quot;, &quot;given&quot;: &quot;Largus T&quot;, &quot;dropping-particle&quot;: &quot;&quot;, &quot;non-dropping-particle&quot;: &quot;&quot;, &quot;family&quot;: &quot;Angenent&quot;}, {&quot;parse-names&quot;: false, &quot;suffix&quot;: &quot;&quot;, &quot;given&quot;: &quot;Ruth E&quot;, &quot;dropping-particle&quot;: &quot;&quot;, &quot;non-dropping-particle&quot;: &quot;&quot;, &quot;family&quot;: &quot;Ley&quot;}]}, &quot;uris&quot;: [&quot;http://www.mendeley.com/documents/?uuid=53eb5512-7664-49e8-9091-aa39872934cb&quot;], &quot;id&quot;: &quot;ITEM-1&quot;}], &quot;properties&quot;: {&quot;noteIndex&quot;: 0}} RNDYnM5fDmqas"/><text:span text:style-name="T34">⁠</text:span><text:bookmark-end text:name="__Fieldmark__594_1186360433"/><text:span text:style-name="T34"> were downloaded from the NCBI Short Read Archive (SRA) website (http://www.ncbi.nlm.nih.gov/sra) along with their metadata. These data are a time-series of fecal bacterial communities from an infant subject, over the first 500 days of life. QIIME </text:span><text:reference-mark-start text:name="ADDIN CSL_CITATION {&quot;schema&quot;: &quot;https://github.com/citation-style-language/schema/raw/master/csl-citation.json&quot;, &quot;mendeley&quot;: {&quot;plainTextFormattedCitation&quot;: &quot;(Caporaso et al., 2010)&quot;, &quot;formattedCitation&quot;: &quot;(Caporaso &lt;i&gt;et al.&lt;/i&gt;, 2010)&quot;, &quot;previouslyFormattedCitation&quot;: &quot;(Caporaso &lt;i&gt;et al.&lt;/i&gt;, 2010)&quot;}, &quot;citationItems&quot;: [{&quot;itemData&quot;: {&quot;volume&quot;: &quot;7&quot;, &quot;issued&quot;: {&quot;date-parts&quot;: [[&quot;2010&quot;, &quot;5&quot;]]}, &quot;type&quot;: &quot;article-journal&quot;, &quot;container-title&quot;: &quot;Nature methods&quot;, &quot;DOI&quot;: &quot;10.1038/nmeth.f.303&quot;, &quot;page&quot;: &quot;335-6&quot;, &quot;ISSN&quot;: &quot;1548-7105&quot;, &quot;PMID&quot;: &quot;20383131&quot;, &quot;title&quot;: &quot;QIIME allows analysis of high-throughput community sequencing data.&quot;, &quot;id&quot;: &quot;ITEM-1&quot;, &quot;issue&quot;: &quot;5&quot;, &quot;title-short&quot;: &quot;Nat Meth&quot;, &quot;author&quot;: [{&quot;parse-names&quot;: false, &quot;suffix&quot;: &quot;&quot;, &quot;given&quot;: &quot;J Gregory&quot;, &quot;dropping-particle&quot;: &quot;&quot;, &quot;non-dropping-particle&quot;: &quot;&quot;, &quot;family&quot;: &quot;Caporaso&quot;}, {&quot;parse-names&quot;: false, &quot;suffix&quot;: &quot;&quot;, &quot;given&quot;: &quot;Justin&quot;, &quot;dropping-particle&quot;: &quot;&quot;, &quot;non-dropping-particle&quot;: &quot;&quot;, &quot;family&quot;: &quot;Kuczynski&quot;}, {&quot;parse-names&quot;: false, &quot;suffix&quot;: &quot;&quot;, &quot;given&quot;: &quot;Jesse&quot;, &quot;dropping-particle&quot;: &quot;&quot;, &quot;non-dropping-particle&quot;: &quot;&quot;, &quot;family&quot;: &quot;Stombaugh&quot;}, {&quot;parse-names&quot;: false, &quot;suffix&quot;: &quot;&quot;, &quot;given&quot;: &quot;Kyle&quot;, &quot;dropping-particle&quot;: &quot;&quot;, &quot;non-dropping-particle&quot;: &quot;&quot;, &quot;family&quot;: &quot;Bittinger&quot;}, {&quot;parse-names&quot;: false, &quot;suffix&quot;: &quot;&quot;, &quot;given&quot;: &quot;Frederic D&quot;, &quot;dropping-particle&quot;: &quot;&quot;, &quot;non-dropping-particle&quot;: &quot;&quot;, &quot;family&quot;: &quot;Bushman&quot;}, {&quot;parse-names&quot;: false, &quot;suffix&quot;: &quot;&quot;, &quot;given&quot;: &quot;Elizabeth K&quot;, &quot;dropping-particle&quot;: &quot;&quot;, &quot;non-dropping-particle&quot;: &quot;&quot;, &quot;family&quot;: &quot;Costello&quot;}, {&quot;parse-names&quot;: false, &quot;suffix&quot;: &quot;&quot;, &quot;given&quot;: &quot;Noah&quot;, &quot;dropping-particle&quot;: &quot;&quot;, &quot;non-dropping-particle&quot;: &quot;&quot;, &quot;family&quot;: &quot;Fierer&quot;}, {&quot;parse-names&quot;: false, &quot;suffix&quot;: &quot;&quot;, &quot;given&quot;: &quot;Antonio Gonzalez&quot;, &quot;dropping-particle&quot;: &quot;&quot;, &quot;non-dropping-particle&quot;: &quot;&quot;, &quot;family&quot;: &quot;Pe\u00f1a&quot;}, {&quot;parse-names&quot;: false, &quot;suffix&quot;: &quot;&quot;, &quot;given&quot;: &quot;Julia K&quot;, &quot;dropping-particle&quot;: &quot;&quot;, &quot;non-dropping-particle&quot;: &quot;&quot;, &quot;family&quot;: &quot;Goodrich&quot;}, {&quot;parse-names&quot;: false, &quot;suffix&quot;: &quot;&quot;, &quot;given&quot;: &quot;Jeffrey I&quot;, &quot;dropping-particle&quot;: &quot;&quot;, &quot;non-dropping-particle&quot;: &quot;&quot;, &quot;family&quot;: &quot;Gordon&quot;}, {&quot;parse-names&quot;: false, &quot;suffix&quot;: &quot;&quot;, &quot;given&quot;: &quot;Gavin A&quot;, &quot;dropping-particle&quot;: &quot;&quot;, &quot;non-dropping-particle&quot;: &quot;&quot;, &quot;family&quot;: &quot;Huttley&quot;}, {&quot;parse-names&quot;: false, &quot;suffix&quot;: &quot;&quot;, &quot;given&quot;: &quot;Scott T&quot;, &quot;dropping-particle&quot;: &quot;&quot;, &quot;non-dropping-particle&quot;: &quot;&quot;, &quot;family&quot;: &quot;Kelley&quot;}, {&quot;parse-names&quot;: false, &quot;suffix&quot;: &quot;&quot;, &quot;given&quot;: &quot;Dan&quot;, &quot;dropping-particle&quot;: &quot;&quot;, &quot;non-dropping-particle&quot;: &quot;&quot;, &quot;family&quot;: &quot;Knights&quot;}, {&quot;parse-names&quot;: false, &quot;suffix&quot;: &quot;&quot;, &quot;given&quot;: &quot;Jeremy E&quot;, &quot;dropping-particle&quot;: &quot;&quot;, &quot;non-dropping-particle&quot;: &quot;&quot;, &quot;family&quot;: &quot;Koenig&quot;}, {&quot;parse-names&quot;: false, &quot;suffix&quot;: &quot;&quot;, &quot;given&quot;: &quot;Ruth E&quot;, &quot;dropping-particle&quot;: &quot;&quot;, &quot;non-dropping-particle&quot;: &quot;&quot;, &quot;family&quot;: &quot;Ley&quot;}, {&quot;parse-names&quot;: false, &quot;suffix&quot;: &quot;&quot;, &quot;given&quot;: &quot;Catherine A&quot;, &quot;dropping-particle&quot;: &quot;&quot;, &quot;non-dropping-particle&quot;: &quot;&quot;, &quot;family&quot;: &quot;Lozupone&quot;}, {&quot;parse-names&quot;: false, &quot;suffix&quot;: &quot;&quot;, &quot;given&quot;: &quot;Daniel&quot;, &quot;dropping-particle&quot;: &quot;&quot;, &quot;non-dropping-particle&quot;: &quot;&quot;, &quot;family&quot;: &quot;McDonald&quot;}, {&quot;parse-names&quot;: false, &quot;suffix&quot;: &quot;&quot;, &quot;given&quot;: &quot;Brian D&quot;, &quot;dropping-particle&quot;: &quot;&quot;, &quot;non-dropping-particle&quot;: &quot;&quot;, &quot;family&quot;: &quot;Muegge&quot;}, {&quot;parse-names&quot;: false, &quot;suffix&quot;: &quot;&quot;, &quot;given&quot;: &quot;Meg&quot;, &quot;dropping-particle&quot;: &quot;&quot;, &quot;non-dropping-particle&quot;: &quot;&quot;, &quot;family&quot;: &quot;Pirrung&quot;}, {&quot;parse-names&quot;: false, &quot;suffix&quot;: &quot;&quot;, &quot;given&quot;: &quot;Jens&quot;, &quot;dropping-particle&quot;: &quot;&quot;, &quot;non-dropping-particle&quot;: &quot;&quot;, &quot;family&quot;: &quot;Reeder&quot;}, {&quot;parse-names&quot;: false, &quot;suffix&quot;: &quot;&quot;, &quot;given&quot;: &quot;Joel R&quot;, &quot;dropping-particle&quot;: &quot;&quot;, &quot;non-dropping-particle&quot;: &quot;&quot;, &quot;family&quot;: &quot;Sevinsky&quot;}, {&quot;parse-names&quot;: false, &quot;suffix&quot;: &quot;&quot;, &quot;given&quot;: &quot;Peter J&quot;, &quot;dropping-particle&quot;: &quot;&quot;, &quot;non-dropping-particle&quot;: &quot;&quot;, &quot;family&quot;: &quot;Turnbaugh&quot;}, {&quot;parse-names&quot;: false, &quot;suffix&quot;: &quot;&quot;, &quot;given&quot;: &quot;William A&quot;, &quot;dropping-particle&quot;: &quot;&quot;, &quot;non-dropping-particle&quot;: &quot;&quot;, &quot;family&quot;: &quot;Walters&quot;}, {&quot;parse-names&quot;: false, &quot;suffix&quot;: &quot;&quot;, &quot;given&quot;: &quot;Jeremy&quot;, &quot;dropping-particle&quot;: &quot;&quot;, &quot;non-dropping-particle&quot;: &quot;&quot;, &quot;family&quot;: &quot;Widmann&quot;}, {&quot;parse-names&quot;: false, &quot;suffix&quot;: &quot;&quot;, &quot;given&quot;: &quot;Tanya&quot;, &quot;dropping-particle&quot;: &quot;&quot;, &quot;non-dropping-particle&quot;: &quot;&quot;, &quot;family&quot;: &quot;Yatsunenko&quot;}, {&quot;parse-names&quot;: false, &quot;suffix&quot;: &quot;&quot;, &quot;given&quot;: &quot;Jesse&quot;, &quot;dropping-particle&quot;: &quot;&quot;, &quot;non-dropping-particle&quot;: &quot;&quot;, &quot;family&quot;: &quot;Zaneveld&quot;}, {&quot;parse-names&quot;: false, &quot;suffix&quot;: &quot;&quot;, &quot;given&quot;: &quot;Rob&quot;, &quot;dropping-particle&quot;: &quot;&quot;, &quot;non-dropping-particle&quot;: &quot;&quot;, &quot;family&quot;: &quot;Knight&quot;}], &quot;publisher&quot;: &quot;Nature Publishing Group&quot;}, &quot;uris&quot;: [&quot;http://www.mendeley.com/documents/?uuid=962f71ef-3b8f-4104-be76-55a07ae20a4e&quot;], &quot;id&quot;: &quot;ITEM-1&quot;}], &quot;properties&quot;: {&quot;noteIndex&quot;: 0}} RNDZ5XyDxVTol"/><text:span text:style-name="T14">(Caporaso </text:span><text:span text:style-name="T15">et al.</text:span><text:span text:style-name="T14">, 2010)</text:span><text:bookmark-start text:name="__Fieldmark__601_1186360433"/><text:reference-mark-end text:name="ADDIN CSL_CITATION {&quot;schema&quot;: &quot;https://github.com/citation-style-language/schema/raw/master/csl-citation.json&quot;, &quot;mendeley&quot;: {&quot;plainTextFormattedCitation&quot;: &quot;(Caporaso et al., 2010)&quot;, &quot;formattedCitation&quot;: &quot;(Caporaso &lt;i&gt;et al.&lt;/i&gt;, 2010)&quot;, &quot;previouslyFormattedCitation&quot;: &quot;(Caporaso &lt;i&gt;et al.&lt;/i&gt;, 2010)&quot;}, &quot;citationItems&quot;: [{&quot;itemData&quot;: {&quot;volume&quot;: &quot;7&quot;, &quot;issued&quot;: {&quot;date-parts&quot;: [[&quot;2010&quot;, &quot;5&quot;]]}, &quot;type&quot;: &quot;article-journal&quot;, &quot;container-title&quot;: &quot;Nature methods&quot;, &quot;DOI&quot;: &quot;10.1038/nmeth.f.303&quot;, &quot;page&quot;: &quot;335-6&quot;, &quot;ISSN&quot;: &quot;1548-7105&quot;, &quot;PMID&quot;: &quot;20383131&quot;, &quot;title&quot;: &quot;QIIME allows analysis of high-throughput community sequencing data.&quot;, &quot;id&quot;: &quot;ITEM-1&quot;, &quot;issue&quot;: &quot;5&quot;, &quot;title-short&quot;: &quot;Nat Meth&quot;, &quot;author&quot;: [{&quot;parse-names&quot;: false, &quot;suffix&quot;: &quot;&quot;, &quot;given&quot;: &quot;J Gregory&quot;, &quot;dropping-particle&quot;: &quot;&quot;, &quot;non-dropping-particle&quot;: &quot;&quot;, &quot;family&quot;: &quot;Caporaso&quot;}, {&quot;parse-names&quot;: false, &quot;suffix&quot;: &quot;&quot;, &quot;given&quot;: &quot;Justin&quot;, &quot;dropping-particle&quot;: &quot;&quot;, &quot;non-dropping-particle&quot;: &quot;&quot;, &quot;family&quot;: &quot;Kuczynski&quot;}, {&quot;parse-names&quot;: false, &quot;suffix&quot;: &quot;&quot;, &quot;given&quot;: &quot;Jesse&quot;, &quot;dropping-particle&quot;: &quot;&quot;, &quot;non-dropping-particle&quot;: &quot;&quot;, &quot;family&quot;: &quot;Stombaugh&quot;}, {&quot;parse-names&quot;: false, &quot;suffix&quot;: &quot;&quot;, &quot;given&quot;: &quot;Kyle&quot;, &quot;dropping-particle&quot;: &quot;&quot;, &quot;non-dropping-particle&quot;: &quot;&quot;, &quot;family&quot;: &quot;Bittinger&quot;}, {&quot;parse-names&quot;: false, &quot;suffix&quot;: &quot;&quot;, &quot;given&quot;: &quot;Frederic D&quot;, &quot;dropping-particle&quot;: &quot;&quot;, &quot;non-dropping-particle&quot;: &quot;&quot;, &quot;family&quot;: &quot;Bushman&quot;}, {&quot;parse-names&quot;: false, &quot;suffix&quot;: &quot;&quot;, &quot;given&quot;: &quot;Elizabeth K&quot;, &quot;dropping-particle&quot;: &quot;&quot;, &quot;non-dropping-particle&quot;: &quot;&quot;, &quot;family&quot;: &quot;Costello&quot;}, {&quot;parse-names&quot;: false, &quot;suffix&quot;: &quot;&quot;, &quot;given&quot;: &quot;Noah&quot;, &quot;dropping-particle&quot;: &quot;&quot;, &quot;non-dropping-particle&quot;: &quot;&quot;, &quot;family&quot;: &quot;Fierer&quot;}, {&quot;parse-names&quot;: false, &quot;suffix&quot;: &quot;&quot;, &quot;given&quot;: &quot;Antonio Gonzalez&quot;, &quot;dropping-particle&quot;: &quot;&quot;, &quot;non-dropping-particle&quot;: &quot;&quot;, &quot;family&quot;: &quot;Pe\u00f1a&quot;}, {&quot;parse-names&quot;: false, &quot;suffix&quot;: &quot;&quot;, &quot;given&quot;: &quot;Julia K&quot;, &quot;dropping-particle&quot;: &quot;&quot;, &quot;non-dropping-particle&quot;: &quot;&quot;, &quot;family&quot;: &quot;Goodrich&quot;}, {&quot;parse-names&quot;: false, &quot;suffix&quot;: &quot;&quot;, &quot;given&quot;: &quot;Jeffrey I&quot;, &quot;dropping-particle&quot;: &quot;&quot;, &quot;non-dropping-particle&quot;: &quot;&quot;, &quot;family&quot;: &quot;Gordon&quot;}, {&quot;parse-names&quot;: false, &quot;suffix&quot;: &quot;&quot;, &quot;given&quot;: &quot;Gavin A&quot;, &quot;dropping-particle&quot;: &quot;&quot;, &quot;non-dropping-particle&quot;: &quot;&quot;, &quot;family&quot;: &quot;Huttley&quot;}, {&quot;parse-names&quot;: false, &quot;suffix&quot;: &quot;&quot;, &quot;given&quot;: &quot;Scott T&quot;, &quot;dropping-particle&quot;: &quot;&quot;, &quot;non-dropping-particle&quot;: &quot;&quot;, &quot;family&quot;: &quot;Kelley&quot;}, {&quot;parse-names&quot;: false, &quot;suffix&quot;: &quot;&quot;, &quot;given&quot;: &quot;Dan&quot;, &quot;dropping-particle&quot;: &quot;&quot;, &quot;non-dropping-particle&quot;: &quot;&quot;, &quot;family&quot;: &quot;Knights&quot;}, {&quot;parse-names&quot;: false, &quot;suffix&quot;: &quot;&quot;, &quot;given&quot;: &quot;Jeremy E&quot;, &quot;dropping-particle&quot;: &quot;&quot;, &quot;non-dropping-particle&quot;: &quot;&quot;, &quot;family&quot;: &quot;Koenig&quot;}, {&quot;parse-names&quot;: false, &quot;suffix&quot;: &quot;&quot;, &quot;given&quot;: &quot;Ruth E&quot;, &quot;dropping-particle&quot;: &quot;&quot;, &quot;non-dropping-particle&quot;: &quot;&quot;, &quot;family&quot;: &quot;Ley&quot;}, {&quot;parse-names&quot;: false, &quot;suffix&quot;: &quot;&quot;, &quot;given&quot;: &quot;Catherine A&quot;, &quot;dropping-particle&quot;: &quot;&quot;, &quot;non-dropping-particle&quot;: &quot;&quot;, &quot;family&quot;: &quot;Lozupone&quot;}, {&quot;parse-names&quot;: false, &quot;suffix&quot;: &quot;&quot;, &quot;given&quot;: &quot;Daniel&quot;, &quot;dropping-particle&quot;: &quot;&quot;, &quot;non-dropping-particle&quot;: &quot;&quot;, &quot;family&quot;: &quot;McDonald&quot;}, {&quot;parse-names&quot;: false, &quot;suffix&quot;: &quot;&quot;, &quot;given&quot;: &quot;Brian D&quot;, &quot;dropping-particle&quot;: &quot;&quot;, &quot;non-dropping-particle&quot;: &quot;&quot;, &quot;family&quot;: &quot;Muegge&quot;}, {&quot;parse-names&quot;: false, &quot;suffix&quot;: &quot;&quot;, &quot;given&quot;: &quot;Meg&quot;, &quot;dropping-particle&quot;: &quot;&quot;, &quot;non-dropping-particle&quot;: &quot;&quot;, &quot;family&quot;: &quot;Pirrung&quot;}, {&quot;parse-names&quot;: false, &quot;suffix&quot;: &quot;&quot;, &quot;given&quot;: &quot;Jens&quot;, &quot;dropping-particle&quot;: &quot;&quot;, &quot;non-dropping-particle&quot;: &quot;&quot;, &quot;family&quot;: &quot;Reeder&quot;}, {&quot;parse-names&quot;: false, &quot;suffix&quot;: &quot;&quot;, &quot;given&quot;: &quot;Joel R&quot;, &quot;dropping-particle&quot;: &quot;&quot;, &quot;non-dropping-particle&quot;: &quot;&quot;, &quot;family&quot;: &quot;Sevinsky&quot;}, {&quot;parse-names&quot;: false, &quot;suffix&quot;: &quot;&quot;, &quot;given&quot;: &quot;Peter J&quot;, &quot;dropping-particle&quot;: &quot;&quot;, &quot;non-dropping-particle&quot;: &quot;&quot;, &quot;family&quot;: &quot;Turnbaugh&quot;}, {&quot;parse-names&quot;: false, &quot;suffix&quot;: &quot;&quot;, &quot;given&quot;: &quot;William A&quot;, &quot;dropping-particle&quot;: &quot;&quot;, &quot;non-dropping-particle&quot;: &quot;&quot;, &quot;family&quot;: &quot;Walters&quot;}, {&quot;parse-names&quot;: false, &quot;suffix&quot;: &quot;&quot;, &quot;given&quot;: &quot;Jeremy&quot;, &quot;dropping-particle&quot;: &quot;&quot;, &quot;non-dropping-particle&quot;: &quot;&quot;, &quot;family&quot;: &quot;Widmann&quot;}, {&quot;parse-names&quot;: false, &quot;suffix&quot;: &quot;&quot;, &quot;given&quot;: &quot;Tanya&quot;, &quot;dropping-particle&quot;: &quot;&quot;, &quot;non-dropping-particle&quot;: &quot;&quot;, &quot;family&quot;: &quot;Yatsunenko&quot;}, {&quot;parse-names&quot;: false, &quot;suffix&quot;: &quot;&quot;, &quot;given&quot;: &quot;Jesse&quot;, &quot;dropping-particle&quot;: &quot;&quot;, &quot;non-dropping-particle&quot;: &quot;&quot;, &quot;family&quot;: &quot;Zaneveld&quot;}, {&quot;parse-names&quot;: false, &quot;suffix&quot;: &quot;&quot;, &quot;given&quot;: &quot;Rob&quot;, &quot;dropping-particle&quot;: &quot;&quot;, &quot;non-dropping-particle&quot;: &quot;&quot;, &quot;family&quot;: &quot;Knight&quot;}], &quot;publisher&quot;: &quot;Nature Publishing Group&quot;}, &quot;uris&quot;: [&quot;http://www.mendeley.com/documents/?uuid=962f71ef-3b8f-4104-be76-55a07ae20a4e&quot;], &quot;id&quot;: &quot;ITEM-1&quot;}], &quot;properties&quot;: {&quot;noteIndex&quot;: 0}} RNDZ5XyDxVTol"/><text:span text:style-name="T34">⁠</text:span><text:bookmark-end text:name="__Fieldmark__601_1186360433"/><text:span text:style-name="T34"> was used to trim primer regions from these data. Clustering was performed using the unoise3 pipeline </text:span><text:reference-mark-start text:name="ADDIN CSL_CITATION {&quot;schema&quot;: &quot;https://github.com/citation-style-language/schema/raw/master/csl-citation.json&quot;, &quot;mendeley&quot;: {&quot;plainTextFormattedCitation&quot;: &quot;(Edgar, 2016)&quot;, &quot;formattedCitation&quot;: &quot;(Edgar, 2016)&quot;, &quot;previouslyFormattedCitation&quot;: &quot;(Edgar, 2016)&quot;}, &quot;citationItems&quot;: [{&quot;itemData&quot;: {&quot;title&quot;: &quot;UNOISE2: improved error-correction for Illumina 16S and ITS amplicon sequencing&quot;, &quot;issued&quot;: {&quot;date-parts&quot;: [[&quot;2016&quot;]]}, &quot;type&quot;: &quot;article-journal&quot;, &quot;container-title&quot;: &quot;bioRxiv&quot;, &quot;id&quot;: &quot;ITEM-1&quot;, &quot;author&quot;: [{&quot;parse-names&quot;: false, &quot;suffix&quot;: &quot;&quot;, &quot;given&quot;: &quot;Robert C&quot;, &quot;dropping-particle&quot;: &quot;&quot;, &quot;non-dropping-particle&quot;: &quot;&quot;, &quot;family&quot;: &quot;Edgar&quot;}]}, &quot;uris&quot;: [&quot;http://www.mendeley.com/documents/?uuid=0c7ae072-074c-38e1-88da-621009601c45&quot;], &quot;id&quot;: &quot;ITEM-1&quot;}], &quot;properties&quot;: {&quot;noteIndex&quot;: 0}} RNDxOakCy9LEc"/><text:span text:style-name="T14">(Edgar, 2016)</text:span><text:reference-mark-end text:name="ADDIN CSL_CITATION {&quot;schema&quot;: &quot;https://github.com/citation-style-language/schema/raw/master/csl-citation.json&quot;, &quot;mendeley&quot;: {&quot;plainTextFormattedCitation&quot;: &quot;(Edgar, 2016)&quot;, &quot;formattedCitation&quot;: &quot;(Edgar, 2016)&quot;, &quot;previouslyFormattedCitation&quot;: &quot;(Edgar, 2016)&quot;}, &quot;citationItems&quot;: [{&quot;itemData&quot;: {&quot;title&quot;: &quot;UNOISE2: improved error-correction for Illumina 16S and ITS amplicon sequencing&quot;, &quot;issued&quot;: {&quot;date-parts&quot;: [[&quot;2016&quot;]]}, &quot;type&quot;: &quot;article-journal&quot;, &quot;container-title&quot;: &quot;bioRxiv&quot;, &quot;id&quot;: &quot;ITEM-1&quot;, &quot;author&quot;: [{&quot;parse-names&quot;: false, &quot;suffix&quot;: &quot;&quot;, &quot;given&quot;: &quot;Robert C&quot;, &quot;dropping-particle&quot;: &quot;&quot;, &quot;non-dropping-particle&quot;: &quot;&quot;, &quot;family&quot;: &quot;Edgar&quot;}]}, &quot;uris&quot;: [&quot;http://www.mendeley.com/documents/?uuid=0c7ae072-074c-38e1-88da-621009601c45&quot;], &quot;id&quot;: &quot;ITEM-1&quot;}], &quot;properties&quot;: {&quot;noteIndex&quot;: 0}} RNDxOakCy9LEc"/><text:span text:style-name="T34">⁠; sequences were de-replicated at 100% identity using vsearch </text:span><text:reference-mark-start text:name="ADDIN CSL_CITATION {&quot;schema&quot;: &quot;https://github.com/citation-style-language/schema/raw/master/csl-citation.json&quot;, &quot;mendeley&quot;: {&quot;plainTextFormattedCitation&quot;: &quot;(Rognes et al., 2016)&quot;, &quot;formattedCitation&quot;: &quot;(Rognes &lt;i&gt;et al.&lt;/i&gt;, 2016)&quot;, &quot;previouslyFormattedCitation&quot;: &quot;(Rognes &lt;i&gt;et al.&lt;/i&gt;, 2016)&quot;}, &quot;citationItems&quot;: [{&quot;itemData&quot;: {&quot;volume&quot;: &quot;4&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type&quot;: &quot;article-journal&quot;, &quot;container-title&quot;: &quot;PeerJ Preprints&quot;, &quot;DOI&quot;: &quot;10.7287/peerj.preprints.2409v1&quot;, &quot;ISBN&quot;: &quot;2167-8359&quot;, &quot;id&quot;: &quot;ITEM-1&quot;, &quot;PMID&quot;: &quot;27781170&quot;, &quot;title&quot;: &quot;VSEARCH: a versatile open source tool for metagenomics&quot;, &quot;ISSN&quot;: &quot;2167-9843&quot;, &quot;issued&quot;: {&quot;date-parts&quot;: [[&quot;2016&quot;]]}, &quot;author&quot;: [{&quot;parse-names&quot;: false, &quot;suffix&quot;: &quot;&quot;, &quot;given&quot;: &quot;Torbj\u00f8rn&quot;, &quot;dropping-particle&quot;: &quot;&quot;, &quot;non-dropping-particle&quot;: &quot;&quot;, &quot;family&quot;: &quot;Rognes&quot;}, {&quot;parse-names&quot;: false, &quot;suffix&quot;: &quot;&quot;, &quot;given&quot;: &quot;Tom\u00e1\u0161&quot;, &quot;dropping-particle&quot;: &quot;&quot;, &quot;non-dropping-particle&quot;: &quot;&quot;, &quot;family&quot;: &quot;Flouri&quot;}, {&quot;parse-names&quot;: false, &quot;suffix&quot;: &quot;&quot;, &quot;given&quot;: &quot;Ben&quot;, &quot;dropping-particle&quot;: &quot;&quot;, &quot;non-dropping-particle&quot;: &quot;&quot;, &quot;family&quot;: &quot;Nichols&quot;}, {&quot;parse-names&quot;: false, &quot;suffix&quot;: &quot;&quot;, &quot;given&quot;: &quot;Christopher&quot;, &quot;dropping-particle&quot;: &quot;&quot;, &quot;non-dropping-particle&quot;: &quot;&quot;, &quot;family&quot;: &quot;Quince&quot;}, {&quot;parse-names&quot;: false, &quot;suffix&quot;: &quot;&quot;, &quot;given&quot;: &quot;Fr\u00e9d\u00e9ric&quot;, &quot;dropping-particle&quot;: &quot;&quot;, &quot;non-dropping-particle&quot;: &quot;&quot;, &quot;family&quot;: &quot;Mah\u00e9&quot;}], &quot;page&quot;: &quot;e2409v1&quot;}, &quot;uris&quot;: [&quot;http://www.mendeley.com/documents/?uuid=6d924f4f-08d7-4e36-95d4-4df22052c5e2&quot;], &quot;id&quot;: &quot;ITEM-1&quot;}], &quot;properties&quot;: {&quot;noteIndex&quot;: 0}} RND7WcV2AWTIb"/><text:span text:style-name="T14">(Rognes </text:span><text:span text:style-name="T15">et al.</text:span><text:span text:style-name="T14">, 2016)</text:span><text:reference-mark-end text:name="ADDIN CSL_CITATION {&quot;schema&quot;: &quot;https://github.com/citation-style-language/schema/raw/master/csl-citation.json&quot;, &quot;mendeley&quot;: {&quot;plainTextFormattedCitation&quot;: &quot;(Rognes et al., 2016)&quot;, &quot;formattedCitation&quot;: &quot;(Rognes &lt;i&gt;et al.&lt;/i&gt;, 2016)&quot;, &quot;previouslyFormattedCitation&quot;: &quot;(Rognes &lt;i&gt;et al.&lt;/i&gt;, 2016)&quot;}, &quot;citationItems&quot;: [{&quot;itemData&quot;: {&quot;volume&quot;: &quot;4&quot;, &quot;abstract&quot;: &quot;Background. VSEARCH is an open source and free of charge multithreaded 64-bit tool for processing metagenomics nucleotide sequence data. It is designed as an alternative to the widely used USEARCH tool (Edgar 2010) for which the source code is not publicly available, algorithm details are only rudimentarily described, and only a memory-confined 32-bit version is freely available for academic use.\\r\\n\\r\\nMethods. When searching nucleotide sequences, VSEARCH uses a fast heuristic based on words shared by the query and target sequences in order to quickly identify similar sequences, a similar strategy is probably used in USEARCH. VSEARCH then performs optimal global sequence alignment of the query against potential target sequences, using full dynamic programming instead of the seed-and-extend heuristic used by USEARCH. Pairwise alignments are computed in parallel using vectorisation and multiple threads.\\r\\n\\r\\nResults. VSEARCH includes most commands for analysing nucleotide sequences available in USEARCH version 7 and several of those available in USEARCH version 8, including searching (exact or based on global alignment), clustering by similarity (using length pre-sorting, abundance pre-sorting or a user-defined order), chimera detection (reference-based or de novo), dereplication (full length or prefix), pairwise alignment, reverse complementation, sorting, and subsampling. VSEARCH also includes commands for FASTQ file processing, i.e. format detection, filtering, read quality statistics, and merging of paired reads. Furthermore, VSEARCH extends functionality with several new commands and improvements, including shuffling, rereplication, masking of low-complexity sequences with the well-known DUST algorithm, a choice among different similarity definitions, and FASTQ file format conversion. VSEARCH is here shown to be more accurate than USEARCH when performing searching, clustering, chimera detection and subsampling, while on a par with USEARCH for paired-ends read merging. VSEARCH is slower than USEARCH when performing clustering and chimera detection, but significantly faster when performing paired-end reads merging and dereplication. VSEARCH is available at https://github.com/torognes/vsearch under either the BSD 2-clause license or the GNU General Public License version 3.0.\\r\\n\\r\\nDiscussion. VSEARCH has been shown to be a fast, accurate and full-fledged alternative to USEARCH. A free and open-source versatile tool for sequence analysis is now avai\u2026&quot;, &quot;type&quot;: &quot;article-journal&quot;, &quot;container-title&quot;: &quot;PeerJ Preprints&quot;, &quot;DOI&quot;: &quot;10.7287/peerj.preprints.2409v1&quot;, &quot;ISBN&quot;: &quot;2167-8359&quot;, &quot;id&quot;: &quot;ITEM-1&quot;, &quot;PMID&quot;: &quot;27781170&quot;, &quot;title&quot;: &quot;VSEARCH: a versatile open source tool for metagenomics&quot;, &quot;ISSN&quot;: &quot;2167-9843&quot;, &quot;issued&quot;: {&quot;date-parts&quot;: [[&quot;2016&quot;]]}, &quot;author&quot;: [{&quot;parse-names&quot;: false, &quot;suffix&quot;: &quot;&quot;, &quot;given&quot;: &quot;Torbj\u00f8rn&quot;, &quot;dropping-particle&quot;: &quot;&quot;, &quot;non-dropping-particle&quot;: &quot;&quot;, &quot;family&quot;: &quot;Rognes&quot;}, {&quot;parse-names&quot;: false, &quot;suffix&quot;: &quot;&quot;, &quot;given&quot;: &quot;Tom\u00e1\u0161&quot;, &quot;dropping-particle&quot;: &quot;&quot;, &quot;non-dropping-particle&quot;: &quot;&quot;, &quot;family&quot;: &quot;Flouri&quot;}, {&quot;parse-names&quot;: false, &quot;suffix&quot;: &quot;&quot;, &quot;given&quot;: &quot;Ben&quot;, &quot;dropping-particle&quot;: &quot;&quot;, &quot;non-dropping-particle&quot;: &quot;&quot;, &quot;family&quot;: &quot;Nichols&quot;}, {&quot;parse-names&quot;: false, &quot;suffix&quot;: &quot;&quot;, &quot;given&quot;: &quot;Christopher&quot;, &quot;dropping-particle&quot;: &quot;&quot;, &quot;non-dropping-particle&quot;: &quot;&quot;, &quot;family&quot;: &quot;Quince&quot;}, {&quot;parse-names&quot;: false, &quot;suffix&quot;: &quot;&quot;, &quot;given&quot;: &quot;Fr\u00e9d\u00e9ric&quot;, &quot;dropping-particle&quot;: &quot;&quot;, &quot;non-dropping-particle&quot;: &quot;&quot;, &quot;family&quot;: &quot;Mah\u00e9&quot;}], &quot;page&quot;: &quot;e2409v1&quot;}, &quot;uris&quot;: [&quot;http://www.mendeley.com/documents/?uuid=6d924f4f-08d7-4e36-95d4-4df22052c5e2&quot;], &quot;id&quot;: &quot;ITEM-1&quot;}], &quot;properties&quot;: {&quot;noteIndex&quot;: 0}} RND7WcV2AWTIb"/><text:span text:style-name="T34">⁠, zOTU centroid sequences were picked and chimeric sequences were removed using unoise3 </text:span><text:reference-mark-start text:name="ADDIN CSL_CITATION {&quot;schema&quot;: &quot;https://github.com/citation-style-language/schema/raw/master/csl-citation.json&quot;, &quot;mendeley&quot;: {&quot;plainTextFormattedCitation&quot;: &quot;(Edgar, 2016)&quot;, &quot;formattedCitation&quot;: &quot;(Edgar, 2016)&quot;, &quot;previouslyFormattedCitation&quot;: &quot;(Edgar, 2016)&quot;}, &quot;citationItems&quot;: [{&quot;itemData&quot;: {&quot;title&quot;: &quot;UNOISE2: improved error-correction for Illumina 16S and ITS amplicon sequencing&quot;, &quot;issued&quot;: {&quot;date-parts&quot;: [[&quot;2016&quot;]]}, &quot;type&quot;: &quot;article-journal&quot;, &quot;container-title&quot;: &quot;bioRxiv&quot;, &quot;id&quot;: &quot;ITEM-1&quot;, &quot;author&quot;: [{&quot;parse-names&quot;: false, &quot;suffix&quot;: &quot;&quot;, &quot;given&quot;: &quot;Robert C&quot;, &quot;dropping-particle&quot;: &quot;&quot;, &quot;non-dropping-particle&quot;: &quot;&quot;, &quot;family&quot;: &quot;Edgar&quot;}]}, &quot;uris&quot;: [&quot;http://www.mendeley.com/documents/?uuid=0c7ae072-074c-38e1-88da-621009601c45&quot;], &quot;id&quot;: &quot;ITEM-1&quot;}], &quot;properties&quot;: {&quot;noteIndex&quot;: 0}} RNDQk3VFV27wt"/><text:span text:style-name="T14">(Edgar, 2016)</text:span><text:reference-mark-end text:name="ADDIN CSL_CITATION {&quot;schema&quot;: &quot;https://github.com/citation-style-language/schema/raw/master/csl-citation.json&quot;, &quot;mendeley&quot;: {&quot;plainTextFormattedCitation&quot;: &quot;(Edgar, 2016)&quot;, &quot;formattedCitation&quot;: &quot;(Edgar, 2016)&quot;, &quot;previouslyFormattedCitation&quot;: &quot;(Edgar, 2016)&quot;}, &quot;citationItems&quot;: [{&quot;itemData&quot;: {&quot;title&quot;: &quot;UNOISE2: improved error-correction for Illumina 16S and ITS amplicon sequencing&quot;, &quot;issued&quot;: {&quot;date-parts&quot;: [[&quot;2016&quot;]]}, &quot;type&quot;: &quot;article-journal&quot;, &quot;container-title&quot;: &quot;bioRxiv&quot;, &quot;id&quot;: &quot;ITEM-1&quot;, &quot;author&quot;: [{&quot;parse-names&quot;: false, &quot;suffix&quot;: &quot;&quot;, &quot;given&quot;: &quot;Robert C&quot;, &quot;dropping-particle&quot;: &quot;&quot;, &quot;non-dropping-particle&quot;: &quot;&quot;, &quot;family&quot;: &quot;Edgar&quot;}]}, &quot;uris&quot;: [&quot;http://www.mendeley.com/documents/?uuid=0c7ae072-074c-38e1-88da-621009601c45&quot;], &quot;id&quot;: &quot;ITEM-1&quot;}], &quot;properties&quot;: {&quot;noteIndex&quot;: 0}} RNDQk3VFV27wt"/><text:span text:style-name="T34">⁠, then all sequences were mapped onto zOTU seeds to create a zOTU table </text:span><text:span text:style-name="T61">using vsearch</text:span><text:span text:style-name="T34">. zOTU stands for “zero-radius operational taxonomic unit” </text:span><text:reference-mark-start text:name="ADDIN CSL_CITATION {&quot;schema&quot;: &quot;https://github.com/citation-style-language/schema/raw/master/csl-citation.json&quot;, &quot;mendeley&quot;: {&quot;plainTextFormattedCitation&quot;: &quot;(Edgar, 2016)&quot;, &quot;formattedCitation&quot;: &quot;(Edgar, 2016)&quot;, &quot;previouslyFormattedCitation&quot;: &quot;(Edgar, 2016)&quot;}, &quot;citationItems&quot;: [{&quot;itemData&quot;: {&quot;title&quot;: &quot;UNOISE2: improved error-correction for Illumina 16S and ITS amplicon sequencing&quot;, &quot;issued&quot;: {&quot;date-parts&quot;: [[&quot;2016&quot;]]}, &quot;type&quot;: &quot;article-journal&quot;, &quot;container-title&quot;: &quot;bioRxiv&quot;, &quot;id&quot;: &quot;ITEM-1&quot;, &quot;author&quot;: [{&quot;parse-names&quot;: false, &quot;suffix&quot;: &quot;&quot;, &quot;given&quot;: &quot;Robert C&quot;, &quot;dropping-particle&quot;: &quot;&quot;, &quot;non-dropping-particle&quot;: &quot;&quot;, &quot;family&quot;: &quot;Edgar&quot;}]}, &quot;uris&quot;: [&quot;http://www.mendeley.com/documents/?uuid=0c7ae072-074c-38e1-88da-621009601c45&quot;], &quot;id&quot;: &quot;ITEM-1&quot;}], &quot;properties&quot;: {&quot;noteIndex&quot;: 0}} RNDe6nsYgz1yG"/><text:span text:style-name="T14">(Edgar, 2016)</text:span><text:reference-mark-end text:name="ADDIN CSL_CITATION {&quot;schema&quot;: &quot;https://github.com/citation-style-language/schema/raw/master/csl-citation.json&quot;, &quot;mendeley&quot;: {&quot;plainTextFormattedCitation&quot;: &quot;(Edgar, 2016)&quot;, &quot;formattedCitation&quot;: &quot;(Edgar, 2016)&quot;, &quot;previouslyFormattedCitation&quot;: &quot;(Edgar, 2016)&quot;}, &quot;citationItems&quot;: [{&quot;itemData&quot;: {&quot;title&quot;: &quot;UNOISE2: improved error-correction for Illumina 16S and ITS amplicon sequencing&quot;, &quot;issued&quot;: {&quot;date-parts&quot;: [[&quot;2016&quot;]]}, &quot;type&quot;: &quot;article-journal&quot;, &quot;container-title&quot;: &quot;bioRxiv&quot;, &quot;id&quot;: &quot;ITEM-1&quot;, &quot;author&quot;: [{&quot;parse-names&quot;: false, &quot;suffix&quot;: &quot;&quot;, &quot;given&quot;: &quot;Robert C&quot;, &quot;dropping-particle&quot;: &quot;&quot;, &quot;non-dropping-particle&quot;: &quot;&quot;, &quot;family&quot;: &quot;Edgar&quot;}]}, &quot;uris&quot;: [&quot;http://www.mendeley.com/documents/?uuid=0c7ae072-074c-38e1-88da-621009601c45&quot;], &quot;id&quot;: &quot;ITEM-1&quot;}], &quot;properties&quot;: {&quot;noteIndex&quot;: 0}} RNDe6nsYgz1yG"/><text:span text:style-name="T34">⁠. </text:span><text:span text:style-name="T44">Unlike traditional </text:span><text:span text:style-name="T38">de novo</text:span><text:span text:style-name="T46"> clustered OTUs, zOTUs are exact sequence variants (ESVs) which are consistent and easily comparable across data sets much like a closed-reference OTU approach </text:span><text:reference-mark-start text:name="ADDIN CSL_CITATION {&quot;schema&quot;: &quot;https://github.com/citation-style-language/schema/raw/master/csl-citation.json&quot;, &quot;mendeley&quot;: {&quot;plainTextFormattedCitation&quot;: &quot;(Callahan et al., 2017)&quot;, &quot;formattedCitation&quot;: &quot;(Callahan &lt;i&gt;et al.&lt;/i&gt;, 2017)&quot;, &quot;previouslyFormattedCitation&quot;: &quot;(Callahan &lt;i&gt;et al.&lt;/i&gt;, 2017)&quot;}, &quot;citationItems&quot;: [{&quot;itemData&quot;: {&quot;title&quot;: &quot;Exact sequence variants should replace operational taxonomic units in marker-gene data analysis&quot;, &quot;DOI&quot;: &quot;10.1038/ismej.2017.119&quot;, &quot;issued&quot;: {&quot;date-parts&quot;: [[&quot;2017&quot;, &quot;7&quot;, &quot;21&quot;]]}, &quot;type&quot;: &quot;article-journal&quot;, &quot;container-title&quot;: &quot;The ISME Journal&quot;, &quot;ISSN&quot;: &quot;1751-7362&quot;, &quot;id&quot;: &quot;ITEM-1&quot;, &quot;author&quot;: [{&quot;parse-names&quot;: false, &quot;suffix&quot;: &quot;&quot;, &quot;given&quot;: &quot;Benjamin J&quot;, &quot;dropping-particle&quot;: &quot;&quot;, &quot;non-dropping-particle&quot;: &quot;&quot;, &quot;family&quot;: &quot;Callahan&quot;}, {&quot;parse-names&quot;: false, &quot;suffix&quot;: &quot;&quot;, &quot;given&quot;: &quot;Paul J&quot;, &quot;dropping-particle&quot;: &quot;&quot;, &quot;non-dropping-particle&quot;: &quot;&quot;, &quot;family&quot;: &quot;McMurdie&quot;}, {&quot;parse-names&quot;: false, &quot;suffix&quot;: &quot;&quot;, &quot;given&quot;: &quot;Susan P&quot;, &quot;dropping-particle&quot;: &quot;&quot;, &quot;non-dropping-particle&quot;: &quot;&quot;, &quot;family&quot;: &quot;Holmes&quot;}], &quot;publisher&quot;: &quot;Nature Publishing Group&quot;}, &quot;uris&quot;: [&quot;http://www.mendeley.com/documents/?uuid=b64ae6a6-0d2f-37aa-8344-44f889ae5ca9&quot;], &quot;id&quot;: &quot;ITEM-1&quot;}], &quot;properties&quot;: {&quot;noteIndex&quot;: 0}} RNDjiSnOs7SRW"/><text:span text:style-name="T22">(Callahan </text:span><text:span text:style-name="T18">et al.</text:span><text:span text:style-name="T22">, 2017)</text:span><text:reference-mark-end text:name="ADDIN CSL_CITATION {&quot;schema&quot;: &quot;https://github.com/citation-style-language/schema/raw/master/csl-citation.json&quot;, &quot;mendeley&quot;: {&quot;plainTextFormattedCitation&quot;: &quot;(Callahan et al., 2017)&quot;, &quot;formattedCitation&quot;: &quot;(Callahan &lt;i&gt;et al.&lt;/i&gt;, 2017)&quot;, &quot;previouslyFormattedCitation&quot;: &quot;(Callahan &lt;i&gt;et al.&lt;/i&gt;, 2017)&quot;}, &quot;citationItems&quot;: [{&quot;itemData&quot;: {&quot;title&quot;: &quot;Exact sequence variants should replace operational taxonomic units in marker-gene data analysis&quot;, &quot;DOI&quot;: &quot;10.1038/ismej.2017.119&quot;, &quot;issued&quot;: {&quot;date-parts&quot;: [[&quot;2017&quot;, &quot;7&quot;, &quot;21&quot;]]}, &quot;type&quot;: &quot;article-journal&quot;, &quot;container-title&quot;: &quot;The ISME Journal&quot;, &quot;ISSN&quot;: &quot;1751-7362&quot;, &quot;id&quot;: &quot;ITEM-1&quot;, &quot;author&quot;: [{&quot;parse-names&quot;: false, &quot;suffix&quot;: &quot;&quot;, &quot;given&quot;: &quot;Benjamin J&quot;, &quot;dropping-particle&quot;: &quot;&quot;, &quot;non-dropping-particle&quot;: &quot;&quot;, &quot;family&quot;: &quot;Callahan&quot;}, {&quot;parse-names&quot;: false, &quot;suffix&quot;: &quot;&quot;, &quot;given&quot;: &quot;Paul J&quot;, &quot;dropping-particle&quot;: &quot;&quot;, &quot;non-dropping-particle&quot;: &quot;&quot;, &quot;family&quot;: &quot;McMurdie&quot;}, {&quot;parse-names&quot;: false, &quot;suffix&quot;: &quot;&quot;, &quot;given&quot;: &quot;Susan P&quot;, &quot;dropping-particle&quot;: &quot;&quot;, &quot;non-dropping-particle&quot;: &quot;&quot;, &quot;family&quot;: &quot;Holmes&quot;}], &quot;publisher&quot;: &quot;Nature Publishing Group&quot;}, &quot;uris&quot;: [&quot;http://www.mendeley.com/documents/?uuid=b64ae6a6-0d2f-37aa-8344-44f889ae5ca9&quot;], &quot;id&quot;: &quot;ITEM-1&quot;}], &quot;properties&quot;: {&quot;noteIndex&quot;: 0}} RNDjiSnOs7SRW"/><text:span text:style-name="T46">⁠. </text:span><text:span text:style-name="T47">However, ESVs are superior to closed-reference OTUs in that they still allow for the detection of novel diversity </text:span><text:reference-mark-start text:name="ADDIN CSL_CITATION {&quot;schema&quot;: &quot;https://github.com/citation-style-language/schema/raw/master/csl-citation.json&quot;, &quot;mendeley&quot;: {&quot;plainTextFormattedCitation&quot;: &quot;(Callahan et al., 2017)&quot;, &quot;formattedCitation&quot;: &quot;(Callahan &lt;i&gt;et al.&lt;/i&gt;, 2017)&quot;, &quot;previouslyFormattedCitation&quot;: &quot;(Callahan &lt;i&gt;et al.&lt;/i&gt;, 2017)&quot;}, &quot;citationItems&quot;: [{&quot;itemData&quot;: {&quot;title&quot;: &quot;Exact sequence variants should replace operational taxonomic units in marker-gene data analysis&quot;, &quot;DOI&quot;: &quot;10.1038/ismej.2017.119&quot;, &quot;issued&quot;: {&quot;date-parts&quot;: [[&quot;2017&quot;, &quot;7&quot;, &quot;21&quot;]]}, &quot;type&quot;: &quot;article-journal&quot;, &quot;container-title&quot;: &quot;The ISME Journal&quot;, &quot;ISSN&quot;: &quot;1751-7362&quot;, &quot;id&quot;: &quot;ITEM-1&quot;, &quot;author&quot;: [{&quot;parse-names&quot;: false, &quot;suffix&quot;: &quot;&quot;, &quot;given&quot;: &quot;Benjamin J&quot;, &quot;dropping-particle&quot;: &quot;&quot;, &quot;non-dropping-particle&quot;: &quot;&quot;, &quot;family&quot;: &quot;Callahan&quot;}, {&quot;parse-names&quot;: false, &quot;suffix&quot;: &quot;&quot;, &quot;given&quot;: &quot;Paul J&quot;, &quot;dropping-particle&quot;: &quot;&quot;, &quot;non-dropping-particle&quot;: &quot;&quot;, &quot;family&quot;: &quot;McMurdie&quot;}, {&quot;parse-names&quot;: false, &quot;suffix&quot;: &quot;&quot;, &quot;given&quot;: &quot;Susan P&quot;, &quot;dropping-particle&quot;: &quot;&quot;, &quot;non-dropping-particle&quot;: &quot;&quot;, &quot;family&quot;: &quot;Holmes&quot;}], &quot;publisher&quot;: &quot;Nature Publishing Group&quot;}, &quot;uris&quot;: [&quot;http://www.mendeley.com/documents/?uuid=b64ae6a6-0d2f-37aa-8344-44f889ae5ca9&quot;], &quot;id&quot;: &quot;ITEM-1&quot;}], &quot;properties&quot;: {&quot;noteIndex&quot;: 0}} RNDxPMBAEPcUk"/><text:span text:style-name="T23">(Callahan </text:span><text:span text:style-name="T19">et al.</text:span><text:span text:style-name="T23">, 2017)</text:span><text:reference-mark-end text:name="ADDIN CSL_CITATION {&quot;schema&quot;: &quot;https://github.com/citation-style-language/schema/raw/master/csl-citation.json&quot;, &quot;mendeley&quot;: {&quot;plainTextFormattedCitation&quot;: &quot;(Callahan et al., 2017)&quot;, &quot;formattedCitation&quot;: &quot;(Callahan &lt;i&gt;et al.&lt;/i&gt;, 2017)&quot;, &quot;previouslyFormattedCitation&quot;: &quot;(Callahan &lt;i&gt;et al.&lt;/i&gt;, 2017)&quot;}, &quot;citationItems&quot;: [{&quot;itemData&quot;: {&quot;title&quot;: &quot;Exact sequence variants should replace operational taxonomic units in marker-gene data analysis&quot;, &quot;DOI&quot;: &quot;10.1038/ismej.2017.119&quot;, &quot;issued&quot;: {&quot;date-parts&quot;: [[&quot;2017&quot;, &quot;7&quot;, &quot;21&quot;]]}, &quot;type&quot;: &quot;article-journal&quot;, &quot;container-title&quot;: &quot;The ISME Journal&quot;, &quot;ISSN&quot;: &quot;1751-7362&quot;, &quot;id&quot;: &quot;ITEM-1&quot;, &quot;author&quot;: [{&quot;parse-names&quot;: false, &quot;suffix&quot;: &quot;&quot;, &quot;given&quot;: &quot;Benjamin J&quot;, &quot;dropping-particle&quot;: &quot;&quot;, &quot;non-dropping-particle&quot;: &quot;&quot;, &quot;family&quot;: &quot;Callahan&quot;}, {&quot;parse-names&quot;: false, &quot;suffix&quot;: &quot;&quot;, &quot;given&quot;: &quot;Paul J&quot;, &quot;dropping-particle&quot;: &quot;&quot;, &quot;non-dropping-particle&quot;: &quot;&quot;, &quot;family&quot;: &quot;McMurdie&quot;}, {&quot;parse-names&quot;: false, &quot;suffix&quot;: &quot;&quot;, &quot;given&quot;: &quot;Susan P&quot;, &quot;dropping-particle&quot;: &quot;&quot;, &quot;non-dropping-particle&quot;: &quot;&quot;, &quot;family&quot;: &quot;Holmes&quot;}], &quot;publisher&quot;: &quot;Nature Publishing Group&quot;}, &quot;uris&quot;: [&quot;http://www.mendeley.com/documents/?uuid=b64ae6a6-0d2f-37aa-8344-44f889ae5ca9&quot;], &quot;id&quot;: &quot;ITEM-1&quot;}], &quot;properties&quot;: {&quot;noteIndex&quot;: 0}} RNDxPMBAEPcUk"/><text:span text:style-name="T47">⁠. </text:span><text:span text:style-name="T50">The SINA aligner</text:span><text:span text:style-name="T34"> </text:span><text:reference-mark-start text:name="ADDIN CSL_CITATION {&quot;schema&quot;: &quot;https://github.com/citation-style-language/schema/raw/master/csl-citation.json&quot;, &quot;mendeley&quot;: {&quot;plainTextFormattedCitation&quot;: &quot;(Pruesse et al., 2012)&quot;, &quot;formattedCitation&quot;: &quot;(Pruesse &lt;i&gt;et al.&lt;/i&gt;, 2012)&quot;, &quot;previouslyFormattedCitation&quot;: &quot;(Pruesse &lt;i&gt;et al.&lt;/i&gt;, 2012)&quot;}, &quot;citationItems&quot;: [{&quot;itemData&quot;: {&quot;volume&quot;: &quot;28&quot;, &quot;abstract&quot;: &quot;MOTIVATION: In the analysis of homologous sequences, computation of multiple sequence alignments (MSAs) has become a bottleneck. This is especially troublesome for marker genes like the ribosomal RNA (rRNA) where already millions of sequences are publicly available and individual studies can easily produce hundreds of thousands of new sequences. Methods have been developed to cope with such numbers, but further improvements are needed to meet accuracy requirements.\\n\\nRESULTS: In this study, we present the SILVA Incremental Aligner (SINA) used to align the rRNA gene databases provided by the SILVA ribosomal RNA project. SINA uses a combination of k-mer searching and partial order alignment (POA) to maintain very high alignment accuracy while satisfying high throughput performance demands. SINA was evaluated in comparison with the commonly used high throughput MSA programs PyNAST and mothur. The three BRAliBase III benchmark MSAs could be reproduced with 99.3, 97.6 and 96.1 accuracy. A larger benchmark MSA comprising 38 772 sequences could be reproduced with 98.9 and 99.3% accuracy using reference MSAs comprising 1000 and 5000 sequences. SINA was able to achieve higher accuracy than PyNAST and mothur in all performed benchmarks.\\n\\nAVAILABILITY: Alignment of up to 500 sequences using the latest SILVA SSU/LSU Ref datasets as reference MSA is offered at http://www.arb-silva.de/aligner. This page also links to Linux binaries, user manual and tutorial. SINA is made available under a personal use license.&quot;, &quot;type&quot;: &quot;article-journal&quot;, &quot;container-title&quot;: &quot;Bioinformatics&quot;, &quot;DOI&quot;: &quot;10.1093/bioinformatics/bts252&quot;, &quot;ISBN&quot;: &quot;1367-4803&quot;, &quot;id&quot;: &quot;ITEM-1&quot;, &quot;PMID&quot;: &quot;22556368&quot;, &quot;title&quot;: &quot;SINA: Accurate high-throughput multiple sequence alignment of ribosomal RNA genes&quot;, &quot;ISSN&quot;: &quot;13674803&quot;, &quot;issue&quot;: &quot;14&quot;, &quot;issued&quot;: {&quot;date-parts&quot;: [[&quot;2012&quot;]]}, &quot;author&quot;: [{&quot;parse-names&quot;: false, &quot;suffix&quot;: &quot;&quot;, &quot;given&quot;: &quot;Elmar&quot;, &quot;dropping-particle&quot;: &quot;&quot;, &quot;non-dropping-particle&quot;: &quot;&quot;, &quot;family&quot;: &quot;Pruesse&quot;}, {&quot;parse-names&quot;: false, &quot;suffix&quot;: &quot;&quot;, &quot;given&quot;: &quot;J\u00f6rg&quot;, &quot;dropping-particle&quot;: &quot;&quot;, &quot;non-dropping-particle&quot;: &quot;&quot;, &quot;family&quot;: &quot;Peplies&quot;}, {&quot;parse-names&quot;: false, &quot;suffix&quot;: &quot;&quot;, &quot;given&quot;: &quot;Frank Oliver&quot;, &quot;dropping-particle&quot;: &quot;&quot;, &quot;non-dropping-particle&quot;: &quot;&quot;, &quot;family&quot;: &quot;Gl\u00f6ckner&quot;}], &quot;page&quot;: &quot;1823-1829&quot;}, &quot;uris&quot;: [&quot;http://www.mendeley.com/documents/?uuid=ff1fed3f-a168-4999-b518-feba204bd400&quot;], &quot;id&quot;: &quot;ITEM-1&quot;}], &quot;properties&quot;: {&quot;noteIndex&quot;: 0}} RNDYHcEcXq3RX"/><text:span text:style-name="T14">(Pruesse </text:span><text:span text:style-name="T15">et al.</text:span><text:span text:style-name="T14">, 2012)</text:span><text:reference-mark-end text:name="ADDIN CSL_CITATION {&quot;schema&quot;: &quot;https://github.com/citation-style-language/schema/raw/master/csl-citation.json&quot;, &quot;mendeley&quot;: {&quot;plainTextFormattedCitation&quot;: &quot;(Pruesse et al., 2012)&quot;, &quot;formattedCitation&quot;: &quot;(Pruesse &lt;i&gt;et al.&lt;/i&gt;, 2012)&quot;, &quot;previouslyFormattedCitation&quot;: &quot;(Pruesse &lt;i&gt;et al.&lt;/i&gt;, 2012)&quot;}, &quot;citationItems&quot;: [{&quot;itemData&quot;: {&quot;volume&quot;: &quot;28&quot;, &quot;abstract&quot;: &quot;MOTIVATION: In the analysis of homologous sequences, computation of multiple sequence alignments (MSAs) has become a bottleneck. This is especially troublesome for marker genes like the ribosomal RNA (rRNA) where already millions of sequences are publicly available and individual studies can easily produce hundreds of thousands of new sequences. Methods have been developed to cope with such numbers, but further improvements are needed to meet accuracy requirements.\\n\\nRESULTS: In this study, we present the SILVA Incremental Aligner (SINA) used to align the rRNA gene databases provided by the SILVA ribosomal RNA project. SINA uses a combination of k-mer searching and partial order alignment (POA) to maintain very high alignment accuracy while satisfying high throughput performance demands. SINA was evaluated in comparison with the commonly used high throughput MSA programs PyNAST and mothur. The three BRAliBase III benchmark MSAs could be reproduced with 99.3, 97.6 and 96.1 accuracy. A larger benchmark MSA comprising 38 772 sequences could be reproduced with 98.9 and 99.3% accuracy using reference MSAs comprising 1000 and 5000 sequences. SINA was able to achieve higher accuracy than PyNAST and mothur in all performed benchmarks.\\n\\nAVAILABILITY: Alignment of up to 500 sequences using the latest SILVA SSU/LSU Ref datasets as reference MSA is offered at http://www.arb-silva.de/aligner. This page also links to Linux binaries, user manual and tutorial. SINA is made available under a personal use license.&quot;, &quot;type&quot;: &quot;article-journal&quot;, &quot;container-title&quot;: &quot;Bioinformatics&quot;, &quot;DOI&quot;: &quot;10.1093/bioinformatics/bts252&quot;, &quot;ISBN&quot;: &quot;1367-4803&quot;, &quot;id&quot;: &quot;ITEM-1&quot;, &quot;PMID&quot;: &quot;22556368&quot;, &quot;title&quot;: &quot;SINA: Accurate high-throughput multiple sequence alignment of ribosomal RNA genes&quot;, &quot;ISSN&quot;: &quot;13674803&quot;, &quot;issue&quot;: &quot;14&quot;, &quot;issued&quot;: {&quot;date-parts&quot;: [[&quot;2012&quot;]]}, &quot;author&quot;: [{&quot;parse-names&quot;: false, &quot;suffix&quot;: &quot;&quot;, &quot;given&quot;: &quot;Elmar&quot;, &quot;dropping-particle&quot;: &quot;&quot;, &quot;non-dropping-particle&quot;: &quot;&quot;, &quot;family&quot;: &quot;Pruesse&quot;}, {&quot;parse-names&quot;: false, &quot;suffix&quot;: &quot;&quot;, &quot;given&quot;: &quot;J\u00f6rg&quot;, &quot;dropping-particle&quot;: &quot;&quot;, &quot;non-dropping-particle&quot;: &quot;&quot;, &quot;family&quot;: &quot;Peplies&quot;}, {&quot;parse-names&quot;: false, &quot;suffix&quot;: &quot;&quot;, &quot;given&quot;: &quot;Frank Oliver&quot;, &quot;dropping-particle&quot;: &quot;&quot;, &quot;non-dropping-particle&quot;: &quot;&quot;, &quot;family&quot;: &quot;Gl\u00f6ckner&quot;}], &quot;page&quot;: &quot;1823-1829&quot;}, &quot;uris&quot;: [&quot;http://www.mendeley.com/documents/?uuid=ff1fed3f-a168-4999-b518-feba204bd400&quot;], &quot;id&quot;: &quot;ITEM-1&quot;}], &quot;properties&quot;: {&quot;noteIndex&quot;: 0}} RNDYHcEcXq3RX"/><text:span text:style-name="T34">⁠ was used to align zOTU centroid sequences </text:span><text:span text:style-name="T54">to the SILVA SSU Ref 128 database (available from </text:span><text:soft-page-break/><text:span text:style-name="T54">https://www.arb-silva.de/download/arb-files/)</text:span><text:span text:style-name="T34">. </text:span><text:span text:style-name="T41">We then used </text:span><text:span text:style-name="T34">FastTree </text:span><text:reference-mark-start text:name="ADDIN CSL_CITATION {&quot;schema&quot;: &quot;https://github.com/citation-style-language/schema/raw/master/csl-citation.json&quot;, &quot;mendeley&quot;: {&quot;plainTextFormattedCitation&quot;: &quot;(Price et al., 2010)&quot;, &quot;formattedCitation&quot;: &quot;(Price &lt;i&gt;et al.&lt;/i&gt;, 2010)&quot;, &quot;previouslyFormattedCitation&quot;: &quot;(Price &lt;i&gt;et al.&lt;/i&gt;, 2010)&quot;}, &quot;citationItems&quot;: [{&quot;itemData&quot;: {&quot;volume&quot;: &quot;5&quot;, &quot;issued&quot;: {&quot;date-parts&quot;: [[&quot;2010&quot;, &quot;3&quot;, &quot;10&quot;]]}, &quot;type&quot;: &quot;article-journal&quot;, &quot;container-title&quot;: &quot;PLoS ONE&quot;, &quot;DOI&quot;: &quot;10.1371/journal.pone.0009490&quot;, &quot;page&quot;: &quot;e9490&quot;, &quot;ISSN&quot;: &quot;1932-6203&quot;, &quot;editor&quot;: [{&quot;parse-names&quot;: false, &quot;suffix&quot;: &quot;&quot;, &quot;given&quot;: &quot;Art F. Y.&quot;, &quot;dropping-particle&quot;: &quot;&quot;, &quot;non-dropping-particle&quot;: &quot;&quot;, &quot;family&quot;: &quot;Poon&quot;}], &quot;title&quot;: &quot;FastTree 2 \u2013 Approximately Maximum-Likelihood Trees for Large Alignments&quot;, &quot;id&quot;: &quot;ITEM-1&quot;, &quot;issue&quot;: &quot;3&quot;, &quot;author&quot;: [{&quot;parse-names&quot;: false, &quot;suffix&quot;: &quot;&quot;, &quot;given&quot;: &quot;Morgan N.&quot;, &quot;dropping-particle&quot;: &quot;&quot;, &quot;non-dropping-particle&quot;: &quot;&quot;, &quot;family&quot;: &quot;Price&quot;}, {&quot;parse-names&quot;: false, &quot;suffix&quot;: &quot;&quot;, &quot;given&quot;: &quot;Paramvir S.&quot;, &quot;dropping-particle&quot;: &quot;&quot;, &quot;non-dropping-particle&quot;: &quot;&quot;, &quot;family&quot;: &quot;Dehal&quot;}, {&quot;parse-names&quot;: false, &quot;suffix&quot;: &quot;&quot;, &quot;given&quot;: &quot;Adam P.&quot;, &quot;dropping-particle&quot;: &quot;&quot;, &quot;non-dropping-particle&quot;: &quot;&quot;, &quot;family&quot;: &quot;Arkin&quot;}], &quot;publisher&quot;: &quot;Public Library of Science&quot;}, &quot;uris&quot;: [&quot;http://www.mendeley.com/documents/?uuid=f79e7920-73db-3f34-80c7-392496a7914d&quot;], &quot;id&quot;: &quot;ITEM-1&quot;}], &quot;properties&quot;: {&quot;noteIndex&quot;: 0}} RND0SVkz6ovA5"/><text:span text:style-name="T14">(Price </text:span><text:span text:style-name="T15">et al.</text:span><text:span text:style-name="T14">, 2010)</text:span><text:reference-mark-end text:name="ADDIN CSL_CITATION {&quot;schema&quot;: &quot;https://github.com/citation-style-language/schema/raw/master/csl-citation.json&quot;, &quot;mendeley&quot;: {&quot;plainTextFormattedCitation&quot;: &quot;(Price et al., 2010)&quot;, &quot;formattedCitation&quot;: &quot;(Price &lt;i&gt;et al.&lt;/i&gt;, 2010)&quot;, &quot;previouslyFormattedCitation&quot;: &quot;(Price &lt;i&gt;et al.&lt;/i&gt;, 2010)&quot;}, &quot;citationItems&quot;: [{&quot;itemData&quot;: {&quot;volume&quot;: &quot;5&quot;, &quot;issued&quot;: {&quot;date-parts&quot;: [[&quot;2010&quot;, &quot;3&quot;, &quot;10&quot;]]}, &quot;type&quot;: &quot;article-journal&quot;, &quot;container-title&quot;: &quot;PLoS ONE&quot;, &quot;DOI&quot;: &quot;10.1371/journal.pone.0009490&quot;, &quot;page&quot;: &quot;e9490&quot;, &quot;ISSN&quot;: &quot;1932-6203&quot;, &quot;editor&quot;: [{&quot;parse-names&quot;: false, &quot;suffix&quot;: &quot;&quot;, &quot;given&quot;: &quot;Art F. Y.&quot;, &quot;dropping-particle&quot;: &quot;&quot;, &quot;non-dropping-particle&quot;: &quot;&quot;, &quot;family&quot;: &quot;Poon&quot;}], &quot;title&quot;: &quot;FastTree 2 \u2013 Approximately Maximum-Likelihood Trees for Large Alignments&quot;, &quot;id&quot;: &quot;ITEM-1&quot;, &quot;issue&quot;: &quot;3&quot;, &quot;author&quot;: [{&quot;parse-names&quot;: false, &quot;suffix&quot;: &quot;&quot;, &quot;given&quot;: &quot;Morgan N.&quot;, &quot;dropping-particle&quot;: &quot;&quot;, &quot;non-dropping-particle&quot;: &quot;&quot;, &quot;family&quot;: &quot;Price&quot;}, {&quot;parse-names&quot;: false, &quot;suffix&quot;: &quot;&quot;, &quot;given&quot;: &quot;Paramvir S.&quot;, &quot;dropping-particle&quot;: &quot;&quot;, &quot;non-dropping-particle&quot;: &quot;&quot;, &quot;family&quot;: &quot;Dehal&quot;}, {&quot;parse-names&quot;: false, &quot;suffix&quot;: &quot;&quot;, &quot;given&quot;: &quot;Adam P.&quot;, &quot;dropping-particle&quot;: &quot;&quot;, &quot;non-dropping-particle&quot;: &quot;&quot;, &quot;family&quot;: &quot;Arkin&quot;}], &quot;publisher&quot;: &quot;Public Library of Science&quot;}, &quot;uris&quot;: [&quot;http://www.mendeley.com/documents/?uuid=f79e7920-73db-3f34-80c7-392496a7914d&quot;], &quot;id&quot;: &quot;ITEM-1&quot;}], &quot;properties&quot;: {&quot;noteIndex&quot;: 0}} RND0SVkz6ovA5"/><text:span text:style-name="T34">⁠ to build a phylogenetic tree.</text:span></text:p>
      <text:p text:style-name="P30"><text:span text:style-name="T34"><text:tab/>The resulting zOTU table was rarefied to 1000 sequences per sample, and samples with fewer sequences were excluded. The last five time points were excluded as well because they were sampled at a much lower temporal resolution. This left 52 time points spread over the first 469 days of the infant subject's life. The zOTU table was then split into two zOTU tables, one for time points before the infant started using baby formula, and one for those after. The “pre-formula” zOTU table contained ages 4 days through 146, and the “post-formula” zOTU table contained ages 161 days through 469 days. Each zOTU table was used to run our model as described above using 500 </text:span><text:span text:style-name="Default_20_Paragraph_20_Font"><text:span text:style-name="T36">D</text:span></text:span><text:span text:style-name="T34"> values (Equation 1), ranging from underdispersed (</text:span><text:span text:style-name="Default_20_Paragraph_20_Font"><text:span text:style-name="T36">D </text:span></text:span><text:span text:style-name="T34">= -1) to overdispersed (</text:span><text:span text:style-name="Default_20_Paragraph_20_Font"><text:span text:style-name="T36">D</text:span></text:span><text:span text:style-name="T34"> = 0.5), using zOTUs in lieu of species. </text:span><text:span text:style-name="T64">zOTUs with zero phylogenetic distance between them were combined, because these </text:span><text:span text:style-name="T65">z</text:span><text:span text:style-name="T64">OTUs were uninformative for our statistical model (Equation 1; zero raised to a negative exponent is undefined)</text:span><text:span text:style-name="T34">. The 500 resulting phylodiversity accumulation curves were compared to the empirical curve using the KS-statistic as described above. Minimization of the resulting KS-statistic values was used to determine which value D best fit the data using the R package SiZer </text:span><text:reference-mark-start text:name="ADDIN CSL_CITATION {&quot;schema&quot;: &quot;https://github.com/citation-style-language/schema/raw/master/csl-citation.json&quot;, &quot;mendeley&quot;: {&quot;plainTextFormattedCitation&quot;: &quot;(Sonderegger, 2012)&quot;, &quot;formattedCitation&quot;: &quot;(Sonderegger, 2012)&quot;, &quot;previouslyFormattedCitation&quot;: &quot;(Sonderegger, 2012)&quot;}, &quot;citationItems&quot;: [{&quot;itemData&quot;: {&quot;title&quot;: &quot;SiZer: Significant Zero Crossings&quot;, &quot;number&quot;: &quot;R package version 0.1-4&quot;, &quot;issued&quot;: {&quot;date-parts&quot;: [[&quot;2012&quot;]]}, &quot;type&quot;: &quot;article&quot;, &quot;id&quot;: &quot;ITEM-1&quot;, &quot;author&quot;: [{&quot;parse-names&quot;: false, &quot;suffix&quot;: &quot;&quot;, &quot;given&quot;: &quot;Derek&quot;, &quot;dropping-particle&quot;: &quot;&quot;, &quot;non-dropping-particle&quot;: &quot;&quot;, &quot;family&quot;: &quot;Sonderegger&quot;}]}, &quot;uris&quot;: [&quot;http://www.mendeley.com/documents/?uuid=d2524a02-265d-423a-978b-da54903e1375&quot;], &quot;id&quot;: &quot;ITEM-1&quot;}], &quot;properties&quot;: {&quot;noteIndex&quot;: 0}} RNDO2dttln9Jr"/><text:span text:style-name="T14">(Sonderegger, 2012)</text:span><text:reference-mark-end text:name="ADDIN CSL_CITATION {&quot;schema&quot;: &quot;https://github.com/citation-style-language/schema/raw/master/csl-citation.json&quot;, &quot;mendeley&quot;: {&quot;plainTextFormattedCitation&quot;: &quot;(Sonderegger, 2012)&quot;, &quot;formattedCitation&quot;: &quot;(Sonderegger, 2012)&quot;, &quot;previouslyFormattedCitation&quot;: &quot;(Sonderegger, 2012)&quot;}, &quot;citationItems&quot;: [{&quot;itemData&quot;: {&quot;title&quot;: &quot;SiZer: Significant Zero Crossings&quot;, &quot;number&quot;: &quot;R package version 0.1-4&quot;, &quot;issued&quot;: {&quot;date-parts&quot;: [[&quot;2012&quot;]]}, &quot;type&quot;: &quot;article&quot;, &quot;id&quot;: &quot;ITEM-1&quot;, &quot;author&quot;: [{&quot;parse-names&quot;: false, &quot;suffix&quot;: &quot;&quot;, &quot;given&quot;: &quot;Derek&quot;, &quot;dropping-particle&quot;: &quot;&quot;, &quot;non-dropping-particle&quot;: &quot;&quot;, &quot;family&quot;: &quot;Sonderegger&quot;}]}, &quot;uris&quot;: [&quot;http://www.mendeley.com/documents/?uuid=d2524a02-265d-423a-978b-da54903e1375&quot;], &quot;id&quot;: &quot;ITEM-1&quot;}], &quot;properties&quot;: {&quot;noteIndex&quot;: 0}} RNDO2dttln9Jr"/><text:span text:style-name="T34">⁠, which fit a segmented regression (“broken stick”) model to the KS distances. 1000 bootstrap replicates of the segmented regression generated 95% confidence intervals for the D parameter estimates.</text:span></text:p>
      <text:p text:style-name="P30"><text:span text:style-name="T34"><text:tab/>Sequence data from Caporaso et al. </text:span><text:reference-mark-start text:name="ADDIN CSL_CITATION {&quot;schema&quot;: &quot;https://github.com/citation-style-language/schema/raw/master/csl-citation.json&quot;, &quot;mendeley&quot;: {&quot;plainTextFormattedCitation&quot;: &quot;(Caporaso et al., 2011)&quot;, &quot;formattedCitation&quot;: &quot;(Caporaso &lt;i&gt;et al.&lt;/i&gt;, 2011)&quot;, &quot;previouslyFormattedCitation&quot;: &quot;(Caporaso &lt;i&gt;et al.&lt;/i&gt;, 2011)&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properties&quot;: {&quot;noteIndex&quot;: 0}} RNDIsr3ORWfBQ"/><text:span text:style-name="T14">(Caporaso </text:span><text:span text:style-name="T15">et al.</text:span><text:span text:style-name="T14">, 2011)</text:span><text:reference-mark-end text:name="ADDIN CSL_CITATION {&quot;schema&quot;: &quot;https://github.com/citation-style-language/schema/raw/master/csl-citation.json&quot;, &quot;mendeley&quot;: {&quot;plainTextFormattedCitation&quot;: &quot;(Caporaso et al., 2011)&quot;, &quot;formattedCitation&quot;: &quot;(Caporaso &lt;i&gt;et al.&lt;/i&gt;, 2011)&quot;, &quot;previouslyFormattedCitation&quot;: &quot;(Caporaso &lt;i&gt;et al.&lt;/i&gt;, 2011)&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properties&quot;: {&quot;noteIndex&quot;: 0}} RNDIsr3ORWfBQ"/><text:span text:style-name="T34">⁠</text:span><text:bookmark-start text:name="__Fieldmark__423_1764676328"/><text:span text:style-name="T34"> were downloaded from the MG-RAST database (http://metagenomics.anl.gov/). </text:span><text:bookmark-end text:name="__Fieldmark__423_1764676328"/><text:span text:style-name="T34">These are time-series data from one adult male subject and one adult female subject, over a period of several hundred days, across multiple sample sites (feces, both palms, tongue). Time points were excluded which did not have sequence data for each of the 8 environments (L hand, R hand, mouth, and feces of the male and female subjects), and rarefied to 5000 sequences per sample. This left 107 time-points, ranging from day 1 to day 185. Analysis for each environment within the data set was carried out as described above, except raw sequences were trimmed to a length of 91 bp after the end of the forward PCR primer site in order to ensure that all raw </text:span><text:soft-page-break/><text:span text:style-name="T34">sequences spanned the same region of the 16S rRNA gene. 91 bp was chosen as a </text:span><text:span text:style-name="T59">length </text:span><text:span text:style-name="T34">cutoff in order to keep 95% of the sequence data (5% of sequences were discarded because they were shorter).</text:span></text:p>
      <text:p text:style-name="P11"/>
      <text:p text:style-name="P1">Code and data accessibility</text:p>
      <text:p text:style-name="P30"><text:span text:style-name="T34"><text:tab/>R code and data to replicate our analysis, or to perform a similar analysis on other data, are available at </text:span><text:a xlink:type="simple" xlink:href="https://figshare.com/s/922b268891f1945c1944" office:target-frame-name="_top" xlink:show="replace" text:style-name="Internet_20_link" text:visited-style-name="Visited_20_Internet_20_Link"><text:span text:style-name="Internet_20_link"><text:span text:style-name="T34">https://figshare.com/s/922b268891f1945c1944</text:span></text:span></text:a><text:span text:style-name="T34"> (temporary private link, </text:span><text:span text:style-name="T62">please do not share until publication</text:span><text:span text:style-name="T34">).</text:span></text:p>
      <text:p text:style-name="P11"/>
      <text:p text:style-name="P4">RESULTS</text:p>
      <text:p text:style-name="P8"><text:span text:style-name="T34"><text:tab/>Figure 1 shows that by varying </text:span><text:span text:style-name="Default_20_Paragraph_20_Font"><text:span text:style-name="T36">D</text:span></text:span><text:span text:style-name="T34">, we changed the rate at which phylodiversity is added to </text:span><text:span text:style-name="T55">surrogate</text:span><text:span text:style-name="T34"> (i.e. resampled) microbial communities over time. Compared to the neutral model where </text:span><text:span text:style-name="Default_20_Paragraph_20_Font"><text:span text:style-name="T36">D = </text:span></text:span><text:span text:style-name="T34">0, higher </text:span><text:span text:style-name="Default_20_Paragraph_20_Font"><text:span text:style-name="T36">D</text:span></text:span><text:span text:style-name="T34"> values result in phylodiversity accumulating quickly, since in the overdispersed model, species that contribute more phylodiversity are preferentially sampled. Conversely, lower </text:span><text:span text:style-name="Default_20_Paragraph_20_Font"><text:span text:style-name="T36">D</text:span></text:span><text:span text:style-name="T34"> values result in phylodiversity accumulating slowly, since in the underdispersed model, species that contribute less phylodiversity (since they are very similar to species that are already present) are preferentially sampled. These results show that the </text:span><text:span text:style-name="Default_20_Paragraph_20_Font"><text:span text:style-name="T36">D</text:span></text:span><text:span text:style-name="T34"> parameter in our model does in fact correspond to over- and underdispersion relative to the neutral model.</text:span></text:p>
      <text:p text:style-name="P1"/>
      <text:p text:style-name="P1">Results from “moving pictures” data</text:p>
      <text:p text:style-name="P30"><text:span text:style-name="T34"><text:tab/>All eight </text:span><text:span text:style-name="T42">time-series from adult microbiomes </text:span><text:reference-mark-start text:name="ADDIN CSL_CITATION {&quot;schema&quot;: &quot;https://github.com/citation-style-language/schema/raw/master/csl-citation.json&quot;, &quot;mendeley&quot;: {&quot;plainTextFormattedCitation&quot;: &quot;(Caporaso et al., 2011)&quot;, &quot;formattedCitation&quot;: &quot;(Caporaso &lt;i&gt;et al.&lt;/i&gt;, 2011)&quot;, &quot;previouslyFormattedCitation&quot;: &quot;(Caporaso &lt;i&gt;et al.&lt;/i&gt;, 2011)&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properties&quot;: {&quot;noteIndex&quot;: 0}} RND9cOoN9Q6ik"/><text:span text:style-name="T21">(Caporaso </text:span><text:span text:style-name="T20">et al.</text:span><text:span text:style-name="T21">, 2011)</text:span><text:reference-mark-end text:name="ADDIN CSL_CITATION {&quot;schema&quot;: &quot;https://github.com/citation-style-language/schema/raw/master/csl-citation.json&quot;, &quot;mendeley&quot;: {&quot;plainTextFormattedCitation&quot;: &quot;(Caporaso et al., 2011)&quot;, &quot;formattedCitation&quot;: &quot;(Caporaso &lt;i&gt;et al.&lt;/i&gt;, 2011)&quot;, &quot;previouslyFormattedCitation&quot;: &quot;(Caporaso &lt;i&gt;et al.&lt;/i&gt;, 2011)&quot;}, &quot;citationItems&quot;: [{&quot;itemData&quot;: {&quot;volume&quot;: &quot;12&quot;, &quot;abstract&quot;: &quot;BACKGROUND: Understanding the normal temporal variation in the human microbiome is critical to developing treatments for putative microbiome-related afflictions such as obesity, Crohn\u2019s disease, inflammatory bowel disease and malnutrition. Sequencing and computational technologies, however, have been a limiting factor in performing dense time series analysis of the human microbiome. Here, we present the largest human microbiota time series analysis to date, covering two individuals at four body sites over 396 timepoints. RESULTS: We find that despite stable differences between body sites and individuals, there is pronounced variability in an individual\u2019s microbiota across months, weeks and even days. Additionally, only a small fraction of the total taxa found within a single body site appear to be present across all time points, suggesting that no core temporal microbiome exists at high abundance (although some microbes may be present but drop below the detection threshold). Many more taxa appear to be persistent but non-permanent community members. CONCLUSIONS: DNA sequencing and computational advances described here provide the ability to go beyond infrequent snapshots of our human-associated microbial ecology to high-resolution assessments of temporal variations over protracted periods, within and between body habitats and individuals. This capacity will allow us to define normal variation and pathologic states, and assess responses to therapeutic interventions.&quot;, &quot;type&quot;: &quot;article-journal&quot;, &quot;container-title&quot;: &quot;Genome biology&quot;, &quot;DOI&quot;: &quot;10.1186/gb-2011-12-5-r50&quot;, &quot;page&quot;: &quot;R50&quot;, &quot;id&quot;: &quot;ITEM-1&quot;, &quot;PMID&quot;: &quot;21624126&quot;, &quot;title&quot;: &quot;Moving pictures of the human microbiome.&quot;, &quot;ISSN&quot;: &quot;1474-760X&quot;, &quot;issue&quot;: &quot;5&quot;, &quot;issued&quot;: {&quot;date-parts&quot;: [[&quot;2011&quot;, &quot;1&quot;]]}, &quot;author&quot;: [{&quot;parse-names&quot;: false, &quot;suffix&quot;: &quot;&quot;, &quot;given&quot;: &quot;J Gregory&quot;, &quot;dropping-particle&quot;: &quot;&quot;, &quot;non-dropping-particle&quot;: &quot;&quot;, &quot;family&quot;: &quot;Caporaso&quot;}, {&quot;parse-names&quot;: false, &quot;suffix&quot;: &quot;&quot;, &quot;given&quot;: &quot;Christian L&quot;, &quot;dropping-particle&quot;: &quot;&quot;, &quot;non-dropping-particle&quot;: &quot;&quot;, &quot;family&quot;: &quot;Lauber&quot;}, {&quot;parse-names&quot;: false, &quot;suffix&quot;: &quot;&quot;, &quot;given&quot;: &quot;Elizabeth K&quot;, &quot;dropping-particle&quot;: &quot;&quot;, &quot;non-dropping-particle&quot;: &quot;&quot;, &quot;family&quot;: &quot;Costello&quot;}, {&quot;parse-names&quot;: false, &quot;suffix&quot;: &quot;&quot;, &quot;given&quot;: &quot;Donna&quot;, &quot;dropping-particle&quot;: &quot;&quot;, &quot;non-dropping-particle&quot;: &quot;&quot;, &quot;family&quot;: &quot;Berg-Lyons&quot;}, {&quot;parse-names&quot;: false, &quot;suffix&quot;: &quot;&quot;, &quot;given&quot;: &quot;Antonio&quot;, &quot;dropping-particle&quot;: &quot;&quot;, &quot;non-dropping-particle&quot;: &quot;&quot;, &quot;family&quot;: &quot;Gonzalez&quot;}, {&quot;parse-names&quot;: false, &quot;suffix&quot;: &quot;&quot;, &quot;given&quot;: &quot;Jesse&quot;, &quot;dropping-particle&quot;: &quot;&quot;, &quot;non-dropping-particle&quot;: &quot;&quot;, &quot;family&quot;: &quot;Stombaugh&quot;}, {&quot;parse-names&quot;: false, &quot;suffix&quot;: &quot;&quot;, &quot;given&quot;: &quot;Dan&quot;, &quot;dropping-particle&quot;: &quot;&quot;, &quot;non-dropping-particle&quot;: &quot;&quot;, &quot;family&quot;: &quot;Knights&quot;}, {&quot;parse-names&quot;: false, &quot;suffix&quot;: &quot;&quot;, &quot;given&quot;: &quot;Pawel&quot;, &quot;dropping-particle&quot;: &quot;&quot;, &quot;non-dropping-particle&quot;: &quot;&quot;, &quot;family&quot;: &quot;Gajer&quot;}, {&quot;parse-names&quot;: false, &quot;suffix&quot;: &quot;&quot;, &quot;given&quot;: &quot;Jacques&quot;, &quot;dropping-particle&quot;: &quot;&quot;, &quot;non-dropping-particle&quot;: &quot;&quot;, &quot;family&quot;: &quot;Ravel&quot;}, {&quot;parse-names&quot;: false, &quot;suffix&quot;: &quot;&quot;, &quot;given&quot;: &quot;Noah&quot;, &quot;dropping-particle&quot;: &quot;&quot;, &quot;non-dropping-particle&quot;: &quot;&quot;, &quot;family&quot;: &quot;Fierer&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uris&quot;: [&quot;http://www.mendeley.com/documents/?uuid=a4bf9db3-6d07-421f-93b9-85039631b2b2&quot;], &quot;id&quot;: &quot;ITEM-1&quot;}], &quot;properties&quot;: {&quot;noteIndex&quot;: 0}} RND9cOoN9Q6ik"/><text:span text:style-name="T42">⁠ how phylogenetic underdispersion of first-time arrivals, since their D estimates were negative (Figure 3) and their 95% confidence intervals did not overlap with 0 (neutral model). This means that when a zOTU was observed for the first time in one of these communities, it was more likely to be phylogenetically similar to a zOTU that had previously arrived in that community. For both the male and female subject, </text:span><text:span text:style-name="Default_20_Paragraph_20_Font"><text:span text:style-name="T37">D</text:span></text:span><text:span text:style-name="T42"> estimates were highest (closer to neutral) in the tongues, and lowest (more underdispersed) in the </text:span><text:soft-page-break/><text:span text:style-name="T42">feces. Palm time-series had </text:span><text:span text:style-name="Default_20_Paragraph_20_Font"><text:span text:style-name="T37">D</text:span></text:span><text:span text:style-name="T42"> estimates that were between those of the feces and tongues, but were consistent across all 4 palm data sets. </text:span><text:span text:style-name="Default_20_Paragraph_20_Font"><text:span text:style-name="T37">D</text:span></text:span><text:span text:style-name="T42"> estimates for tongue time series were lower in the female subject than in the male subject.</text:span></text:p>
      <text:p text:style-name="P11"/>
      <text:p text:style-name="P1">Results from infant gut data</text:p>
      <text:p text:style-name="P11"><text:tab/>The phylodiversity accumulation pattern in the infant gut microbiom<text:span text:style-name="T30">e sh</text:span>owed a sharp increase in phylodiversity after day 161 (Figure 4), the same date that the infant began consuming baby formula. This suggests that baby formula changed the phylogenetic colonization patterns of the developing infant gut. We analyzed this data set as two separate time-series, one before formula use and one after, and both had negative <text:span text:style-name="T2">D</text:span> estimates with 95% confidence intervals that did not overlap with 0 (neutral model). The pre-formula time-series was more underdispersed than the post-formula time-series, and the 95% confidence intervals for the <text:span text:style-name="T2">D</text:span> parameter estimates did not overlap with each other, indicating a change in the <text:span text:style-name="T31">phylogenetic </text:span>dispersion of arrival order post-disturbance. Because the post-formula D estimate is higher than the pre-formula <text:span text:style-name="T2">D</text:span> estimate, arrivals were less underdispersed (closer to neutral model) after the subject began consuming formula. </text:p>
      <text:p text:style-name="P11"/>
      <text:p text:style-name="P4">DISCUSSION</text:p>
      <text:p text:style-name="P11"><text:tab/>The world is a mosaic of communities undergoing assembly following different magnitudes and types of disturbance. If there are patterns or general rules for how diversity accumulates during community assembly or succession, and which taxa have higher probabilities of arriving, these rules can guide habitat restoration projects, help us better design probiotics for colonization, and better exploit disturbance as a tool for managing microbial systems related to human health and disease. We found that assembly during primary succession of the infant gut and during turnover of the microbial communities on the adult palms, tongue, and gut, follows a predictable pattern: OTUs are more likely to arrive for the first time if a close relative has already arrived.</text:p>
      <text:p text:style-name="P11"><text:soft-page-break/><text:tab/>This “nepotistic” pattern in arrivals suggests that traits are driving community assembly in these human environments. In our model, each arrival is a new branch of a phylogenetic tree (alpha diversity accumulation), and these branches are indicators of trait differences in OTUs. Although the phylogenetic tree we use here is constructed with 16S rDNA sequences, such phylogenies have been shown to track genomic differences in bacteria <text:reference-mark-start text:name="ADDIN CSL_CITATION {&quot;schema&quot;: &quot;https://github.com/citation-style-language/schema/raw/master/csl-citation.json&quot;, &quot;mendeley&quot;: {&quot;plainTextFormattedCitation&quot;: &quot;(Langille et al., 2013; Zaneveld et al., 2010)&quot;, &quot;formattedCitation&quot;: &quot;(Langille &lt;i&gt;et al.&lt;/i&gt;, 2013; Zaneveld &lt;i&gt;et al.&lt;/i&gt;, 2010)&quot;, &quot;previouslyFormattedCitation&quot;: &quot;(Langille &lt;i&gt;et al.&lt;/i&gt;, 2013; Zaneveld &lt;i&gt;et al.&lt;/i&gt;, 2010)&quot;}, &quot;citationItems&quot;: [{&quot;itemData&quot;: {&quot;volume&quot;: &quot;31&quot;, &quot;issued&quot;: {&quot;date-parts&quot;: [[&quot;2013&quot;, &quot;8&quot;, &quot;25&quot;]]}, &quot;container-title&quot;: &quot;Nature Biotechnology&quot;, &quot;type&quot;: &quot;article-journal&quot;, &quot;DOI&quot;: &quot;10.1038/nbt.2676&quot;, &quot;page&quot;: &quot;814-821&quot;, &quot;title&quot;: &quot;Predictive functional profiling of microbial communities using 16S rRNA marker gene sequences&quot;, &quot;id&quot;: &quot;ITEM-1&quot;, &quot;ISSN&quot;: &quot;1087-0156&quot;, &quot;issue&quot;: &quot;9&quot;, &quot;author&quot;: [{&quot;parse-names&quot;: false, &quot;suffix&quot;: &quot;&quot;, &quot;given&quot;: &quot;Morgan G I&quot;, &quot;dropping-particle&quot;: &quot;&quot;, &quot;non-dropping-particle&quot;: &quot;&quot;, &quot;family&quot;: &quot;Langille&quot;}, {&quot;parse-names&quot;: false, &quot;suffix&quot;: &quot;&quot;, &quot;given&quot;: &quot;Jesse&quot;, &quot;dropping-particle&quot;: &quot;&quot;, &quot;non-dropping-particle&quot;: &quot;&quot;, &quot;family&quot;: &quot;Zaneveld&quot;}, {&quot;parse-names&quot;: false, &quot;suffix&quot;: &quot;&quot;, &quot;given&quot;: &quot;J Gregory&quot;, &quot;dropping-particle&quot;: &quot;&quot;, &quot;non-dropping-particle&quot;: &quot;&quot;, &quot;family&quot;: &quot;Caporaso&quot;}, {&quot;parse-names&quot;: false, &quot;suffix&quot;: &quot;&quot;, &quot;given&quot;: &quot;Daniel&quot;, &quot;dropping-particle&quot;: &quot;&quot;, &quot;non-dropping-particle&quot;: &quot;&quot;, &quot;family&quot;: &quot;McDonald&quot;}, {&quot;parse-names&quot;: false, &quot;suffix&quot;: &quot;&quot;, &quot;given&quot;: &quot;Dan&quot;, &quot;dropping-particle&quot;: &quot;&quot;, &quot;non-dropping-particle&quot;: &quot;&quot;, &quot;family&quot;: &quot;Knights&quot;}, {&quot;parse-names&quot;: false, &quot;suffix&quot;: &quot;&quot;, &quot;given&quot;: &quot;Joshua A&quot;, &quot;dropping-particle&quot;: &quot;&quot;, &quot;non-dropping-particle&quot;: &quot;&quot;, &quot;family&quot;: &quot;Reyes&quot;}, {&quot;parse-names&quot;: false, &quot;suffix&quot;: &quot;&quot;, &quot;given&quot;: &quot;Jose C&quot;, &quot;dropping-particle&quot;: &quot;&quot;, &quot;non-dropping-particle&quot;: &quot;&quot;, &quot;family&quot;: &quot;Clemente&quot;}, {&quot;parse-names&quot;: false, &quot;suffix&quot;: &quot;&quot;, &quot;given&quot;: &quot;Deron E&quot;, &quot;dropping-particle&quot;: &quot;&quot;, &quot;non-dropping-particle&quot;: &quot;&quot;, &quot;family&quot;: &quot;Burkepile&quot;}, {&quot;parse-names&quot;: false, &quot;suffix&quot;: &quot;&quot;, &quot;given&quot;: &quot;Rebecca L&quot;, &quot;dropping-particle&quot;: &quot;&quot;, &quot;non-dropping-particle&quot;: &quot;&quot;, &quot;family&quot;: &quot;Vega Thurber&quot;}, {&quot;parse-names&quot;: false, &quot;suffix&quot;: &quot;&quot;, &quot;given&quot;: &quot;Rob&quot;, &quot;dropping-particle&quot;: &quot;&quot;, &quot;non-dropping-particle&quot;: &quot;&quot;, &quot;family&quot;: &quot;Knight&quot;}, {&quot;parse-names&quot;: false, &quot;suffix&quot;: &quot;&quot;, &quot;given&quot;: &quot;Robert G&quot;, &quot;dropping-particle&quot;: &quot;&quot;, &quot;non-dropping-particle&quot;: &quot;&quot;, &quot;family&quot;: &quot;Beiko&quot;}, {&quot;parse-names&quot;: false, &quot;suffix&quot;: &quot;&quot;, &quot;given&quot;: &quot;Curtis&quot;, &quot;dropping-particle&quot;: &quot;&quot;, &quot;non-dropping-particle&quot;: &quot;&quot;, &quot;family&quot;: &quot;Huttenhower&quot;}], &quot;publisher&quot;: &quot;Nature Publishing Group&quot;}, &quot;uris&quot;: [&quot;http://www.mendeley.com/documents/?uuid=84fd1904-a930-3619-8dc3-316904134fd0&quot;], &quot;id&quot;: &quot;ITEM-1&quot;}, {&quot;itemData&quot;: {&quot;volume&quot;: &quot;38&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type&quot;: &quot;article-journal&quot;, &quot;container-title&quot;: &quot;Nucleic Acids Research&quot;, &quot;DOI&quot;: &quot;10.1093/nar/gkq066&quot;, &quot;ISBN&quot;: &quot;1362-4962 (Electronic)\\n0305-1048 (Linking)&quot;, &quot;id&quot;: &quot;ITEM-2&quot;, &quot;PMID&quot;: &quot;20197316&quot;, &quot;title&quot;: &quot;Ribosomal RNA diversity predicts genome diversity in gut bacteria and their relatives&quot;, &quot;ISSN&quot;: &quot;03051048&quot;, &quot;issue&quot;: &quot;12&quot;, &quot;issued&quot;: {&quot;date-parts&quot;: [[&quot;2010&quot;]]}, &quot;author&quot;: [{&quot;parse-names&quot;: false, &quot;suffix&quot;: &quot;&quot;, &quot;given&quot;: &quot;Jesse R.&quot;, &quot;dropping-particle&quot;: &quot;&quot;, &quot;non-dropping-particle&quot;: &quot;&quot;, &quot;family&quot;: &quot;Zaneveld&quot;}, {&quot;parse-names&quot;: false, &quot;suffix&quot;: &quot;&quot;, &quot;given&quot;: &quot;Catherine&quot;, &quot;dropping-particle&quot;: &quot;&quot;, &quot;non-dropping-particle&quot;: &quot;&quot;, &quot;family&quot;: &quot;Lozupone&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page&quot;: &quot;3869-3879&quot;}, &quot;uris&quot;: [&quot;http://www.mendeley.com/documents/?uuid=40ace32f-80e4-4588-b723-16295bb8b205&quot;], &quot;id&quot;: &quot;ITEM-2&quot;}], &quot;properties&quot;: {&quot;noteIndex&quot;: 0}} RNDyK6xot0H5M"/><text:span text:style-name="T11">(Langille </text:span><text:span text:style-name="T27">et al.</text:span><text:span text:style-name="T11">, 2013; Zaneveld </text:span><text:span text:style-name="T27">et al.</text:span><text:span text:style-name="T11">, 2010)</text:span><text:reference-mark-end text:name="ADDIN CSL_CITATION {&quot;schema&quot;: &quot;https://github.com/citation-style-language/schema/raw/master/csl-citation.json&quot;, &quot;mendeley&quot;: {&quot;plainTextFormattedCitation&quot;: &quot;(Langille et al., 2013; Zaneveld et al., 2010)&quot;, &quot;formattedCitation&quot;: &quot;(Langille &lt;i&gt;et al.&lt;/i&gt;, 2013; Zaneveld &lt;i&gt;et al.&lt;/i&gt;, 2010)&quot;, &quot;previouslyFormattedCitation&quot;: &quot;(Langille &lt;i&gt;et al.&lt;/i&gt;, 2013; Zaneveld &lt;i&gt;et al.&lt;/i&gt;, 2010)&quot;}, &quot;citationItems&quot;: [{&quot;itemData&quot;: {&quot;volume&quot;: &quot;31&quot;, &quot;issued&quot;: {&quot;date-parts&quot;: [[&quot;2013&quot;, &quot;8&quot;, &quot;25&quot;]]}, &quot;container-title&quot;: &quot;Nature Biotechnology&quot;, &quot;type&quot;: &quot;article-journal&quot;, &quot;DOI&quot;: &quot;10.1038/nbt.2676&quot;, &quot;page&quot;: &quot;814-821&quot;, &quot;title&quot;: &quot;Predictive functional profiling of microbial communities using 16S rRNA marker gene sequences&quot;, &quot;id&quot;: &quot;ITEM-1&quot;, &quot;ISSN&quot;: &quot;1087-0156&quot;, &quot;issue&quot;: &quot;9&quot;, &quot;author&quot;: [{&quot;parse-names&quot;: false, &quot;suffix&quot;: &quot;&quot;, &quot;given&quot;: &quot;Morgan G I&quot;, &quot;dropping-particle&quot;: &quot;&quot;, &quot;non-dropping-particle&quot;: &quot;&quot;, &quot;family&quot;: &quot;Langille&quot;}, {&quot;parse-names&quot;: false, &quot;suffix&quot;: &quot;&quot;, &quot;given&quot;: &quot;Jesse&quot;, &quot;dropping-particle&quot;: &quot;&quot;, &quot;non-dropping-particle&quot;: &quot;&quot;, &quot;family&quot;: &quot;Zaneveld&quot;}, {&quot;parse-names&quot;: false, &quot;suffix&quot;: &quot;&quot;, &quot;given&quot;: &quot;J Gregory&quot;, &quot;dropping-particle&quot;: &quot;&quot;, &quot;non-dropping-particle&quot;: &quot;&quot;, &quot;family&quot;: &quot;Caporaso&quot;}, {&quot;parse-names&quot;: false, &quot;suffix&quot;: &quot;&quot;, &quot;given&quot;: &quot;Daniel&quot;, &quot;dropping-particle&quot;: &quot;&quot;, &quot;non-dropping-particle&quot;: &quot;&quot;, &quot;family&quot;: &quot;McDonald&quot;}, {&quot;parse-names&quot;: false, &quot;suffix&quot;: &quot;&quot;, &quot;given&quot;: &quot;Dan&quot;, &quot;dropping-particle&quot;: &quot;&quot;, &quot;non-dropping-particle&quot;: &quot;&quot;, &quot;family&quot;: &quot;Knights&quot;}, {&quot;parse-names&quot;: false, &quot;suffix&quot;: &quot;&quot;, &quot;given&quot;: &quot;Joshua A&quot;, &quot;dropping-particle&quot;: &quot;&quot;, &quot;non-dropping-particle&quot;: &quot;&quot;, &quot;family&quot;: &quot;Reyes&quot;}, {&quot;parse-names&quot;: false, &quot;suffix&quot;: &quot;&quot;, &quot;given&quot;: &quot;Jose C&quot;, &quot;dropping-particle&quot;: &quot;&quot;, &quot;non-dropping-particle&quot;: &quot;&quot;, &quot;family&quot;: &quot;Clemente&quot;}, {&quot;parse-names&quot;: false, &quot;suffix&quot;: &quot;&quot;, &quot;given&quot;: &quot;Deron E&quot;, &quot;dropping-particle&quot;: &quot;&quot;, &quot;non-dropping-particle&quot;: &quot;&quot;, &quot;family&quot;: &quot;Burkepile&quot;}, {&quot;parse-names&quot;: false, &quot;suffix&quot;: &quot;&quot;, &quot;given&quot;: &quot;Rebecca L&quot;, &quot;dropping-particle&quot;: &quot;&quot;, &quot;non-dropping-particle&quot;: &quot;&quot;, &quot;family&quot;: &quot;Vega Thurber&quot;}, {&quot;parse-names&quot;: false, &quot;suffix&quot;: &quot;&quot;, &quot;given&quot;: &quot;Rob&quot;, &quot;dropping-particle&quot;: &quot;&quot;, &quot;non-dropping-particle&quot;: &quot;&quot;, &quot;family&quot;: &quot;Knight&quot;}, {&quot;parse-names&quot;: false, &quot;suffix&quot;: &quot;&quot;, &quot;given&quot;: &quot;Robert G&quot;, &quot;dropping-particle&quot;: &quot;&quot;, &quot;non-dropping-particle&quot;: &quot;&quot;, &quot;family&quot;: &quot;Beiko&quot;}, {&quot;parse-names&quot;: false, &quot;suffix&quot;: &quot;&quot;, &quot;given&quot;: &quot;Curtis&quot;, &quot;dropping-particle&quot;: &quot;&quot;, &quot;non-dropping-particle&quot;: &quot;&quot;, &quot;family&quot;: &quot;Huttenhower&quot;}], &quot;publisher&quot;: &quot;Nature Publishing Group&quot;}, &quot;uris&quot;: [&quot;http://www.mendeley.com/documents/?uuid=84fd1904-a930-3619-8dc3-316904134fd0&quot;], &quot;id&quot;: &quot;ITEM-1&quot;}, {&quot;itemData&quot;: {&quot;volume&quot;: &quot;38&quot;, &quot;abstract&quot;: &quot;The mammalian gut is an attractive model for exploring the general question of how habitat impacts the evolution of gene content. Therefore, we have characterized the relationship between 16 S rRNA gene sequence similarity and overall levels of gene conservation in four groups of species: gut specialists and cosmopolitans, each of which can be divided into pathogens and non-pathogens. At short phylogenetic distances, specialist or cosmopolitan bacteria found in the gut share fewer genes than is typical for genomes that come from non-gut environments, but at longer phylogenetic distances gut bacteria are more similar to each other than are genomes at equivalent evolutionary distances from non-gut environments, suggesting a pattern of short-term specialization but long-term convergence. Moreover, this pattern is observed in both pathogens and non-pathogens, and can even be seen in the plasmids carried by gut bacteria. This observation is consistent with the finding that, despite considerable interpersonal variation in species content, there is surprising functional convergence in the microbiome of different humans. Finally, we observe that even within bacterial species or genera 16S rRNA divergence provides useful information about average conservation of gene content. The results described here should be useful for guiding strain selection to maximize novel gene discovery in large-scale genome sequencing projects, while the approach could be applied in studies seeking to understand the effects of habitat adaptation on genome evolution across other body habitats or environment types.&quot;, &quot;type&quot;: &quot;article-journal&quot;, &quot;container-title&quot;: &quot;Nucleic Acids Research&quot;, &quot;DOI&quot;: &quot;10.1093/nar/gkq066&quot;, &quot;ISBN&quot;: &quot;1362-4962 (Electronic)\\n0305-1048 (Linking)&quot;, &quot;id&quot;: &quot;ITEM-2&quot;, &quot;PMID&quot;: &quot;20197316&quot;, &quot;title&quot;: &quot;Ribosomal RNA diversity predicts genome diversity in gut bacteria and their relatives&quot;, &quot;ISSN&quot;: &quot;03051048&quot;, &quot;issue&quot;: &quot;12&quot;, &quot;issued&quot;: {&quot;date-parts&quot;: [[&quot;2010&quot;]]}, &quot;author&quot;: [{&quot;parse-names&quot;: false, &quot;suffix&quot;: &quot;&quot;, &quot;given&quot;: &quot;Jesse R.&quot;, &quot;dropping-particle&quot;: &quot;&quot;, &quot;non-dropping-particle&quot;: &quot;&quot;, &quot;family&quot;: &quot;Zaneveld&quot;}, {&quot;parse-names&quot;: false, &quot;suffix&quot;: &quot;&quot;, &quot;given&quot;: &quot;Catherine&quot;, &quot;dropping-particle&quot;: &quot;&quot;, &quot;non-dropping-particle&quot;: &quot;&quot;, &quot;family&quot;: &quot;Lozupone&quot;}, {&quot;parse-names&quot;: false, &quot;suffix&quot;: &quot;&quot;, &quot;given&quot;: &quot;Jeffrey I.&quot;, &quot;dropping-particle&quot;: &quot;&quot;, &quot;non-dropping-particle&quot;: &quot;&quot;, &quot;family&quot;: &quot;Gordon&quot;}, {&quot;parse-names&quot;: false, &quot;suffix&quot;: &quot;&quot;, &quot;given&quot;: &quot;Rob&quot;, &quot;dropping-particle&quot;: &quot;&quot;, &quot;non-dropping-particle&quot;: &quot;&quot;, &quot;family&quot;: &quot;Knight&quot;}], &quot;page&quot;: &quot;3869-3879&quot;}, &quot;uris&quot;: [&quot;http://www.mendeley.com/documents/?uuid=40ace32f-80e4-4588-b723-16295bb8b205&quot;], &quot;id&quot;: &quot;ITEM-2&quot;}], &quot;properties&quot;: {&quot;noteIndex&quot;: 0}} RNDyK6xot0H5M"/>⁠. This suggests that the phylodiversity accumulation we model here is also trait accumulation. Indeed, in previous frameworks of phylogenetic over/underdispersion <text:reference-mark-start text:name="ADDIN CSL_CITATION {&quot;schema&quot;: &quot;https://github.com/citation-style-language/schema/raw/master/csl-citation.json&quot;, &quot;mendeley&quot;: {&quot;plainTextFormattedCitation&quot;: &quot;(Gerhold et al., 2015; Letcher and Chazdon, 2012; Webb et al., 2002; Webb, 2000)&quot;, &quot;formattedCitation&quot;: &quot;(Gerhold &lt;i&gt;et al.&lt;/i&gt;, 2015; Letcher and Chazdon, 2012; Webb &lt;i&gt;et al.&lt;/i&gt;, 2002; Webb, 2000)&quot;, &quot;previouslyFormattedCitation&quot;: &quot;(Gerhold &lt;i&gt;et al.&lt;/i&gt;, 2015; Letcher and Chazdon, 2012; Webb &lt;i&gt;et al.&lt;/i&gt;, 2002; Webb, 2000)&quot;}, &quot;citationItems&quot;: [{&quot;itemData&quot;: {&quot;volume&quot;: &quot;29&quot;, &quot;issued&quot;: {&quot;date-parts&quot;: [[&quot;2015&quot;, &quot;5&quot;]]}, &quot;container-title&quot;: &quot;Functional Ecology&quot;, &quot;type&quot;: &quot;article-journal&quot;, &quot;DOI&quot;: &quot;10.1111/1365-2435.12425&quot;, &quot;page&quot;: &quot;600-614&quot;, &quot;ISSN&quot;: &quot;02698463&quot;, &quot;editor&quot;: [{&quot;parse-names&quot;: false, &quot;suffix&quot;: &quot;&quot;, &quot;given&quot;: &quot;Patrick&quot;, &quot;dropping-particle&quot;: &quot;&quot;, &quot;non-dropping-particle&quot;: &quot;&quot;, &quot;family&quot;: &quot;Venail&quot;}], &quot;title&quot;: &quot;Phylogenetic patterns are not proxies of community assembly mechanisms (they are far better)&quot;, &quot;id&quot;: &quot;ITEM-1&quot;, &quot;issue&quot;: &quot;5&quot;, &quot;author&quot;: [{&quot;parse-names&quot;: false, &quot;suffix&quot;: &quot;&quot;, &quot;given&quot;: &quot;Pille&quot;, &quot;dropping-particle&quot;: &quot;&quot;, &quot;non-dropping-particle&quot;: &quot;&quot;, &quot;family&quot;: &quot;Gerhold&quot;}, {&quot;parse-names&quot;: false, &quot;suffix&quot;: &quot;&quot;, &quot;given&quot;: &quot;James F.&quot;, &quot;dropping-particle&quot;: &quot;&quot;, &quot;non-dropping-particle&quot;: &quot;&quot;, &quot;family&quot;: &quot;Cahill&quot;}, {&quot;parse-names&quot;: false, &quot;suffix&quot;: &quot;&quot;, &quot;given&quot;: &quot;Marten&quot;, &quot;dropping-particle&quot;: &quot;&quot;, &quot;non-dropping-particle&quot;: &quot;&quot;, &quot;family&quot;: &quot;Winter&quot;}, {&quot;parse-names&quot;: false, &quot;suffix&quot;: &quot;&quot;, &quot;given&quot;: &quot;Igor&quot;, &quot;dropping-particle&quot;: &quot;V.&quot;, &quot;non-dropping-particle&quot;: &quot;&quot;, &quot;family&quot;: &quot;Bartish&quot;}, {&quot;parse-names&quot;: false, &quot;suffix&quot;: &quot;&quot;, &quot;given&quot;: &quot;Andreas&quot;, &quot;dropping-particle&quot;: &quot;&quot;, &quot;non-dropping-particle&quot;: &quot;&quot;, &quot;family&quot;: &quot;Prinzing&quot;}]}, &quot;uris&quot;: [&quot;http://www.mendeley.com/documents/?uuid=119063bc-7805-3fbc-b11e-21ce47eaba4f&quot;], &quot;id&quot;: &quot;ITEM-1&quot;}, {&quot;itemData&quot;: {&quot;volume&quot;: &quot;44&quot;, &quot;title&quot;: &quot;Life History Traits of Lianas During Tropical Forest Succession&quot;, &quot;DOI&quot;: &quot;10.1111/j.1744-7429.2012.00865.x&quot;, &quot;issued&quot;: {&quot;date-parts&quot;: [[&quot;2012&quot;, &quot;11&quot;, &quot;26&quot;]]}, &quot;type&quot;: &quot;article-journal&quot;, &quot;container-title&quot;: &quot;Biotropica&quot;, &quot;ISSN&quot;: &quot;00063606&quot;, &quot;issue&quot;: &quot;6&quot;, &quot;page&quot;: &quot;720-727&quot;, &quot;id&quot;: &quot;ITEM-2&quot;, &quot;author&quot;: [{&quot;parse-names&quot;: false, &quot;suffix&quot;: &quot;&quot;, &quot;given&quot;: &quot;Susan G.&quot;, &quot;dropping-particle&quot;: &quot;&quot;, &quot;non-dropping-particle&quot;: &quot;&quot;, &quot;family&quot;: &quot;Letcher&quot;}, {&quot;parse-names&quot;: false, &quot;suffix&quot;: &quot;&quot;, &quot;given&quot;: &quot;Robin L.&quot;, &quot;dropping-particle&quot;: &quot;&quot;, &quot;non-dropping-particle&quot;: &quot;&quot;, &quot;family&quot;: &quot;Chazdon&quot;}]}, &quot;uris&quot;: [&quot;http://www.mendeley.com/documents/?uuid=73df41c5-d8b3-4b4a-aa11-7675c51f07d0&quot;], &quot;id&quot;: &quot;ITEM-2&quot;}, {&quot;itemData&quot;: {&quot;volume&quot;: &quot;33&quot;, &quot;language&quot;: &quot;en&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ype&quot;: &quot;article-journal&quot;, &quot;container-title&quot;: &quot;Annual Review of Ecology and Systematics&quot;, &quot;DOI&quot;: &quot;10.1146/annurev.ecolsys.33.010802.150448&quot;, &quot;page&quot;: &quot;475-505&quot;, &quot;id&quot;: &quot;ITEM-3&quot;, &quot;title&quot;: &quot;Phylogenies and Community Ecology&quot;, &quot;ISSN&quot;: &quot;0066-4162&quot;, &quot;issue&quot;: &quot;1&quot;, &quot;issued&quot;: {&quot;date-parts&quot;: [[&quot;2002&quot;, &quot;11&quot;, &quot;28&quot;]]}, &quot;author&quot;: [{&quot;parse-names&quot;: false, &quot;suffix&quot;: &quot;&quot;, &quot;given&quot;: &quot;Campbell O.&quot;, &quot;dropping-particle&quot;: &quot;&quot;, &quot;non-dropping-particle&quot;: &quot;&quot;, &quot;family&quot;: &quot;Webb&quot;}, {&quot;parse-names&quot;: false, &quot;suffix&quot;: &quot;&quot;, &quot;given&quot;: &quot;David D.&quot;, &quot;dropping-particle&quot;: &quot;&quot;, &quot;non-dropping-particle&quot;: &quot;&quot;, &quot;family&quot;: &quot;Ackerly&quot;}, {&quot;parse-names&quot;: false, &quot;suffix&quot;: &quot;&quot;, &quot;given&quot;: &quot;Mark A.&quot;, &quot;dropping-particle&quot;: &quot;&quot;, &quot;non-dropping-particle&quot;: &quot;&quot;, &quot;family&quot;: &quot;McPeek&quot;}, {&quot;parse-names&quot;: false, &quot;suffix&quot;: &quot;&quot;, &quot;given&quot;: &quot;Michael J.&quot;, &quot;dropping-particle&quot;: &quot;&quot;, &quot;non-dropping-particle&quot;: &quot;&quot;, &quot;family&quot;: &quot;Donoghue&quot;}], &quot;publisher&quot;: &quot;Annual Reviews  4139 El Camino Way, P.O. Box 10139, Palo Alto, CA 94303-0139, USA&quot;}, &quot;uris&quot;: [&quot;http://www.mendeley.com/documents/?uuid=12375bae-1b0a-4389-89b9-37b77170fa2f&quot;], &quot;id&quot;: &quot;ITEM-3&quot;}, {&quot;itemData&quot;: {&quot;volume&quot;: &quot;156&quot;, &quot;language&quot;: &quot;en&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type&quot;: &quot;article-journal&quot;, &quot;container-title&quot;: &quot;The American naturalist&quot;, &quot;DOI&quot;: &quot;10.1086/303378&quot;, &quot;page&quot;: &quot;145-155&quot;, &quot;id&quot;: &quot;ITEM-4&quot;, &quot;PMID&quot;: &quot;10856198&quot;, &quot;title&quot;: &quot;Exploring the Phylogenetic Structure of Ecological Communities: An Example for Rain Forest Trees.&quot;, &quot;ISSN&quot;: &quot;1537-5323&quot;, &quot;issue&quot;: &quot;2&quot;, &quot;issued&quot;: {&quot;date-parts&quot;: [[&quot;2000&quot;, &quot;8&quot;, &quot;17&quot;]]}, &quot;author&quot;: [{&quot;parse-names&quot;: false, &quot;suffix&quot;: &quot;&quot;, &quot;given&quot;: &quot;C. O.&quot;, &quot;dropping-particle&quot;: &quot;&quot;, &quot;non-dropping-particle&quot;: &quot;&quot;, &quot;family&quot;: &quot;Webb&quot;}], &quot;publisher&quot;: &quot;The University of Chicago Press&quot;}, &quot;uris&quot;: [&quot;http://www.mendeley.com/documents/?uuid=be8b2885-9a9a-495c-882a-0ab5091b2a3c&quot;], &quot;id&quot;: &quot;ITEM-4&quot;}], &quot;properties&quot;: {&quot;noteIndex&quot;: 0}} RNDxOVJVYjXNS"/><text:span text:style-name="T11">(Gerhold </text:span><text:span text:style-name="T27">et al.</text:span><text:span text:style-name="T11">, 2015; Letcher and Chazdon, 2012; Webb </text:span><text:span text:style-name="T27">et al.</text:span><text:span text:style-name="T11">, 2002; Webb, 2000)</text:span><text:reference-mark-end text:name="ADDIN CSL_CITATION {&quot;schema&quot;: &quot;https://github.com/citation-style-language/schema/raw/master/csl-citation.json&quot;, &quot;mendeley&quot;: {&quot;plainTextFormattedCitation&quot;: &quot;(Gerhold et al., 2015; Letcher and Chazdon, 2012; Webb et al., 2002; Webb, 2000)&quot;, &quot;formattedCitation&quot;: &quot;(Gerhold &lt;i&gt;et al.&lt;/i&gt;, 2015; Letcher and Chazdon, 2012; Webb &lt;i&gt;et al.&lt;/i&gt;, 2002; Webb, 2000)&quot;, &quot;previouslyFormattedCitation&quot;: &quot;(Gerhold &lt;i&gt;et al.&lt;/i&gt;, 2015; Letcher and Chazdon, 2012; Webb &lt;i&gt;et al.&lt;/i&gt;, 2002; Webb, 2000)&quot;}, &quot;citationItems&quot;: [{&quot;itemData&quot;: {&quot;volume&quot;: &quot;29&quot;, &quot;issued&quot;: {&quot;date-parts&quot;: [[&quot;2015&quot;, &quot;5&quot;]]}, &quot;container-title&quot;: &quot;Functional Ecology&quot;, &quot;type&quot;: &quot;article-journal&quot;, &quot;DOI&quot;: &quot;10.1111/1365-2435.12425&quot;, &quot;page&quot;: &quot;600-614&quot;, &quot;ISSN&quot;: &quot;02698463&quot;, &quot;editor&quot;: [{&quot;parse-names&quot;: false, &quot;suffix&quot;: &quot;&quot;, &quot;given&quot;: &quot;Patrick&quot;, &quot;dropping-particle&quot;: &quot;&quot;, &quot;non-dropping-particle&quot;: &quot;&quot;, &quot;family&quot;: &quot;Venail&quot;}], &quot;title&quot;: &quot;Phylogenetic patterns are not proxies of community assembly mechanisms (they are far better)&quot;, &quot;id&quot;: &quot;ITEM-1&quot;, &quot;issue&quot;: &quot;5&quot;, &quot;author&quot;: [{&quot;parse-names&quot;: false, &quot;suffix&quot;: &quot;&quot;, &quot;given&quot;: &quot;Pille&quot;, &quot;dropping-particle&quot;: &quot;&quot;, &quot;non-dropping-particle&quot;: &quot;&quot;, &quot;family&quot;: &quot;Gerhold&quot;}, {&quot;parse-names&quot;: false, &quot;suffix&quot;: &quot;&quot;, &quot;given&quot;: &quot;James F.&quot;, &quot;dropping-particle&quot;: &quot;&quot;, &quot;non-dropping-particle&quot;: &quot;&quot;, &quot;family&quot;: &quot;Cahill&quot;}, {&quot;parse-names&quot;: false, &quot;suffix&quot;: &quot;&quot;, &quot;given&quot;: &quot;Marten&quot;, &quot;dropping-particle&quot;: &quot;&quot;, &quot;non-dropping-particle&quot;: &quot;&quot;, &quot;family&quot;: &quot;Winter&quot;}, {&quot;parse-names&quot;: false, &quot;suffix&quot;: &quot;&quot;, &quot;given&quot;: &quot;Igor&quot;, &quot;dropping-particle&quot;: &quot;V.&quot;, &quot;non-dropping-particle&quot;: &quot;&quot;, &quot;family&quot;: &quot;Bartish&quot;}, {&quot;parse-names&quot;: false, &quot;suffix&quot;: &quot;&quot;, &quot;given&quot;: &quot;Andreas&quot;, &quot;dropping-particle&quot;: &quot;&quot;, &quot;non-dropping-particle&quot;: &quot;&quot;, &quot;family&quot;: &quot;Prinzing&quot;}]}, &quot;uris&quot;: [&quot;http://www.mendeley.com/documents/?uuid=119063bc-7805-3fbc-b11e-21ce47eaba4f&quot;], &quot;id&quot;: &quot;ITEM-1&quot;}, {&quot;itemData&quot;: {&quot;volume&quot;: &quot;44&quot;, &quot;title&quot;: &quot;Life History Traits of Lianas During Tropical Forest Succession&quot;, &quot;DOI&quot;: &quot;10.1111/j.1744-7429.2012.00865.x&quot;, &quot;issued&quot;: {&quot;date-parts&quot;: [[&quot;2012&quot;, &quot;11&quot;, &quot;26&quot;]]}, &quot;type&quot;: &quot;article-journal&quot;, &quot;container-title&quot;: &quot;Biotropica&quot;, &quot;ISSN&quot;: &quot;00063606&quot;, &quot;issue&quot;: &quot;6&quot;, &quot;page&quot;: &quot;720-727&quot;, &quot;id&quot;: &quot;ITEM-2&quot;, &quot;author&quot;: [{&quot;parse-names&quot;: false, &quot;suffix&quot;: &quot;&quot;, &quot;given&quot;: &quot;Susan G.&quot;, &quot;dropping-particle&quot;: &quot;&quot;, &quot;non-dropping-particle&quot;: &quot;&quot;, &quot;family&quot;: &quot;Letcher&quot;}, {&quot;parse-names&quot;: false, &quot;suffix&quot;: &quot;&quot;, &quot;given&quot;: &quot;Robin L.&quot;, &quot;dropping-particle&quot;: &quot;&quot;, &quot;non-dropping-particle&quot;: &quot;&quot;, &quot;family&quot;: &quot;Chazdon&quot;}]}, &quot;uris&quot;: [&quot;http://www.mendeley.com/documents/?uuid=73df41c5-d8b3-4b4a-aa11-7675c51f07d0&quot;], &quot;id&quot;: &quot;ITEM-2&quot;}, {&quot;itemData&quot;: {&quot;volume&quot;: &quot;33&quot;, &quot;language&quot;: &quot;en&quot;, &quot;abstract&quot;: &quot;\u25aa Abstract\u2002As better phylogenetic hypotheses become available for many groups of organisms, studies in community ecology can be informed by knowledge of the evolutionary relationships among coexisting species. We note three primary approaches to integrating phylogenetic information into studies of community organization: 1. examining the phylogenetic structure of community assemblages, 2. exploring the phylogenetic basis of community niche structure, and 3. adding a community context to studies of trait evolution and biogeography. We recognize a common pattern of phylogenetic conservatism in ecological character and highlight the challenges of using phylogenies of partial lineages. We also review phylogenetic approaches to three emergent properties of communities: species diversity, relative abundance distributions, and range sizes. Methodological advances in phylogenetic supertree construction, character reconstruction, null models for community assembly and character evolution, and metrics of community ...&quot;, &quot;type&quot;: &quot;article-journal&quot;, &quot;container-title&quot;: &quot;Annual Review of Ecology and Systematics&quot;, &quot;DOI&quot;: &quot;10.1146/annurev.ecolsys.33.010802.150448&quot;, &quot;page&quot;: &quot;475-505&quot;, &quot;id&quot;: &quot;ITEM-3&quot;, &quot;title&quot;: &quot;Phylogenies and Community Ecology&quot;, &quot;ISSN&quot;: &quot;0066-4162&quot;, &quot;issue&quot;: &quot;1&quot;, &quot;issued&quot;: {&quot;date-parts&quot;: [[&quot;2002&quot;, &quot;11&quot;, &quot;28&quot;]]}, &quot;author&quot;: [{&quot;parse-names&quot;: false, &quot;suffix&quot;: &quot;&quot;, &quot;given&quot;: &quot;Campbell O.&quot;, &quot;dropping-particle&quot;: &quot;&quot;, &quot;non-dropping-particle&quot;: &quot;&quot;, &quot;family&quot;: &quot;Webb&quot;}, {&quot;parse-names&quot;: false, &quot;suffix&quot;: &quot;&quot;, &quot;given&quot;: &quot;David D.&quot;, &quot;dropping-particle&quot;: &quot;&quot;, &quot;non-dropping-particle&quot;: &quot;&quot;, &quot;family&quot;: &quot;Ackerly&quot;}, {&quot;parse-names&quot;: false, &quot;suffix&quot;: &quot;&quot;, &quot;given&quot;: &quot;Mark A.&quot;, &quot;dropping-particle&quot;: &quot;&quot;, &quot;non-dropping-particle&quot;: &quot;&quot;, &quot;family&quot;: &quot;McPeek&quot;}, {&quot;parse-names&quot;: false, &quot;suffix&quot;: &quot;&quot;, &quot;given&quot;: &quot;Michael J.&quot;, &quot;dropping-particle&quot;: &quot;&quot;, &quot;non-dropping-particle&quot;: &quot;&quot;, &quot;family&quot;: &quot;Donoghue&quot;}], &quot;publisher&quot;: &quot;Annual Reviews  4139 El Camino Way, P.O. Box 10139, Palo Alto, CA 94303-0139, USA&quot;}, &quot;uris&quot;: [&quot;http://www.mendeley.com/documents/?uuid=12375bae-1b0a-4389-89b9-37b77170fa2f&quot;], &quot;id&quot;: &quot;ITEM-3&quot;}, {&quot;itemData&quot;: {&quot;volume&quot;: &quot;156&quot;, &quot;language&quot;: &quot;en&quot;, &quot;abstract&quot;: &quot;Because of the correlation expected between the phylogenetic relatedness of two taxa and their net ecological similarity, a measure of the overall phylogenetic relatedness of a community of interacting organisms can be used to investigate the contemporary ecological processes that structure community composition. I describe two indices that use the number of nodes that separate taxa on a phylogeny as a measure of their phylogenetic relatedness. As an example of the use of these indices in community analysis, I compared the mean observed net relatedness of trees (&gt;/=10 cm diameter at breast height) in each of 28 plots (each 0.16 ha) in a Bornean rain forest with the net relatedness expected if species were drawn randomly from the species pool (of the 324 species in the 28 plots), using a supertree that I assembled from published sources. I found that the species in plots were more phylogenetically related than expected by chance, a result that was insensitive to various modifications to the basic methodology. I tentatively infer that variation in habitat among plots causes ecologically more similar species to co-occur within plots. Finally, I suggest a range of applications for phylogenetic relatedness measures in community analysis.&quot;, &quot;type&quot;: &quot;article-journal&quot;, &quot;container-title&quot;: &quot;The American naturalist&quot;, &quot;DOI&quot;: &quot;10.1086/303378&quot;, &quot;page&quot;: &quot;145-155&quot;, &quot;id&quot;: &quot;ITEM-4&quot;, &quot;PMID&quot;: &quot;10856198&quot;, &quot;title&quot;: &quot;Exploring the Phylogenetic Structure of Ecological Communities: An Example for Rain Forest Trees.&quot;, &quot;ISSN&quot;: &quot;1537-5323&quot;, &quot;issue&quot;: &quot;2&quot;, &quot;issued&quot;: {&quot;date-parts&quot;: [[&quot;2000&quot;, &quot;8&quot;, &quot;17&quot;]]}, &quot;author&quot;: [{&quot;parse-names&quot;: false, &quot;suffix&quot;: &quot;&quot;, &quot;given&quot;: &quot;C. O.&quot;, &quot;dropping-particle&quot;: &quot;&quot;, &quot;non-dropping-particle&quot;: &quot;&quot;, &quot;family&quot;: &quot;Webb&quot;}], &quot;publisher&quot;: &quot;The University of Chicago Press&quot;}, &quot;uris&quot;: [&quot;http://www.mendeley.com/documents/?uuid=be8b2885-9a9a-495c-882a-0ab5091b2a3c&quot;], &quot;id&quot;: &quot;ITEM-4&quot;}], &quot;properties&quot;: {&quot;noteIndex&quot;: 0}} RNDxOVJVYjXNS"/>⁠, non-neutral assembly has been interpreted to mean that traits are under ecological selection <text:reference-mark-start text:name="ADDIN CSL_CITATION {&quot;schema&quot;: &quot;https://github.com/citation-style-language/schema/raw/master/csl-citation.json&quot;, &quot;mendeley&quot;: {&quot;plainTextFormattedCitation&quot;: &quot;(Nemergut et al., 2013)&quot;, &quot;formattedCitation&quot;: &quot;(Nemergut &lt;i&gt;et al.&lt;/i&gt;, 2013)&quot;, &quot;previouslyFormattedCitation&quot;: &quot;(Nemergut &lt;i&gt;et al.&lt;/i&gt;, 2013)&quot;}, &quot;citationItems&quot;: [{&quot;itemData&quot;: {&quot;volume&quot;: &quot;77&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type&quot;: &quot;article-journal&quot;, &quot;container-title&quot;: &quot;Microbiology and molecular biology reviews : MMBR&quot;, &quot;DOI&quot;: &quot;10.1128/MMBR.00051-12&quot;, &quot;page&quot;: &quot;342-56&quot;, &quot;id&quot;: &quot;ITEM-1&quot;, &quot;PMID&quot;: &quot;24006468&quot;, &quot;title&quot;: &quot;Patterns and processes of microbial community assembly.&quot;, &quot;ISSN&quot;: &quot;1098-5557&quot;, &quot;issue&quot;: &quot;3&quot;, &quot;issued&quot;: {&quot;date-parts&quot;: [[&quot;2013&quot;, &quot;9&quot;, &quot;1&quot;]]}, &quot;author&quot;: [{&quot;parse-names&quot;: false, &quot;suffix&quot;: &quot;&quot;, &quot;given&quot;: &quot;Diana R&quot;, &quot;dropping-particle&quot;: &quot;&quot;, &quot;non-dropping-particle&quot;: &quot;&quot;, &quot;family&quot;: &quot;Nemergut&quot;}, {&quot;parse-names&quot;: false, &quot;suffix&quot;: &quot;&quot;, &quot;given&quot;: &quot;Steven K&quot;, &quot;dropping-particle&quot;: &quot;&quot;, &quot;non-dropping-particle&quot;: &quot;&quot;, &quot;family&quot;: &quot;Schmidt&quot;}, {&quot;parse-names&quot;: false, &quot;suffix&quot;: &quot;&quot;, &quot;given&quot;: &quot;Tadashi&quot;, &quot;dropping-particle&quot;: &quot;&quot;, &quot;non-dropping-particle&quot;: &quot;&quot;, &quot;family&quot;: &quot;Fukami&quot;}, {&quot;parse-names&quot;: false, &quot;suffix&quot;: &quot;&quot;, &quot;given&quot;: &quot;Sean P&quot;, &quot;dropping-particle&quot;: &quot;&quot;, &quot;non-dropping-particle&quot;: &quot;&quot;, &quot;family&quot;: &quot;O'Neill&quot;}, {&quot;parse-names&quot;: false, &quot;suffix&quot;: &quot;&quot;, &quot;given&quot;: &quot;Teresa M&quot;, &quot;dropping-particle&quot;: &quot;&quot;, &quot;non-dropping-particle&quot;: &quot;&quot;, &quot;family&quot;: &quot;Bilinski&quot;}, {&quot;parse-names&quot;: false, &quot;suffix&quot;: &quot;&quot;, &quot;given&quot;: &quot;Lee F&quot;, &quot;dropping-particle&quot;: &quot;&quot;, &quot;non-dropping-particle&quot;: &quot;&quot;, &quot;family&quot;: &quot;Stanish&quot;}, {&quot;parse-names&quot;: false, &quot;suffix&quot;: &quot;&quot;, &quot;given&quot;: &quot;Joseph E&quot;, &quot;dropping-particle&quot;: &quot;&quot;, &quot;non-dropping-particle&quot;: &quot;&quot;, &quot;family&quot;: &quot;Knelman&quot;}, {&quot;parse-names&quot;: false, &quot;suffix&quot;: &quot;&quot;, &quot;given&quot;: &quot;John L&quot;, &quot;dropping-particle&quot;: &quot;&quot;, &quot;non-dropping-particle&quot;: &quot;&quot;, &quot;family&quot;: &quot;Darcy&quot;}, {&quot;parse-names&quot;: false, &quot;suffix&quot;: &quot;&quot;, &quot;given&quot;: &quot;Ryan C&quot;, &quot;dropping-particle&quot;: &quot;&quot;, &quot;non-dropping-particle&quot;: &quot;&quot;, &quot;family&quot;: &quot;Lynch&quot;}, {&quot;parse-names&quot;: false, &quot;suffix&quot;: &quot;&quot;, &quot;given&quot;: &quot;Phillip&quot;, &quot;dropping-particle&quot;: &quot;&quot;, &quot;non-dropping-particle&quot;: &quot;&quot;, &quot;family&quot;: &quot;Wickey&quot;}, {&quot;parse-names&quot;: false, &quot;suffix&quot;: &quot;&quot;, &quot;given&quot;: &quot;Scott&quot;, &quot;dropping-particle&quot;: &quot;&quot;, &quot;non-dropping-particle&quot;: &quot;&quot;, &quot;family&quot;: &quot;Ferrenberg&quot;}]}, &quot;uris&quot;: [&quot;http://www.mendeley.com/documents/?uuid=09f64fbe-1329-4692-a462-2bf635a5f681&quot;], &quot;id&quot;: &quot;ITEM-1&quot;}], &quot;properties&quot;: {&quot;noteIndex&quot;: 0}} RNDMvqy4Uwnv6"/><text:span text:style-name="T11">(Nemergut </text:span><text:span text:style-name="T27">et al.</text:span><text:span text:style-name="T11">, 2013)</text:span><text:reference-mark-end text:name="ADDIN CSL_CITATION {&quot;schema&quot;: &quot;https://github.com/citation-style-language/schema/raw/master/csl-citation.json&quot;, &quot;mendeley&quot;: {&quot;plainTextFormattedCitation&quot;: &quot;(Nemergut et al., 2013)&quot;, &quot;formattedCitation&quot;: &quot;(Nemergut &lt;i&gt;et al.&lt;/i&gt;, 2013)&quot;, &quot;previouslyFormattedCitation&quot;: &quot;(Nemergut &lt;i&gt;et al.&lt;/i&gt;, 2013)&quot;}, &quot;citationItems&quot;: [{&quot;itemData&quot;: {&quot;volume&quot;: &quot;77&quot;, &quot;abstract&quot;: &quot;Recent research has expanded our understanding of microbial community assembly. However, the field of community ecology is inaccessible to many microbial ecologists because of inconsistent and often confusing terminology as well as unnecessarily polarizing debates. Thus, we review recent literature on microbial community assembly, using the framework of Vellend (Q. Rev. Biol. 85:183-206, 2010) in an effort to synthesize and unify these contributions. We begin by discussing patterns in microbial biogeography and then describe four basic processes (diversification, dispersal, selection, and drift) that contribute to community assembly. We also discuss different combinations of these processes and where and when they may be most important for shaping microbial communities. The spatial and temporal scales of microbial community assembly are also discussed in relation to assembly processes. Throughout this review paper, we highlight differences between microbes and macroorganisms and generate hypotheses describing how these differences may be important for community assembly. We end by discussing the implications of microbial assembly processes for ecosystem function and biodiversity.&quot;, &quot;type&quot;: &quot;article-journal&quot;, &quot;container-title&quot;: &quot;Microbiology and molecular biology reviews : MMBR&quot;, &quot;DOI&quot;: &quot;10.1128/MMBR.00051-12&quot;, &quot;page&quot;: &quot;342-56&quot;, &quot;id&quot;: &quot;ITEM-1&quot;, &quot;PMID&quot;: &quot;24006468&quot;, &quot;title&quot;: &quot;Patterns and processes of microbial community assembly.&quot;, &quot;ISSN&quot;: &quot;1098-5557&quot;, &quot;issue&quot;: &quot;3&quot;, &quot;issued&quot;: {&quot;date-parts&quot;: [[&quot;2013&quot;, &quot;9&quot;, &quot;1&quot;]]}, &quot;author&quot;: [{&quot;parse-names&quot;: false, &quot;suffix&quot;: &quot;&quot;, &quot;given&quot;: &quot;Diana R&quot;, &quot;dropping-particle&quot;: &quot;&quot;, &quot;non-dropping-particle&quot;: &quot;&quot;, &quot;family&quot;: &quot;Nemergut&quot;}, {&quot;parse-names&quot;: false, &quot;suffix&quot;: &quot;&quot;, &quot;given&quot;: &quot;Steven K&quot;, &quot;dropping-particle&quot;: &quot;&quot;, &quot;non-dropping-particle&quot;: &quot;&quot;, &quot;family&quot;: &quot;Schmidt&quot;}, {&quot;parse-names&quot;: false, &quot;suffix&quot;: &quot;&quot;, &quot;given&quot;: &quot;Tadashi&quot;, &quot;dropping-particle&quot;: &quot;&quot;, &quot;non-dropping-particle&quot;: &quot;&quot;, &quot;family&quot;: &quot;Fukami&quot;}, {&quot;parse-names&quot;: false, &quot;suffix&quot;: &quot;&quot;, &quot;given&quot;: &quot;Sean P&quot;, &quot;dropping-particle&quot;: &quot;&quot;, &quot;non-dropping-particle&quot;: &quot;&quot;, &quot;family&quot;: &quot;O'Neill&quot;}, {&quot;parse-names&quot;: false, &quot;suffix&quot;: &quot;&quot;, &quot;given&quot;: &quot;Teresa M&quot;, &quot;dropping-particle&quot;: &quot;&quot;, &quot;non-dropping-particle&quot;: &quot;&quot;, &quot;family&quot;: &quot;Bilinski&quot;}, {&quot;parse-names&quot;: false, &quot;suffix&quot;: &quot;&quot;, &quot;given&quot;: &quot;Lee F&quot;, &quot;dropping-particle&quot;: &quot;&quot;, &quot;non-dropping-particle&quot;: &quot;&quot;, &quot;family&quot;: &quot;Stanish&quot;}, {&quot;parse-names&quot;: false, &quot;suffix&quot;: &quot;&quot;, &quot;given&quot;: &quot;Joseph E&quot;, &quot;dropping-particle&quot;: &quot;&quot;, &quot;non-dropping-particle&quot;: &quot;&quot;, &quot;family&quot;: &quot;Knelman&quot;}, {&quot;parse-names&quot;: false, &quot;suffix&quot;: &quot;&quot;, &quot;given&quot;: &quot;John L&quot;, &quot;dropping-particle&quot;: &quot;&quot;, &quot;non-dropping-particle&quot;: &quot;&quot;, &quot;family&quot;: &quot;Darcy&quot;}, {&quot;parse-names&quot;: false, &quot;suffix&quot;: &quot;&quot;, &quot;given&quot;: &quot;Ryan C&quot;, &quot;dropping-particle&quot;: &quot;&quot;, &quot;non-dropping-particle&quot;: &quot;&quot;, &quot;family&quot;: &quot;Lynch&quot;}, {&quot;parse-names&quot;: false, &quot;suffix&quot;: &quot;&quot;, &quot;given&quot;: &quot;Phillip&quot;, &quot;dropping-particle&quot;: &quot;&quot;, &quot;non-dropping-particle&quot;: &quot;&quot;, &quot;family&quot;: &quot;Wickey&quot;}, {&quot;parse-names&quot;: false, &quot;suffix&quot;: &quot;&quot;, &quot;given&quot;: &quot;Scott&quot;, &quot;dropping-particle&quot;: &quot;&quot;, &quot;non-dropping-particle&quot;: &quot;&quot;, &quot;family&quot;: &quot;Ferrenberg&quot;}]}, &quot;uris&quot;: [&quot;http://www.mendeley.com/documents/?uuid=09f64fbe-1329-4692-a462-2bf635a5f681&quot;], &quot;id&quot;: &quot;ITEM-1&quot;}], &quot;properties&quot;: {&quot;noteIndex&quot;: 0}} RNDMvqy4Uwnv6"/>⁠. <text:span text:style-name="T32">If traits are not driving community assembly </text:span><text:reference-mark-start text:name="ADDIN CSL_CITATION {&quot;schema&quot;: &quot;https://github.com/citation-style-language/schema/raw/master/csl-citation.json&quot;, &quot;mendeley&quot;: {&quot;plainTextFormattedCitation&quot;: &quot;(Hubbell, 2001)&quot;, &quot;formattedCitation&quot;: &quot;(Hubbell, 2001)&quot;, &quot;previouslyFormattedCitation&quot;: &quot;(Hubbell, 2001)&quot;}, &quot;citationItems&quot;: [{&quot;itemData&quot;: {&quot;title&quot;: &quot;The Unified Neutral Theory of Biodiversity and Biogeography (MPB-32)&quot;, &quot;number-of-pages&quot;: &quot;375&quot;, &quot;issued&quot;: {&quot;date-parts&quot;: [[&quot;2001&quot;]]}, &quot;type&quot;: &quot;book&quot;, &quot;id&quot;: &quot;ITEM-1&quot;, &quot;abstract&quot;: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ISBN&quot;: &quot;0691021287&quot;, &quot;author&quot;: [{&quot;parse-names&quot;: false, &quot;suffix&quot;: &quot;&quot;, &quot;given&quot;: &quot;Stephen P.&quot;, &quot;dropping-particle&quot;: &quot;&quot;, &quot;non-dropping-particle&quot;: &quot;&quot;, &quot;family&quot;: &quot;Hubbell&quot;}], &quot;publisher&quot;: &quot;Princeton University Press&quot;}, &quot;uris&quot;: [&quot;http://www.mendeley.com/documents/?uuid=2307937c-7230-4c19-b13b-9ab1f0612673&quot;], &quot;id&quot;: &quot;ITEM-1&quot;}], &quot;properties&quot;: {&quot;noteIndex&quot;: 0}} RNDHq1wj6Funx"/><text:span text:style-name="T12">(Hubbell, 2001)</text:span><text:reference-mark-end text:name="ADDIN CSL_CITATION {&quot;schema&quot;: &quot;https://github.com/citation-style-language/schema/raw/master/csl-citation.json&quot;, &quot;mendeley&quot;: {&quot;plainTextFormattedCitation&quot;: &quot;(Hubbell, 2001)&quot;, &quot;formattedCitation&quot;: &quot;(Hubbell, 2001)&quot;, &quot;previouslyFormattedCitation&quot;: &quot;(Hubbell, 2001)&quot;}, &quot;citationItems&quot;: [{&quot;itemData&quot;: {&quot;title&quot;: &quot;The Unified Neutral Theory of Biodiversity and Biogeography (MPB-32)&quot;, &quot;number-of-pages&quot;: &quot;375&quot;, &quot;issued&quot;: {&quot;date-parts&quot;: [[&quot;2001&quot;]]}, &quot;type&quot;: &quot;book&quot;, &quot;id&quot;: &quot;ITEM-1&quot;, &quot;abstract&quot;: &quot;Despite its supreme importance and the threat of its global crash, biodiversity remains poorly understood both empirically and theoretically. This ambitious book presents a new, general neutral theory to explain the origin, maintenance, and loss of biodiversity in a biogeographic context.  Until now biogeography (the study of the geographic distribution of species) and biodiversity (the study of species richness and relative species abundance) have had largely disjunct intellectual histories. In this book, Stephen Hubbell develops a formal mathematical theory that unifies these two fields. When a speciation process is incorporated into Robert H. MacArthur and Edward O. Wilson's now classical theory of island biogeography, the generalized theory predicts the existence of a universal, dimensionless biodiversity number. In the theory, this fundamental biodiversity number, together with the migration or dispersal rate, completely determines the steady-state distribution of species richness and relative species abundance on local to large geographic spatial scales and short-term to evolutionary time scales.   Although neutral, Hubbell's theory is nevertheless able to generate many nonobvious, testable, and remarkably accurate quantitative predictions about biodiversity and biogeography. In many ways Hubbell's theory is the ecological analog to the neutral theory of genetic drift in genetics. The unified neutral theory of biogeography and biodiversity should stimulate research in new theoretical and empirical directions by ecologists, evolutionary biologists, and biogeographers.&quot;, &quot;ISBN&quot;: &quot;0691021287&quot;, &quot;author&quot;: [{&quot;parse-names&quot;: false, &quot;suffix&quot;: &quot;&quot;, &quot;given&quot;: &quot;Stephen P.&quot;, &quot;dropping-particle&quot;: &quot;&quot;, &quot;non-dropping-particle&quot;: &quot;&quot;, &quot;family&quot;: &quot;Hubbell&quot;}], &quot;publisher&quot;: &quot;Princeton University Press&quot;}, &quot;uris&quot;: [&quot;http://www.mendeley.com/documents/?uuid=2307937c-7230-4c19-b13b-9ab1f0612673&quot;], &quot;id&quot;: &quot;ITEM-1&quot;}], &quot;properties&quot;: {&quot;noteIndex&quot;: 0}} RNDHq1wj6Funx"/><text:span text:style-name="T32">⁠ or if the traits driving community assembly are <text:s/>largely horizontally transferred between taxa independent of their relatedness (as estimated by a 16S rDNA phylogeny), we would expect no phylogenetic signature in first-time arrivals. Instead, we observed very a strong phylogenetic signal in arrival order for all data sets we analyzed.</text:span></text:p>
      <text:p text:style-name="P13"><text:tab/>However, even if non-neutral assembly is trait-based, selection on traits may not occur within the host environment. An alternative explanation for the underdispersion we observed is that selection is external to the host environment (i.e. selection occurs within the neighboring species pool from which emigration occurs), causing change in the community entering the host to already be underdispersed. Similarly, phylogenetic dispersion has been unable to distinguish between selection and differences in migration rates <text:reference-mark-start text:name="ADDIN CSL_CITATION {&quot;schema&quot;: &quot;https://github.com/citation-style-language/schema/raw/master/csl-citation.json&quot;, &quot;mendeley&quot;: {&quot;plainTextFormattedCitation&quot;: &quot;(Emerson and Gillespie, 2008)&quot;, &quot;formattedCitation&quot;: &quot;(Emerson and Gillespie, 2008)&quot;, &quot;previouslyFormattedCitation&quot;: &quot;(Emerson and Gillespie, 2008)&quot;}, &quot;citationItems&quot;: [{&quot;itemData&quot;: {&quot;volume&quot;: &quot;23&quot;, &quot;abstract&quot;: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type&quot;: &quot;article-journal&quot;, &quot;container-title&quot;: &quot;Trends in ecology &amp; evolution&quot;, &quot;DOI&quot;: &quot;10.1016/j.tree.2008.07.005&quot;, &quot;page&quot;: &quot;619-30&quot;, &quot;id&quot;: &quot;ITEM-1&quot;, &quot;PMID&quot;: &quot;18823678&quot;, &quot;title&quot;: &quot;Phylogenetic analysis of community assembly and structure over space and time.&quot;, &quot;ISSN&quot;: &quot;0169-5347&quot;, &quot;issue&quot;: &quot;11&quot;, &quot;issued&quot;: {&quot;date-parts&quot;: [[&quot;2008&quot;, &quot;11&quot;]]}, &quot;author&quot;: [{&quot;parse-names&quot;: false, &quot;suffix&quot;: &quot;&quot;, &quot;given&quot;: &quot;Brent C&quot;, &quot;dropping-particle&quot;: &quot;&quot;, &quot;non-dropping-particle&quot;: &quot;&quot;, &quot;family&quot;: &quot;Emerson&quot;}, {&quot;parse-names&quot;: false, &quot;suffix&quot;: &quot;&quot;, &quot;given&quot;: &quot;Rosemary G&quot;, &quot;dropping-particle&quot;: &quot;&quot;, &quot;non-dropping-particle&quot;: &quot;&quot;, &quot;family&quot;: &quot;Gillespie&quot;}]}, &quot;uris&quot;: [&quot;http://www.mendeley.com/documents/?uuid=47532981-3b9e-474a-a7fc-497884df85e0&quot;], &quot;id&quot;: &quot;ITEM-1&quot;}], &quot;properties&quot;: {&quot;noteIndex&quot;: 0}} RNDBKWmNmsE2r"/><text:span text:style-name="T11">(Emerson and Gillespie, 2008)</text:span><text:reference-mark-end text:name="ADDIN CSL_CITATION {&quot;schema&quot;: &quot;https://github.com/citation-style-language/schema/raw/master/csl-citation.json&quot;, &quot;mendeley&quot;: {&quot;plainTextFormattedCitation&quot;: &quot;(Emerson and Gillespie, 2008)&quot;, &quot;formattedCitation&quot;: &quot;(Emerson and Gillespie, 2008)&quot;, &quot;previouslyFormattedCitation&quot;: &quot;(Emerson and Gillespie, 2008)&quot;}, &quot;citationItems&quot;: [{&quot;itemData&quot;: {&quot;volume&quot;: &quot;23&quot;, &quot;abstract&quot;: &quot;Evolutionary ecologists are increasingly combining phylogenetic data with distributional and ecological data to assess how and why communities of species differ from random expectations for evolutionary and ecological relatedness. Of particular interest have been the roles of environmental filtering and competitive interactions, or alternatively neutral effects, in dictating community composition. Our goal is to place current research within a dynamic framework, specifically using recent phylogenetic studies from insular environments to provide an explicit spatial and temporal context. We compare communities over a range of evolutionary, ecological and geographic scales that differ in the extent to which speciation and adaptation contribute to community assembly and structure. This perspective allows insights into the processes that can generate community structure, as well as the evolutionary dynamics of community assembly.&quot;, &quot;type&quot;: &quot;article-journal&quot;, &quot;container-title&quot;: &quot;Trends in ecology &amp; evolution&quot;, &quot;DOI&quot;: &quot;10.1016/j.tree.2008.07.005&quot;, &quot;page&quot;: &quot;619-30&quot;, &quot;id&quot;: &quot;ITEM-1&quot;, &quot;PMID&quot;: &quot;18823678&quot;, &quot;title&quot;: &quot;Phylogenetic analysis of community assembly and structure over space and time.&quot;, &quot;ISSN&quot;: &quot;0169-5347&quot;, &quot;issue&quot;: &quot;11&quot;, &quot;issued&quot;: {&quot;date-parts&quot;: [[&quot;2008&quot;, &quot;11&quot;]]}, &quot;author&quot;: [{&quot;parse-names&quot;: false, &quot;suffix&quot;: &quot;&quot;, &quot;given&quot;: &quot;Brent C&quot;, &quot;dropping-particle&quot;: &quot;&quot;, &quot;non-dropping-particle&quot;: &quot;&quot;, &quot;family&quot;: &quot;Emerson&quot;}, {&quot;parse-names&quot;: false, &quot;suffix&quot;: &quot;&quot;, &quot;given&quot;: &quot;Rosemary G&quot;, &quot;dropping-particle&quot;: &quot;&quot;, &quot;non-dropping-particle&quot;: &quot;&quot;, &quot;family&quot;: &quot;Gillespie&quot;}]}, &quot;uris&quot;: [&quot;http://www.mendeley.com/documents/?uuid=47532981-3b9e-474a-a7fc-497884df85e0&quot;], &quot;id&quot;: &quot;ITEM-1&quot;}], &quot;properties&quot;: {&quot;noteIndex&quot;: 0}} RNDBKWmNmsE2r"/>⁠, <text:s/>so a pre-underdispersed community entering the host is a plausible mechanism for phylogenetic underdispersion of arrivals. But selection of microbial communities within the host has been shown by multiple studies <text:reference-mark-start text:name="ADDIN CSL_CITATION {&quot;schema&quot;: &quot;https://github.com/citation-style-language/schema/raw/master/csl-citation.json&quot;, &quot;mendeley&quot;: {&quot;plainTextFormattedCitation&quot;: &quot;(Peterfreund et al., 2012; David et al., 2014; Kennedy et al., 2016)&quot;, &quot;formattedCitation&quot;: &quot;(Peterfreund &lt;i&gt;et al.&lt;/i&gt;, 2012; David &lt;i&gt;et al.&lt;/i&gt;, 2014; Kennedy &lt;i&gt;et al.&lt;/i&gt;, 2016)&quot;, &quot;previouslyFormattedCitation&quot;: &quot;(Peterfreund &lt;i&gt;et al.&lt;/i&gt;, 2012; David &lt;i&gt;et al.&lt;/i&gt;, 2014; Kennedy &lt;i&gt;et al.&lt;/i&gt;, 2016)&quot;}, &quot;citationItems&quot;: [{&quot;itemData&quot;: {&quot;volume&quot;: &quot;7&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type&quot;: &quot;article-journal&quot;, &quot;container-title&quot;: &quot;PloS one&quot;, &quot;DOI&quot;: &quot;10.1371/journal.pone.0046966&quot;, &quot;page&quot;: &quot;e46966&quot;, &quot;id&quot;: &quot;ITEM-1&quot;, &quot;PMID&quot;: &quot;23071679&quot;, &quot;title&quot;: &quot;Succession in the gut microbiome following antibiotic and antibody therapies for Clostridium difficile.&quot;, &quot;ISSN&quot;: &quot;1932-6203&quot;, &quot;issue&quot;: &quot;10&quot;, &quot;issued&quot;: {&quot;date-parts&quot;: [[&quot;2012&quot;, &quot;1&quot;, &quot;10&quot;]]}, &quot;author&quot;: [{&quot;parse-names&quot;: false, &quot;suffix&quot;: &quot;&quot;, &quot;given&quot;: &quot;Gregory L&quot;, &quot;dropping-particle&quot;: &quot;&quot;, &quot;non-dropping-particle&quot;: &quot;&quot;, &quot;family&quot;: &quot;Peterfreund&quot;}, {&quot;parse-names&quot;: false, &quot;suffix&quot;: &quot;&quot;, &quot;given&quot;: &quot;Lee E&quot;, &quot;dropping-particle&quot;: &quot;&quot;, &quot;non-dropping-particle&quot;: &quot;&quot;, &quot;family&quot;: &quot;Vandivier&quot;}, {&quot;parse-names&quot;: false, &quot;suffix&quot;: &quot;&quot;, &quot;given&quot;: &quot;Rohini&quot;, &quot;dropping-particle&quot;: &quot;&quot;, &quot;non-dropping-particle&quot;: &quot;&quot;, &quot;family&quot;: &quot;Sinha&quot;}, {&quot;parse-names&quot;: false, &quot;suffix&quot;: &quot;&quot;, &quot;given&quot;: &quot;Andre J&quot;, &quot;dropping-particle&quot;: &quot;&quot;, &quot;non-dropping-particle&quot;: &quot;&quot;, &quot;family&quot;: &quot;Marozsan&quot;}, {&quot;parse-names&quot;: false, &quot;suffix&quot;: &quot;&quot;, &quot;given&quot;: &quot;William C&quot;, &quot;dropping-particle&quot;: &quot;&quot;, &quot;non-dropping-particle&quot;: &quot;&quot;, &quot;family&quot;: &quot;Olson&quot;}, {&quot;parse-names&quot;: false, &quot;suffix&quot;: &quot;&quot;, &quot;given&quot;: &quot;Jun&quot;, &quot;dropping-particle&quot;: &quot;&quot;, &quot;non-dropping-particle&quot;: &quot;&quot;, &quot;family&quot;: &quot;Zhu&quot;}, {&quot;parse-names&quot;: false, &quot;suffix&quot;: &quot;&quot;, &quot;given&quot;: &quot;Frederic D&quot;, &quot;dropping-particle&quot;: &quot;&quot;, &quot;non-dropping-particle&quot;: &quot;&quot;, &quot;family&quot;: &quot;Bushman&quot;}], &quot;publisher&quot;: &quot;Public Library of Science&quot;}, &quot;uris&quot;: [&quot;http://www.mendeley.com/documents/?uuid=c35b8bbb-a9bf-48fc-82c7-c4787dfa0c8a&quot;], &quot;id&quot;: &quot;ITEM-1&quot;}, {&quot;itemData&quot;: {&quot;volume&quot;: &quot;15&quot;, &quot;language&quot;: &quot;En&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type&quot;: &quot;article-journal&quot;, &quot;container-title&quot;: &quot;Genome biology&quot;, &quot;DOI&quot;: &quot;10.1186/gb-2014-15-7-r89&quot;, &quot;page&quot;: &quot;R89&quot;, &quot;id&quot;: &quot;ITEM-2&quot;, &quot;PMID&quot;: &quot;25146375&quot;, &quot;title&quot;: &quot;Host lifestyle affects human microbiota on daily timescales.&quot;, &quot;ISSN&quot;: &quot;1465-6914&quot;, &quot;issue&quot;: &quot;7&quot;, &quot;issued&quot;: {&quot;date-parts&quot;: [[&quot;2014&quot;, &quot;1&quot;, &quot;25&quot;]]}, &quot;author&quot;: [{&quot;parse-names&quot;: false, &quot;suffix&quot;: &quot;&quot;, &quot;given&quot;: &quot;Lawrence A&quot;, &quot;dropping-particle&quot;: &quot;&quot;, &quot;non-dropping-particle&quot;: &quot;&quot;, &quot;family&quot;: &quot;David&quot;}, {&quot;parse-names&quot;: false, &quot;suffix&quot;: &quot;&quot;, &quot;given&quot;: &quot;Arne C&quot;, &quot;dropping-particle&quot;: &quot;&quot;, &quot;non-dropping-particle&quot;: &quot;&quot;, &quot;family&quot;: &quot;Materna&quot;}, {&quot;parse-names&quot;: false, &quot;suffix&quot;: &quot;&quot;, &quot;given&quot;: &quot;Jonathan&quot;, &quot;dropping-particle&quot;: &quot;&quot;, &quot;non-dropping-particle&quot;: &quot;&quot;, &quot;family&quot;: &quot;Friedman&quot;}, {&quot;parse-names&quot;: false, &quot;suffix&quot;: &quot;&quot;, &quot;given&quot;: &quot;Maria I&quot;, &quot;dropping-particle&quot;: &quot;&quot;, &quot;non-dropping-particle&quot;: &quot;&quot;, &quot;family&quot;: &quot;Campos-Baptista&quot;}, {&quot;parse-names&quot;: false, &quot;suffix&quot;: &quot;&quot;, &quot;given&quot;: &quot;Matthew C&quot;, &quot;dropping-particle&quot;: &quot;&quot;, &quot;non-dropping-particle&quot;: &quot;&quot;, &quot;family&quot;: &quot;Blackburn&quot;}, {&quot;parse-names&quot;: false, &quot;suffix&quot;: &quot;&quot;, &quot;given&quot;: &quot;Allison&quot;, &quot;dropping-particle&quot;: &quot;&quot;, &quot;non-dropping-particle&quot;: &quot;&quot;, &quot;family&quot;: &quot;Perrotta&quot;}, {&quot;parse-names&quot;: false, &quot;suffix&quot;: &quot;&quot;, &quot;given&quot;: &quot;Susan E&quot;, &quot;dropping-particle&quot;: &quot;&quot;, &quot;non-dropping-particle&quot;: &quot;&quot;, &quot;family&quot;: &quot;Erdman&quot;}, {&quot;parse-names&quot;: false, &quot;suffix&quot;: &quot;&quot;, &quot;given&quot;: &quot;Eric J&quot;, &quot;dropping-particle&quot;: &quot;&quot;, &quot;non-dropping-particle&quot;: &quot;&quot;, &quot;family&quot;: &quot;Alm&quot;}], &quot;publisher&quot;: &quot;BioMed Central&quot;}, &quot;uris&quot;: [&quot;http://www.mendeley.com/documents/?uuid=dfecea61-9ed9-4500-a29f-5f0a06b261f4&quot;], &quot;id&quot;: &quot;ITEM-2&quot;}, {&quot;itemData&quot;: {&quot;volume&quot;: &quot;6&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type&quot;: &quot;article-journal&quot;, &quot;container-title&quot;: &quot;Scientific reports&quot;, &quot;DOI&quot;: &quot;10.1038/srep33430&quot;, &quot;page&quot;: &quot;33430&quot;, &quot;id&quot;: &quot;ITEM-3&quot;, &quot;PMID&quot;: &quot;27646684&quot;, &quot;title&quot;: &quot;Temporal Development of Gut Microbiota in Triclocarban Exposed Pregnant and Neonatal Rats.&quot;, &quot;ISSN&quot;: &quot;2045-2322&quot;, &quot;issued&quot;: {&quot;date-parts&quot;: [[&quot;2016&quot;]]}, &quot;author&quot;: [{&quot;parse-names&quot;: false, &quot;suffix&quot;: &quot;&quot;, &quot;given&quot;: &quot;Rebekah C&quot;, &quot;dropping-particle&quot;: &quot;&quot;, &quot;non-dropping-particle&quot;: &quot;&quot;, &quot;family&quot;: &quot;Kennedy&quot;}, {&quot;parse-names&quot;: false, &quot;suffix&quot;: &quot;&quot;, &quot;given&quot;: &quot;Russell R&quot;, &quot;dropping-particle&quot;: &quot;&quot;, &quot;non-dropping-particle&quot;: &quot;&quot;, &quot;family&quot;: &quot;Fling&quot;}, {&quot;parse-names&quot;: false, &quot;suffix&quot;: &quot;&quot;, &quot;given&quot;: &quot;Michael S&quot;, &quot;dropping-particle&quot;: &quot;&quot;, &quot;non-dropping-particle&quot;: &quot;&quot;, &quot;family&quot;: &quot;Robeson&quot;}, {&quot;parse-names&quot;: false, &quot;suffix&quot;: &quot;&quot;, &quot;given&quot;: &quot;Arnold M&quot;, &quot;dropping-particle&quot;: &quot;&quot;, &quot;non-dropping-particle&quot;: &quot;&quot;, &quot;family&quot;: &quot;Saxton&quot;}, {&quot;parse-names&quot;: false, &quot;suffix&quot;: &quot;&quot;, &quot;given&quot;: &quot;Robert L&quot;, &quot;dropping-particle&quot;: &quot;&quot;, &quot;non-dropping-particle&quot;: &quot;&quot;, &quot;family&quot;: &quot;Donnell&quot;}, {&quot;parse-names&quot;: false, &quot;suffix&quot;: &quot;&quot;, &quot;given&quot;: &quot;John L&quot;, &quot;dropping-particle&quot;: &quot;&quot;, &quot;non-dropping-particle&quot;: &quot;&quot;, &quot;family&quot;: &quot;Darcy&quot;}, {&quot;parse-names&quot;: false, &quot;suffix&quot;: &quot;&quot;, &quot;given&quot;: &quot;David A&quot;, &quot;dropping-particle&quot;: &quot;&quot;, &quot;non-dropping-particle&quot;: &quot;&quot;, &quot;family&quot;: &quot;Bemis&quot;}, {&quot;parse-names&quot;: false, &quot;suffix&quot;: &quot;&quot;, &quot;given&quot;: &quot;Jiang&quot;, &quot;dropping-particle&quot;: &quot;&quot;, &quot;non-dropping-particle&quot;: &quot;&quot;, &quot;family&quot;: &quot;Liu&quot;}, {&quot;parse-names&quot;: false, &quot;suffix&quot;: &quot;&quot;, &quot;given&quot;: &quot;Ling&quot;, &quot;dropping-particle&quot;: &quot;&quot;, &quot;non-dropping-particle&quot;: &quot;&quot;, &quot;family&quot;: &quot;Zhao&quot;}, {&quot;parse-names&quot;: false, &quot;suffix&quot;: &quot;&quot;, &quot;given&quot;: &quot;Jiangang&quot;, &quot;dropping-particle&quot;: &quot;&quot;, &quot;non-dropping-particle&quot;: &quot;&quot;, &quot;family&quot;: &quot;Chen&quot;}], &quot;publisher&quot;: &quot;Nature Publishing Group&quot;}, &quot;uris&quot;: [&quot;http://www.mendeley.com/documents/?uuid=457e9bc5-711b-3c5c-9655-0178cd75eaac&quot;], &quot;id&quot;: &quot;ITEM-3&quot;}], &quot;properties&quot;: {&quot;noteIndex&quot;: 0}} RNDJI1kbo9Xb4"/><text:span text:style-name="T11">(Peterfreund </text:span><text:span text:style-name="T27">et al.</text:span><text:span text:style-name="T11">, 2012; David </text:span><text:span text:style-name="T27">et al.</text:span><text:span text:style-name="T11">, 2014; Kennedy </text:span><text:span text:style-name="T27">et al.</text:span><text:span text:style-name="T11">, 2016)</text:span><text:reference-mark-end text:name="ADDIN CSL_CITATION {&quot;schema&quot;: &quot;https://github.com/citation-style-language/schema/raw/master/csl-citation.json&quot;, &quot;mendeley&quot;: {&quot;plainTextFormattedCitation&quot;: &quot;(Peterfreund et al., 2012; David et al., 2014; Kennedy et al., 2016)&quot;, &quot;formattedCitation&quot;: &quot;(Peterfreund &lt;i&gt;et al.&lt;/i&gt;, 2012; David &lt;i&gt;et al.&lt;/i&gt;, 2014; Kennedy &lt;i&gt;et al.&lt;/i&gt;, 2016)&quot;, &quot;previouslyFormattedCitation&quot;: &quot;(Peterfreund &lt;i&gt;et al.&lt;/i&gt;, 2012; David &lt;i&gt;et al.&lt;/i&gt;, 2014; Kennedy &lt;i&gt;et al.&lt;/i&gt;, 2016)&quot;}, &quot;citationItems&quot;: [{&quot;itemData&quot;: {&quot;volume&quot;: &quot;7&quot;, &quot;abstract&quot;: &quot;Antibiotic disruption of the intestinal microbiota may cause susceptibility to pathogens that is resolved by progressive bacterial outgrowth and colonization. Succession is central to ecological theory but not widely documented in studies of the vertebrate microbiome. Here, we study succession in the hamster gut after treatment with antibiotics and exposure to Clostridium difficile. C. difficile infection is typically lethal in hamsters, but protection can be conferred with neutralizing antibodies against the A and B toxins. We compare treatment with neutralizing monoclonal antibodies (mAb) to treatment with vancomycin, which prolongs the lives of animals but ultimately fails to protect them from death. We carried out longitudinal deep sequencing analysis and found distinctive waves of succession associated with each form of treatment. Clindamycin sensitization prior to infection was associated with the temporary suppression of the previously dominant Bacteroidales and the fungus Saccinobaculus in favor of Proteobacteria. In mAb-treated animals, C. difficile proliferated before joining Proteobacteria in giving way to re-expanding Bacteroidales and the fungus Wickerhamomyces. However, the Bacteroidales lineages returning by day 7 were different from those that were present initially, and they persisted for the duration of the experiment. Animals treated with vancomycin showed a different set of late-stage lineages that were dominated by Proteobacteria as well as increased disparity between the tissue-associated and luminal cecal communities. The control animals showed no change in their gut microbiota. These data thus suggest different patterns of ecological succession following antibiotic treatment and C. difficile infection.&quot;, &quot;type&quot;: &quot;article-journal&quot;, &quot;container-title&quot;: &quot;PloS one&quot;, &quot;DOI&quot;: &quot;10.1371/journal.pone.0046966&quot;, &quot;page&quot;: &quot;e46966&quot;, &quot;id&quot;: &quot;ITEM-1&quot;, &quot;PMID&quot;: &quot;23071679&quot;, &quot;title&quot;: &quot;Succession in the gut microbiome following antibiotic and antibody therapies for Clostridium difficile.&quot;, &quot;ISSN&quot;: &quot;1932-6203&quot;, &quot;issue&quot;: &quot;10&quot;, &quot;issued&quot;: {&quot;date-parts&quot;: [[&quot;2012&quot;, &quot;1&quot;, &quot;10&quot;]]}, &quot;author&quot;: [{&quot;parse-names&quot;: false, &quot;suffix&quot;: &quot;&quot;, &quot;given&quot;: &quot;Gregory L&quot;, &quot;dropping-particle&quot;: &quot;&quot;, &quot;non-dropping-particle&quot;: &quot;&quot;, &quot;family&quot;: &quot;Peterfreund&quot;}, {&quot;parse-names&quot;: false, &quot;suffix&quot;: &quot;&quot;, &quot;given&quot;: &quot;Lee E&quot;, &quot;dropping-particle&quot;: &quot;&quot;, &quot;non-dropping-particle&quot;: &quot;&quot;, &quot;family&quot;: &quot;Vandivier&quot;}, {&quot;parse-names&quot;: false, &quot;suffix&quot;: &quot;&quot;, &quot;given&quot;: &quot;Rohini&quot;, &quot;dropping-particle&quot;: &quot;&quot;, &quot;non-dropping-particle&quot;: &quot;&quot;, &quot;family&quot;: &quot;Sinha&quot;}, {&quot;parse-names&quot;: false, &quot;suffix&quot;: &quot;&quot;, &quot;given&quot;: &quot;Andre J&quot;, &quot;dropping-particle&quot;: &quot;&quot;, &quot;non-dropping-particle&quot;: &quot;&quot;, &quot;family&quot;: &quot;Marozsan&quot;}, {&quot;parse-names&quot;: false, &quot;suffix&quot;: &quot;&quot;, &quot;given&quot;: &quot;William C&quot;, &quot;dropping-particle&quot;: &quot;&quot;, &quot;non-dropping-particle&quot;: &quot;&quot;, &quot;family&quot;: &quot;Olson&quot;}, {&quot;parse-names&quot;: false, &quot;suffix&quot;: &quot;&quot;, &quot;given&quot;: &quot;Jun&quot;, &quot;dropping-particle&quot;: &quot;&quot;, &quot;non-dropping-particle&quot;: &quot;&quot;, &quot;family&quot;: &quot;Zhu&quot;}, {&quot;parse-names&quot;: false, &quot;suffix&quot;: &quot;&quot;, &quot;given&quot;: &quot;Frederic D&quot;, &quot;dropping-particle&quot;: &quot;&quot;, &quot;non-dropping-particle&quot;: &quot;&quot;, &quot;family&quot;: &quot;Bushman&quot;}], &quot;publisher&quot;: &quot;Public Library of Science&quot;}, &quot;uris&quot;: [&quot;http://www.mendeley.com/documents/?uuid=c35b8bbb-a9bf-48fc-82c7-c4787dfa0c8a&quot;], &quot;id&quot;: &quot;ITEM-1&quot;}, {&quot;itemData&quot;: {&quot;volume&quot;: &quot;15&quot;, &quot;language&quot;: &quot;En&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type&quot;: &quot;article-journal&quot;, &quot;container-title&quot;: &quot;Genome biology&quot;, &quot;DOI&quot;: &quot;10.1186/gb-2014-15-7-r89&quot;, &quot;page&quot;: &quot;R89&quot;, &quot;id&quot;: &quot;ITEM-2&quot;, &quot;PMID&quot;: &quot;25146375&quot;, &quot;title&quot;: &quot;Host lifestyle affects human microbiota on daily timescales.&quot;, &quot;ISSN&quot;: &quot;1465-6914&quot;, &quot;issue&quot;: &quot;7&quot;, &quot;issued&quot;: {&quot;date-parts&quot;: [[&quot;2014&quot;, &quot;1&quot;, &quot;25&quot;]]}, &quot;author&quot;: [{&quot;parse-names&quot;: false, &quot;suffix&quot;: &quot;&quot;, &quot;given&quot;: &quot;Lawrence A&quot;, &quot;dropping-particle&quot;: &quot;&quot;, &quot;non-dropping-particle&quot;: &quot;&quot;, &quot;family&quot;: &quot;David&quot;}, {&quot;parse-names&quot;: false, &quot;suffix&quot;: &quot;&quot;, &quot;given&quot;: &quot;Arne C&quot;, &quot;dropping-particle&quot;: &quot;&quot;, &quot;non-dropping-particle&quot;: &quot;&quot;, &quot;family&quot;: &quot;Materna&quot;}, {&quot;parse-names&quot;: false, &quot;suffix&quot;: &quot;&quot;, &quot;given&quot;: &quot;Jonathan&quot;, &quot;dropping-particle&quot;: &quot;&quot;, &quot;non-dropping-particle&quot;: &quot;&quot;, &quot;family&quot;: &quot;Friedman&quot;}, {&quot;parse-names&quot;: false, &quot;suffix&quot;: &quot;&quot;, &quot;given&quot;: &quot;Maria I&quot;, &quot;dropping-particle&quot;: &quot;&quot;, &quot;non-dropping-particle&quot;: &quot;&quot;, &quot;family&quot;: &quot;Campos-Baptista&quot;}, {&quot;parse-names&quot;: false, &quot;suffix&quot;: &quot;&quot;, &quot;given&quot;: &quot;Matthew C&quot;, &quot;dropping-particle&quot;: &quot;&quot;, &quot;non-dropping-particle&quot;: &quot;&quot;, &quot;family&quot;: &quot;Blackburn&quot;}, {&quot;parse-names&quot;: false, &quot;suffix&quot;: &quot;&quot;, &quot;given&quot;: &quot;Allison&quot;, &quot;dropping-particle&quot;: &quot;&quot;, &quot;non-dropping-particle&quot;: &quot;&quot;, &quot;family&quot;: &quot;Perrotta&quot;}, {&quot;parse-names&quot;: false, &quot;suffix&quot;: &quot;&quot;, &quot;given&quot;: &quot;Susan E&quot;, &quot;dropping-particle&quot;: &quot;&quot;, &quot;non-dropping-particle&quot;: &quot;&quot;, &quot;family&quot;: &quot;Erdman&quot;}, {&quot;parse-names&quot;: false, &quot;suffix&quot;: &quot;&quot;, &quot;given&quot;: &quot;Eric J&quot;, &quot;dropping-particle&quot;: &quot;&quot;, &quot;non-dropping-particle&quot;: &quot;&quot;, &quot;family&quot;: &quot;Alm&quot;}], &quot;publisher&quot;: &quot;BioMed Central&quot;}, &quot;uris&quot;: [&quot;http://www.mendeley.com/documents/?uuid=dfecea61-9ed9-4500-a29f-5f0a06b261f4&quot;], &quot;id&quot;: &quot;ITEM-2&quot;}, {&quot;itemData&quot;: {&quot;volume&quot;: &quot;6&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type&quot;: &quot;article-journal&quot;, &quot;container-title&quot;: &quot;Scientific reports&quot;, &quot;DOI&quot;: &quot;10.1038/srep33430&quot;, &quot;page&quot;: &quot;33430&quot;, &quot;id&quot;: &quot;ITEM-3&quot;, &quot;PMID&quot;: &quot;27646684&quot;, &quot;title&quot;: &quot;Temporal Development of Gut Microbiota in Triclocarban Exposed Pregnant and Neonatal Rats.&quot;, &quot;ISSN&quot;: &quot;2045-2322&quot;, &quot;issued&quot;: {&quot;date-parts&quot;: [[&quot;2016&quot;]]}, &quot;author&quot;: [{&quot;parse-names&quot;: false, &quot;suffix&quot;: &quot;&quot;, &quot;given&quot;: &quot;Rebekah C&quot;, &quot;dropping-particle&quot;: &quot;&quot;, &quot;non-dropping-particle&quot;: &quot;&quot;, &quot;family&quot;: &quot;Kennedy&quot;}, {&quot;parse-names&quot;: false, &quot;suffix&quot;: &quot;&quot;, &quot;given&quot;: &quot;Russell R&quot;, &quot;dropping-particle&quot;: &quot;&quot;, &quot;non-dropping-particle&quot;: &quot;&quot;, &quot;family&quot;: &quot;Fling&quot;}, {&quot;parse-names&quot;: false, &quot;suffix&quot;: &quot;&quot;, &quot;given&quot;: &quot;Michael S&quot;, &quot;dropping-particle&quot;: &quot;&quot;, &quot;non-dropping-particle&quot;: &quot;&quot;, &quot;family&quot;: &quot;Robeson&quot;}, {&quot;parse-names&quot;: false, &quot;suffix&quot;: &quot;&quot;, &quot;given&quot;: &quot;Arnold M&quot;, &quot;dropping-particle&quot;: &quot;&quot;, &quot;non-dropping-particle&quot;: &quot;&quot;, &quot;family&quot;: &quot;Saxton&quot;}, {&quot;parse-names&quot;: false, &quot;suffix&quot;: &quot;&quot;, &quot;given&quot;: &quot;Robert L&quot;, &quot;dropping-particle&quot;: &quot;&quot;, &quot;non-dropping-particle&quot;: &quot;&quot;, &quot;family&quot;: &quot;Donnell&quot;}, {&quot;parse-names&quot;: false, &quot;suffix&quot;: &quot;&quot;, &quot;given&quot;: &quot;John L&quot;, &quot;dropping-particle&quot;: &quot;&quot;, &quot;non-dropping-particle&quot;: &quot;&quot;, &quot;family&quot;: &quot;Darcy&quot;}, {&quot;parse-names&quot;: false, &quot;suffix&quot;: &quot;&quot;, &quot;given&quot;: &quot;David A&quot;, &quot;dropping-particle&quot;: &quot;&quot;, &quot;non-dropping-particle&quot;: &quot;&quot;, &quot;family&quot;: &quot;Bemis&quot;}, {&quot;parse-names&quot;: false, &quot;suffix&quot;: &quot;&quot;, &quot;given&quot;: &quot;Jiang&quot;, &quot;dropping-particle&quot;: &quot;&quot;, &quot;non-dropping-particle&quot;: &quot;&quot;, &quot;family&quot;: &quot;Liu&quot;}, {&quot;parse-names&quot;: false, &quot;suffix&quot;: &quot;&quot;, &quot;given&quot;: &quot;Ling&quot;, &quot;dropping-particle&quot;: &quot;&quot;, &quot;non-dropping-particle&quot;: &quot;&quot;, &quot;family&quot;: &quot;Zhao&quot;}, {&quot;parse-names&quot;: false, &quot;suffix&quot;: &quot;&quot;, &quot;given&quot;: &quot;Jiangang&quot;, &quot;dropping-particle&quot;: &quot;&quot;, &quot;non-dropping-particle&quot;: &quot;&quot;, &quot;family&quot;: &quot;Chen&quot;}], &quot;publisher&quot;: &quot;Nature Publishing Group&quot;}, &quot;uris&quot;: [&quot;http://www.mendeley.com/documents/?uuid=457e9bc5-711b-3c5c-9655-0178cd75eaac&quot;], &quot;id&quot;: &quot;ITEM-3&quot;}], &quot;properties&quot;: {&quot;noteIndex&quot;: 0}} RNDJI1kbo9Xb4"/>⁠, <text:span text:style-name="T33">so we think that trait-based selection within the host is a more likely scenario. </text:span></text:p>
      <text:p text:style-name="P14"><text:tab/>The burst of newly observed phylogenetic diversity in the infant gut microbiome after the subject began consuming baby formula (Figure 4) indicates that this particular disturbance resulted in a <text:soft-page-break/>re-assembly of a community that was approaching island-biogeographic equilibrium <text:reference-mark-start text:name="ADDIN CSL_CITATION {&quot;schema&quot;: &quot;https://github.com/citation-style-language/schema/raw/master/csl-citation.json&quot;, &quot;mendeley&quot;: {&quot;plainTextFormattedCitation&quot;: &quot;(MacArthur and Wilson, 1967; Jean et al., 2016)&quot;, &quot;formattedCitation&quot;: &quot;(MacArthur and Wilson, 1967; Jean &lt;i&gt;et al.&lt;/i&gt;, 2016)&quot;, &quot;previouslyFormattedCitation&quot;: &quot;(MacArthur and Wilson, 1967; Jean &lt;i&gt;et al.&lt;/i&gt;, 2016)&quot;}, &quot;citationItems&quot;: [{&quot;itemData&quot;: {&quot;title&quot;: &quot;Theory of Island Biogeography&quot;, &quot;number-of-pages&quot;: &quot;216&quot;, &quot;issued&quot;: {&quot;date-parts&quot;: [[&quot;1967&quot;]]}, &quot;type&quot;: &quot;book&quot;, &quot;id&quot;: &quot;ITEM-1&quot;, &quot;abstract&quot;: &quot;The book description for \&quot;Theory of Island Biogeography. (MPB-1)\&quot; is currently unavailable.&quot;, &quot;ISBN&quot;: &quot;1400875366&quot;, &quot;author&quot;: [{&quot;parse-names&quot;: false, &quot;suffix&quot;: &quot;&quot;, &quot;given&quot;: &quot;Robert H.&quot;, &quot;dropping-particle&quot;: &quot;&quot;, &quot;non-dropping-particle&quot;: &quot;&quot;, &quot;family&quot;: &quot;MacArthur&quot;}, {&quot;parse-names&quot;: false, &quot;suffix&quot;: &quot;&quot;, &quot;given&quot;: &quot;Edward O.&quot;, &quot;dropping-particle&quot;: &quot;&quot;, &quot;non-dropping-particle&quot;: &quot;&quot;, &quot;family&quot;: &quot;Wilson&quot;}], &quot;publisher&quot;: &quot;Princeton University Press&quot;}, &quot;uris&quot;: [&quot;http://www.mendeley.com/documents/?uuid=10b6eeb6-df79-4d59-87b9-485ee74b7714&quot;], &quot;id&quot;: &quot;ITEM-1&quot;}, {&quot;itemData&quot;: {&quot;volume&quot;: &quot;25&quot;, &quot;title&quot;: &quot;An equilibrium theory signature in the island biogeography of human parasites and pathogens&quot;, &quot;DOI&quot;: &quot;10.1111/geb.12393&quot;, &quot;issued&quot;: {&quot;date-parts&quot;: [[&quot;2016&quot;, &quot;1&quot;, &quot;5&quot;]]}, &quot;type&quot;: &quot;article-journal&quot;, &quot;container-title&quot;: &quot;Global Ecology and Biogeography&quot;, &quot;ISSN&quot;: &quot;1466822X&quot;, &quot;issue&quot;: &quot;1&quot;, &quot;page&quot;: &quot;107-116&quot;, &quot;id&quot;: &quot;ITEM-2&quot;, &quot;author&quot;: [{&quot;parse-names&quot;: false, &quot;suffix&quot;: &quot;&quot;, &quot;given&quot;: &quot;K\u00e9vin&quot;, &quot;dropping-particle&quot;: &quot;&quot;, &quot;non-dropping-particle&quot;: &quot;&quot;, &quot;family&quot;: &quot;Jean&quot;}, {&quot;parse-names&quot;: false, &quot;suffix&quot;: &quot;&quot;, &quot;given&quot;: &quot;William R.&quot;, &quot;dropping-particle&quot;: &quot;&quot;, &quot;non-dropping-particle&quot;: &quot;&quot;, &quot;family&quot;: &quot;Burnside&quot;}, {&quot;parse-names&quot;: false, &quot;suffix&quot;: &quot;&quot;, &quot;given&quot;: &quot;Lynn&quot;, &quot;dropping-particle&quot;: &quot;&quot;, &quot;non-dropping-particle&quot;: &quot;&quot;, &quot;family&quot;: &quot;Carlson&quot;}, {&quot;parse-names&quot;: false, &quot;suffix&quot;: &quot;&quot;, &quot;given&quot;: &quot;Katherine&quot;, &quot;dropping-particle&quot;: &quot;&quot;, &quot;non-dropping-particle&quot;: &quot;&quot;, &quot;family&quot;: &quot;Smith&quot;}, {&quot;parse-names&quot;: false, &quot;suffix&quot;: &quot;&quot;, &quot;given&quot;: &quot;Jean-Fran\u00e7ois&quot;, &quot;dropping-particle&quot;: &quot;&quot;, &quot;non-dropping-particle&quot;: &quot;&quot;, &quot;family&quot;: &quot;Gu\u00e9gan&quot;}]}, &quot;uris&quot;: [&quot;http://www.mendeley.com/documents/?uuid=11d959a9-7d23-4066-a5b9-40cb3328444e&quot;], &quot;id&quot;: &quot;ITEM-2&quot;}], &quot;properties&quot;: {&quot;noteIndex&quot;: 0}} RNDgO8lVmFvyj"/><text:span text:style-name="T11">(MacArthur and Wilson, 1967; Jean </text:span><text:span text:style-name="T27">et al.</text:span><text:span text:style-name="T11">, 2016)</text:span><text:reference-mark-end text:name="ADDIN CSL_CITATION {&quot;schema&quot;: &quot;https://github.com/citation-style-language/schema/raw/master/csl-citation.json&quot;, &quot;mendeley&quot;: {&quot;plainTextFormattedCitation&quot;: &quot;(MacArthur and Wilson, 1967; Jean et al., 2016)&quot;, &quot;formattedCitation&quot;: &quot;(MacArthur and Wilson, 1967; Jean &lt;i&gt;et al.&lt;/i&gt;, 2016)&quot;, &quot;previouslyFormattedCitation&quot;: &quot;(MacArthur and Wilson, 1967; Jean &lt;i&gt;et al.&lt;/i&gt;, 2016)&quot;}, &quot;citationItems&quot;: [{&quot;itemData&quot;: {&quot;title&quot;: &quot;Theory of Island Biogeography&quot;, &quot;number-of-pages&quot;: &quot;216&quot;, &quot;issued&quot;: {&quot;date-parts&quot;: [[&quot;1967&quot;]]}, &quot;type&quot;: &quot;book&quot;, &quot;id&quot;: &quot;ITEM-1&quot;, &quot;abstract&quot;: &quot;The book description for \&quot;Theory of Island Biogeography. (MPB-1)\&quot; is currently unavailable.&quot;, &quot;ISBN&quot;: &quot;1400875366&quot;, &quot;author&quot;: [{&quot;parse-names&quot;: false, &quot;suffix&quot;: &quot;&quot;, &quot;given&quot;: &quot;Robert H.&quot;, &quot;dropping-particle&quot;: &quot;&quot;, &quot;non-dropping-particle&quot;: &quot;&quot;, &quot;family&quot;: &quot;MacArthur&quot;}, {&quot;parse-names&quot;: false, &quot;suffix&quot;: &quot;&quot;, &quot;given&quot;: &quot;Edward O.&quot;, &quot;dropping-particle&quot;: &quot;&quot;, &quot;non-dropping-particle&quot;: &quot;&quot;, &quot;family&quot;: &quot;Wilson&quot;}], &quot;publisher&quot;: &quot;Princeton University Press&quot;}, &quot;uris&quot;: [&quot;http://www.mendeley.com/documents/?uuid=10b6eeb6-df79-4d59-87b9-485ee74b7714&quot;], &quot;id&quot;: &quot;ITEM-1&quot;}, {&quot;itemData&quot;: {&quot;volume&quot;: &quot;25&quot;, &quot;title&quot;: &quot;An equilibrium theory signature in the island biogeography of human parasites and pathogens&quot;, &quot;DOI&quot;: &quot;10.1111/geb.12393&quot;, &quot;issued&quot;: {&quot;date-parts&quot;: [[&quot;2016&quot;, &quot;1&quot;, &quot;5&quot;]]}, &quot;type&quot;: &quot;article-journal&quot;, &quot;container-title&quot;: &quot;Global Ecology and Biogeography&quot;, &quot;ISSN&quot;: &quot;1466822X&quot;, &quot;issue&quot;: &quot;1&quot;, &quot;page&quot;: &quot;107-116&quot;, &quot;id&quot;: &quot;ITEM-2&quot;, &quot;author&quot;: [{&quot;parse-names&quot;: false, &quot;suffix&quot;: &quot;&quot;, &quot;given&quot;: &quot;K\u00e9vin&quot;, &quot;dropping-particle&quot;: &quot;&quot;, &quot;non-dropping-particle&quot;: &quot;&quot;, &quot;family&quot;: &quot;Jean&quot;}, {&quot;parse-names&quot;: false, &quot;suffix&quot;: &quot;&quot;, &quot;given&quot;: &quot;William R.&quot;, &quot;dropping-particle&quot;: &quot;&quot;, &quot;non-dropping-particle&quot;: &quot;&quot;, &quot;family&quot;: &quot;Burnside&quot;}, {&quot;parse-names&quot;: false, &quot;suffix&quot;: &quot;&quot;, &quot;given&quot;: &quot;Lynn&quot;, &quot;dropping-particle&quot;: &quot;&quot;, &quot;non-dropping-particle&quot;: &quot;&quot;, &quot;family&quot;: &quot;Carlson&quot;}, {&quot;parse-names&quot;: false, &quot;suffix&quot;: &quot;&quot;, &quot;given&quot;: &quot;Katherine&quot;, &quot;dropping-particle&quot;: &quot;&quot;, &quot;non-dropping-particle&quot;: &quot;&quot;, &quot;family&quot;: &quot;Smith&quot;}, {&quot;parse-names&quot;: false, &quot;suffix&quot;: &quot;&quot;, &quot;given&quot;: &quot;Jean-Fran\u00e7ois&quot;, &quot;dropping-particle&quot;: &quot;&quot;, &quot;non-dropping-particle&quot;: &quot;&quot;, &quot;family&quot;: &quot;Gu\u00e9gan&quot;}]}, &quot;uris&quot;: [&quot;http://www.mendeley.com/documents/?uuid=11d959a9-7d23-4066-a5b9-40cb3328444e&quot;], &quot;id&quot;: &quot;ITEM-2&quot;}], &quot;properties&quot;: {&quot;noteIndex&quot;: 0}} RNDgO8lVmFvyj"/>⁠. The pre-formula community had reached a state where phylogenetic diversity was not being added (Figure 4), but post-formula, there was a significant jump in novel phylogenetic diversity arriving in the community. After a few months post-formula, the community again moved toward a state where novel diversity was no longer being added. </text:p>
      <text:p text:style-name="P14"><text:tab/>Our model shows that both of these time series showed underdispersion (Figure 5) as did each of the 8 data sets from <text:span text:style-name="T33">adult microbiomes (Figure 3), which suggests that microbial systems, as surveyed through 16S rDNA sequencing, have underdispersed phylodiversity accumulation over time. If true, our findings have major implications for the management and restoration of human-associated microbial systems </text:span><text:reference-mark-start text:name="ADDIN CSL_CITATION {&quot;schema&quot;: &quot;https://github.com/citation-style-language/schema/raw/master/csl-citation.json&quot;, &quot;mendeley&quot;: {&quot;plainTextFormattedCitation&quot;: &quot;(Shooner et al., 2015)&quot;, &quot;formattedCitation&quot;: &quot;(Shooner &lt;i&gt;et al.&lt;/i&gt;, 2015)&quot;, &quot;previouslyFormattedCitation&quot;: &quot;(Shooner &lt;i&gt;et al.&lt;/i&gt;, 2015)&quot;}, &quot;citationItems&quot;: [{&quot;itemData&quot;: {&quot;volume&quot;: &quot;52&quot;, &quot;issued&quot;: {&quot;date-parts&quot;: [[&quot;2015&quot;, &quot;12&quot;, &quot;26&quot;]]}, &quot;container-title&quot;: &quot;Journal of Applied Ecology&quot;, &quot;type&quot;: &quot;article-journal&quot;, &quot;DOI&quot;: &quot;10.1111/1365-2664.12517&quot;, &quot;page&quot;: &quot;1509-1517&quot;, &quot;ISSN&quot;: &quot;00218901&quot;, &quot;editor&quot;: [{&quot;parse-names&quot;: false, &quot;suffix&quot;: &quot;&quot;, &quot;given&quot;: &quot;Paul&quot;, &quot;dropping-particle&quot;: &quot;&quot;, &quot;non-dropping-particle&quot;: &quot;&quot;, &quot;family&quot;: &quot;Kardol&quot;}], &quot;title&quot;: &quot;The phylogenetics of succession can guide restoration: an example from abandoned mine sites in the subarctic&quot;, &quot;id&quot;: &quot;ITEM-1&quot;, &quot;issue&quot;: &quot;6&quot;, &quot;author&quot;: [{&quot;parse-names&quot;: false, &quot;suffix&quot;: &quot;&quot;, &quot;given&quot;: &quot;Stephanie&quot;, &quot;dropping-particle&quot;: &quot;&quot;, &quot;non-dropping-particle&quot;: &quot;&quot;, &quot;family&quot;: &quot;Shooner&quot;}, {&quot;parse-names&quot;: false, &quot;suffix&quot;: &quot;&quot;, &quot;given&quot;: &quot;Chelsea&quot;, &quot;dropping-particle&quot;: &quot;&quot;, &quot;non-dropping-particle&quot;: &quot;&quot;, &quot;family&quot;: &quot;Chisholm&quot;}, {&quot;parse-names&quot;: false, &quot;suffix&quot;: &quot;&quot;, &quot;given&quot;: &quot;T. Jonathan&quot;, &quot;dropping-particle&quot;: &quot;&quot;, &quot;non-dropping-particle&quot;: &quot;&quot;, &quot;family&quot;: &quot;Davies&quot;}]}, &quot;uris&quot;: [&quot;http://www.mendeley.com/documents/?uuid=3cf84092-a322-4bac-8816-e69a3234704a&quot;], &quot;id&quot;: &quot;ITEM-1&quot;}], &quot;properties&quot;: {&quot;noteIndex&quot;: 0}} RNDhQe6lYyaJl"/><text:span text:style-name="T13">(Shooner </text:span><text:span text:style-name="T28">et al.</text:span><text:span text:style-name="T13">, 2015)</text:span><text:reference-mark-end text:name="ADDIN CSL_CITATION {&quot;schema&quot;: &quot;https://github.com/citation-style-language/schema/raw/master/csl-citation.json&quot;, &quot;mendeley&quot;: {&quot;plainTextFormattedCitation&quot;: &quot;(Shooner et al., 2015)&quot;, &quot;formattedCitation&quot;: &quot;(Shooner &lt;i&gt;et al.&lt;/i&gt;, 2015)&quot;, &quot;previouslyFormattedCitation&quot;: &quot;(Shooner &lt;i&gt;et al.&lt;/i&gt;, 2015)&quot;}, &quot;citationItems&quot;: [{&quot;itemData&quot;: {&quot;volume&quot;: &quot;52&quot;, &quot;issued&quot;: {&quot;date-parts&quot;: [[&quot;2015&quot;, &quot;12&quot;, &quot;26&quot;]]}, &quot;container-title&quot;: &quot;Journal of Applied Ecology&quot;, &quot;type&quot;: &quot;article-journal&quot;, &quot;DOI&quot;: &quot;10.1111/1365-2664.12517&quot;, &quot;page&quot;: &quot;1509-1517&quot;, &quot;ISSN&quot;: &quot;00218901&quot;, &quot;editor&quot;: [{&quot;parse-names&quot;: false, &quot;suffix&quot;: &quot;&quot;, &quot;given&quot;: &quot;Paul&quot;, &quot;dropping-particle&quot;: &quot;&quot;, &quot;non-dropping-particle&quot;: &quot;&quot;, &quot;family&quot;: &quot;Kardol&quot;}], &quot;title&quot;: &quot;The phylogenetics of succession can guide restoration: an example from abandoned mine sites in the subarctic&quot;, &quot;id&quot;: &quot;ITEM-1&quot;, &quot;issue&quot;: &quot;6&quot;, &quot;author&quot;: [{&quot;parse-names&quot;: false, &quot;suffix&quot;: &quot;&quot;, &quot;given&quot;: &quot;Stephanie&quot;, &quot;dropping-particle&quot;: &quot;&quot;, &quot;non-dropping-particle&quot;: &quot;&quot;, &quot;family&quot;: &quot;Shooner&quot;}, {&quot;parse-names&quot;: false, &quot;suffix&quot;: &quot;&quot;, &quot;given&quot;: &quot;Chelsea&quot;, &quot;dropping-particle&quot;: &quot;&quot;, &quot;non-dropping-particle&quot;: &quot;&quot;, &quot;family&quot;: &quot;Chisholm&quot;}, {&quot;parse-names&quot;: false, &quot;suffix&quot;: &quot;&quot;, &quot;given&quot;: &quot;T. Jonathan&quot;, &quot;dropping-particle&quot;: &quot;&quot;, &quot;non-dropping-particle&quot;: &quot;&quot;, &quot;family&quot;: &quot;Davies&quot;}]}, &quot;uris&quot;: [&quot;http://www.mendeley.com/documents/?uuid=3cf84092-a322-4bac-8816-e69a3234704a&quot;], &quot;id&quot;: &quot;ITEM-1&quot;}], &quot;properties&quot;: {&quot;noteIndex&quot;: 0}} RNDhQe6lYyaJl"/><text:span text:style-name="T33">⁠, in particular for probiotic development and remediation of pathological microbial communities. Without any other information, our finding of consistent phylogenetic under-dispersion in arrivals suggests that probiotics for sustained colonization of the human gut should be close relatives to the microbes already present. Indeed, recent research has shown that for fecal transplants, donor strains are able to integrate into the recipient's gut community when a conspecific strain is already present, but novel donor strains are unlikely to successfully integrate into the recipient </text:span><text:reference-mark-start text:name="ADDIN CSL_CITATION {&quot;schema&quot;: &quot;https://github.com/citation-style-language/schema/raw/master/csl-citation.json&quot;, &quot;mendeley&quot;: {&quot;plainTextFormattedCitation&quot;: &quot;(Li et al., 2016)&quot;, &quot;formattedCitation&quot;: &quot;(Li &lt;i&gt;et al.&lt;/i&gt;, 2016)&quot;, &quot;previouslyFormattedCitation&quot;: &quot;(Li &lt;i&gt;et al.&lt;/i&gt;, 2016)&quot;}, &quot;citationItems&quot;: [{&quot;itemData&quot;: {&quot;volume&quot;: &quot;352&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type&quot;: &quot;article-journal&quot;, &quot;container-title&quot;: &quot;Science&quot;, &quot;DOI&quot;: &quot;10.1126/science.aad8852&quot;, &quot;page&quot;: &quot;586-9&quot;, &quot;id&quot;: &quot;ITEM-1&quot;, &quot;PMID&quot;: &quot;27126044&quot;, &quot;title&quot;: &quot;Durable coexistence of donor and recipient strains after fecal microbiota transplantation.&quot;, &quot;ISSN&quot;: &quot;1095-9203&quot;, &quot;issue&quot;: &quot;6285&quot;, &quot;issued&quot;: {&quot;date-parts&quot;: [[&quot;2016&quot;, &quot;4&quot;, &quot;29&quot;]]}, &quot;author&quot;: [{&quot;parse-names&quot;: false, &quot;suffix&quot;: &quot;&quot;, &quot;given&quot;: &quot;Simone S&quot;, &quot;dropping-particle&quot;: &quot;&quot;, &quot;non-dropping-particle&quot;: &quot;&quot;, &quot;family&quot;: &quot;Li&quot;}, {&quot;parse-names&quot;: false, &quot;suffix&quot;: &quot;&quot;, &quot;given&quot;: &quot;Ana&quot;, &quot;dropping-particle&quot;: &quot;&quot;, &quot;non-dropping-particle&quot;: &quot;&quot;, &quot;family&quot;: &quot;Zhu&quot;}, {&quot;parse-names&quot;: false, &quot;suffix&quot;: &quot;&quot;, &quot;given&quot;: &quot;Vladimir&quot;, &quot;dropping-particle&quot;: &quot;&quot;, &quot;non-dropping-particle&quot;: &quot;&quot;, &quot;family&quot;: &quot;Benes&quot;}, {&quot;parse-names&quot;: false, &quot;suffix&quot;: &quot;&quot;, &quot;given&quot;: &quot;Paul I&quot;, &quot;dropping-particle&quot;: &quot;&quot;, &quot;non-dropping-particle&quot;: &quot;&quot;, &quot;family&quot;: &quot;Costea&quot;}, {&quot;parse-names&quot;: false, &quot;suffix&quot;: &quot;&quot;, &quot;given&quot;: &quot;Rajna&quot;, &quot;dropping-particle&quot;: &quot;&quot;, &quot;non-dropping-particle&quot;: &quot;&quot;, &quot;family&quot;: &quot;Hercog&quot;}, {&quot;parse-names&quot;: false, &quot;suffix&quot;: &quot;&quot;, &quot;given&quot;: &quot;Falk&quot;, &quot;dropping-particle&quot;: &quot;&quot;, &quot;non-dropping-particle&quot;: &quot;&quot;, &quot;family&quot;: &quot;Hildebrand&quot;}, {&quot;parse-names&quot;: false, &quot;suffix&quot;: &quot;&quot;, &quot;given&quot;: &quot;Jaime&quot;, &quot;dropping-particle&quot;: &quot;&quot;, &quot;non-dropping-particle&quot;: &quot;&quot;, &quot;family&quot;: &quot;Huerta-Cepas&quot;}, {&quot;parse-names&quot;: false, &quot;suffix&quot;: &quot;&quot;, &quot;given&quot;: &quot;Max&quot;, &quot;dropping-particle&quot;: &quot;&quot;, &quot;non-dropping-particle&quot;: &quot;&quot;, &quot;family&quot;: &quot;Nieuwdorp&quot;}, {&quot;parse-names&quot;: false, &quot;suffix&quot;: &quot;&quot;, &quot;given&quot;: &quot;Jarkko&quot;, &quot;dropping-particle&quot;: &quot;&quot;, &quot;non-dropping-particle&quot;: &quot;&quot;, &quot;family&quot;: &quot;Saloj\u00e4rvi&quot;}, {&quot;parse-names&quot;: false, &quot;suffix&quot;: &quot;&quot;, &quot;given&quot;: &quot;Anita Y&quot;, &quot;dropping-particle&quot;: &quot;&quot;, &quot;non-dropping-particle&quot;: &quot;&quot;, &quot;family&quot;: &quot;Voigt&quot;}, {&quot;parse-names&quot;: false, &quot;suffix&quot;: &quot;&quot;, &quot;given&quot;: &quot;Georg&quot;, &quot;dropping-particle&quot;: &quot;&quot;, &quot;non-dropping-particle&quot;: &quot;&quot;, &quot;family&quot;: &quot;Zeller&quot;}, {&quot;parse-names&quot;: false, &quot;suffix&quot;: &quot;&quot;, &quot;given&quot;: &quot;Shinichi&quot;, &quot;dropping-particle&quot;: &quot;&quot;, &quot;non-dropping-particle&quot;: &quot;&quot;, &quot;family&quot;: &quot;Sunagawa&quot;}, {&quot;parse-names&quot;: false, &quot;suffix&quot;: &quot;&quot;, &quot;given&quot;: &quot;Willem M&quot;, &quot;dropping-particle&quot;: &quot;&quot;, &quot;non-dropping-particle&quot;: &quot;de&quot;, &quot;family&quot;: &quot;Vos&quot;}, {&quot;parse-names&quot;: false, &quot;suffix&quot;: &quot;&quot;, &quot;given&quot;: &quot;Peer&quot;, &quot;dropping-particle&quot;: &quot;&quot;, &quot;non-dropping-particle&quot;: &quot;&quot;, &quot;family&quot;: &quot;Bork&quot;}], &quot;publisher&quot;: &quot;American Association for the Advancement of Science&quot;}, &quot;uris&quot;: [&quot;http://www.mendeley.com/documents/?uuid=fbab7171-1ba4-32eb-97de-efcb215bb450&quot;], &quot;id&quot;: &quot;ITEM-1&quot;}], &quot;properties&quot;: {&quot;noteIndex&quot;: 0}} RNDtm70JsGhW7"/><text:span text:style-name="T13">(Li </text:span><text:span text:style-name="T28">et al.</text:span><text:span text:style-name="T13">, 2016)</text:span><text:reference-mark-end text:name="ADDIN CSL_CITATION {&quot;schema&quot;: &quot;https://github.com/citation-style-language/schema/raw/master/csl-citation.json&quot;, &quot;mendeley&quot;: {&quot;plainTextFormattedCitation&quot;: &quot;(Li et al., 2016)&quot;, &quot;formattedCitation&quot;: &quot;(Li &lt;i&gt;et al.&lt;/i&gt;, 2016)&quot;, &quot;previouslyFormattedCitation&quot;: &quot;(Li &lt;i&gt;et al.&lt;/i&gt;, 2016)&quot;}, &quot;citationItems&quot;: [{&quot;itemData&quot;: {&quot;volume&quot;: &quot;352&quot;, &quot;abstract&quot;: &quot;Fecal microbiota transplantation (FMT) has shown efficacy in treating recurrent Clostridium difficile infection and is increasingly being applied to other gastrointestinal disorders, yet the fate of native and introduced microbial strains remains largely unknown. To quantify the extent of donor microbiota colonization, we monitored strain populations in fecal samples from a recent FMT study on metabolic syndrome patients using single-nucleotide variants in metagenomes. We found extensive coexistence of donor and recipient strains, persisting 3 months after treatment. Colonization success was greater for conspecific strains than for new species, the latter falling within fluctuation levels observed in healthy individuals over a similar time frame. Furthermore, same-donor recipients displayed varying degrees of microbiota transfer, indicating individual patterns of microbiome resistance and donor-recipient compatibilities.&quot;, &quot;type&quot;: &quot;article-journal&quot;, &quot;container-title&quot;: &quot;Science&quot;, &quot;DOI&quot;: &quot;10.1126/science.aad8852&quot;, &quot;page&quot;: &quot;586-9&quot;, &quot;id&quot;: &quot;ITEM-1&quot;, &quot;PMID&quot;: &quot;27126044&quot;, &quot;title&quot;: &quot;Durable coexistence of donor and recipient strains after fecal microbiota transplantation.&quot;, &quot;ISSN&quot;: &quot;1095-9203&quot;, &quot;issue&quot;: &quot;6285&quot;, &quot;issued&quot;: {&quot;date-parts&quot;: [[&quot;2016&quot;, &quot;4&quot;, &quot;29&quot;]]}, &quot;author&quot;: [{&quot;parse-names&quot;: false, &quot;suffix&quot;: &quot;&quot;, &quot;given&quot;: &quot;Simone S&quot;, &quot;dropping-particle&quot;: &quot;&quot;, &quot;non-dropping-particle&quot;: &quot;&quot;, &quot;family&quot;: &quot;Li&quot;}, {&quot;parse-names&quot;: false, &quot;suffix&quot;: &quot;&quot;, &quot;given&quot;: &quot;Ana&quot;, &quot;dropping-particle&quot;: &quot;&quot;, &quot;non-dropping-particle&quot;: &quot;&quot;, &quot;family&quot;: &quot;Zhu&quot;}, {&quot;parse-names&quot;: false, &quot;suffix&quot;: &quot;&quot;, &quot;given&quot;: &quot;Vladimir&quot;, &quot;dropping-particle&quot;: &quot;&quot;, &quot;non-dropping-particle&quot;: &quot;&quot;, &quot;family&quot;: &quot;Benes&quot;}, {&quot;parse-names&quot;: false, &quot;suffix&quot;: &quot;&quot;, &quot;given&quot;: &quot;Paul I&quot;, &quot;dropping-particle&quot;: &quot;&quot;, &quot;non-dropping-particle&quot;: &quot;&quot;, &quot;family&quot;: &quot;Costea&quot;}, {&quot;parse-names&quot;: false, &quot;suffix&quot;: &quot;&quot;, &quot;given&quot;: &quot;Rajna&quot;, &quot;dropping-particle&quot;: &quot;&quot;, &quot;non-dropping-particle&quot;: &quot;&quot;, &quot;family&quot;: &quot;Hercog&quot;}, {&quot;parse-names&quot;: false, &quot;suffix&quot;: &quot;&quot;, &quot;given&quot;: &quot;Falk&quot;, &quot;dropping-particle&quot;: &quot;&quot;, &quot;non-dropping-particle&quot;: &quot;&quot;, &quot;family&quot;: &quot;Hildebrand&quot;}, {&quot;parse-names&quot;: false, &quot;suffix&quot;: &quot;&quot;, &quot;given&quot;: &quot;Jaime&quot;, &quot;dropping-particle&quot;: &quot;&quot;, &quot;non-dropping-particle&quot;: &quot;&quot;, &quot;family&quot;: &quot;Huerta-Cepas&quot;}, {&quot;parse-names&quot;: false, &quot;suffix&quot;: &quot;&quot;, &quot;given&quot;: &quot;Max&quot;, &quot;dropping-particle&quot;: &quot;&quot;, &quot;non-dropping-particle&quot;: &quot;&quot;, &quot;family&quot;: &quot;Nieuwdorp&quot;}, {&quot;parse-names&quot;: false, &quot;suffix&quot;: &quot;&quot;, &quot;given&quot;: &quot;Jarkko&quot;, &quot;dropping-particle&quot;: &quot;&quot;, &quot;non-dropping-particle&quot;: &quot;&quot;, &quot;family&quot;: &quot;Saloj\u00e4rvi&quot;}, {&quot;parse-names&quot;: false, &quot;suffix&quot;: &quot;&quot;, &quot;given&quot;: &quot;Anita Y&quot;, &quot;dropping-particle&quot;: &quot;&quot;, &quot;non-dropping-particle&quot;: &quot;&quot;, &quot;family&quot;: &quot;Voigt&quot;}, {&quot;parse-names&quot;: false, &quot;suffix&quot;: &quot;&quot;, &quot;given&quot;: &quot;Georg&quot;, &quot;dropping-particle&quot;: &quot;&quot;, &quot;non-dropping-particle&quot;: &quot;&quot;, &quot;family&quot;: &quot;Zeller&quot;}, {&quot;parse-names&quot;: false, &quot;suffix&quot;: &quot;&quot;, &quot;given&quot;: &quot;Shinichi&quot;, &quot;dropping-particle&quot;: &quot;&quot;, &quot;non-dropping-particle&quot;: &quot;&quot;, &quot;family&quot;: &quot;Sunagawa&quot;}, {&quot;parse-names&quot;: false, &quot;suffix&quot;: &quot;&quot;, &quot;given&quot;: &quot;Willem M&quot;, &quot;dropping-particle&quot;: &quot;&quot;, &quot;non-dropping-particle&quot;: &quot;de&quot;, &quot;family&quot;: &quot;Vos&quot;}, {&quot;parse-names&quot;: false, &quot;suffix&quot;: &quot;&quot;, &quot;given&quot;: &quot;Peer&quot;, &quot;dropping-particle&quot;: &quot;&quot;, &quot;non-dropping-particle&quot;: &quot;&quot;, &quot;family&quot;: &quot;Bork&quot;}], &quot;publisher&quot;: &quot;American Association for the Advancement of Science&quot;}, &quot;uris&quot;: [&quot;http://www.mendeley.com/documents/?uuid=fbab7171-1ba4-32eb-97de-efcb215bb450&quot;], &quot;id&quot;: &quot;ITEM-1&quot;}], &quot;properties&quot;: {&quot;noteIndex&quot;: 0}} RNDtm70JsGhW7"/><text:span text:style-name="T33">⁠. Different body sites - as we saw with the skin – may have qualitatively similar patterns of underdispersion, yet quantitatively different magnitudes of this effect. Thus the efficacy of an engineered probiotic based on similarity to organisms already present in the community for which it was engineered may largely depend on the body site for which it's intended. </text:span></text:p>
      <text:p text:style-name="P34"><text:span text:style-name="T34"><text:tab/>Microbial communities provide a unique opportunity to study community assembly in primary and secondary succession. In addition to standard cross-sectional studies of communities of different ages or successional stages, the short timescales of microbial community dynamics allows longitudinal studies of community assembly over manageable time frames </text:span><text:reference-mark-start text:name="ADDIN CSL_CITATION {&quot;schema&quot;: &quot;https://github.com/citation-style-language/schema/raw/master/csl-citation.json&quot;, &quot;mendeley&quot;: {&quot;plainTextFormattedCitation&quot;: &quot;(David et al., 2014; Kennedy et al., 2016)&quot;, &quot;formattedCitation&quot;: &quot;(David &lt;i&gt;et al.&lt;/i&gt;, 2014; Kennedy &lt;i&gt;et al.&lt;/i&gt;, 2016)&quot;, &quot;previouslyFormattedCitation&quot;: &quot;(David &lt;i&gt;et al.&lt;/i&gt;, 2014; Kennedy &lt;i&gt;et al.&lt;/i&gt;, 2016)&quot;}, &quot;citationItems&quot;: [{&quot;itemData&quot;: {&quot;volume&quot;: &quot;15&quot;, &quot;language&quot;: &quot;En&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type&quot;: &quot;article-journal&quot;, &quot;container-title&quot;: &quot;Genome biology&quot;, &quot;DOI&quot;: &quot;10.1186/gb-2014-15-7-r89&quot;, &quot;page&quot;: &quot;R89&quot;, &quot;id&quot;: &quot;ITEM-1&quot;, &quot;PMID&quot;: &quot;25146375&quot;, &quot;title&quot;: &quot;Host lifestyle affects human microbiota on daily timescales.&quot;, &quot;ISSN&quot;: &quot;1465-6914&quot;, &quot;issue&quot;: &quot;7&quot;, &quot;issued&quot;: {&quot;date-parts&quot;: [[&quot;2014&quot;, &quot;1&quot;, &quot;25&quot;]]}, &quot;author&quot;: [{&quot;parse-names&quot;: false, &quot;suffix&quot;: &quot;&quot;, &quot;given&quot;: &quot;Lawrence A&quot;, &quot;dropping-particle&quot;: &quot;&quot;, &quot;non-dropping-particle&quot;: &quot;&quot;, &quot;family&quot;: &quot;David&quot;}, {&quot;parse-names&quot;: false, &quot;suffix&quot;: &quot;&quot;, &quot;given&quot;: &quot;Arne C&quot;, &quot;dropping-particle&quot;: &quot;&quot;, &quot;non-dropping-particle&quot;: &quot;&quot;, &quot;family&quot;: &quot;Materna&quot;}, {&quot;parse-names&quot;: false, &quot;suffix&quot;: &quot;&quot;, &quot;given&quot;: &quot;Jonathan&quot;, &quot;dropping-particle&quot;: &quot;&quot;, &quot;non-dropping-particle&quot;: &quot;&quot;, &quot;family&quot;: &quot;Friedman&quot;}, {&quot;parse-names&quot;: false, &quot;suffix&quot;: &quot;&quot;, &quot;given&quot;: &quot;Maria I&quot;, &quot;dropping-particle&quot;: &quot;&quot;, &quot;non-dropping-particle&quot;: &quot;&quot;, &quot;family&quot;: &quot;Campos-Baptista&quot;}, {&quot;parse-names&quot;: false, &quot;suffix&quot;: &quot;&quot;, &quot;given&quot;: &quot;Matthew C&quot;, &quot;dropping-particle&quot;: &quot;&quot;, &quot;non-dropping-particle&quot;: &quot;&quot;, &quot;family&quot;: &quot;Blackburn&quot;}, {&quot;parse-names&quot;: false, &quot;suffix&quot;: &quot;&quot;, &quot;given&quot;: &quot;Allison&quot;, &quot;dropping-particle&quot;: &quot;&quot;, &quot;non-dropping-particle&quot;: &quot;&quot;, &quot;family&quot;: &quot;Perrotta&quot;}, {&quot;parse-names&quot;: false, &quot;suffix&quot;: &quot;&quot;, &quot;given&quot;: &quot;Susan E&quot;, &quot;dropping-particle&quot;: &quot;&quot;, &quot;non-dropping-particle&quot;: &quot;&quot;, &quot;family&quot;: &quot;Erdman&quot;}, {&quot;parse-names&quot;: false, &quot;suffix&quot;: &quot;&quot;, &quot;given&quot;: &quot;Eric J&quot;, &quot;dropping-particle&quot;: &quot;&quot;, &quot;non-dropping-particle&quot;: &quot;&quot;, &quot;family&quot;: &quot;Alm&quot;}], &quot;publisher&quot;: &quot;BioMed Central&quot;}, &quot;uris&quot;: [&quot;http://www.mendeley.com/documents/?uuid=dfecea61-9ed9-4500-a29f-5f0a06b261f4&quot;], &quot;id&quot;: &quot;ITEM-1&quot;}, {&quot;itemData&quot;: {&quot;volume&quot;: &quot;6&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type&quot;: &quot;article-journal&quot;, &quot;container-title&quot;: &quot;Scientific reports&quot;, &quot;DOI&quot;: &quot;10.1038/srep33430&quot;, &quot;page&quot;: &quot;33430&quot;, &quot;id&quot;: &quot;ITEM-2&quot;, &quot;PMID&quot;: &quot;27646684&quot;, &quot;title&quot;: &quot;Temporal Development of Gut Microbiota in Triclocarban Exposed Pregnant and Neonatal Rats.&quot;, &quot;ISSN&quot;: &quot;2045-2322&quot;, &quot;issued&quot;: {&quot;date-parts&quot;: [[&quot;2016&quot;]]}, &quot;author&quot;: [{&quot;parse-names&quot;: false, &quot;suffix&quot;: &quot;&quot;, &quot;given&quot;: &quot;Rebekah C&quot;, &quot;dropping-particle&quot;: &quot;&quot;, &quot;non-dropping-particle&quot;: &quot;&quot;, &quot;family&quot;: &quot;Kennedy&quot;}, {&quot;parse-names&quot;: false, &quot;suffix&quot;: &quot;&quot;, &quot;given&quot;: &quot;Russell R&quot;, &quot;dropping-particle&quot;: &quot;&quot;, &quot;non-dropping-particle&quot;: &quot;&quot;, &quot;family&quot;: &quot;Fling&quot;}, {&quot;parse-names&quot;: false, &quot;suffix&quot;: &quot;&quot;, &quot;given&quot;: &quot;Michael S&quot;, &quot;dropping-particle&quot;: &quot;&quot;, &quot;non-dropping-particle&quot;: &quot;&quot;, &quot;family&quot;: &quot;Robeson&quot;}, {&quot;parse-names&quot;: false, &quot;suffix&quot;: &quot;&quot;, &quot;given&quot;: &quot;Arnold M&quot;, &quot;dropping-particle&quot;: &quot;&quot;, &quot;non-dropping-particle&quot;: &quot;&quot;, &quot;family&quot;: &quot;Saxton&quot;}, {&quot;parse-names&quot;: false, &quot;suffix&quot;: &quot;&quot;, &quot;given&quot;: &quot;Robert L&quot;, &quot;dropping-particle&quot;: &quot;&quot;, &quot;non-dropping-particle&quot;: &quot;&quot;, &quot;family&quot;: &quot;Donnell&quot;}, {&quot;parse-names&quot;: false, &quot;suffix&quot;: &quot;&quot;, &quot;given&quot;: &quot;John L&quot;, &quot;dropping-particle&quot;: &quot;&quot;, &quot;non-dropping-particle&quot;: &quot;&quot;, &quot;family&quot;: &quot;Darcy&quot;}, {&quot;parse-names&quot;: false, &quot;suffix&quot;: &quot;&quot;, &quot;given&quot;: &quot;David A&quot;, &quot;dropping-particle&quot;: &quot;&quot;, &quot;non-dropping-particle&quot;: &quot;&quot;, &quot;family&quot;: &quot;Bemis&quot;}, {&quot;parse-names&quot;: false, &quot;suffix&quot;: &quot;&quot;, &quot;given&quot;: &quot;Jiang&quot;, &quot;dropping-particle&quot;: &quot;&quot;, &quot;non-dropping-particle&quot;: &quot;&quot;, &quot;family&quot;: &quot;Liu&quot;}, {&quot;parse-names&quot;: false, &quot;suffix&quot;: &quot;&quot;, &quot;given&quot;: &quot;Ling&quot;, &quot;dropping-particle&quot;: &quot;&quot;, &quot;non-dropping-particle&quot;: &quot;&quot;, &quot;family&quot;: &quot;Zhao&quot;}, {&quot;parse-names&quot;: false, &quot;suffix&quot;: &quot;&quot;, &quot;given&quot;: &quot;Jiangang&quot;, &quot;dropping-particle&quot;: &quot;&quot;, &quot;non-dropping-particle&quot;: &quot;&quot;, &quot;family&quot;: &quot;Chen&quot;}], &quot;publisher&quot;: &quot;Nature Publishing Group&quot;}, &quot;uris&quot;: [&quot;http://www.mendeley.com/documents/?uuid=457e9bc5-711b-3c5c-9655-0178cd75eaac&quot;], &quot;id&quot;: &quot;ITEM-2&quot;}], &quot;properties&quot;: {&quot;noteIndex&quot;: 0}} RNDERsYZqnPg9"/><text:span text:style-name="T14">(David </text:span><text:span text:style-name="T15">et al.</text:span><text:span text:style-name="T14">, 2014; Kennedy </text:span><text:span text:style-name="T15">et al.</text:span><text:span text:style-name="T14">, 2016)</text:span><text:reference-mark-end text:name="ADDIN CSL_CITATION {&quot;schema&quot;: &quot;https://github.com/citation-style-language/schema/raw/master/csl-citation.json&quot;, &quot;mendeley&quot;: {&quot;plainTextFormattedCitation&quot;: &quot;(David et al., 2014; Kennedy et al., 2016)&quot;, &quot;formattedCitation&quot;: &quot;(David &lt;i&gt;et al.&lt;/i&gt;, 2014; Kennedy &lt;i&gt;et al.&lt;/i&gt;, 2016)&quot;, &quot;previouslyFormattedCitation&quot;: &quot;(David &lt;i&gt;et al.&lt;/i&gt;, 2014; Kennedy &lt;i&gt;et al.&lt;/i&gt;, 2016)&quot;}, &quot;citationItems&quot;: [{&quot;itemData&quot;: {&quot;volume&quot;: &quot;15&quot;, &quot;language&quot;: &quot;En&quot;, &quot;abstract&quot;: &quot;BACKGROUND: Disturbance to human microbiota may underlie several pathologies. Yet, we lack a comprehensive understanding of how lifestyle affects the dynamics of human-associated microbial communities. RESULTS: Here, we link over 10,000 longitudinal measurements of human wellness and action to the daily gut and salivary microbiota dynamics of two individuals over the course of one year. These time series show overall microbial communities to be stable for months. However, rare events in each subjects\u2019 life rapidly and broadly impacted microbiota dynamics. Travel from the developed to the developing world in one subject led to a nearly two-fold increase in the Bacteroidetes to Firmicutes ratio, which reversed upon return. Enteric infection in the other subject resulted in the permanent decline of most gut bacterial taxa, which were replaced by genetically similar species. Still, even during periods of overall community stability, the dynamics of select microbial taxa could be associated with specific host behaviors. Most prominently, changes in host fiber intake positively correlated with next-day abundance changes among 15% of gut microbiota members. CONCLUSIONS: Our findings suggest that although human-associated microbial communities are generally stable, they can be quickly and profoundly altered by common human actions and experiences.&quot;, &quot;type&quot;: &quot;article-journal&quot;, &quot;container-title&quot;: &quot;Genome biology&quot;, &quot;DOI&quot;: &quot;10.1186/gb-2014-15-7-r89&quot;, &quot;page&quot;: &quot;R89&quot;, &quot;id&quot;: &quot;ITEM-1&quot;, &quot;PMID&quot;: &quot;25146375&quot;, &quot;title&quot;: &quot;Host lifestyle affects human microbiota on daily timescales.&quot;, &quot;ISSN&quot;: &quot;1465-6914&quot;, &quot;issue&quot;: &quot;7&quot;, &quot;issued&quot;: {&quot;date-parts&quot;: [[&quot;2014&quot;, &quot;1&quot;, &quot;25&quot;]]}, &quot;author&quot;: [{&quot;parse-names&quot;: false, &quot;suffix&quot;: &quot;&quot;, &quot;given&quot;: &quot;Lawrence A&quot;, &quot;dropping-particle&quot;: &quot;&quot;, &quot;non-dropping-particle&quot;: &quot;&quot;, &quot;family&quot;: &quot;David&quot;}, {&quot;parse-names&quot;: false, &quot;suffix&quot;: &quot;&quot;, &quot;given&quot;: &quot;Arne C&quot;, &quot;dropping-particle&quot;: &quot;&quot;, &quot;non-dropping-particle&quot;: &quot;&quot;, &quot;family&quot;: &quot;Materna&quot;}, {&quot;parse-names&quot;: false, &quot;suffix&quot;: &quot;&quot;, &quot;given&quot;: &quot;Jonathan&quot;, &quot;dropping-particle&quot;: &quot;&quot;, &quot;non-dropping-particle&quot;: &quot;&quot;, &quot;family&quot;: &quot;Friedman&quot;}, {&quot;parse-names&quot;: false, &quot;suffix&quot;: &quot;&quot;, &quot;given&quot;: &quot;Maria I&quot;, &quot;dropping-particle&quot;: &quot;&quot;, &quot;non-dropping-particle&quot;: &quot;&quot;, &quot;family&quot;: &quot;Campos-Baptista&quot;}, {&quot;parse-names&quot;: false, &quot;suffix&quot;: &quot;&quot;, &quot;given&quot;: &quot;Matthew C&quot;, &quot;dropping-particle&quot;: &quot;&quot;, &quot;non-dropping-particle&quot;: &quot;&quot;, &quot;family&quot;: &quot;Blackburn&quot;}, {&quot;parse-names&quot;: false, &quot;suffix&quot;: &quot;&quot;, &quot;given&quot;: &quot;Allison&quot;, &quot;dropping-particle&quot;: &quot;&quot;, &quot;non-dropping-particle&quot;: &quot;&quot;, &quot;family&quot;: &quot;Perrotta&quot;}, {&quot;parse-names&quot;: false, &quot;suffix&quot;: &quot;&quot;, &quot;given&quot;: &quot;Susan E&quot;, &quot;dropping-particle&quot;: &quot;&quot;, &quot;non-dropping-particle&quot;: &quot;&quot;, &quot;family&quot;: &quot;Erdman&quot;}, {&quot;parse-names&quot;: false, &quot;suffix&quot;: &quot;&quot;, &quot;given&quot;: &quot;Eric J&quot;, &quot;dropping-particle&quot;: &quot;&quot;, &quot;non-dropping-particle&quot;: &quot;&quot;, &quot;family&quot;: &quot;Alm&quot;}], &quot;publisher&quot;: &quot;BioMed Central&quot;}, &quot;uris&quot;: [&quot;http://www.mendeley.com/documents/?uuid=dfecea61-9ed9-4500-a29f-5f0a06b261f4&quot;], &quot;id&quot;: &quot;ITEM-1&quot;}, {&quot;itemData&quot;: {&quot;volume&quot;: &quot;6&quot;, &quot;abstract&quot;: &quot;Alteration of gut microbial colonization process may influence susceptibility of the newborn/infant to infectious and chronic disease. Infectious disease risk leads to widespread use of non-prescription antimicrobials in household products such as Triclocarban (TCC), an antimicrobial compound in personal care products. TCC concentrates in and is transferred through the milk to suckling offspring. TCC exposure during gestation and lactation significantly reduced phylogenetic diversity (PD) among exposed dams and neonates. Among dams using weighted UniFrac distances, TCC induced significant dysbiosis of gut microbiota by gestational day (GD) 18, a trend that continued after delivery. Similarly, an overall restructuring of gut microbiota occurred in neonates. By postnatal day (PND) 12, communities separated based on exposure status and became significantly different at PND 16. The ability of TCC to drive microbial dysbiosis warrants future investigation to evaluate the safety of non-prescription antimicrobial use, including TCC, during critical exposure windows.&quot;, &quot;type&quot;: &quot;article-journal&quot;, &quot;container-title&quot;: &quot;Scientific reports&quot;, &quot;DOI&quot;: &quot;10.1038/srep33430&quot;, &quot;page&quot;: &quot;33430&quot;, &quot;id&quot;: &quot;ITEM-2&quot;, &quot;PMID&quot;: &quot;27646684&quot;, &quot;title&quot;: &quot;Temporal Development of Gut Microbiota in Triclocarban Exposed Pregnant and Neonatal Rats.&quot;, &quot;ISSN&quot;: &quot;2045-2322&quot;, &quot;issued&quot;: {&quot;date-parts&quot;: [[&quot;2016&quot;]]}, &quot;author&quot;: [{&quot;parse-names&quot;: false, &quot;suffix&quot;: &quot;&quot;, &quot;given&quot;: &quot;Rebekah C&quot;, &quot;dropping-particle&quot;: &quot;&quot;, &quot;non-dropping-particle&quot;: &quot;&quot;, &quot;family&quot;: &quot;Kennedy&quot;}, {&quot;parse-names&quot;: false, &quot;suffix&quot;: &quot;&quot;, &quot;given&quot;: &quot;Russell R&quot;, &quot;dropping-particle&quot;: &quot;&quot;, &quot;non-dropping-particle&quot;: &quot;&quot;, &quot;family&quot;: &quot;Fling&quot;}, {&quot;parse-names&quot;: false, &quot;suffix&quot;: &quot;&quot;, &quot;given&quot;: &quot;Michael S&quot;, &quot;dropping-particle&quot;: &quot;&quot;, &quot;non-dropping-particle&quot;: &quot;&quot;, &quot;family&quot;: &quot;Robeson&quot;}, {&quot;parse-names&quot;: false, &quot;suffix&quot;: &quot;&quot;, &quot;given&quot;: &quot;Arnold M&quot;, &quot;dropping-particle&quot;: &quot;&quot;, &quot;non-dropping-particle&quot;: &quot;&quot;, &quot;family&quot;: &quot;Saxton&quot;}, {&quot;parse-names&quot;: false, &quot;suffix&quot;: &quot;&quot;, &quot;given&quot;: &quot;Robert L&quot;, &quot;dropping-particle&quot;: &quot;&quot;, &quot;non-dropping-particle&quot;: &quot;&quot;, &quot;family&quot;: &quot;Donnell&quot;}, {&quot;parse-names&quot;: false, &quot;suffix&quot;: &quot;&quot;, &quot;given&quot;: &quot;John L&quot;, &quot;dropping-particle&quot;: &quot;&quot;, &quot;non-dropping-particle&quot;: &quot;&quot;, &quot;family&quot;: &quot;Darcy&quot;}, {&quot;parse-names&quot;: false, &quot;suffix&quot;: &quot;&quot;, &quot;given&quot;: &quot;David A&quot;, &quot;dropping-particle&quot;: &quot;&quot;, &quot;non-dropping-particle&quot;: &quot;&quot;, &quot;family&quot;: &quot;Bemis&quot;}, {&quot;parse-names&quot;: false, &quot;suffix&quot;: &quot;&quot;, &quot;given&quot;: &quot;Jiang&quot;, &quot;dropping-particle&quot;: &quot;&quot;, &quot;non-dropping-particle&quot;: &quot;&quot;, &quot;family&quot;: &quot;Liu&quot;}, {&quot;parse-names&quot;: false, &quot;suffix&quot;: &quot;&quot;, &quot;given&quot;: &quot;Ling&quot;, &quot;dropping-particle&quot;: &quot;&quot;, &quot;non-dropping-particle&quot;: &quot;&quot;, &quot;family&quot;: &quot;Zhao&quot;}, {&quot;parse-names&quot;: false, &quot;suffix&quot;: &quot;&quot;, &quot;given&quot;: &quot;Jiangang&quot;, &quot;dropping-particle&quot;: &quot;&quot;, &quot;non-dropping-particle&quot;: &quot;&quot;, &quot;family&quot;: &quot;Chen&quot;}], &quot;publisher&quot;: &quot;Nature Publishing Group&quot;}, &quot;uris&quot;: [&quot;http://www.mendeley.com/documents/?uuid=457e9bc5-711b-3c5c-9655-0178cd75eaac&quot;], &quot;id&quot;: &quot;ITEM-2&quot;}], &quot;properties&quot;: {&quot;noteIndex&quot;: 0}} RNDERsYZqnPg9"/><text:span text:style-name="T34">⁠. Microbial communities allow large sample sizes, longitudinal studies, and experimental manipulations that enable us to identify general rules and statistical patterns of community assembly. </text:span><text:soft-page-break/><text:span text:style-name="T34">The model presented here makes use of such data, and to facilitate further discovery both in the human microbiome and in other environments, we have made our R code available at FigShare: </text:span><text:a xlink:type="simple" xlink:href="https://figshare.com/s/922b268891f1945c1944" office:target-frame-name="_top" xlink:show="replace" text:style-name="Internet_20_link" text:visited-style-name="Visited_20_Internet_20_Link"><text:span text:style-name="Internet_20_link"><text:span text:style-name="T34">https://figshare.com/s/922b268891f1945c1944</text:span></text:span></text:a><text:span text:style-name="T34"> (temporary private link, </text:span><text:span text:style-name="T63">please do not share until publication</text:span><text:span text:style-name="T34">).</text:span></text:p>
      <text:p text:style-name="P14"/>
      <text:p text:style-name="JLD_5f_heading">Conflict of interest statement:</text:p>
      <text:p text:style-name="P29">The authors declare that no conflict of interest exists. </text:p>
      <text:p text:style-name="P29"/>
      <text:p text:style-name="JLD_5f_heading">Acknowledgements:</text:p>
      <text:p text:style-name="P29">The authors thank D.R. Nemergut for her help and support, and also thank J.P. O'Dwyer, P. Sommers, E.M. Gendron, A. Solon, and S. Sauce for many helpful discussions. Funding was provided by an NSF grant for studying microbial community assembly following disturbance (DEB-1258160).</text:p>
      <text:p text:style-name="P14"/>
      <text:p text:style-name="P6">References</text:p>
      <text:section text:style-name="Sect1" text:name="ADDIN Mendeley Bibliography CSL_BIBLIOGRAPHY  RNDgzXKFsduRv">
        <text:p text:style-name="P41">Bengtsson J, Nilsson SG, Franc A, Menozzi P. (2000). Biodiversity, disturbances, ecosystem function and management of European forests. <text:span text:style-name="T1">For Ecol Manage</text:span> <text:span text:style-name="T78">132</text:span>: 39–50.</text:p>
        <text:p text:style-name="P41">Callahan BJ, McMurdie PJ, Holmes SP. (2017). Exact sequence variants should replace operational taxonomic units in marker-gene data analysis. <text:span text:style-name="T1">ISME J</text:span>. e-pub ahead of print, doi: 10.1038/ismej.2017.119.</text:p>
        <text:p text:style-name="P41">Caporaso JG, Kuczynski J, Stombaugh J, Bittinger K, Bushman FD, Costello EK, <text:span text:style-name="T1">et al.</text:span> (2010). QIIME allows analysis of high-throughput community sequencing data. <text:span text:style-name="T1">Nat Methods</text:span> <text:span text:style-name="T78">7</text:span>: 335–6.</text:p>
        <text:p text:style-name="P41">Caporaso JG, Lauber CL, Costello EK, Berg-Lyons D, Gonzalez A, Stombaugh J, <text:span text:style-name="T1">et al.</text:span> (2011). Moving pictures of the human microbiome. <text:span text:style-name="T1">Genome Biol</text:span> <text:span text:style-name="T78">12</text:span>: R50.</text:p>
        <text:p text:style-name="P41">Darcy JL, King AJ, Gendron EMS, Schmidt SK. (2017). Spatial autocorrelation of microbial communities atop a debris-covered glacier is evidence of a supraglacial chronosequence. <text:span text:style-name="T1">FEMS Microbiol Ecol</text:span> <text:span text:style-name="T78">93</text:span>: 7287–90.</text:p>
        <text:p text:style-name="P41">David LA, Materna AC, Friedman J, Campos-Baptista MI, Blackburn MC, Perrotta A, <text:span text:style-name="T1">et al.</text:span> (2014). Host lifestyle affects human microbiota on daily timescales. <text:span text:style-name="T1">Genome Biol</text:span> <text:span text:style-name="T78">15</text:span>: R89.</text:p>
        <text:p text:style-name="P41"><text:soft-page-break/>Edgar RC. (2016). UNOISE2: improved error-correction for Illumina 16S and ITS amplicon sequencing. <text:span text:style-name="T1">bioRxiv</text:span>. http://www.biorxiv.org/content/early/2016/10/15/081257 (Accessed July 26, 2017).</text:p>
        <text:p text:style-name="P41">Emerson BC, Gillespie RG. (2008). Phylogenetic analysis of community assembly and structure over space and time. <text:span text:style-name="T1">Trends Ecol Evol</text:span> <text:span text:style-name="T78">23</text:span>: 619–30.</text:p>
        <text:p text:style-name="P41">Faith DP. (1992). Conservation evaluation and phylogenetic diversity. <text:span text:style-name="T1">Biol Conserv</text:span> <text:span text:style-name="T78">61</text:span>: 1–10.</text:p>
        <text:p text:style-name="P41">Gerhold P, Cahill JF, Winter M, Bartish I V., Prinzing A. (2015). Phylogenetic patterns are not proxies of community assembly mechanisms (they are far better) Venail P (ed). <text:span text:style-name="T1">Funct Ecol</text:span> <text:span text:style-name="T78">29</text:span>: 600–614.</text:p>
        <text:p text:style-name="P41">Goberna M, Navarro-Cano JA, Valiente-Banuet A, García C, Verdú M. (2014). Abiotic stress tolerance and competition-related traits underlie phylogenetic clustering in soil bacterial communities. <text:span text:style-name="T1">Ecol Lett</text:span> <text:span text:style-name="T78">17</text:span>: 1191–201.</text:p>
        <text:p text:style-name="P41">Hubbell SP. (2001). The Unified Neutral Theory of Biodiversity and Biogeography (MPB-32). Princeton University Press.</text:p>
        <text:p text:style-name="P41">Jean K, Burnside WR, Carlson L, Smith K, Guégan J-F. (2016). An equilibrium theory signature in the island biogeography of human parasites and pathogens. <text:span text:style-name="T1">Glob Ecol Biogeogr</text:span> <text:span text:style-name="T78">25</text:span>: 107–116.</text:p>
        <text:p text:style-name="P41">Kennedy RC, Fling RR, Robeson MS, Saxton AM, Donnell RL, Darcy JL, <text:span text:style-name="T1">et al.</text:span> (2016). Temporal Development of Gut Microbiota in Triclocarban Exposed Pregnant and Neonatal Rats. <text:span text:style-name="T1">Sci Rep</text:span> <text:span text:style-name="T78">6</text:span>: 33430.</text:p>
        <text:p text:style-name="P41">Koenig JE, Spor A, Scalfone N, Fricker AD, Stombaugh J, Knight R, <text:span text:style-name="T1">et al.</text:span> (2011). Succession of microbial consortia in the developing infant gut microbiome. <text:span text:style-name="T1">Proc Natl Acad Sci U S A</text:span> <text:span text:style-name="T78">108 Suppl</text:span>: 4578–85.</text:p>
        <text:p text:style-name="P41">Langille MGI, Zaneveld J, Caporaso JG, McDonald D, Knights D, Reyes JA, <text:span text:style-name="T1">et al.</text:span> (2013). Predictive functional profiling of microbial communities using 16S rRNA marker gene sequences. <text:span text:style-name="T1">Nat Biotechnol</text:span> <text:span text:style-name="T78">31</text:span>: 814–821.</text:p>
        <text:p text:style-name="P41">Letcher SG, Chazdon RL. (2012). Life History Traits of Lianas During Tropical Forest Succession. <text:span text:style-name="T1">Biotropica</text:span> <text:span text:style-name="T78">44</text:span>: 720–727.</text:p>
        <text:p text:style-name="P41">Li SS, Zhu A, Benes V, Costea PI, Hercog R, Hildebrand F, <text:span text:style-name="T1">et al.</text:span> (2016). Durable coexistence of donor and recipient strains after fecal microbiota transplantation. <text:span text:style-name="T1">Science </text:span><text:span text:style-name="T78">352</text:span>: 586–9.</text:p>
        <text:p text:style-name="P41">Lozupone C, Knight R. (2005). UniFrac : a New Phylogenetic Method for Comparing Microbial Communities UniFrac : a New Phylogenetic Method for Comparing Microbial Communities. <text:span text:style-name="T1">Appl Environ Microbiol</text:span> <text:span text:style-name="T78">71</text:span>: 8228–8235.</text:p>
        <text:p text:style-name="P41">MacArthur RH, Wilson EO. (1967). Theory of Island Biogeography. Princeton University Press.</text:p>
        <text:p text:style-name="P41">Martiny JBH, Jones SE, Lennon JT, Martiny AC. (2015). Microbiomes in light of traits: A phylogenetic perspective. <text:span text:style-name="T1">Science </text:span><text:span text:style-name="T78">350</text:span>: aac9323.</text:p>
        <text:p text:style-name="P41"><text:soft-page-break/>Massey FJ. (1951). The Kolmogorov-Smirnov test for goodness of fit. <text:span text:style-name="T1">Joirnal Am Stat Assoc</text:span> <text:span text:style-name="T78">56</text:span>: 68–78.</text:p>
        <text:p text:style-name="P41">Matsen IV FA, Evans SN, Gilks W, Ghodsi M, Kingsford C. (2013). Edge Principal Components and Squash Clustering: Using the Special Structure of Phylogenetic Placement Data for Sample Comparison Moustafa A (ed). <text:span text:style-name="T1">PLoS One</text:span> <text:span text:style-name="T78">8</text:span>: e56859.</text:p>
        <text:p text:style-name="P41">Nemergut DR, Knelman JE, Ferrenberg S, Bilinski T, Melbourne B, Jiang L, <text:span text:style-name="T1">et al.</text:span> (2016). Decreases in average bacterial community rRNA operon copy number during succession. <text:span text:style-name="T1">ISME J</text:span> <text:span text:style-name="T78">10</text:span>: 1147–1156.</text:p>
        <text:p text:style-name="P41">Nemergut DR, Schmidt SK, Fukami T, O’Neill SP, Bilinski TM, Stanish LF, <text:span text:style-name="T1">et al.</text:span> (2013). Patterns and processes of microbial community assembly. <text:span text:style-name="T1">Microbiol Mol Biol Rev</text:span> <text:span text:style-name="T78">77</text:span>: 342–56.</text:p>
        <text:p text:style-name="P41">O’Dwyer JP, Kembel SW, Green JL. (2012). Phylogenetic diversity theory sheds light on the structure of microbial communities. <text:span text:style-name="T1">PLoS Comput Biol</text:span> <text:span text:style-name="T78">8</text:span>: e1002832.</text:p>
        <text:p text:style-name="P41">Palmer MA, Ambrose RF, Poff NL. (1997). Ecological Theory and Community Restoration Ecology. <text:span text:style-name="T1">Restor Ecol</text:span> <text:span text:style-name="T78">5</text:span>: 291–300.</text:p>
        <text:p text:style-name="P41">Peterfreund GL, Vandivier LE, Sinha R, Marozsan AJ, Olson WC, Zhu J, <text:span text:style-name="T1">et al.</text:span> (2012). Succession in the gut microbiome following antibiotic and antibody therapies for Clostridium difficile. <text:span text:style-name="T1">PLoS One</text:span> <text:span text:style-name="T78">7</text:span>: e46966.</text:p>
        <text:p text:style-name="P41">Price MN, Dehal PS, Arkin AP. (2010). FastTree 2 – Approximately Maximum-Likelihood Trees for Large Alignments Poon AFY (ed). <text:span text:style-name="T1">PLoS One</text:span> <text:span text:style-name="T78">5</text:span>: e9490.</text:p>
        <text:p text:style-name="P41">Pruesse E, Peplies J, Glöckner FO. (2012). SINA: Accurate high-throughput multiple sequence alignment of ribosomal RNA genes. <text:span text:style-name="T1">Bioinformatics</text:span> <text:span text:style-name="T78">28</text:span>: 1823–1829.</text:p>
        <text:p text:style-name="P41">Richards SA, Possingham HP, Tizard J. (1999). Optimal fire management for maintaining community diversity. <text:span text:style-name="T1">Ecol Appl</text:span> <text:span text:style-name="T78">9</text:span>: 880–892.</text:p>
        <text:p text:style-name="P41">Rognes T, Flouri T, Nichols B, Quince C, Mahé F. (2016). VSEARCH: a versatile open source tool for metagenomics. <text:span text:style-name="T1">PeerJ Prepr</text:span> <text:span text:style-name="T78">4</text:span>: e2409v1.</text:p>
        <text:p text:style-name="P41">Shooner S, Chisholm C, Davies TJ. (2015). The phylogenetics of succession can guide restoration: an example from abandoned mine sites in the subarctic Kardol P (ed). <text:span text:style-name="T1">J Appl Ecol</text:span> <text:span text:style-name="T78">52</text:span>: 1509–1517.</text:p>
        <text:p text:style-name="P41">Sonderegger D. (2012). SiZer: Significant Zero Crossings. https://cran.r-project.org/package=SiZer.</text:p>
        <text:p text:style-name="P41">Temperton VM. (2004). Assembly Rules and Restoration Ecology: Bridging the Gap Between Theory and Practice. Island Press.</text:p>
        <text:p text:style-name="P41">Violle C, Navas ML, Vile D, Kazakou E, Fortunel C, Hummel I, <text:span text:style-name="T1">et al.</text:span> (2007). Let the concept of trait be functional! <text:span text:style-name="T1">Oikos</text:span> <text:span text:style-name="T78">116</text:span>: 882–892.</text:p>
        <text:p text:style-name="P41"><text:soft-page-break/>Washburne AD, Silverman JD, Leff JW, Bennett DJ, Darcy JL, Mukherjee S, <text:span text:style-name="T1">et al.</text:span> (2017). Phylogenetic factorization of compositional data yields lineage-level associations in microbiome datasets. <text:span text:style-name="T1">PeerJ</text:span> <text:span text:style-name="T78">5</text:span>: e2969.</text:p>
        <text:p text:style-name="P42">Webb CO. (2000). Exploring the Phylogenetic Structure of Ecological Communities: An Example for Rain Forest Trees. <text:span text:style-name="T1">Am Nat</text:span> <text:span text:style-name="T78">156</text:span>: 145–155.</text:p>
        <text:p text:style-name="P42">Webb CO, Ackerly DD, McPeek MA, Donoghue MJ. (2002). Phylogenies and Community Ecology. <text:span text:style-name="T1">Annu Rev Ecol Syst</text:span> <text:span text:style-name="T78">33</text:span>: 475–505.</text:p>
        <text:p text:style-name="P41">Wiens JJ, Ackerly DD, Allen AP, Anacker BL, Buckley LB, Cornell H V., <text:span text:style-name="T1">et al.</text:span> (2010). Niche conservatism as an emerging principle in ecology and conservation biology. <text:span text:style-name="T1">Ecol Lett</text:span> <text:span text:style-name="T78">13</text:span>: 1310–1324.</text:p>
        <text:p text:style-name="P43">Zaneveld JR, Lozupone C, Gordon JI, Knight R. (2010). Ribosomal RNA diversity predicts genome diversity in gut bacteria and their relatives. <text:span text:style-name="T1">Nucleic Acids Res</text:span> <text:span text:style-name="T78">38</text:span>: 3869–3879.</text:p>
      </text:section>
      <text:p text:style-name="P14"/>
      <text:p text:style-name="P5">FIGURE CAPTIONS</text:p>
      <text:p text:style-name="P15"/>
      <text:p text:style-name="P16">Figure 1: Phylodiversity accumulation in the female left palm. The dashed line is the empirical phylodiversity accumulation curve, meaning that each time point's phylodiversity value is the cumulative sum of all branch lengths observed up to that time point <text:bookmark-start text:name="__UnoMark__12735_1976674771"/>(Faith 1992)<text:bookmark-end text:name="__UnoMark__12735_1976674771"/>. This curve has been scaled to the 0-1 scale using Equation 2. The colored lines are 500 surrogate (i.e. resampled) phylodiversity curves with different <text:span text:style-name="T2">D</text:span> values (Equation 1). These lines are color-<text:span text:style-name="T67">c</text:span>oded by their <text:span text:style-name="T2">D</text:span> value (see key at right). The empirical model (dashed) is below the neutral model (purple), signifying underdispersion in the order of first-time arrivals.</text:p>
      <text:p text:style-name="P15"/>
      <text:p text:style-name="P17">Figure 2: Model fitting and hypothesis testing for the female left palm. Each surrogate (i.e. resampled) <text:span text:style-name="T73">data set</text:span> from Figure 1 is compared to <text:span text:style-name="T73">empirical data</text:span> using the KS statistic, with a lower KS statistic indicating a closer fit. Each dot on this figure is colored according to the surrogate’s <text:span text:style-name="T2">D</text:span> value (Equation 1), and corresponds to its line color on Figure 1. The black solid vertical line is the estimate for the best-fit model, and the vertical dashed lines are the 95% confidence intervals for that estimate. The red solid vertical line is placed at <text:span text:style-name="T2">D</text:span>=0, which is the neutral model.</text:p>
      <text:p text:style-name="P15"><text:soft-page-break/></text:p>
      <text:p text:style-name="P15">Figure 3: Dispersion parameter (<text:span text:style-name="T2">D</text:span>) estimates for Caporaso et al. <text:bookmark-start text:name="__UnoMark__12739_1976674771"/>(2011)<text:bookmark-end text:name="__UnoMark__12739_1976674771"/> data sets. All environments analyzed exhibited underdispersion. For both the female (left) and male (right) subjects, <text:span text:style-name="T74">the feces had the lowest </text:span><text:span text:style-name="T5">D</text:span><text:span text:style-name="T71"> estimates (most phylogenetically underdispersed), and the tongues had the highest </text:span><text:span text:style-name="T5">D</text:span><text:span text:style-name="T71"> estimates, although they were still underdispersed compared to the neutral model. For both subjects, the </text:span><text:span text:style-name="T5">D</text:span><text:span text:style-name="T71"> estimates for the palm communities were similar. </text:span></text:p>
      <text:p text:style-name="P15"/>
      <text:p text:style-name="P15">Figure 4: Empirical phylodiversity accumulation in the infant gut microbiome. Phylodiversity increases sharply after day 161 of the infant’s life, then plateaus. This timing coincides with the day the subject began consuming baby formula. The times of sampling points are shown as vertical blue lines below the X-axis.</text:p>
      <text:p text:style-name="P15"/>
      <text:p text:style-name="P15">Figure 5: Dispersion parameter (<text:span text:style-name="T2">D</text:span>) estimates in the infant gut, pre- and post-formula. Formula use began on day 161, thus the first 160 days of the subject's life were analyzed separately. Community assembly was underdispersed both pre- and post-formula, but moreso pre-formula.</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mily-generic="system" style:font-charset="x-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JLD_5f_body" style:display-name="JLD_body" style:family="paragraph" style:parent-style-name="Text_20_body" style:master-page-name="">
      <loext:graphic-properties draw:fill="none" draw:fill-color="#729fcf"/>
      <style:paragraph-properties fo:margin-left="0in" fo:margin-right="0in" fo:margin-top="0in" fo:margin-bottom="0in" loext:contextual-spacing="true" fo:line-height="200%" fo:hyphenation-ladder-count="no-limit" fo:text-indent="0in" style:auto-text-indent="false" style:page-number="auto" fo:background-color="transparent" style:shadow="none" style:writing-mode="page"/>
      <style:text-properties fo:font-variant="normal" fo:text-transform="none" style:font-name="Times New Roman" fo:font-family="'Times New Roman'" style:font-family-generic="roman" style:font-pitch="variable" style:font-size-asian="10.5pt" fo:hyphenate="false" fo:hyphenation-remain-char-count="2" fo:hyphenation-push-char-count="2"/>
    </style:style>
    <style:style style:name="JLD_5f_heading" style:display-name="JLD_heading" style:family="paragraph" style:parent-style-name="JLD_5f_body">
      <style:paragraph-properties fo:margin-left="0in" fo:margin-right="0in" fo:margin-top="0in" fo:margin-bottom="0in" loext:contextual-spacing="true" fo:line-height="200%" fo:hyphenation-ladder-count="no-limit" fo:text-indent="0in" style:auto-text-indent="false" style:writing-mode="page"/>
      <style:text-properties fo:text-transform="capitalize" style:font-name="Times New Roman" fo:font-family="'Times New Roman'" style:font-family-generic="roman" style:font-pitch="variable" fo:font-weight="bold" officeooo:rsid="00494588" style:font-weight-asian="bold" fo:hyphenate="false" fo:hyphenation-remain-char-count="2" fo:hyphenation-push-char-count="2"/>
    </style:style>
    <style:style style:name="JLD_5f_subheading" style:display-name="JLD_subheading" style:family="paragraph" style:parent-style-name="JLD_5f_body">
      <style:paragraph-properties fo:hyphenation-ladder-count="no-limit"/>
      <style:text-properties fo:font-style="italic" style:font-style-asian="italic" fo:hyphenate="false" fo:hyphenation-remain-char-count="2" fo:hyphenation-push-char-count="2"/>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class="text"/>
    <style:style style:name="Default_20_Paragraph_20_Font" style:display-name="Default Paragraph Font" style:family="text"/>
    <style:style style:name="WW_5f_CharLFO2LVL2" style:display-name="WW_CharLFO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3" style:display-name="WW_CharLFO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4" style:display-name="WW_CharLFO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5" style:display-name="WW_CharLFO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6" style:display-name="WW_CharLFO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7" style:display-name="WW_CharLFO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8" style:display-name="WW_CharLFO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2LVL9" style:display-name="WW_CharLFO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13T15:35:02.750144503</meta:creation-date>
    <dc:date>2017-09-27T16:45:41.882225592</dc:date>
    <meta:editing-duration>P4DT3H5M2S</meta:editing-duration>
    <meta:editing-cycles>58</meta:editing-cycles>
    <meta:generator>LibreOffice/5.4.1.2$Linux_X86_64 LibreOffice_project/40m0$Build-2</meta:generator>
    <meta:document-statistic meta:table-count="0" meta:image-count="0" meta:object-count="2" meta:page-count="19" meta:paragraph-count="119" meta:word-count="5796" meta:character-count="37996" meta:non-whitespace-character-count="32308"/>
    <meta:user-defined meta:name="Mendeley Citation Style_1">http://www.zotero.org/styles/the-isme-journal</meta:user-defined>
    <meta:user-defined meta:name="Mendeley Document_1">True</meta:user-defined>
    <meta:user-defined meta:name="Mendeley Unique User Id_1">8fc81171-2ee9-3723-bb81-8231ba8438bb</meta:user-defined>
  </office:meta>
</office:document-meta>
</file>

<file path=Object 1/content.xml><?xml version="1.0" encoding="utf-8"?>
<math xmlns="http://www.w3.org/1998/Math/MathML" display="block">
  <semantics>
    <mrow>
      <msub>
        <mtext>Y</mtext>
        <mtext>t</mtext>
      </msub>
      <mo stretchy="false">=</mo>
      <mfrac>
        <mrow>
          <msub>
            <mtext>PD</mtext>
            <mtext>t</mtext>
          </msub>
          <mo stretchy="false">−</mo>
          <msub>
            <mtext>PD</mtext>
            <mtext>0</mtext>
          </msub>
        </mrow>
        <mrow>
          <msub>
            <mtext>PD</mtext>
            <mtext>tmax</mtext>
          </msub>
          <mo stretchy="false">−</mo>
          <msub>
            <mtext>PD</mtext>
            <mtext>0</mtext>
          </msub>
        </mrow>
      </mfrac>
    </mrow>
    <annotation encoding="StarMath 5.0">{"Y"_"t" ={"PD"_"t" - "PD"_"0"} over {"PD"_"tmax" - "PD"_"0"}}</annotation>
  </semantics>
</math>
</file>

<file path=Object 2/content.xml><?xml version="1.0" encoding="utf-8"?>
<math xmlns="http://www.w3.org/1998/Math/MathML" display="block">
  <semantics>
    <mrow>
      <msub>
        <mi>p</mi>
        <mrow>
          <mtext>i</mtext>
          <mi>,</mi>
          <mtext>t</mtext>
        </mrow>
      </msub>
      <mo stretchy="false">=</mo>
      <mfrac>
        <msubsup>
          <mtext>d</mtext>
          <mrow>
            <mtext>i</mtext>
            <mi>,</mi>
            <mtext>t</mtext>
          </mrow>
          <mtext>D</mtext>
        </msubsup>
        <mrow>
          <mrow>
            <munder>
              <mo stretchy="false">∑</mo>
              <mover accent="true">
                <mtext>i</mtext>
                <mo stretchy="true">^</mo>
              </mover>
            </munder>
            <mrow/>
          </mrow>
          <msubsup>
            <mtext>d</mtext>
            <mrow>
              <mover accent="true">
                <mtext>i</mtext>
                <mo stretchy="true">^</mo>
              </mover>
              <mi>,</mi>
              <mtext>t</mtext>
            </mrow>
            <mtext>D</mtext>
          </msubsup>
        </mrow>
      </mfrac>
    </mrow>
    <annotation encoding="StarMath 5.0">{p_{"i" , "t"} ="d"_{"i" , "t"}^"D" over {{ sum csub { widehat "i"} {}} "d"_{{ widehat "i"} , "t"}^"D"}}</annotation>
  </semantics>
</math>
</file>